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5cm"/>
    </style:style>
    <style:style style:name="co2" style:family="table-column">
      <style:table-column-properties fo:break-before="auto" style:column-width="7.198cm"/>
    </style:style>
    <style:style style:name="co3" style:family="table-column">
      <style:table-column-properties fo:break-before="auto" style:column-width="9.327cm"/>
    </style:style>
    <style:style style:name="co4" style:family="table-column">
      <style:table-column-properties fo:break-before="auto" style:column-width="9.3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8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298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954cm" fo:break-before="auto" style:use-optimal-row-height="false"/>
    </style:style>
    <style:style style:name="ro11" style:family="table-row">
      <style:table-row-properties style:row-height="0.937cm" fo:break-before="auto" style:use-optimal-row-height="false"/>
    </style:style>
    <style:style style:name="ro12" style:family="table-row">
      <style:table-row-properties style:row-height="0.986cm" fo:break-before="auto" style:use-optimal-row-height="false"/>
    </style:style>
    <style:style style:name="ro13" style:family="table-row">
      <style:table-row-properties style:row-height="0.905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1.711cm" fo:break-before="auto" style:use-optimal-row-height="true"/>
    </style:style>
    <style:style style:name="ro16" style:family="table-row">
      <style:table-row-properties style:row-height="2.1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background-color="#ccffff" fo:wrap-option="wrap" style:vertical-align="top"/>
    </style:style>
    <style:style style:name="ce4" style:family="table-cell" style:parent-style-name="Default">
      <style:table-cell-properties fo:background-color="transparent" fo:wrap-option="wrap" style:vertical-align="top"/>
    </style:style>
    <style:style style:name="ce5" style:family="table-cell" style:parent-style-name="Default">
      <style:table-cell-properties fo:background-color="#ff6666" fo:wrap-option="wrap" style:vertical-align="top"/>
    </style:style>
    <style:style style:name="ce6" style:family="table-cell" style:parent-style-name="Default">
      <style:table-cell-properties fo:wrap-option="wrap" style:vertical-align="top"/>
      <style:text-properties style:font-name="Liberation Sans" style:font-name-asian="Droid Sans Fallback" style:font-name-complex="FreeSans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/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original (en)</text:p>
          </table:table-cell>
          <table:table-cell table:style-name="ce1" office:value-type="string" calcext:value-type="string">
            <text:p>translated (es-MX)</text:p>
          </table:table-cell>
          <table:table-cell table:style-name="ce1" office:value-type="string" calcext:value-type="string">
            <text:p>original translation (es)</text:p>
          </table:table-cell>
          <table:table-cell table:number-columns-repeated="101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pps/frappe/frappe/__init__.py +438</text:p>
          </table:table-cell>
          <table:table-cell office:value-type="string" calcext:value-type="string">
            <text:p>No permission for {0}</text:p>
          </table:table-cell>
          <table:table-cell office:value-type="string" calcext:value-type="string">
            <text:p>Sin permiso para {0}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pps/frappe/frappe/__init__.py +782</text:p>
          </table:table-cell>
          <table:table-cell office:value-type="string" calcext:value-type="string">
            <text:p>App {0} is not installed</text:p>
          </table:table-cell>
          <table:table-cell office:value-type="string" calcext:value-type="string">
            <text:p>App {0} no está instalado</text:p>
          </table:table-cell>
          <table:table-cell table:number-columns-repeated="1020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apps/frappe/frappe/auth.py +214</text:p>
          </table:table-cell>
          <table:table-cell office:value-type="string" calcext:value-type="string">
            <text:p>Not allowed from this IP Address</text:p>
          </table:table-cell>
          <table:table-cell office:value-type="string" calcext:value-type="string">
            <text:p>No permitido desde esta dirección IP</text:p>
          </table:table-cell>
          <table:table-cell table:number-columns-repeated="1020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apps/frappe/frappe/auth.py +228</text:p>
          </table:table-cell>
          <table:table-cell office:value-type="string" calcext:value-type="string">
            <text:p>Login not allowed at this time</text:p>
          </table:table-cell>
          <table:table-cell office:value-type="string" calcext:value-type="string">
            <text:p>No se permite iniciar sesión en este momento</text:p>
          </table:table-cell>
          <table:table-cell table:number-columns-repeated="1020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apps/frappe/frappe/auth.py +75</text:p>
          </table:table-cell>
          <table:table-cell office:value-type="string" calcext:value-type="string">
            <text:p>Invalid Request</text:p>
          </table:table-cell>
          <table:table-cell office:value-type="string" calcext:value-type="string">
            <text:p>Solicitud inválid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ps/frappe/frappe/client.py +162</text:p>
          </table:table-cell>
          <table:table-cell office:value-type="string" calcext:value-type="string">
            <text:p>Invalid file path: {0}</text:p>
          </table:table-cell>
          <table:table-cell office:value-type="string" calcext:value-type="string">
            <text:p>Ruta de archivo inválida: {0}</text:p>
          </table:table-cell>
          <table:table-cell office:value-type="string" calcext:value-type="string">
            <text:p>Ruta no válida archivo: {0}</text:p>
          </table:table-cell>
          <table:table-cell table:number-columns-repeated="101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pps/frappe/frappe/client.py +63</text:p>
          </table:table-cell>
          <table:table-cell office:value-type="string" calcext:value-type="string">
            <text:p>Can not edit Read Only fields</text:p>
          </table:table-cell>
          <table:table-cell office:value-type="string" calcext:value-type="string">
            <text:p>No puede editar campos de sólo lectura</text:p>
          </table:table-cell>
          <table:table-cell office:value-type="string" calcext:value-type="string">
            <text:p>No puede editar campos de 'solo lectura'</text:p>
          </table:table-cell>
          <table:table-cell table:number-columns-repeated="1019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apps/frappe/frappe/config/core.py +12</text:p>
          </table:table-cell>
          <table:table-cell office:value-type="string" calcext:value-type="string">
            <text:p>Models (building blocks) of the Application</text:p>
          </table:table-cell>
          <table:table-cell office:value-type="string" calcext:value-type="string">
            <text:p>Modelos (bloques de construcción) de la aplicación.</text:p>
          </table:table-cell>
          <table:table-cell office:value-type="string" calcext:value-type="string">
            <text:p>Modelos (bloques de construcción) de la Aplicación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pps/frappe/frappe/config/core.py +17</text:p>
          </table:table-cell>
          <table:table-cell office:value-type="string" calcext:value-type="string">
            <text:p>Groups of DocTypes</text:p>
          </table:table-cell>
          <table:table-cell office:value-type="string" calcext:value-type="string">
            <text:p>Grupos de DocTypes.</text:p>
          </table:table-cell>
          <table:table-cell office:value-type="string" calcext:value-type="string">
            <text:p>Grupos de doctypes</text:p>
          </table:table-cell>
          <table:table-cell table:number-columns-repeated="1019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apps/frappe/frappe/config/core.py +22</text:p>
          </table:table-cell>
          <table:table-cell office:value-type="string" calcext:value-type="string">
            <text:p>Pages in Desk (place holders)</text:p>
          </table:table-cell>
          <table:table-cell office:value-type="string" calcext:value-type="string">
            <text:p>Páginas en el escritorio (marcadores de posición).</text:p>
          </table:table-cell>
          <table:table-cell office:value-type="string" calcext:value-type="string">
            <text:p>Artículos en la turística (marcadores de posición)</text:p>
          </table:table-cell>
          <table:table-cell table:number-columns-repeated="1019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apps/frappe/frappe/config/core.py +27</text:p>
          </table:table-cell>
          <table:table-cell office:value-type="string" calcext:value-type="string">
            <text:p>Script or Query reports</text:p>
          </table:table-cell>
          <table:table-cell office:value-type="string" calcext:value-type="string">
            <text:p>Reportes de script o de consulta.</text:p>
          </table:table-cell>
          <table:table-cell office:value-type="string" calcext:value-type="string">
            <text:p>Script o consulta informes</text:p>
          </table:table-cell>
          <table:table-cell table:number-columns-repeated="1019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apps/frappe/frappe/config/core.py +32</text:p>
          </table:table-cell>
          <table:table-cell office:value-type="string" calcext:value-type="string">
            <text:p>Customized Formats for Printing, Email</text:p>
          </table:table-cell>
          <table:table-cell office:value-type="string" calcext:value-type="string">
            <text:p>Formatos personalizados para impresión o correo electrónico.</text:p>
          </table:table-cell>
          <table:table-cell office:value-type="string" calcext:value-type="string">
            <text:p>Formatos personalizados para impresión, correo electrónico</text:p>
          </table:table-cell>
          <table:table-cell table:number-columns-repeated="1019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apps/frappe/frappe/config/core.py +37</text:p>
          </table:table-cell>
          <table:table-cell office:value-type="string" calcext:value-type="string">
            <text:p>Client side script extensions in Javascript</text:p>
          </table:table-cell>
          <table:table-cell office:value-type="string" calcext:value-type="string">
            <text:p>Extensiones de script del lado del cliente en Javascript.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ps/frappe/frappe/config/core.py +42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Registros</text:p>
          </table:table-cell>
          <table:table-cell table:number-columns-repeated="102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apps/frappe/frappe/config/core.py +47</text:p>
          </table:table-cell>
          <table:table-cell office:value-type="string" calcext:value-type="string">
            <text:p>Errors in Background Events</text:p>
          </table:table-cell>
          <table:table-cell office:value-type="string" calcext:value-type="string">
            <text:p>Errores de eventos en segundo plano.</text:p>
          </table:table-cell>
          <table:table-cell office:value-type="string" calcext:value-type="string">
            <text:p>Los errores en los eventos de fondo</text:p>
          </table:table-cell>
          <table:table-cell table:number-columns-repeated="1019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apps/frappe/frappe/config/core.py +52</text:p>
          </table:table-cell>
          <table:table-cell office:value-type="string" calcext:value-type="string">
            <text:p>Background Email Queue</text:p>
          </table:table-cell>
          <table:table-cell office:value-type="string" calcext:value-type="string">
            <text:p>Cola de correo electrónico en segundo plano.</text:p>
          </table:table-cell>
          <table:table-cell table:number-columns-repeated="1020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pps/frappe/frappe/config/core.py +57</text:p>
          </table:table-cell>
          <table:table-cell office:value-type="string" calcext:value-type="string">
            <text:p>A log of request errors</text:p>
          </table:table-cell>
          <table:table-cell office:value-type="string" calcext:value-type="string">
            <text:p>Un registro de errores de solicitud.</text:p>
          </table:table-cell>
          <table:table-cell office:value-type="string" calcext:value-type="string">
            <text:p>Un registro de errores de petición</text:p>
          </table:table-cell>
          <table:table-cell table:number-columns-repeated="101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pps/frappe/frappe/config/desk.py +14</text:p>
          </table:table-cell>
          <table:table-cell office:value-type="string" calcext:value-type="string">
            <text:p>Documents assigned to you and by you.</text:p>
          </table:table-cell>
          <table:table-cell office:value-type="string" calcext:value-type="string">
            <text:p>Documentos asignados para usted y por usted.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pps/frappe/frappe/config/desk.py +21</text:p>
          </table:table-cell>
          <table:table-cell office:value-type="string" calcext:value-type="string">
            <text:p>Event and other calendars.</text:p>
          </table:table-cell>
          <table:table-cell office:value-type="string" calcext:value-type="string">
            <text:p>Eventos y otros calendarios.</text:p>
          </table:table-cell>
          <table:table-cell table:number-columns-repeated="1020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pps/frappe/frappe/config/desk.py +27</text:p>
          </table:table-cell>
          <table:table-cell office:value-type="string" calcext:value-type="string">
            <text:p>Chat messages and other notifications.</text:p>
          </table:table-cell>
          <table:table-cell office:value-type="string" calcext:value-type="string">
            <text:p>Mensajes de chat y otras notificaciones.</text:p>
          </table:table-cell>
          <table:table-cell table:number-columns-repeated="1020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apps/frappe/frappe/config/desk.py +33</text:p>
          </table:table-cell>
          <table:table-cell office:value-type="string" calcext:value-type="string">
            <text:p>Private and public Notes.</text:p>
          </table:table-cell>
          <table:table-cell office:value-type="string" calcext:value-type="string">
            <text:p>Notas públicas y privadas.</text:p>
          </table:table-cell>
          <table:table-cell office:value-type="string" calcext:value-type="string">
            <text:p>Notas privadas y públicas.</text:p>
          </table:table-cell>
          <table:table-cell table:number-columns-repeated="101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apps/frappe/frappe/config/desk.py +39</text:p>
          </table:table-cell>
          <table:table-cell office:value-type="string" calcext:value-type="string">
            <text:p>Activity log of all users.</text:p>
          </table:table-cell>
          <table:table-cell office:value-type="string" calcext:value-type="string">
            <text:p>Registro de actividad de todos los usuarios.</text:p>
          </table:table-cell>
          <table:table-cell table:number-columns-repeated="102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pps/frappe/frappe/config/desk.py +7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erramientas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pps/frappe/frappe/config/desktop.py +19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Administrador de archivos</text:p>
          </table:table-cell>
          <table:table-cell table:number-columns-repeated="102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pps/frappe/frappe/config/desktop.py +38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Desarrollador</text:p>
          </table:table-cell>
          <table:table-cell table:number-columns-repeated="1020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apps/frappe/frappe/config/setup.py +102</text:p>
          </table:table-cell>
          <table:table-cell office:value-type="string" calcext:value-type="string">
            <text:p>Set numbering series for transactions.</text:p>
          </table:table-cell>
          <table:table-cell office:value-type="string" calcext:value-type="string">
            <text:p>Establecer secuencias de numeración para las transacciones.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pps/frappe/frappe/config/setup.py +108</text:p>
          </table:table-cell>
          <table:table-cell office:value-type="string" calcext:value-type="string">
            <text:p>Bulk Rename</text:p>
          </table:table-cell>
          <table:table-cell office:value-type="string" calcext:value-type="string">
            <text:p>Renombrado masivo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pps/frappe/frappe/config/setup.py +109</text:p>
          </table:table-cell>
          <table:table-cell office:value-type="string" calcext:value-type="string">
            <text:p>Rename many items by uploading a .csv file.</text:p>
          </table:table-cell>
          <table:table-cell office:value-type="string" calcext:value-type="string">
            <text:p>Renombrar muchos registros mediante la carga de un archivo .csv.</text:p>
          </table:table-cell>
          <table:table-cell office:value-type="string" calcext:value-type="string">
            <text:p>Renombrar elementos del sistema, importando un archivo CVS</text:p>
          </table:table-cell>
          <table:table-cell table:number-columns-repeated="1019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apps/frappe/frappe/config/setup.py +116</text:p>
          </table:table-cell>
          <table:table-cell office:value-type="string" calcext:value-type="string">
            <text:p>List of backups available for download</text:p>
          </table:table-cell>
          <table:table-cell office:value-type="string" calcext:value-type="string">
            <text:p>Lista de copias de seguridad disponibles para su descarga.</text:p>
          </table:table-cell>
          <table:table-cell office:value-type="string" calcext:value-type="string">
            <text:p>Lista de las copias de seguridad disponibles para su descarga</text:p>
          </table:table-cell>
          <table:table-cell table:number-columns-repeated="1019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apps/frappe/frappe/config/setup.py +128</text:p>
          </table:table-cell>
          <table:table-cell office:value-type="string" calcext:value-type="string">
            <text:p>Add / Manage Email Accounts.</text:p>
          </table:table-cell>
          <table:table-cell office:value-type="string" calcext:value-type="string">
            <text:p>Añadir / administrar cuentas de correo electrónico.</text:p>
          </table:table-cell>
          <table:table-cell office:value-type="string" calcext:value-type="string">
            <text:p>Añadir / Administrar cuentas de correo electrónico.</text:p>
          </table:table-cell>
          <table:table-cell table:number-columns-repeated="1019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apps/frappe/frappe/config/setup.py +133</text:p>
          </table:table-cell>
          <table:table-cell office:value-type="string" calcext:value-type="string">
            <text:p>Setup Email Alert based on various criteria.</text:p>
          </table:table-cell>
          <table:table-cell office:value-type="string" calcext:value-type="string">
            <text:p>Configurar alertas de correo electrónico en base a distintos criterios.</text:p>
          </table:table-cell>
          <table:table-cell office:value-type="string" calcext:value-type="string">
            <text:p>Configuración de alertas Email basado en distintos criterios.</text:p>
          </table:table-cell>
          <table:table-cell table:number-columns-repeated="101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apps/frappe/frappe/config/setup.py +138</text:p>
          </table:table-cell>
          <table:table-cell office:value-type="string" calcext:value-type="string">
            <text:p>Standard replies to common queries.</text:p>
          </table:table-cell>
          <table:table-cell office:value-type="string" calcext:value-type="string">
            <text:p>Respuestas estándar a consultas comunes.</text:p>
          </table:table-cell>
          <table:table-cell office:value-type="string" calcext:value-type="string">
            <text:p>Respuestas automáticas a tareas comunes</text:p>
          </table:table-cell>
          <table:table-cell table:number-columns-repeated="101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pps/frappe/frappe/config/setup.py +14</text:p>
          </table:table-cell>
          <table:table-cell office:value-type="string" calcext:value-type="string">
            <text:p>System and Website Users</text:p>
          </table:table-cell>
          <table:table-cell office:value-type="string" calcext:value-type="string">
            <text:p>Usuarios del sistema y del sitio web.</text:p>
          </table:table-cell>
          <table:table-cell office:value-type="string" calcext:value-type="string">
            <text:p>Usuarios del sistema y del sitio web</text:p>
          </table:table-cell>
          <table:table-cell table:number-columns-repeated="101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apps/frappe/frappe/config/setup.py +143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Impresión</text:p>
          </table:table-cell>
          <table:table-cell table:number-columns-repeated="1020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apps/frappe/frappe/config/setup.py +150</text:p>
          </table:table-cell>
          <table:table-cell office:value-type="string" calcext:value-type="string">
            <text:p>Drag and Drop tool to build and customize Print Formats.</text:p>
          </table:table-cell>
          <table:table-cell office:value-type="string" calcext:value-type="string">
            <text:p>Herramienta de arrastrar y soltar para construir y personalizar formatos de impresión.</text:p>
          </table:table-cell>
          <table:table-cell table:number-columns-repeated="1020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string" calcext:value-type="string">
            <text:p>apps/frappe/frappe/config/setup.py +155</text:p>
          </table:table-cell>
          <table:table-cell office:value-type="string" calcext:value-type="string">
            <text:p>Set default format, page size, print style etc.</text:p>
          </table:table-cell>
          <table:table-cell office:value-type="string" calcext:value-type="string">
            <text:p>Establecer formato por defecto, tamaño de página, estilo de impresión, etc.</text:p>
          </table:table-cell>
          <table:table-cell office:value-type="string" calcext:value-type="string">
            <text:p>Establecer el formato por defecto, tamaño de página, el estilo de impresión, etc.</text:p>
          </table:table-cell>
          <table:table-cell table:number-columns-repeated="1019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string" calcext:value-type="string">
            <text:p>apps/frappe/frappe/config/setup.py +160</text:p>
          </table:table-cell>
          <table:table-cell office:value-type="string" calcext:value-type="string">
            <text:p>Customized HTML Templates for printing transactions.</text:p>
          </table:table-cell>
          <table:table-cell office:value-type="string" calcext:value-type="string">
            <text:p>Plantillas HTML personalizadas para impresión de transacciones.</text:p>
          </table:table-cell>
          <table:table-cell office:value-type="string" calcext:value-type="string">
            <text:p>Plantillas HTML personalizadas para imprimir transacciones</text:p>
          </table:table-cell>
          <table:table-cell table:number-columns-repeated="1019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apps/frappe/frappe/config/setup.py +171</text:p>
          </table:table-cell>
          <table:table-cell office:value-type="string" calcext:value-type="string">
            <text:p>Define workflows for forms.</text:p>
          </table:table-cell>
          <table:table-cell office:value-type="string" calcext:value-type="string">
            <text:p>Definir flujos de trabajo para formularios.</text:p>
          </table:table-cell>
          <table:table-cell office:value-type="string" calcext:value-type="string">
            <text:p>Definir los flujos de trabajo para los formularios.</text:p>
          </table:table-cell>
          <table:table-cell table:number-columns-repeated="1019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apps/frappe/frappe/config/setup.py +176</text:p>
          </table:table-cell>
          <table:table-cell office:value-type="string" calcext:value-type="string">
            <text:p>States for workflow (e.g. Draft, Approved, Cancelled).</text:p>
          </table:table-cell>
          <table:table-cell office:value-type="string" calcext:value-type="string">
            <text:p>Estados para flujos de trabajo (p.ej. Borrador, Aprobado, Cancelado).</text:p>
          </table:table-cell>
          <table:table-cell office:value-type="string" calcext:value-type="string">
            <text:p>Diferentes estados para el flujo de trabajo (Por ejemplo: Borrador, Aprobado, Cancelado)</text:p>
          </table:table-cell>
          <table:table-cell table:number-columns-repeated="1019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apps/frappe/frappe/config/setup.py +181</text:p>
          </table:table-cell>
          <table:table-cell office:value-type="string" calcext:value-type="string">
            <text:p>Actions for workflow (e.g. Approve, Cancel).</text:p>
          </table:table-cell>
          <table:table-cell office:value-type="string" calcext:value-type="string">
            <text:p>Acciones para flujos de trabajo (p.ej. Aprobar, Cancelar).</text:p>
          </table:table-cell>
          <table:table-cell office:value-type="string" calcext:value-type="string">
            <text:p>Acciones para los flujos de trabajo (por ejemplo: Aprobar, Cancelar).</text:p>
          </table:table-cell>
          <table:table-cell table:number-columns-repeated="101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pps/frappe/frappe/config/setup.py +19</text:p>
          </table:table-cell>
          <table:table-cell office:value-type="string" calcext:value-type="string">
            <text:p>User Roles</text:p>
          </table:table-cell>
          <table:table-cell office:value-type="string" calcext:value-type="string">
            <text:p>Roles de usuario</text:p>
          </table:table-cell>
          <table:table-cell table:number-columns-repeated="1020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pps/frappe/frappe/config/setup.py +192</text:p>
          </table:table-cell>
          <table:table-cell office:value-type="string" calcext:value-type="string">
            <text:p>Application Installer</text:p>
          </table:table-cell>
          <table:table-cell office:value-type="string" calcext:value-type="string">
            <text:p>Instalador de aplicaciones</text:p>
          </table:table-cell>
          <table:table-cell office:value-type="string" calcext:value-type="string">
            <text:p>Instalador de Aplicaciones</text:p>
          </table:table-cell>
          <table:table-cell table:number-columns-repeated="1019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apps/frappe/frappe/config/setup.py +193</text:p>
          </table:table-cell>
          <table:table-cell office:value-type="string" calcext:value-type="string">
            <text:p>Install Applications.</text:p>
          </table:table-cell>
          <table:table-cell office:value-type="string" calcext:value-type="string">
            <text:p>Instalar aplicaciones.</text:p>
          </table:table-cell>
          <table:table-cell office:value-type="string" calcext:value-type="string">
            <text:p>Instalación de aplicaciones</text:p>
          </table:table-cell>
          <table:table-cell table:number-columns-repeated="1019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apps/frappe/frappe/config/setup.py +199</text:p>
          </table:table-cell>
          <table:table-cell office:value-type="string" calcext:value-type="string">
            <text:p>Enter keys to enable login via Facebook, Google, GitHub.</text:p>
          </table:table-cell>
          <table:table-cell office:value-type="string" calcext:value-type="string">
            <text:p>Introduzca claves para habilitar el inicio de sesión mediante Facebook, Google, GitHub.</text:p>
          </table:table-cell>
          <table:table-cell office:value-type="string" calcext:value-type="string">
            <text:p>Introduzca las claves para habilitar inicio de sesión a través de Facebook, Google, GitHub.</text:p>
          </table:table-cell>
          <table:table-cell table:number-columns-repeated="1019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apps/frappe/frappe/config/setup.py +204</text:p>
          </table:table-cell>
          <table:table-cell office:value-type="string" calcext:value-type="string">
            <text:p>Manage cloud backups on Dropbox</text:p>
          </table:table-cell>
          <table:table-cell office:value-type="string" calcext:value-type="string">
            <text:p>Administrar respaldos en la nube mediante Dropbox.</text:p>
          </table:table-cell>
          <table:table-cell office:value-type="string" calcext:value-type="string">
            <text:p>Administrar las copias de seguridad en la nube Dropbox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apps/frappe/frappe/config/setup.py +216</text:p>
          </table:table-cell>
          <table:table-cell office:value-type="string" calcext:value-type="string">
            <text:p>Change field properties (hide, readonly, permission etc.)</text:p>
          </table:table-cell>
          <table:table-cell office:value-type="string" calcext:value-type="string">
            <text:p>Cambiar propiedades de los campos (ocultar, sólo lectura, permisos, etc.)</text:p>
          </table:table-cell>
          <table:table-cell office:value-type="string" calcext:value-type="string">
            <text:p>Cambiar las propiedades de los campos (ocultar, sólo lectura, permisos, etc)</text:p>
          </table:table-cell>
          <table:table-cell table:number-columns-repeated="101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apps/frappe/frappe/config/setup.py +222</text:p>
          </table:table-cell>
          <table:table-cell office:value-type="string" calcext:value-type="string">
            <text:p>Add fields to forms.</text:p>
          </table:table-cell>
          <table:table-cell office:value-type="string" calcext:value-type="string">
            <text:p>Añadir campos a los formularios.</text:p>
          </table:table-cell>
          <table:table-cell office:value-type="string" calcext:value-type="string">
            <text:p>Agregar campos a los formularios.</text:p>
          </table:table-cell>
          <table:table-cell table:number-columns-repeated="101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apps/frappe/frappe/config/setup.py +226</text:p>
          </table:table-cell>
          <table:table-cell office:value-type="string" calcext:value-type="string">
            <text:p>Custom Translations</text:p>
          </table:table-cell>
          <table:table-cell office:value-type="string" calcext:value-type="string">
            <text:p>Traducciones personalizadas</text:p>
          </table:table-cell>
          <table:table-cell office:value-type="string" calcext:value-type="string">
            <text:p>Traducciones personalizados</text:p>
          </table:table-cell>
          <table:table-cell table:number-columns-repeated="101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pps/frappe/frappe/config/setup.py +228</text:p>
          </table:table-cell>
          <table:table-cell office:value-type="string" calcext:value-type="string">
            <text:p>Add your own translations</text:p>
          </table:table-cell>
          <table:table-cell office:value-type="string" calcext:value-type="string">
            <text:p>Añadir sus propias traducciones.</text:p>
          </table:table-cell>
          <table:table-cell office:value-type="string" calcext:value-type="string">
            <text:p>Añadir sus propias traducciones</text:p>
          </table:table-cell>
          <table:table-cell table:number-columns-repeated="1019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apps/frappe/frappe/config/setup.py +233</text:p>
          </table:table-cell>
          <table:table-cell office:value-type="string" calcext:value-type="string">
            <text:p>Add custom javascript to forms.</text:p>
          </table:table-cell>
          <table:table-cell office:value-type="string" calcext:value-type="string">
            <text:p>Añadir javascript personalizado a los formularios.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apps/frappe/frappe/config/setup.py +238</text:p>
          </table:table-cell>
          <table:table-cell office:value-type="string" calcext:value-type="string">
            <text:p>Add custom forms.</text:p>
          </table:table-cell>
          <table:table-cell office:value-type="string" calcext:value-type="string">
            <text:p>Añadir formularios personalizados.</text:p>
          </table:table-cell>
          <table:table-cell office:value-type="string" calcext:value-type="string">
            <text:p>Agregar formularios personalizados.</text:p>
          </table:table-cell>
          <table:table-cell table:number-columns-repeated="1019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string" calcext:value-type="string">
            <text:p>apps/frappe/frappe/config/setup.py +32</text:p>
          </table:table-cell>
          <table:table-cell office:value-type="string" calcext:value-type="string">
            <text:p>Set Permissions on Document Types and Roles</text:p>
          </table:table-cell>
          <table:table-cell office:value-type="string" calcext:value-type="string">
            <text:p>Establecer permisos sobre tipos de documento y roles.</text:p>
          </table:table-cell>
          <table:table-cell office:value-type="string" calcext:value-type="string">
            <text:p>Establecer permisos para los tipos de roles y documentos</text:p>
          </table:table-cell>
          <table:table-cell table:number-columns-repeated="1019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apps/frappe/frappe/config/setup.py +39</text:p>
          </table:table-cell>
          <table:table-cell office:value-type="string" calcext:value-type="string">
            <text:p>Set Permissions per User</text:p>
          </table:table-cell>
          <table:table-cell office:value-type="string" calcext:value-type="string">
            <text:p>Establecer permisos por usuario.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pps/frappe/frappe/config/setup.py +44</text:p>
          </table:table-cell>
          <table:table-cell office:value-type="string" calcext:value-type="string">
            <text:p>Show / Hide Modules</text:p>
          </table:table-cell>
          <table:table-cell office:value-type="string" calcext:value-type="string">
            <text:p>Mostrar / ocultar módulos</text:p>
          </table:table-cell>
          <table:table-cell office:value-type="string" calcext:value-type="string">
            <text:p>Mostrar / Ocultar módulos</text:p>
          </table:table-cell>
          <table:table-cell table:number-columns-repeated="101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apps/frappe/frappe/config/setup.py +46</text:p>
          </table:table-cell>
          <table:table-cell office:value-type="string" calcext:value-type="string">
            <text:p>Show or hide modules globally.</text:p>
          </table:table-cell>
          <table:table-cell office:value-type="string" calcext:value-type="string">
            <text:p>Mostrar u ocultar módulos de manera global.</text:p>
          </table:table-cell>
          <table:table-cell office:value-type="string" calcext:value-type="string">
            <text:p>Mostrar / Ocultar módulos globalmente.</text:p>
          </table:table-cell>
          <table:table-cell table:number-columns-repeated="1019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apps/frappe/frappe/config/setup.py +54</text:p>
          </table:table-cell>
          <table:table-cell office:value-type="string" calcext:value-type="string">
            <text:p>Check which Documents are readable by a User</text:p>
          </table:table-cell>
          <table:table-cell office:value-type="string" calcext:value-type="string">
            <text:p>Verificar cuáles documentos pueden ser leídos por un usuario.</text:p>
          </table:table-cell>
          <table:table-cell office:value-type="string" calcext:value-type="string">
            <text:p>Indique que documentos pueden ser leídos por los usuarios</text:p>
          </table:table-cell>
          <table:table-cell table:number-columns-repeated="101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apps/frappe/frappe/config/setup.py +61</text:p>
          </table:table-cell>
          <table:table-cell office:value-type="string" calcext:value-type="string">
            <text:p>Report of all document shares</text:p>
          </table:table-cell>
          <table:table-cell office:value-type="string" calcext:value-type="string">
            <text:p>Reporte de todos los documentos compartidos.</text:p>
          </table:table-cell>
          <table:table-cell office:value-type="string" calcext:value-type="string">
            <text:p>Informe de todos los documentos compartidos</text:p>
          </table:table-cell>
          <table:table-cell table:number-columns-repeated="101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pps/frappe/frappe/config/setup.py +66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Configuración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apps/frappe/frappe/config/setup.py +73</text:p>
          </table:table-cell>
          <table:table-cell office:value-type="string" calcext:value-type="string">
            <text:p>Language, Date and Time settings</text:p>
          </table:table-cell>
          <table:table-cell office:value-type="string" calcext:value-type="string">
            <text:p>Configuración de idioma, fecha y hora</text:p>
          </table:table-cell>
          <table:table-cell office:value-type="string" calcext:value-type="string">
            <text:p>Ajustes de idioma, fecha y hora</text:p>
          </table:table-cell>
          <table:table-cell table:number-columns-repeated="1019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apps/frappe/frappe/config/setup.py +79</text:p>
          </table:table-cell>
          <table:table-cell office:value-type="string" calcext:value-type="string">
            <text:p>Log of error on automated events (scheduler).</text:p>
          </table:table-cell>
          <table:table-cell office:value-type="string" calcext:value-type="string">
            <text:p>Registros de error de eventos automatizados (planificador).</text:p>
          </table:table-cell>
          <table:table-cell office:value-type="string" calcext:value-type="string">
            <text:p>Bitácora de error en eventos automáticos (planificador).</text:p>
          </table:table-cell>
          <table:table-cell table:number-columns-repeated="1019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apps/frappe/frappe/config/setup.py +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uarios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apps/frappe/frappe/config/setup.py +84</text:p>
          </table:table-cell>
          <table:table-cell office:value-type="string" calcext:value-type="string">
            <text:p>Log of error during requests.</text:p>
          </table:table-cell>
          <table:table-cell office:value-type="string" calcext:value-type="string">
            <text:p>Registros de error durante solicitudes.</text:p>
          </table:table-cell>
          <table:table-cell office:value-type="string" calcext:value-type="string">
            <text:p>Entrar de error durante peticiones.</text:p>
          </table:table-cell>
          <table:table-cell table:number-columns-repeated="1019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apps/frappe/frappe/config/setup.py +95</text:p>
          </table:table-cell>
          <table:table-cell office:value-type="string" calcext:value-type="string">
            <text:p>Import / Export Data</text:p>
          </table:table-cell>
          <table:table-cell office:value-type="string" calcext:value-type="string">
            <text:p>Importar / exportar datos</text:p>
          </table:table-cell>
          <table:table-cell office:value-type="string" calcext:value-type="string">
            <text:p>Importar / Exportar datos</text:p>
          </table:table-cell>
          <table:table-cell table:number-columns-repeated="101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pps/frappe/frappe/config/setup.py +97</text:p>
          </table:table-cell>
          <table:table-cell office:value-type="string" calcext:value-type="string">
            <text:p>Import / Export Data from .csv files.</text:p>
          </table:table-cell>
          <table:table-cell office:value-type="string" calcext:value-type="string">
            <text:p>Importar / exportar datos desde archivos .csv.</text:p>
          </table:table-cell>
          <table:table-cell office:value-type="string" calcext:value-type="string">
            <text:p>Importar / Exportar datos desde archivos .csv</text:p>
          </table:table-cell>
          <table:table-cell table:number-columns-repeated="1019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pps/frappe/frappe/config/website.py +13</text:p>
          </table:table-cell>
          <table:table-cell office:value-type="string" calcext:value-type="string">
            <text:p>Content web page.</text:p>
          </table:table-cell>
          <table:table-cell office:value-type="string" calcext:value-type="string">
            <text:p>Página web con contenido.</text:p>
          </table:table-cell>
          <table:table-cell office:value-type="string" calcext:value-type="string">
            <text:p>Contenido de la página web.</text:p>
          </table:table-cell>
          <table:table-cell table:number-columns-repeated="1019"/>
        </table:table-row>
        <table:table-row table:style-name="ro1">
          <table:table-cell table:style-name="ce3" office:value-type="float" office:value="1879" calcext:value-type="float">
            <text:p>1879</text:p>
          </table:table-cell>
          <table:table-cell table:style-name="ce3" office:value-type="string" calcext:value-type="string">
            <text:p>apps/frappe/frappe/config/website.py +18</text:p>
          </table:table-cell>
          <table:table-cell table:style-name="ce3" office:value-type="string" calcext:value-type="string">
            <text:p>Single Post (article).</text:p>
          </table:table-cell>
          <table:table-cell table:style-name="ce3" office:value-type="string" calcext:value-type="string">
            <text:p>Publicación individual (artículo).</text:p>
          </table:table-cell>
          <table:table-cell table:style-name="ce3" office:value-type="string" calcext:value-type="string">
            <text:p>Entrada única (artículo)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390" calcext:value-type="float">
            <text:p>1390</text:p>
          </table:table-cell>
          <table:table-cell table:style-name="ce3" office:value-type="string" calcext:value-type="string">
            <text:p>apps/frappe/frappe/config/website.py +23</text:p>
          </table:table-cell>
          <table:table-cell table:style-name="ce3" office:value-type="string" calcext:value-type="string">
            <text:p>User editable form on Website.</text:p>
          </table:table-cell>
          <table:table-cell table:style-name="ce3" office:value-type="string" calcext:value-type="string">
            <text:p>Formulario editable por el usuario en el sitio web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1695" calcext:value-type="float">
            <text:p>1695</text:p>
          </table:table-cell>
          <table:table-cell table:style-name="ce3" office:value-type="string" calcext:value-type="string">
            <text:p>apps/frappe/frappe/config/website.py +28</text:p>
          </table:table-cell>
          <table:table-cell table:style-name="ce3" office:value-type="string" calcext:value-type="string">
            <text:p>User ID of a blog writer.</text:p>
          </table:table-cell>
          <table:table-cell table:style-name="ce3" office:value-type="string" calcext:value-type="string">
            <text:p>ID de usuario de un escritor del blog.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apps/frappe/frappe/config/website.py +33</text:p>
          </table:table-cell>
          <table:table-cell table:style-name="ce3" office:value-type="string" calcext:value-type="string">
            <text:p>Embed image slideshows in website pages.</text:p>
          </table:table-cell>
          <table:table-cell table:style-name="ce3" office:value-type="string" calcext:value-type="string">
            <text:p>Integrar presentaciones de imágenes en las páginas del sitio web.</text:p>
          </table:table-cell>
          <table:table-cell table:style-name="ce3" office:value-type="string" calcext:value-type="string">
            <text:p>Presentar diapositivas de imagenes en la página web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333" calcext:value-type="float">
            <text:p>1333</text:p>
          </table:table-cell>
          <table:table-cell table:style-name="ce3" office:value-type="string" calcext:value-type="string">
            <text:p>apps/frappe/frappe/config/website.py +44</text:p>
          </table:table-cell>
          <table:table-cell table:style-name="ce3" office:value-type="string" calcext:value-type="string">
            <text:p>Setup of top navigation bar, footer and logo.</text:p>
          </table:table-cell>
          <table:table-cell table:style-name="ce3" office:value-type="string" calcext:value-type="string">
            <text:p>Configuración de la barra superior de navegación, pie de página y logotipo.</text:p>
          </table:table-cell>
          <table:table-cell table:style-name="ce3" office:value-type="string" calcext:value-type="string">
            <text:p>Configuración de la barra de navegación superior, pie de página y logotipo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table:style-name="ce3" office:value-type="string" calcext:value-type="string">
            <text:p>apps/frappe/frappe/config/website.py +49</text:p>
          </table:table-cell>
          <table:table-cell table:style-name="ce3" office:value-type="string" calcext:value-type="string">
            <text:p>Setup of fonts and background.</text:p>
          </table:table-cell>
          <table:table-cell table:style-name="ce3" office:value-type="string" calcext:value-type="string">
            <text:p>Configuración de tipos de letra y fondo.</text:p>
          </table:table-cell>
          <table:table-cell table:style-name="ce3" office:value-type="string" calcext:value-type="string">
            <text:p>Configuración de tipo de fuente y fondo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apps/frappe/frappe/config/website.py +54</text:p>
          </table:table-cell>
          <table:table-cell table:style-name="ce3" office:value-type="string" calcext:value-type="string">
            <text:p>Javascript to append to the head section of the page.</text:p>
          </table:table-cell>
          <table:table-cell table:style-name="ce3" office:value-type="string" calcext:value-type="string">
            <text:p>Código Javascript a anexar en la sección de encabezado (head) de la página.</text:p>
          </table:table-cell>
          <table:table-cell table:style-name="ce3" office:value-type="string" calcext:value-type="string">
            <text:p>Javascript para anexar a la sección de encabezado de la página 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516" calcext:value-type="float">
            <text:p>1516</text:p>
          </table:table-cell>
          <table:table-cell table:style-name="ce3" office:value-type="string" calcext:value-type="string">
            <text:p>apps/frappe/frappe/config/website.py +59</text:p>
          </table:table-cell>
          <table:table-cell table:style-name="ce3" office:value-type="string" calcext:value-type="string">
            <text:p>Write titles and introductions to your blog.</text:p>
          </table:table-cell>
          <table:table-cell table:style-name="ce3" office:value-type="string" calcext:value-type="string">
            <text:p>Escriba títulos e introducciones para su blog.</text:p>
          </table:table-cell>
          <table:table-cell table:style-name="ce3" office:value-type="string" calcext:value-type="string">
            <text:p>Escriba títulos e introducciones a su blog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519" calcext:value-type="float">
            <text:p>1519</text:p>
          </table:table-cell>
          <table:table-cell table:style-name="ce3" office:value-type="string" calcext:value-type="string">
            <text:p>apps/frappe/frappe/config/website.py +64</text:p>
          </table:table-cell>
          <table:table-cell table:style-name="ce3" office:value-type="string" calcext:value-type="string">
            <text:p>Categorize blog posts.</text:p>
          </table:table-cell>
          <table:table-cell table:style-name="ce3" office:value-type="string" calcext:value-type="string">
            <text:p>Clasificar las publicaciones del blog.</text:p>
          </table:table-cell>
          <table:table-cell table:style-name="ce3" office:value-type="string" calcext:value-type="string">
            <text:p>Clasificar las entradas del blog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984" calcext:value-type="float">
            <text:p>984</text:p>
          </table:table-cell>
          <table:table-cell table:style-name="ce3" office:value-type="string" calcext:value-type="string">
            <text:p>apps/frappe/frappe/config/website.py +69</text:p>
          </table:table-cell>
          <table:table-cell table:style-name="ce3" office:value-type="string" calcext:value-type="string">
            <text:p>Settings for About Us Page.</text:p>
          </table:table-cell>
          <table:table-cell table:style-name="ce3" office:value-type="string" calcext:value-type="string">
            <text:p>Configuración de la página 'Acerca de nosotros'.</text:p>
          </table:table-cell>
          <table:table-cell table:style-name="ce3" office:value-type="string" calcext:value-type="string">
            <text:p>Ajustes de pagina 'acerca de nosotros'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apps/frappe/frappe/config/website.py +74</text:p>
          </table:table-cell>
          <table:table-cell table:style-name="ce3" office:value-type="string" calcext:value-type="string">
            <text:p>Settings for Contact Us Page.</text:p>
          </table:table-cell>
          <table:table-cell table:style-name="ce3" office:value-type="string" calcext:value-type="string">
            <text:p>Configuración de la página 'Contacto'.</text:p>
          </table:table-cell>
          <table:table-cell table:style-name="ce3" office:value-type="string" calcext:value-type="string">
            <text:p>Ajustes para página de contacto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apps/frappe/frappe/config/website.py +79</text:p>
          </table:table-cell>
          <table:table-cell table:style-name="ce3" office:value-type="string" calcext:value-type="string">
            <text:p>List of themes for Website.</text:p>
          </table:table-cell>
          <table:table-cell table:style-name="ce3" office:value-type="string" calcext:value-type="string">
            <text:p>Lista de temas para el sitio web.</text:p>
          </table:table-cell>
          <table:table-cell table:style-name="ce3" office:value-type="string" calcext:value-type="string">
            <text:p>Lista de temas para la página web.</text:p>
          </table:table-cell>
          <table:table-cell table:style-name="ce3" table:number-columns-repeated="1019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apps/frappe/frappe/core/doctype/communication/communication.js +19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errar</text:p>
          </table:table-cell>
          <table:table-cell table:number-columns-repeated="1020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apps/frappe/frappe/core/doctype/communication/communication.js +24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Reabrir</text:p>
          </table:table-cell>
          <table:table-cell table:number-columns-repeated="1020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apps/frappe/frappe/core/doctype/communication/communication.js +8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Ver</text:p>
          </table:table-cell>
          <table:table-cell table:number-columns-repeated="1020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apps/frappe/frappe/core/doctype/communication/communication.py +27</text:p>
          </table:table-cell>
          <table:table-cell office:value-type="string" calcext:value-type="string">
            <text:p>Cannot create a {0} against a child document: {1}</text:p>
          </table:table-cell>
          <table:table-cell office:value-type="string" calcext:value-type="string">
            <text:p>No se puede crear un {0} contra un documento dependiente: {1}</text:p>
          </table:table-cell>
          <table:table-cell office:value-type="string" calcext:value-type="string">
            <text:p>No se puede crear un {0} en contra de un documento secundario: {1}</text:p>
          </table:table-cell>
          <table:table-cell table:number-columns-repeated="1019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apps/frappe/frappe/core/doctype/communication/communication.py +78</text:p>
          </table:table-cell>
          <table:table-cell office:value-type="string" calcext:value-type="string">
            <text:p>Sorry! You cannot delete auto-generated comments</text:p>
          </table:table-cell>
          <table:table-cell office:value-type="string" calcext:value-type="string">
            <text:p>¡Disculpe! No pueden eliminarse comentarios generados automáticamente</text:p>
          </table:table-cell>
          <table:table-cell office:value-type="string" calcext:value-type="string">
            <text:p>¡Lo siento! No se pueden eliminar los comentarios generados automáticamente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apps/frappe/frappe/core/doctype/communication/email.py +216</text:p>
          </table:table-cell>
          <table:table-cell office:value-type="string" calcext:value-type="string">
            <text:p>Unable to find attachment {0}</text:p>
          </table:table-cell>
          <table:table-cell office:value-type="string" calcext:value-type="string">
            <text:p>No se ha podido localizar el adjunto {0}</text:p>
          </table:table-cell>
          <table:table-cell office:value-type="string" calcext:value-type="string">
            <text:p>No es posible encontrar adjunto {0}</text:p>
          </table:table-cell>
          <table:table-cell table:number-columns-repeated="1019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pps/frappe/frappe/core/doctype/communication/feed.py +57</text:p>
          </table:table-cell>
          <table:table-cell office:value-type="string" calcext:value-type="string">
            <text:p>{0} logged in</text:p>
          </table:table-cell>
          <table:table-cell office:value-type="string" calcext:value-type="string">
            <text:p>{0} inició sesión</text:p>
          </table:table-cell>
          <table:table-cell office:value-type="string" calcext:value-type="string">
            <text:p>{0} conectado</text:p>
          </table:table-cell>
          <table:table-cell table:number-columns-repeated="101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apps/frappe/frappe/core/doctype/docshare/docshare.py +36</text:p>
          </table:table-cell>
          <table:table-cell office:value-type="string" calcext:value-type="string">
            <text:p>User is mandatory for Share</text:p>
          </table:table-cell>
          <table:table-cell office:value-type="string" calcext:value-type="string">
            <text:p>El dato de usuario es obligatorio para compartir</text:p>
          </table:table-cell>
          <table:table-cell office:value-type="string" calcext:value-type="string">
            <text:p>El usuario es obligatorio para compartir</text:p>
          </table:table-cell>
          <table:table-cell table:number-columns-repeated="1019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apps/frappe/frappe/core/doctype/docshare/docshare.py +42</text:p>
          </table:table-cell>
          <table:table-cell office:value-type="string" calcext:value-type="string">
            <text:p>You need to have "Share" permission</text:p>
          </table:table-cell>
          <table:table-cell office:value-type="string" calcext:value-type="string">
            <text:p>Usted necesita tener el permiso “Compartir”</text:p>
          </table:table-cell>
          <table:table-cell office:value-type="string" calcext:value-type="string">
            <text:p>Usted necesita tener el permiso 'compartir'</text:p>
          </table:table-cell>
          <table:table-cell table:number-columns-repeated="1019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string" calcext:value-type="string">
            <text:p>apps/frappe/frappe/core/doctype/docshare/docshare.py +49</text:p>
          </table:table-cell>
          <table:table-cell office:value-type="string" calcext:value-type="string">
            <text:p>{0} shared this document with everyone</text:p>
          </table:table-cell>
          <table:table-cell office:value-type="string" calcext:value-type="string">
            <text:p>{0} compartió este documento con todos</text:p>
          </table:table-cell>
          <table:table-cell office:value-type="string" calcext:value-type="string">
            <text:p>{0} compartido este documento con todo el mundo</text:p>
          </table:table-cell>
          <table:table-cell table:number-columns-repeated="1019"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string" calcext:value-type="string">
            <text:p>apps/frappe/frappe/core/doctype/docshare/docshare.py +51</text:p>
          </table:table-cell>
          <table:table-cell office:value-type="string" calcext:value-type="string">
            <text:p>{0} shared this document with {1}</text:p>
          </table:table-cell>
          <table:table-cell office:value-type="string" calcext:value-type="string">
            <text:p>{0} compartió este documento con {1}</text:p>
          </table:table-cell>
          <table:table-cell table:number-columns-repeated="1020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apps/frappe/frappe/core/doctype/docshare/docshare.py +58</text:p>
          </table:table-cell>
          <table:table-cell office:value-type="string" calcext:value-type="string">
            <text:p>{0} un-shared this document with {1}</text:p>
          </table:table-cell>
          <table:table-cell office:value-type="string" calcext:value-type="string">
            <text:p>{0} dejó de compartir este documento con {1}</text:p>
          </table:table-cell>
          <table:table-cell table:number-columns-repeated="1020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apps/frappe/frappe/core/doctype/doctype/boilerplate/controller_list.html +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Completado</text:p>
          </table:table-cell>
          <table:table-cell table:number-columns-repeated="1020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string" calcext:value-type="string">
            <text:p>apps/frappe/frappe/core/doctype/doctype/doctype.py +118</text:p>
          </table:table-cell>
          <table:table-cell office:value-type="string" calcext:value-type="string">
            <text:p>Series {0} already used in {1}</text:p>
          </table:table-cell>
          <table:table-cell office:value-type="string" calcext:value-type="string">
            <text:p>La secuencia {0} ya se utiliza en {1}</text:p>
          </table:table-cell>
          <table:table-cell office:value-type="string" calcext:value-type="string">
            <text:p>Secuencia {0} ya utilizada en {1}</text:p>
          </table:table-cell>
          <table:table-cell table:number-columns-repeated="101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apps/frappe/frappe/core/doctype/doctype/doctype.py +152</text:p>
          </table:table-cell>
          <table:table-cell office:value-type="string" calcext:value-type="string">
            <text:p>DocType can only be renamed by Administrator</text:p>
          </table:table-cell>
          <table:table-cell office:value-type="string" calcext:value-type="string">
            <text:p>El DocType sólo puede ser renombrado por el Administrador</text:p>
          </table:table-cell>
          <table:table-cell office:value-type="string" calcext:value-type="string">
            <text:p>DocType sólo se puede cambiar el nombre por Administrator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apps/frappe/frappe/core/doctype/doctype/doctype.py +159</text:p>
          </table:table-cell>
          <table:table-cell office:value-type="string" calcext:value-type="string">
            <text:p>DocType can not be merged</text:p>
          </table:table-cell>
          <table:table-cell office:value-type="string" calcext:value-type="string">
            <text:p>El DocType no puede ser fusionado</text:p>
          </table:table-cell>
          <table:table-cell office:value-type="string" calcext:value-type="string">
            <text:p>El 'DocType' no se puede fusionar</text:p>
          </table:table-cell>
          <table:table-cell table:number-columns-repeated="1019"/>
        </table:table-row>
        <table:table-row table:style-name="ro3">
          <table:table-cell office:value-type="float" office:value="1132" calcext:value-type="float">
            <text:p>1132</text:p>
          </table:table-cell>
          <table:table-cell office:value-type="string" calcext:value-type="string">
            <text:p>apps/frappe/frappe/core/doctype/doctype/doctype.py +242</text:p>
          </table:table-cell>
          <table:table-cell office:value-type="string" calcext:value-type="string">
            <text:p>DocType's name should start with a letter and it can only consist of letters, numbers, spaces and underscores</text:p>
          </table:table-cell>
          <table:table-cell office:value-type="string" calcext:value-type="string">
            <text:p>El nombre del DocType debe iniciar con una letra y debe consistir solamente de letras, números, espacios y guiones bajos</text:p>
          </table:table-cell>
          <table:table-cell office:value-type="string" calcext:value-type="string">
            <text:p>El nombre del tipo de documento debe comenzar con una letra y sólo puede consistir en letras, números, espacios y guiones bajos</text:p>
          </table:table-cell>
          <table:table-cell table:number-columns-repeated="1019"/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string" calcext:value-type="string">
            <text:p>apps/frappe/frappe/core/doctype/doctype/doctype.py +272</text:p>
          </table:table-cell>
          <table:table-cell office:value-type="string" calcext:value-type="string">
            <text:p>Fieldname {0} appears multiple times in rows {1}</text:p>
          </table:table-cell>
          <table:table-cell office:value-type="string" calcext:value-type="string">
            <text:p>El nombre del campo {0} aparece varias veces en los renglones {1}</text:p>
          </table:table-cell>
          <table:table-cell office:value-type="string" calcext:value-type="string">
            <text:p>El campo {0} aparece varias veces en las lineas {1}</text:p>
          </table:table-cell>
          <table:table-cell table:number-columns-repeated="1019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apps/frappe/frappe/core/doctype/doctype/doctype.py +276</text:p>
          </table:table-cell>
          <table:table-cell office:value-type="string" calcext:value-type="string">
            <text:p>Field {0} of type {1} cannot be mandatory</text:p>
          </table:table-cell>
          <table:table-cell office:value-type="string" calcext:value-type="string">
            <text:p>El campo {0} de tipo {1} no puede ser obligatorio</text:p>
          </table:table-cell>
          <table:table-cell table:number-columns-repeated="1020"/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string" calcext:value-type="string">
            <text:p>apps/frappe/frappe/core/doctype/doctype/doctype.py +281</text:p>
          </table:table-cell>
          <table:table-cell office:value-type="string" calcext:value-type="string">
            <text:p>Options requried for Link or Table type field {0} in row {1}</text:p>
          </table:table-cell>
          <table:table-cell office:value-type="string" calcext:value-type="string">
            <text:p>Se requieren opciones para el campo {0} de tipo Enlace o Tabla en el renglón {1}</text:p>
          </table:table-cell>
          <table:table-cell office:value-type="string" calcext:value-type="string">
            <text:p>Opciones requeridas para el vinculo o campo {0} en la línea {1}</text:p>
          </table:table-cell>
          <table:table-cell table:number-columns-repeated="1019"/>
        </table:table-row>
        <table:table-row table:style-name="ro4">
          <table:table-cell office:value-type="float" office:value="1182" calcext:value-type="float">
            <text:p>1182</text:p>
          </table:table-cell>
          <table:table-cell office:value-type="string" calcext:value-type="string">
            <text:p>apps/frappe/frappe/core/doctype/doctype/doctype.py +287</text:p>
          </table:table-cell>
          <table:table-cell office:value-type="string" calcext:value-type="string">
            <text:p>Options must be a valid DocType for field {0} in row {1}</text:p>
          </table:table-cell>
          <table:table-cell office:value-type="string" calcext:value-type="string">
            <text:p>Las opciones deben ser un DocType válido para el campo {0} en el renglón {1}</text:p>
          </table:table-cell>
          <table:table-cell office:value-type="string" calcext:value-type="string">
            <text:p>Las opciones deben ser validas para el 'DocType' en el campo {0} de la línea {1}</text:p>
          </table:table-cell>
          <table:table-cell table:number-columns-repeated="1019"/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apps/frappe/frappe/core/doctype/doctype/doctype.py +294</text:p>
          </table:table-cell>
          <table:table-cell office:value-type="string" calcext:value-type="string">
            <text:p>Field {0} in row {1} cannot be hidden and mandatory without default</text:p>
          </table:table-cell>
          <table:table-cell office:value-type="string" calcext:value-type="string">
            <text:p>El campo {0} en el renglón {1} no puede estar oculto y ser obligatorio sin tener definido un valor por defecto</text:p>
          </table:table-cell>
          <table:table-cell office:value-type="string" calcext:value-type="string">
            <text:p>El campo {0} en la línea {1} no puede ocultarse y por defecto es obligatorio</text:p>
          </table:table-cell>
          <table:table-cell table:number-columns-repeated="1019"/>
        </table:table-row>
        <table:table-row table:style-name="ro4">
          <table:table-cell office:value-type="float" office:value="1949" calcext:value-type="float">
            <text:p>1949</text:p>
          </table:table-cell>
          <table:table-cell office:value-type="string" calcext:value-type="string">
            <text:p>apps/frappe/frappe/core/doctype/doctype/doctype.py +298</text:p>
          </table:table-cell>
          <table:table-cell office:value-type="string" calcext:value-type="string">
            <text:p>Max width for type Currency is 100px in row {0}</text:p>
          </table:table-cell>
          <table:table-cell office:value-type="string" calcext:value-type="string">
            <text:p>El ancho máximo para el tipo Moneda es de 100px en el renglón {0}</text:p>
          </table:table-cell>
          <table:table-cell office:value-type="string" calcext:value-type="string">
            <text:p>El ancho máximo para el tipo de divisa es 100px en la línea {0}</text:p>
          </table:table-cell>
          <table:table-cell table:number-columns-repeated="1019"/>
        </table:table-row>
        <table:table-row table:style-name="ro3">
          <table:table-cell office:value-type="float" office:value="1800" calcext:value-type="float">
            <text:p>1800</text:p>
          </table:table-cell>
          <table:table-cell office:value-type="string" calcext:value-type="string">
            <text:p>apps/frappe/frappe/core/doctype/doctype/doctype.py +309</text:p>
          </table:table-cell>
          <table:table-cell office:value-type="string" calcext:value-type="string">
            <text:p>Options 'Dynamic Link' type of field must point to another Link Field with options as 'DocType'</text:p>
          </table:table-cell>
          <table:table-cell office:value-type="string" calcext:value-type="string">
            <text:p>Las opciones para un campo de tipo 'Enlace dinámico' deben hacer referencia a otro campo de tipo Enlace con sus opciones definidas como 'DocType'</text:p>
          </table:table-cell>
          <table:table-cell office:value-type="string" calcext:value-type="string">
            <text:p>Las opciones de campo de tipo 'Vinculo Dinámico' debe apuntar a otro campo con propiedades 'DocType'</text:p>
          </table:table-cell>
          <table:table-cell table:number-columns-repeated="1019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apps/frappe/frappe/core/doctype/doctype/doctype.py +313</text:p>
          </table:table-cell>
          <table:table-cell office:value-type="string" calcext:value-type="string">
            <text:p>Default for 'Check' type of field must be either '0' or '1'</text:p>
          </table:table-cell>
          <table:table-cell office:value-type="string" calcext:value-type="string">
            <text:p>El valor por defecto para un campo de tipo 'Verificación' debe ser '0' o '1'</text:p>
          </table:table-cell>
          <table:table-cell office:value-type="string" calcext:value-type="string">
            <text:p>Predeterminado para "Consultar" tipo de campo debe ser '0' o '1'</text:p>
          </table:table-cell>
          <table:table-cell table:number-columns-repeated="1019"/>
        </table:table-row>
        <table:table-row table:style-name="ro4">
          <table:table-cell office:value-type="float" office:value="1602" calcext:value-type="float">
            <text:p>1602</text:p>
          </table:table-cell>
          <table:table-cell office:value-type="string" calcext:value-type="string">
            <text:p>apps/frappe/frappe/core/doctype/doctype/doctype.py +315</text:p>
          </table:table-cell>
          <table:table-cell office:value-type="string" calcext:value-type="string">
            <text:p>Default for {0} must be an option</text:p>
          </table:table-cell>
          <table:table-cell office:value-type="string" calcext:value-type="string">
            <text:p>El valor por defecto para {0} debe ser una opción</text:p>
          </table:table-cell>
          <table:table-cell office:value-type="string" calcext:value-type="string">
            <text:p>Por defecto {0} debe ser una opción</text:p>
          </table:table-cell>
          <table:table-cell table:number-columns-repeated="1019"/>
        </table:table-row>
        <table:table-row table:style-name="ro4">
          <table:table-cell office:value-type="float" office:value="893" calcext:value-type="float">
            <text:p>893</text:p>
          </table:table-cell>
          <table:table-cell office:value-type="string" calcext:value-type="string">
            <text:p>apps/frappe/frappe/core/doctype/doctype/doctype.py +319</text:p>
          </table:table-cell>
          <table:table-cell office:value-type="string" calcext:value-type="string">
            <text:p>Precision should be between 1 and 6</text:p>
          </table:table-cell>
          <table:table-cell office:value-type="string" calcext:value-type="string">
            <text:p>La precisión debe estar entre 1 y 6</text:p>
          </table:table-cell>
          <table:table-cell office:value-type="string" calcext:value-type="string">
            <text:p>Precisión debe estar entre 1 y 6</text:p>
          </table:table-cell>
          <table:table-cell table:number-columns-repeated="1019"/>
        </table:table-row>
        <table:table-row table:style-name="ro4">
          <table:table-cell office:value-type="float" office:value="1632" calcext:value-type="float">
            <text:p>1632</text:p>
          </table:table-cell>
          <table:table-cell office:value-type="string" calcext:value-type="string">
            <text:p>apps/frappe/frappe/core/doctype/doctype/doctype.py +328</text:p>
          </table:table-cell>
          <table:table-cell office:value-type="string" calcext:value-type="string">
            <text:p>Fieldtype {0} for {1} cannot be unique</text:p>
          </table:table-cell>
          <table:table-cell office:value-type="string" calcext:value-type="string">
            <text:p>El tipo de campo {0} para {1} no puede ser único</text:p>
          </table:table-cell>
          <table:table-cell office:value-type="string" calcext:value-type="string">
            <text:p>El tipo de campo {0} de {1} no puede ser único</text:p>
          </table:table-cell>
          <table:table-cell table:number-columns-repeated="1019"/>
        </table:table-row>
        <table:table-row table:style-name="ro4">
          <table:table-cell office:value-type="float" office:value="1922" calcext:value-type="float">
            <text:p>1922</text:p>
          </table:table-cell>
          <table:table-cell office:value-type="string" calcext:value-type="string">
            <text:p>apps/frappe/frappe/core/doctype/doctype/doctype.py +347</text:p>
          </table:table-cell>
          <table:table-cell office:value-type="string" calcext:value-type="string">
            <text:p>Field '{0}' cannot be set as Unique as it has non-unique values</text:p>
          </table:table-cell>
          <table:table-cell office:value-type="string" calcext:value-type="string">
            <text:p>El campo '{0}' no puede ser establecido como único puesto que contiene valores no únicos</text:p>
          </table:table-cell>
          <table:table-cell office:value-type="string" calcext:value-type="string">
            <text:p>El campo &amp;#39;{0}&amp;#39; no se puede establecer como único ya que tiene valores no únicos</text:p>
          </table:table-cell>
          <table:table-cell table:number-columns-repeated="1019"/>
        </table:table-row>
        <table:table-row table:style-name="ro4">
          <table:table-cell office:value-type="float" office:value="1825" calcext:value-type="float">
            <text:p>1825</text:p>
          </table:table-cell>
          <table:table-cell office:value-type="string" calcext:value-type="string">
            <text:p>apps/frappe/frappe/core/doctype/doctype/doctype.py +350</text:p>
          </table:table-cell>
          <table:table-cell office:value-type="string" calcext:value-type="string">
            <text:p>Fieldtype {0} for {1} cannot be indexed</text:p>
          </table:table-cell>
          <table:table-cell office:value-type="string" calcext:value-type="string">
            <text:p>El tipo de campo {0} para {1} no puede ser indexado</text:p>
          </table:table-cell>
          <table:table-cell office:value-type="string" calcext:value-type="string">
            <text:p>El tipo de campo {0} de {1} no puede(n) ser indexado(s)</text:p>
          </table:table-cell>
          <table:table-cell table:number-columns-repeated="1019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apps/frappe/frappe/core/doctype/doctype/doctype.py +357</text:p>
          </table:table-cell>
          <table:table-cell office:value-type="string" calcext:value-type="string">
            <text:p>There can be only one Fold in a form</text:p>
          </table:table-cell>
          <table:table-cell office:value-type="string" calcext:value-type="string">
            <text:p>Sólo puede existir un campo de tipo Repliegue en un formulario</text:p>
          </table:table-cell>
          <table:table-cell office:value-type="string" calcext:value-type="string">
            <text:p>Sólo puede haber un plegado en un formulario</text:p>
          </table:table-cell>
          <table:table-cell table:number-columns-repeated="1019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apps/frappe/frappe/core/doctype/doctype/doctype.py +362</text:p>
          </table:table-cell>
          <table:table-cell office:value-type="string" calcext:value-type="string">
            <text:p>Fold must come before a Section Break</text:p>
          </table:table-cell>
          <table:table-cell office:value-type="string" calcext:value-type="string">
            <text:p>El campo de tipo Repliegue debe ubicarse antes de un salto de sección</text:p>
          </table:table-cell>
          <table:table-cell office:value-type="string" calcext:value-type="string">
            <text:p>El plegado debe ir antes del salto de pagina</text:p>
          </table:table-cell>
          <table:table-cell table:style-name="Default"/>
          <table:table-cell table:number-columns-repeated="1018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apps/frappe/frappe/core/doctype/doctype/doctype.py +364</text:p>
          </table:table-cell>
          <table:table-cell office:value-type="string" calcext:value-type="string">
            <text:p>Fold can not be at the end of the form</text:p>
          </table:table-cell>
          <table:table-cell office:value-type="string" calcext:value-type="string">
            <text:p>El campo de tipo Repliegue no puede ubicarse al final del formulario</text:p>
          </table:table-cell>
          <table:table-cell office:value-type="string" calcext:value-type="string">
            <text:p>El plegado no se puede utilizar al final del formulario</text:p>
          </table:table-cell>
          <table:table-cell table:number-columns-repeated="1019"/>
        </table:table-row>
        <table:table-row table:style-name="ro4">
          <table:table-cell office:value-type="float" office:value="1279" calcext:value-type="float">
            <text:p>1279</text:p>
          </table:table-cell>
          <table:table-cell office:value-type="string" calcext:value-type="string">
            <text:p>apps/frappe/frappe/core/doctype/doctype/doctype.py +375</text:p>
          </table:table-cell>
          <table:table-cell office:value-type="string" calcext:value-type="string">
            <text:p>Search Fields should contain valid fieldnames</text:p>
          </table:table-cell>
          <table:table-cell office:value-type="string" calcext:value-type="string">
            <text:p>Los campos de búsqueda deben contener nombres de campo válidos</text:p>
          </table:table-cell>
          <table:table-cell office:value-type="string" calcext:value-type="string">
            <text:p>Los campos de búsqueda deben contener el nombre de un campo válido</text:p>
          </table:table-cell>
          <table:table-cell table:number-columns-repeated="1019"/>
        </table:table-row>
        <table:table-row table:style-name="ro4">
          <table:table-cell office:value-type="float" office:value="1095" calcext:value-type="float">
            <text:p>1095</text:p>
          </table:table-cell>
          <table:table-cell office:value-type="string" calcext:value-type="string">
            <text:p>apps/frappe/frappe/core/doctype/doctype/doctype.py +385</text:p>
          </table:table-cell>
          <table:table-cell office:value-type="string" calcext:value-type="string">
            <text:p>Title field must be a valid fieldname</text:p>
          </table:table-cell>
          <table:table-cell office:value-type="string" calcext:value-type="string">
            <text:p>El campo de título debe contener un nombre de campo válido</text:p>
          </table:table-cell>
          <table:table-cell office:value-type="string" calcext:value-type="string">
            <text:p>El campo del título debe ser un nombre válido</text:p>
          </table:table-cell>
          <table:table-cell table:number-columns-repeated="1019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apps/frappe/frappe/core/doctype/doctype/doctype.py +397</text:p>
          </table:table-cell>
          <table:table-cell office:value-type="string" calcext:value-type="string">
            <text:p>{{{0}}} is not a valid fieldname pattern. It should be {{field_name}}.</text:p>
          </table:table-cell>
          <table:table-cell office:value-type="string" calcext:value-type="string">
            <text:p>{{{0}}} no es un patrón de nombre de campo válido. Debería ser {{field_name}}</text:p>
          </table:table-cell>
          <table:table-cell office:value-type="string" calcext:value-type="string">
            <text:p>{{{0}}} no es un campo válido (formato). Debe ser {{field_name}}.</text:p>
          </table:table-cell>
          <table:table-cell table:number-columns-repeated="1019"/>
        </table:table-row>
        <table:table-row table:style-name="ro4">
          <table:table-cell office:value-type="float" office:value="1050" calcext:value-type="float">
            <text:p>1050</text:p>
          </table:table-cell>
          <table:table-cell office:value-type="string" calcext:value-type="string">
            <text:p>apps/frappe/frappe/core/doctype/doctype/doctype.py +412</text:p>
          </table:table-cell>
          <table:table-cell office:value-type="string" calcext:value-type="string">
            <text:p>Timeline field must be a valid fieldname</text:p>
          </table:table-cell>
          <table:table-cell office:value-type="string" calcext:value-type="string">
            <text:p>El campo de línea de tiempo debe ser un nombre de campo válido</text:p>
          </table:table-cell>
          <table:table-cell office:value-type="string" calcext:value-type="string">
            <text:p>campo de línea de tiempo debe ser un nombre de campo válido</text:p>
          </table:table-cell>
          <table:table-cell table:number-columns-repeated="1019"/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apps/frappe/frappe/core/doctype/doctype/doctype.py +416</text:p>
          </table:table-cell>
          <table:table-cell office:value-type="string" calcext:value-type="string">
            <text:p>Timeline field must be a Link or Dynamic Link</text:p>
          </table:table-cell>
          <table:table-cell office:value-type="string" calcext:value-type="string">
            <text:p>El campo de línea de tiempo debe ser de tipo enlace o enlace dinámico</text:p>
          </table:table-cell>
          <table:table-cell office:value-type="string" calcext:value-type="string">
            <text:p>campo de línea de tiempo debe ser un vínculo o enlace dinámico</text:p>
          </table:table-cell>
          <table:table-cell table:number-columns-repeated="1019"/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string" calcext:value-type="string">
            <text:p>apps/frappe/frappe/core/doctype/doctype/doctype.py +422</text:p>
          </table:table-cell>
          <table:table-cell office:value-type="string" calcext:value-type="string">
            <text:p>Fieldname is required in row {0}</text:p>
          </table:table-cell>
          <table:table-cell office:value-type="string" calcext:value-type="string">
            <text:p>Se requiere un nombre de campo para el renglón {0}</text:p>
          </table:table-cell>
          <table:table-cell office:value-type="string" calcext:value-type="string">
            <text:p>Nombre de campo es requerido en la línea {0}</text:p>
          </table:table-cell>
          <table:table-cell table:number-columns-repeated="1019"/>
        </table:table-row>
        <table:table-row table:style-name="ro4">
          <table:table-cell office:value-type="float" office:value="931" calcext:value-type="float">
            <text:p>931</text:p>
          </table:table-cell>
          <table:table-cell office:value-type="string" calcext:value-type="string">
            <text:p>apps/frappe/frappe/core/doctype/doctype/doctype.py +457</text:p>
          </table:table-cell>
          <table:table-cell office:value-type="string" calcext:value-type="string">
            <text:p>Enter at least one permission row</text:p>
          </table:table-cell>
          <table:table-cell office:value-type="string" calcext:value-type="string">
            <text:p>Ingrese al menos un renglón de permisos</text:p>
          </table:table-cell>
          <table:table-cell office:value-type="string" calcext:value-type="string">
            <text:p>Introduzca al menos una línea de permisos</text:p>
          </table:table-cell>
          <table:table-cell table:number-columns-repeated="1019"/>
        </table:table-row>
        <table:table-row table:style-name="ro4">
          <table:table-cell office:value-type="float" office:value="1334" calcext:value-type="float">
            <text:p>1334</text:p>
          </table:table-cell>
          <table:table-cell office:value-type="string" calcext:value-type="string">
            <text:p>apps/frappe/frappe/core/doctype/doctype/doctype.py +465</text:p>
          </table:table-cell>
          <table:table-cell office:value-type="string" calcext:value-type="string">
            <text:p>For {0} at level {1} in {2} in row {3}</text:p>
          </table:table-cell>
          <table:table-cell office:value-type="string" calcext:value-type="string">
            <text:p>Para {0} en el nivel {1} en {2} del renglón {3}</text:p>
          </table:table-cell>
          <table:table-cell office:value-type="string" calcext:value-type="string">
            <text:p>Para {0} en el nivel {1} en {2} de la línea {3}</text:p>
          </table:table-cell>
          <table:table-cell table:number-columns-repeated="1019"/>
        </table:table-row>
        <table:table-row table:style-name="ro4">
          <table:table-cell office:value-type="float" office:value="866" calcext:value-type="float">
            <text:p>866</text:p>
          </table:table-cell>
          <table:table-cell office:value-type="string" calcext:value-type="string">
            <text:p>apps/frappe/frappe/core/doctype/doctype/doctype.py +469</text:p>
          </table:table-cell>
          <table:table-cell office:value-type="string" calcext:value-type="string">
            <text:p>{0}: No basic permissions set</text:p>
          </table:table-cell>
          <table:table-cell office:value-type="string" calcext:value-type="string">
            <text:p>{0}: no se han establecido permisos básicos</text:p>
          </table:table-cell>
          <table:table-cell office:value-type="string" calcext:value-type="string">
            <text:p>{0}: No se ha definido ningún conjunto de permisos básicos</text:p>
          </table:table-cell>
          <table:table-cell table:number-columns-repeated="1019"/>
        </table:table-row>
        <table:table-row table:style-name="ro4">
          <table:table-cell office:value-type="float" office:value="1667" calcext:value-type="float">
            <text:p>1667</text:p>
          </table:table-cell>
          <table:table-cell office:value-type="string" calcext:value-type="string">
            <text:p>apps/frappe/frappe/core/doctype/doctype/doctype.py +481</text:p>
          </table:table-cell>
          <table:table-cell office:value-type="string" calcext:value-type="string">
            <text:p>If Owner</text:p>
          </table:table-cell>
          <table:table-cell office:value-type="string" calcext:value-type="string">
            <text:p>si es el propietario</text:p>
          </table:table-cell>
          <table:table-cell office:value-type="string" calcext:value-type="string">
            <text:p>Si <text:s/>el propietario</text:p>
          </table:table-cell>
          <table:table-cell table:number-columns-repeated="1019"/>
        </table:table-row>
        <table:table-row table:style-name="ro4">
          <table:table-cell office:value-type="float" office:value="415" calcext:value-type="float">
            <text:p>415</text:p>
          </table:table-cell>
          <table:table-cell office:value-type="string" calcext:value-type="string">
            <text:p>apps/frappe/frappe/core/doctype/doctype/doctype.py +486</text:p>
          </table:table-cell>
          <table:table-cell office:value-type="string" calcext:value-type="string">
            <text:p>{0}: Only one rule allowed with the same Role, Level and {1}</text:p>
          </table:table-cell>
          <table:table-cell office:value-type="string" calcext:value-type="string">
            <text:p>{0}: sólo se permite una regla con el mismo rol, nivel y {1}</text:p>
          </table:table-cell>
          <table:table-cell office:value-type="string" calcext:value-type="string">
            <text:p>{0}: Sólo una regla es permitida con el mismo rol, Nivel y {1}</text:p>
          </table:table-cell>
          <table:table-cell table:number-columns-repeated="1019"/>
        </table:table-row>
        <table:table-row table:style-name="ro4">
          <table:table-cell office:value-type="float" office:value="1855" calcext:value-type="float">
            <text:p>1855</text:p>
          </table:table-cell>
          <table:table-cell office:value-type="string" calcext:value-type="string">
            <text:p>apps/frappe/frappe/core/doctype/doctype/doctype.py +498</text:p>
          </table:table-cell>
          <table:table-cell office:value-type="string" calcext:value-type="string">
            <text:p>{0}: Permission at level 0 must be set before higher levels are set</text:p>
          </table:table-cell>
          <table:table-cell office:value-type="string" calcext:value-type="string">
            <text:p>{0}: los permisos de nivel 0 deben establecerse antes de definir niveles más altos</text:p>
          </table:table-cell>
          <table:table-cell office:value-type="string" calcext:value-type="string">
            <text:p>{0} : Los permiso en el nivel 0 deben establecerse antes de fijar niveles más altos</text:p>
          </table:table-cell>
          <table:table-cell table:number-columns-repeated="1019"/>
        </table:table-row>
        <table:table-row table:style-name="ro4">
          <table:table-cell office:value-type="float" office:value="837" calcext:value-type="float">
            <text:p>837</text:p>
          </table:table-cell>
          <table:table-cell office:value-type="string" calcext:value-type="string">
            <text:p>apps/frappe/frappe/core/doctype/doctype/doctype.py +505</text:p>
          </table:table-cell>
          <table:table-cell office:value-type="string" calcext:value-type="string">
            <text:p>{0}: Cannot set Cancel without Submit</text:p>
          </table:table-cell>
          <table:table-cell office:value-type="string" calcext:value-type="string">
            <text:p>{0}: no puede establecerse el permiso Cancelar sin incluir el permiso Aprobar</text:p>
          </table:table-cell>
          <table:table-cell office:value-type="string" calcext:value-type="string">
            <text:p>{0}: no se puede 'Cancelar' sin presentarlo</text:p>
          </table:table-cell>
          <table:table-cell table:number-columns-repeated="1019"/>
        </table:table-row>
        <table:table-row table:style-name="ro4">
          <table:table-cell office:value-type="float" office:value="1483" calcext:value-type="float">
            <text:p>1483</text:p>
          </table:table-cell>
          <table:table-cell office:value-type="string" calcext:value-type="string">
            <text:p>apps/frappe/frappe/core/doctype/doctype/doctype.py +508</text:p>
          </table:table-cell>
          <table:table-cell office:value-type="string" calcext:value-type="string">
            <text:p>{0}: Cannot set Submit, Cancel, Amend without Write</text:p>
          </table:table-cell>
          <table:table-cell office:value-type="string" calcext:value-type="string">
            <text:p>{0}: no pueden establecerse los permisos de Aprobar, Cancelar o Corregir sin incluir el permiso Escribir</text:p>
          </table:table-cell>
          <table:table-cell office:value-type="string" calcext:value-type="string">
            <text:p>{0}: no se puede presentar, cancelar y corregir sin guardar</text:p>
          </table:table-cell>
          <table:table-cell table:number-columns-repeated="1019"/>
        </table:table-row>
        <table:table-row table:style-name="ro4">
          <table:table-cell office:value-type="float" office:value="1898" calcext:value-type="float">
            <text:p>1898</text:p>
          </table:table-cell>
          <table:table-cell office:value-type="string" calcext:value-type="string">
            <text:p>apps/frappe/frappe/core/doctype/doctype/doctype.py +510</text:p>
          </table:table-cell>
          <table:table-cell office:value-type="string" calcext:value-type="string">
            <text:p>{0}: Cannot set Amend without Cancel</text:p>
          </table:table-cell>
          <table:table-cell office:value-type="string" calcext:value-type="string">
            <text:p>{0}: no puede establecerse el permiso Corregir sin incluir el permiso Cancelar</text:p>
          </table:table-cell>
          <table:table-cell office:value-type="string" calcext:value-type="string">
            <text:p>{0}: no se puede 'Corregir' sin antes cancelar</text:p>
          </table:table-cell>
          <table:table-cell table:number-columns-repeated="1019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apps/frappe/frappe/core/doctype/doctype/doctype.py +512</text:p>
          </table:table-cell>
          <table:table-cell office:value-type="string" calcext:value-type="string">
            <text:p>{0}: Cannot set Import without Create</text:p>
          </table:table-cell>
          <table:table-cell office:value-type="string" calcext:value-type="string">
            <text:p>{0}: no puede establecerse el permiso Importar sin incluir el permiso Crear</text:p>
          </table:table-cell>
          <table:table-cell office:value-type="string" calcext:value-type="string">
            <text:p>{0}: no se puede establecer 'De importación' sin crearlo primero</text:p>
          </table:table-cell>
          <table:table-cell table:number-columns-repeated="1019"/>
        </table:table-row>
        <table:table-row table:style-name="ro4">
          <table:table-cell office:value-type="float" office:value="458" calcext:value-type="float">
            <text:p>458</text:p>
          </table:table-cell>
          <table:table-cell office:value-type="string" calcext:value-type="string">
            <text:p>apps/frappe/frappe/core/doctype/doctype/doctype.py +519</text:p>
          </table:table-cell>
          <table:table-cell office:value-type="string" calcext:value-type="string">
            <text:p>Report cannot be set for Single types</text:p>
          </table:table-cell>
          <table:table-cell office:value-type="string" calcext:value-type="string">
            <text:p>No puede establecerse el permiso Generar reporte para tipos individuales</text:p>
          </table:table-cell>
          <table:table-cell office:value-type="string" calcext:value-type="string">
            <text:p>El reporte no se puede definir para un solo tipo</text:p>
          </table:table-cell>
          <table:table-cell table:number-columns-repeated="1019"/>
        </table:table-row>
        <table:table-row table:style-name="ro4">
          <table:table-cell office:value-type="float" office:value="455" calcext:value-type="float">
            <text:p>455</text:p>
          </table:table-cell>
          <table:table-cell office:value-type="string" calcext:value-type="string">
            <text:p>apps/frappe/frappe/core/doctype/doctype/doctype.py +529</text:p>
          </table:table-cell>
          <table:table-cell office:value-type="string" calcext:value-type="string">
            <text:p>{0} cannot be set for Single types</text:p>
          </table:table-cell>
          <table:table-cell office:value-type="string" calcext:value-type="string">
            <text:p>{0} no puede establecerse para tipos individuales</text:p>
          </table:table-cell>
          <table:table-cell office:value-type="string" calcext:value-type="string">
            <text:p>{0} no se puede establecer para tipos individuales</text:p>
          </table:table-cell>
          <table:table-cell table:number-columns-repeated="1019"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apps/frappe/frappe/core/doctype/doctype/doctype.py +533</text:p>
          </table:table-cell>
          <table:table-cell office:value-type="string" calcext:value-type="string">
            <text:p>{0}: Cannot set Assign Submit if not Submittable</text:p>
          </table:table-cell>
          <table:table-cell office:value-type="string" calcext:value-type="string">
            <text:p>{0}: no puede establecerse el permiso Aprobar si el documento no es aprobable</text:p>
          </table:table-cell>
          <table:table-cell office:value-type="string" calcext:value-type="string">
            <text:p>{0}: no se puede 'Asignar Enviar' si no se puede presentar</text:p>
          </table:table-cell>
          <table:table-cell table:number-columns-repeated="1019"/>
        </table:table-row>
        <table:table-row table:style-name="ro4">
          <table:table-cell office:value-type="float" office:value="1532" calcext:value-type="float">
            <text:p>1532</text:p>
          </table:table-cell>
          <table:table-cell office:value-type="string" calcext:value-type="string">
            <text:p>apps/frappe/frappe/core/doctype/doctype/doctype.py +535</text:p>
          </table:table-cell>
          <table:table-cell office:value-type="string" calcext:value-type="string">
            <text:p>{0}: Cannot set Assign Amend if not Submittable</text:p>
          </table:table-cell>
          <table:table-cell office:value-type="string" calcext:value-type="string">
            <text:p>{0}: no puede establecerse el permiso Corregir si el documento no es aprobable</text:p>
          </table:table-cell>
          <table:table-cell office:value-type="string" calcext:value-type="string">
            <text:p>{0}: no se puede 'Asignar Correción' si no se puede presentar</text:p>
          </table:table-cell>
          <table:table-cell table:number-columns-repeated="1019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apps/frappe/frappe/core/doctype/doctype/doctype.py +539</text:p>
          </table:table-cell>
          <table:table-cell office:value-type="string" calcext:value-type="string">
            <text:p>{0}: Cannot set import as {1} is not importable</text:p>
          </table:table-cell>
          <table:table-cell office:value-type="string" calcext:value-type="string">
            <text:p>{0}: no puede establecerse el permiso Importar porque {1} no es importable</text:p>
          </table:table-cell>
          <table:table-cell office:value-type="string" calcext:value-type="string">
            <text:p>{0}: no se puede importar como {1} porque no es importable</text:p>
          </table:table-cell>
          <table:table-cell table:number-columns-repeated="1019"/>
        </table:table-row>
        <table:table-row table:style-name="ro3">
          <table:table-cell office:value-type="float" office:value="1767" calcext:value-type="float">
            <text:p>1767</text:p>
          </table:table-cell>
          <table:table-cell office:value-type="string" calcext:value-type="string">
            <text:p>apps/frappe/frappe/core/doctype/doctype/doctype.py +68</text:p>
          </table:table-cell>
          <table:table-cell office:value-type="string" calcext:value-type="string">
            <text:p>Not in Developer Mode! Set in site_config.json or make 'Custom' DocType.</text:p>
          </table:table-cell>
          <table:table-cell office:value-type="string" calcext:value-type="string">
            <text:p>¡No se encuentra en modo desarrollador! Establézcalo en el archivo site_config.json o genere un DocType personalizado</text:p>
          </table:table-cell>
          <table:table-cell office:value-type="string" calcext:value-type="string">
            <text:p>No se encuentra en modo desarrollador! Debe establecerlo en el archivo site_config.json o crear un 'DocType' personalizado.</text:p>
          </table:table-cell>
          <table:table-cell table:number-columns-repeated="1019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apps/frappe/frappe/core/doctype/error_snapshot/error_snapshot_list.js +11</text:p>
          </table:table-cell>
          <table:table-cell office:value-type="string" calcext:value-type="string">
            <text:p>First Level</text:p>
          </table:table-cell>
          <table:table-cell office:value-type="string" calcext:value-type="string">
            <text:p>Primer nivel</text:p>
          </table:table-cell>
          <table:table-cell table:number-columns-repeated="1020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apps/frappe/frappe/core/doctype/error_snapshot/error_snapshot_list.js +9</text:p>
          </table:table-cell>
          <table:table-cell office:value-type="string" calcext:value-type="string">
            <text:p>Relapsed</text:p>
          </table:table-cell>
          <table:table-cell office:value-type="string" calcext:value-type="string">
            <text:p>Reincidido</text:p>
          </table:table-cell>
          <table:table-cell table:number-columns-repeated="1020"/>
        </table:table-row>
        <table:table-row table:style-name="ro4">
          <table:table-cell office:value-type="float" office:value="1082" calcext:value-type="float">
            <text:p>1082</text:p>
          </table:table-cell>
          <table:table-cell office:value-type="string" calcext:value-type="string">
            <text:p>apps/frappe/frappe/core/doctype/error_snapshot/error_snapshot.js +9</text:p>
          </table:table-cell>
          <table:table-cell office:value-type="string" calcext:value-type="string">
            <text:p>Show Relapses</text:p>
          </table:table-cell>
          <table:table-cell office:value-type="string" calcext:value-type="string">
            <text:p>Mostrar reincidencias</text:p>
          </table:table-cell>
          <table:table-cell office:value-type="string" calcext:value-type="string">
            <text:p>Mostrar recaídas</text:p>
          </table:table-cell>
          <table:table-cell table:number-columns-repeated="1019"/>
        </table:table-row>
        <table:table-row table:style-name="ro4">
          <table:table-cell office:value-type="float" office:value="941" calcext:value-type="float">
            <text:p>941</text:p>
          </table:table-cell>
          <table:table-cell office:value-type="string" calcext:value-type="string">
            <text:p>apps/frappe/frappe/core/doctype/file/file_list.js +104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Copiar</text:p>
          </table:table-cell>
          <table:table-cell office:value-type="string" calcext:value-type="string">
            <text:p>Copia</text:p>
          </table:table-cell>
          <table:table-cell table:number-columns-repeated="1019"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apps/frappe/frappe/core/doctype/file/file_list.js +118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egar</text:p>
          </table:table-cell>
          <table:table-cell table:number-columns-repeated="1020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apps/frappe/frappe/core/doctype/file/file_list.js +17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uevo</text:p>
          </table:table-cell>
          <table:table-cell table:number-columns-repeated="1020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string" calcext:value-type="string">
            <text:p>apps/frappe/frappe/core/doctype/file/file_list.js +63</text:p>
          </table:table-cell>
          <table:table-cell office:value-type="string" calcext:value-type="string">
            <text:p>New Folder</text:p>
          </table:table-cell>
          <table:table-cell office:value-type="string" calcext:value-type="string">
            <text:p>Nueva carpeta</text:p>
          </table:table-cell>
          <table:table-cell table:number-columns-repeated="1020"/>
        </table:table-row>
        <table:table-row table:style-name="ro4">
          <table:table-cell office:value-type="float" office:value="1107" calcext:value-type="float">
            <text:p>1107</text:p>
          </table:table-cell>
          <table:table-cell office:value-type="string" calcext:value-type="string">
            <text:p>apps/frappe/frappe/core/doctype/file/file_list.js +78</text:p>
          </table:table-cell>
          <table:table-cell office:value-type="string" calcext:value-type="string">
            <text:p>Enter folder name</text:p>
          </table:table-cell>
          <table:table-cell office:value-type="string" calcext:value-type="string">
            <text:p>Ingrese el nombre de la carpeta</text:p>
          </table:table-cell>
          <table:table-cell office:value-type="string" calcext:value-type="string">
            <text:p>Introduzca nombre de carpeta</text:p>
          </table:table-cell>
          <table:table-cell table:number-columns-repeated="1019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apps/frappe/frappe/core/doctype/file/file_list.js +81</text:p>
          </table:table-cell>
          <table:table-cell office:value-type="string" calcext:value-type="string">
            <text:p>Edit Folder</text:p>
          </table:table-cell>
          <table:table-cell office:value-type="string" calcext:value-type="string">
            <text:p>Editar carpeta</text:p>
          </table:table-cell>
          <table:table-cell table:number-columns-repeated="1020"/>
        </table:table-row>
        <table:table-row table:style-name="ro4">
          <table:table-cell office:value-type="float" office:value="1784" calcext:value-type="float">
            <text:p>1784</text:p>
          </table:table-cell>
          <table:table-cell office:value-type="string" calcext:value-type="string">
            <text:p>apps/frappe/frappe/core/doctype/file/file.py +108</text:p>
          </table:table-cell>
          <table:table-cell office:value-type="string" calcext:value-type="string">
            <text:p>Folder is mandatory</text:p>
          </table:table-cell>
          <table:table-cell office:value-type="string" calcext:value-type="string">
            <text:p>La carpeta es obligatoria</text:p>
          </table:table-cell>
          <table:table-cell office:value-type="string" calcext:value-type="string">
            <text:p>Folder es obligatorio</text:p>
          </table:table-cell>
          <table:table-cell table:number-columns-repeated="1019"/>
        </table:table-row>
        <table:table-row table:style-name="ro4">
          <table:table-cell office:value-type="float" office:value="1040" calcext:value-type="float">
            <text:p>1040</text:p>
          </table:table-cell>
          <table:table-cell office:value-type="string" calcext:value-type="string">
            <text:p>apps/frappe/frappe/core/doctype/file/file.py +119</text:p>
          </table:table-cell>
          <table:table-cell office:value-type="string" calcext:value-type="string">
            <text:p>File {0} does not exist</text:p>
          </table:table-cell>
          <table:table-cell office:value-type="string" calcext:value-type="string">
            <text:p>El archivo {0} no existe</text:p>
          </table:table-cell>
          <table:table-cell office:value-type="string" calcext:value-type="string">
            <text:p>Archivo {0} no existe</text:p>
          </table:table-cell>
          <table:table-cell table:number-columns-repeated="1019"/>
        </table:table-row>
        <table:table-row table:style-name="ro4">
          <table:table-cell office:value-type="float" office:value="857" calcext:value-type="float">
            <text:p>857</text:p>
          </table:table-cell>
          <table:table-cell office:value-type="string" calcext:value-type="string">
            <text:p>apps/frappe/frappe/core/doctype/file/file.py +134</text:p>
          </table:table-cell>
          <table:table-cell office:value-type="string" calcext:value-type="string">
            <text:p>Same file has already been attached to the record</text:p>
          </table:table-cell>
          <table:table-cell office:value-type="string" calcext:value-type="string">
            <text:p>El mismo archivo ya ha sido previamente adjuntado al registro</text:p>
          </table:table-cell>
          <table:table-cell office:value-type="string" calcext:value-type="string">
            <text:p>El archivo ya se ha adjuntado al registro</text:p>
          </table:table-cell>
          <table:table-cell table:number-columns-repeated="1019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apps/frappe/frappe/core/doctype/file/file.py +150</text:p>
          </table:table-cell>
          <table:table-cell office:value-type="string" calcext:value-type="string">
            <text:p>Cannot delete Home and Attachments folders</text:p>
          </table:table-cell>
          <table:table-cell office:value-type="string" calcext:value-type="string">
            <text:p>No puede eliminar las carpetas Inicio ni Adjuntos</text:p>
          </table:table-cell>
          <table:table-cell office:value-type="string" calcext:value-type="string">
            <text:p>No se puede eliminar la carpeta principal y sus <text:s/>carpetas adjuntas</text:p>
          </table:table-cell>
          <table:table-cell table:number-columns-repeated="1019"/>
        </table:table-row>
        <table:table-row table:style-name="ro4">
          <table:table-cell office:value-type="float" office:value="1341" calcext:value-type="float">
            <text:p>1341</text:p>
          </table:table-cell>
          <table:table-cell office:value-type="string" calcext:value-type="string">
            <text:p>apps/frappe/frappe/core/doctype/file/file.py +197</text:p>
          </table:table-cell>
          <table:table-cell office:value-type="string" calcext:value-type="string">
            <text:p>Folder {0} is not empty</text:p>
          </table:table-cell>
          <table:table-cell office:value-type="string" calcext:value-type="string">
            <text:p>La carpeta {0} no está vacía</text:p>
          </table:table-cell>
          <table:table-cell office:value-type="string" calcext:value-type="string">
            <text:p>Carpeta {0} no está vacío</text:p>
          </table:table-cell>
          <table:table-cell table:number-columns-repeated="1019"/>
        </table:table-row>
        <table:table-row table:style-name="ro4">
          <table:table-cell office:value-type="float" office:value="1581" calcext:value-type="float">
            <text:p>1581</text:p>
          </table:table-cell>
          <table:table-cell office:value-type="string" calcext:value-type="string">
            <text:p>apps/frappe/frappe/core/doctype/file/file.py +207</text:p>
          </table:table-cell>
          <table:table-cell office:value-type="string" calcext:value-type="string">
            <text:p>No permission to write / remove.</text:p>
          </table:table-cell>
          <table:table-cell office:value-type="string" calcext:value-type="string">
            <text:p>No tiene permiso para escribir / eliminar</text:p>
          </table:table-cell>
          <table:table-cell office:value-type="string" calcext:value-type="string">
            <text:p>No tiene permiso para editar / eliminar.</text:p>
          </table:table-cell>
          <table:table-cell table:number-columns-repeated="1019"/>
        </table:table-row>
        <table:table-row table:style-name="ro4">
          <table:table-cell office:value-type="float" office:value="582" calcext:value-type="float">
            <text:p>582</text:p>
          </table:table-cell>
          <table:table-cell office:value-type="string" calcext:value-type="string">
            <text:p>apps/frappe/frappe/core/doctype/file/file.py +249</text:p>
          </table:table-cell>
          <table:table-cell office:value-type="string" calcext:value-type="string">
            <text:p>Folder {0} does not exist</text:p>
          </table:table-cell>
          <table:table-cell office:value-type="string" calcext:value-type="string">
            <text:p>La carpeta {0} no existe</text:p>
          </table:table-cell>
          <table:table-cell office:value-type="string" calcext:value-type="string">
            <text:p>Carpeta {0} no existe</text:p>
          </table:table-cell>
          <table:table-cell table:number-columns-repeated="1019"/>
        </table:table-row>
        <table:table-row table:style-name="ro4">
          <table:table-cell office:value-type="float" office:value="1430" calcext:value-type="float">
            <text:p>1430</text:p>
          </table:table-cell>
          <table:table-cell office:value-type="string" calcext:value-type="string">
            <text:p>apps/frappe/frappe/core/doctype/file/file.py +327</text:p>
          </table:table-cell>
          <table:table-cell office:value-type="string" calcext:value-type="string">
            <text:p>File '{0}' not found</text:p>
          </table:table-cell>
          <table:table-cell office:value-type="string" calcext:value-type="string">
            <text:p>No se encontró el archivo {0}</text:p>
          </table:table-cell>
          <table:table-cell office:value-type="string" calcext:value-type="string">
            <text:p>Archivo &amp;#39;{0}&amp;#39; no encontrado</text:p>
          </table:table-cell>
          <table:table-cell table:number-columns-repeated="1019"/>
        </table:table-row>
        <table:table-row table:style-name="ro4">
          <table:table-cell office:value-type="float" office:value="1073" calcext:value-type="float">
            <text:p>1073</text:p>
          </table:table-cell>
          <table:table-cell office:value-type="string" calcext:value-type="string">
            <text:p>apps/frappe/frappe/core/doctype/file/test_file.py +43</text:p>
          </table:table-cell>
          <table:table-cell office:value-type="string" calcext:value-type="string">
            <text:p>Home/Test Folder 1</text:p>
          </table:table-cell>
          <table:table-cell office:value-type="string" calcext:value-type="string">
            <text:p>Inicio/Carpeta de prueba 1</text:p>
          </table:table-cell>
          <table:table-cell office:value-type="string" calcext:value-type="string">
            <text:p>Inicio / Carpeta Prueba 1</text:p>
          </table:table-cell>
          <table:table-cell table:number-columns-repeated="1019"/>
        </table:table-row>
        <table:table-row table:style-name="ro4">
          <table:table-cell office:value-type="float" office:value="829" calcext:value-type="float">
            <text:p>829</text:p>
          </table:table-cell>
          <table:table-cell office:value-type="string" calcext:value-type="string">
            <text:p>apps/frappe/frappe/core/doctype/file/test_file.py +57</text:p>
          </table:table-cell>
          <table:table-cell office:value-type="string" calcext:value-type="string">
            <text:p>Home/Test Folder 2</text:p>
          </table:table-cell>
          <table:table-cell office:value-type="string" calcext:value-type="string">
            <text:p>Inicio/Carpeta de prueba 2</text:p>
          </table:table-cell>
          <table:table-cell office:value-type="string" calcext:value-type="string">
            <text:p>Inicio / Test Carpeta 2</text:p>
          </table:table-cell>
          <table:table-cell table:number-columns-repeated="1019"/>
        </table:table-row>
        <table:table-row table:style-name="ro4">
          <table:table-cell office:value-type="float" office:value="942" calcext:value-type="float">
            <text:p>942</text:p>
          </table:table-cell>
          <table:table-cell office:value-type="string" calcext:value-type="string">
            <text:p>apps/frappe/frappe/core/doctype/file/test_file.py +74</text:p>
          </table:table-cell>
          <table:table-cell office:value-type="string" calcext:value-type="string">
            <text:p>Home/Test Folder 1/Test Folder 3</text:p>
          </table:table-cell>
          <table:table-cell office:value-type="string" calcext:value-type="string">
            <text:p>Inicio/Carpeta de prueba 1/Carpeta de prueba 3</text:p>
          </table:table-cell>
          <table:table-cell office:value-type="string" calcext:value-type="string">
            <text:p>Carpeta Inicio / Test 1 / Carpeta Prueba 3</text:p>
          </table:table-cell>
          <table:table-cell table:number-columns-repeated="1019"/>
        </table:table-row>
        <table:table-row table:style-name="ro4">
          <table:table-cell office:value-type="float" office:value="1489" calcext:value-type="float">
            <text:p>1489</text:p>
          </table:table-cell>
          <table:table-cell office:value-type="string" calcext:value-type="string">
            <text:p>apps/frappe/frappe/core/doctype/file/test_file.py +81</text:p>
          </table:table-cell>
          <table:table-cell office:value-type="string" calcext:value-type="string">
            <text:p>Test_Folder</text:p>
          </table:table-cell>
          <table:table-cell office:value-type="string" calcext:value-type="string">
            <text:p>Carpeta_Prueba</text:p>
          </table:table-cell>
          <table:table-cell table:number-columns-repeated="1020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apps/frappe/frappe/core/doctype/page/page.py +33</text:p>
          </table:table-cell>
          <table:table-cell office:value-type="string" calcext:value-type="string">
            <text:p>Not in Developer Mode</text:p>
          </table:table-cell>
          <table:table-cell office:value-type="string" calcext:value-type="string">
            <text:p>No se encuentra en modo desarrollador</text:p>
          </table:table-cell>
          <table:table-cell table:number-columns-repeated="1020"/>
        </table:table-row>
        <table:table-row table:style-name="ro4">
          <table:table-cell office:value-type="float" office:value="511" calcext:value-type="float">
            <text:p>511</text:p>
          </table:table-cell>
          <table:table-cell office:value-type="string" calcext:value-type="string">
            <text:p>apps/frappe/frappe/core/doctype/page/page.py +35</text:p>
          </table:table-cell>
          <table:table-cell office:value-type="string" calcext:value-type="string">
            <text:p>Only Administrator can edit</text:p>
          </table:table-cell>
          <table:table-cell office:value-type="string" calcext:value-type="string">
            <text:p>Sólo el usuario administrador puede editar</text:p>
          </table:table-cell>
          <table:table-cell office:value-type="string" calcext:value-type="string">
            <text:p>Sólo el administrador puede editar</text:p>
          </table:table-cell>
          <table:table-cell table:number-columns-repeated="1019"/>
        </table:table-row>
        <table:table-row table:style-name="ro4">
          <table:table-cell office:value-type="float" office:value="1470" calcext:value-type="float">
            <text:p>1470</text:p>
          </table:table-cell>
          <table:table-cell office:value-type="string" calcext:value-type="string">
            <text:p>apps/frappe/frappe/core/doctype/report/report.js +10</text:p>
          </table:table-cell>
          <table:table-cell office:value-type="string" calcext:value-type="string">
            <text:p>[Label]:[Field Type]/[Options]:[Width]</text:p>
          </table:table-cell>
          <table:table-cell office:value-type="string" calcext:value-type="string">
            <text:p>[Etiqueta]:[Tipo de campo]/[Opciones]:[Ancho]</text:p>
          </table:table-cell>
          <table:table-cell office:value-type="string" calcext:value-type="string">
            <text:p>[Etiqueta]:[Tipo de Campo]/[Opciones]:[Ancho]</text:p>
          </table:table-cell>
          <table:table-cell table:number-columns-repeated="1019"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apps/frappe/frappe/core/doctype/report/report.js +11</text:p>
          </table:table-cell>
          <table:table-cell office:value-type="string" calcext:value-type="string">
            <text:p>Example:</text:p>
          </table:table-cell>
          <table:table-cell office:value-type="string" calcext:value-type="string">
            <text:p>Ejemplo:</text:p>
          </table:table-cell>
          <table:table-cell office:value-type="string" calcext:value-type="string">
            <text:p>Ejemplo :</text:p>
          </table:table-cell>
          <table:table-cell table:number-columns-repeated="1019"/>
        </table:table-row>
        <table:table-row table:style-name="ro4">
          <table:table-cell office:value-type="float" office:value="693" calcext:value-type="float">
            <text:p>693</text:p>
          </table:table-cell>
          <table:table-cell office:value-type="string" calcext:value-type="string">
            <text:p>apps/frappe/frappe/core/doctype/report/report.js +16</text:p>
          </table:table-cell>
          <table:table-cell office:value-type="string" calcext:value-type="string">
            <text:p>Write a Python file in the same folder where this is saved and return column and result.</text:p>
          </table:table-cell>
          <table:table-cell office:value-type="string" calcext:value-type="string">
            <text:p>Escriba un archivo Python en la misma carpeta donde esto es guardado y retorne columna y resultado.</text:p>
          </table:table-cell>
          <table:table-cell office:value-type="string" calcext:value-type="string">
            <text:p>Guardar un archivo Python en la misma carpeta donde esta guardada y retornar una columna con el resultado.</text:p>
          </table:table-cell>
          <table:table-cell table:number-columns-repeated="1019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apps/frappe/frappe/core/doctype/report/report.js +37</text:p>
          </table:table-cell>
          <table:table-cell office:value-type="string" calcext:value-type="string">
            <text:p>Disable Report</text:p>
          </table:table-cell>
          <table:table-cell office:value-type="string" calcext:value-type="string">
            <text:p>Deshabilitar reporte</text:p>
          </table:table-cell>
          <table:table-cell office:value-type="string" calcext:value-type="string">
            <text:p>Desactivar reporte</text:p>
          </table:table-cell>
          <table:table-cell table:number-columns-repeated="1019"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string" calcext:value-type="string">
            <text:p>apps/frappe/frappe/core/doctype/report/report.js +37</text:p>
          </table:table-cell>
          <table:table-cell office:value-type="string" calcext:value-type="string">
            <text:p>Enable Report</text:p>
          </table:table-cell>
          <table:table-cell office:value-type="string" calcext:value-type="string">
            <text:p>Habilitar reporte</text:p>
          </table:table-cell>
          <table:table-cell table:number-columns-repeated="1020"/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string" calcext:value-type="string">
            <text:p>apps/frappe/frappe/core/doctype/report/report.js +5</text:p>
          </table:table-cell>
          <table:table-cell office:value-type="string" calcext:value-type="string">
            <text:p>Report Builder reports are managed directly by the report builder. Nothing to do.</text:p>
          </table:table-cell>
          <table:table-cell office:value-type="string" calcext:value-type="string">
            <text:p>Los reportes del generador de reportes son administrados directamente por el generador de reportes. No hay nada por hacer.</text:p>
          </table:table-cell>
          <table:table-cell office:value-type="string" calcext:value-type="string">
            <text:p>El generador de reportes es manejado directamente por el 'report builder' no hay nada que hacer.</text:p>
          </table:table-cell>
          <table:table-cell table:number-columns-repeated="1019"/>
        </table:table-row>
        <table:table-row table:style-name="ro3">
          <table:table-cell office:value-type="float" office:value="1347" calcext:value-type="float">
            <text:p>1347</text:p>
          </table:table-cell>
          <table:table-cell office:value-type="string" calcext:value-type="string">
            <text:p>apps/frappe/frappe/core/doctype/report/report.js +8</text:p>
          </table:table-cell>
          <table:table-cell office:value-type="string" calcext:value-type="string">
            <text:p>Write a SELECT query. Note result is not paged (all data is sent in one go).</text:p>
          </table:table-cell>
          <table:table-cell office:value-type="string" calcext:value-type="string">
            <text:p>Escriba una consulta SELECT. Nota: los resultados no son paginados (todos los datos se envían de una sola vez).</text:p>
          </table:table-cell>
          <table:table-cell office:value-type="string" calcext:value-type="string">
            <text:p>Escriba una consulta del tipo 'SELECT'. Nota: el resultado no se compagina (todos los datos se envían en una sola vez).</text:p>
          </table:table-cell>
          <table:table-cell table:number-columns-repeated="1019"/>
        </table:table-row>
        <table:table-row table:style-name="ro4">
          <table:table-cell office:value-type="float" office:value="1531" calcext:value-type="float">
            <text:p>1531</text:p>
          </table:table-cell>
          <table:table-cell office:value-type="string" calcext:value-type="string">
            <text:p>apps/frappe/frappe/core/doctype/report/report.js +9</text:p>
          </table:table-cell>
          <table:table-cell office:value-type="string" calcext:value-type="string">
            <text:p>To format columns, give column labels in the query.</text:p>
          </table:table-cell>
          <table:table-cell office:value-type="string" calcext:value-type="string">
            <text:p>Para dar formato a las columnas, indique etiquetas de columna en la consulta.</text:p>
          </table:table-cell>
          <table:table-cell office:value-type="string" calcext:value-type="string">
            <text:p>Para dar formato a las columnas, debe obtener las etiquetas desde la consulta.</text:p>
          </table:table-cell>
          <table:table-cell table:number-columns-repeated="1019"/>
        </table:table-row>
        <table:table-row table:style-name="ro4">
          <table:table-cell office:value-type="float" office:value="1256" calcext:value-type="float">
            <text:p>1256</text:p>
          </table:table-cell>
          <table:table-cell office:value-type="string" calcext:value-type="string">
            <text:p>apps/frappe/frappe/core/doctype/report/report.py +24</text:p>
          </table:table-cell>
          <table:table-cell office:value-type="string" calcext:value-type="string">
            <text:p>Only Administrator can save a standard report. Please rename and save.</text:p>
          </table:table-cell>
          <table:table-cell office:value-type="string" calcext:value-type="string">
            <text:p>Sólo el usuario administrador puede guardar un reporte estándar. Por favor, cambie el nombre y guarde.</text:p>
          </table:table-cell>
          <table:table-cell office:value-type="string" calcext:value-type="string">
            <text:p>Sólo el administrador puede guardar un informe estándar. Por favor, cambie el nombre y guarde.</text:p>
          </table:table-cell>
          <table:table-cell table:number-columns-repeated="1019"/>
        </table:table-row>
        <table:table-row table:style-name="ro4">
          <table:table-cell office:value-type="float" office:value="996" calcext:value-type="float">
            <text:p>996</text:p>
          </table:table-cell>
          <table:table-cell office:value-type="string" calcext:value-type="string">
            <text:p>apps/frappe/frappe/core/doctype/report/report.py +29</text:p>
          </table:table-cell>
          <table:table-cell office:value-type="string" calcext:value-type="string">
            <text:p>Only Administrator allowed to create Query / Script Reports</text:p>
          </table:table-cell>
          <table:table-cell office:value-type="string" calcext:value-type="string">
            <text:p>Sólo el usuario administrador puede crear reportes de consulta / script</text:p>
          </table:table-cell>
          <table:table-cell office:value-type="string" calcext:value-type="string">
            <text:p>Solo el administrador puede crear consultas / Informes con scripts</text:p>
          </table:table-cell>
          <table:table-cell table:number-columns-repeated="101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apps/frappe/frappe/core/doctype/role/role.js +9</text:p>
          </table:table-cell>
          <table:table-cell office:value-type="string" calcext:value-type="string">
            <text:p>Edit Permissions</text:p>
          </table:table-cell>
          <table:table-cell office:value-type="string" calcext:value-type="string">
            <text:p>Editar permisos</text:p>
          </table:table-cell>
          <table:table-cell table:number-columns-repeated="1020"/>
        </table:table-row>
        <table:table-row table:style-name="ro4">
          <table:table-cell office:value-type="float" office:value="1984" calcext:value-type="float">
            <text:p>1984</text:p>
          </table:table-cell>
          <table:table-cell office:value-type="string" calcext:value-type="string">
            <text:p>apps/frappe/frappe/core/doctype/role/role.py +12</text:p>
          </table:table-cell>
          <table:table-cell office:value-type="string" calcext:value-type="string">
            <text:p>Standard roles cannot be renamed</text:p>
          </table:table-cell>
          <table:table-cell office:value-type="string" calcext:value-type="string">
            <text:p>Los roles estándar no pueden ser renombrados</text:p>
          </table:table-cell>
          <table:table-cell office:value-type="string" calcext:value-type="string">
            <text:p>Funciones estándar no puede cambiar el nombre</text:p>
          </table:table-cell>
          <table:table-cell table:number-columns-repeated="1019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apps/frappe/frappe/core/doctype/scheduler_log/scheduler_log_list.js +7</text:p>
          </table:table-cell>
          <table:table-cell office:value-type="string" calcext:value-type="string">
            <text:p>Not Seen</text:p>
          </table:table-cell>
          <table:table-cell office:value-type="string" calcext:value-type="string">
            <text:p>No visto</text:p>
          </table:table-cell>
          <table:table-cell table:number-columns-repeated="1020"/>
        </table:table-row>
        <table:table-row table:style-name="ro4">
          <table:table-cell office:value-type="float" office:value="854" calcext:value-type="float">
            <text:p>854</text:p>
          </table:table-cell>
          <table:table-cell office:value-type="string" calcext:value-type="string">
            <text:p>apps/frappe/frappe/core/doctype/system_settings/system_settings.py +19</text:p>
          </table:table-cell>
          <table:table-cell office:value-type="string" calcext:value-type="string">
            <text:p>Session Expiry must be in format {0}</text:p>
          </table:table-cell>
          <table:table-cell office:value-type="string" calcext:value-type="string">
            <text:p>El vencimiento de sesión debe estar en el formato {0}</text:p>
          </table:table-cell>
          <table:table-cell office:value-type="string" calcext:value-type="string">
            <text:p>El vencimiento de sesión debe estar en formato {0}</text:p>
          </table:table-cell>
          <table:table-cell table:number-columns-repeated="1019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apps/frappe/frappe/core/doctype/user/user_list.js +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tivo</text:p>
          </table:table-cell>
          <table:table-cell table:number-columns-repeated="1020"/>
        </table:table-row>
        <table:table-row table:style-name="ro2">
          <table:table-cell table:style-name="ce3" office:value-type="float" office:value="1372" calcext:value-type="float">
            <text:p>1372</text:p>
          </table:table-cell>
          <table:table-cell table:style-name="ce3" office:value-type="string" calcext:value-type="string">
            <text:p>apps/frappe/frappe/core/doctype/user/user.js +133</text:p>
          </table:table-cell>
          <table:table-cell table:style-name="ce3" office:value-type="string" calcext:value-type="string">
            <text:p>Loading</text:p>
          </table:table-cell>
          <table:table-cell table:style-name="ce3" office:value-type="string" calcext:value-type="string">
            <text:p>Cargand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560" calcext:value-type="float">
            <text:p>1560</text:p>
          </table:table-cell>
          <table:table-cell table:style-name="ce3" office:value-type="string" calcext:value-type="string">
            <text:p>apps/frappe/frappe/core/doctype/user/user.js +155</text:p>
          </table:table-cell>
          <table:table-cell table:style-name="ce3" office:value-type="string" calcext:value-type="string">
            <text:p>Add all roles</text:p>
          </table:table-cell>
          <table:table-cell table:style-name="ce3" office:value-type="string" calcext:value-type="string">
            <text:p>Añadir todos los roles</text:p>
          </table:table-cell>
          <table:table-cell table:style-name="ce3" office:value-type="string" calcext:value-type="string">
            <text:p>Agregar todos los role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774" calcext:value-type="float">
            <text:p>774</text:p>
          </table:table-cell>
          <table:table-cell table:style-name="ce3" office:value-type="string" calcext:value-type="string">
            <text:p>apps/frappe/frappe/core/doctype/user/user.js +165</text:p>
          </table:table-cell>
          <table:table-cell table:style-name="ce3" office:value-type="string" calcext:value-type="string">
            <text:p>Clear all roles</text:p>
          </table:table-cell>
          <table:table-cell table:style-name="ce3" office:value-type="string" calcext:value-type="string">
            <text:p>Limpiar todos los roles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280" calcext:value-type="float">
            <text:p>1280</text:p>
          </table:table-cell>
          <table:table-cell table:style-name="ce3" office:value-type="string" calcext:value-type="string">
            <text:p>apps/frappe/frappe/core/doctype/user/user.js +320</text:p>
          </table:table-cell>
          <table:table-cell table:style-name="ce3" office:value-type="string" calcext:value-type="string">
            <text:p>Role Permissions</text:p>
          </table:table-cell>
          <table:table-cell table:style-name="ce3" office:value-type="string" calcext:value-type="string">
            <text:p>Permisos del rol</text:p>
          </table:table-cell>
          <table:table-cell table:style-name="ce3" office:value-type="string" calcext:value-type="string">
            <text:p>Permisos de rol</text:p>
          </table:table-cell>
          <table:table-cell table:style-name="ce3" table:number-columns-repeated="1019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apps/frappe/frappe/core/doctype/user/user.js +44</text:p>
          </table:table-cell>
          <table:table-cell office:value-type="string" calcext:value-type="string">
            <text:p>Refreshing...</text:p>
          </table:table-cell>
          <table:table-cell office:value-type="string" calcext:value-type="string">
            <text:p>Actualizando...</text:p>
          </table:table-cell>
          <table:table-cell table:number-columns-repeated="1020"/>
        </table:table-row>
        <table:table-row table:style-name="ro2">
          <table:table-cell table:style-name="ce3" office:value-type="float" office:value="1960" calcext:value-type="float">
            <text:p>1960</text:p>
          </table:table-cell>
          <table:table-cell table:style-name="ce3" office:value-type="string" calcext:value-type="string">
            <text:p>apps/frappe/frappe/core/doctype/user/user.py +105</text:p>
          </table:table-cell>
          <table:table-cell table:style-name="ce3" office:value-type="string" calcext:value-type="string">
            <text:p>Sorry! User should have complete access to their own record.</text:p>
          </table:table-cell>
          <table:table-cell table:style-name="ce3" office:value-type="string" calcext:value-type="string">
            <text:p>¡Lo sentimos! El usuario debe tener acceso completo a su propio registro</text:p>
          </table:table-cell>
          <table:table-cell table:style-name="ce3" office:value-type="string" calcext:value-type="string">
            <text:p>Lamentablemente, el usuario debe tener acceso completo a sus propios registros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559" calcext:value-type="float">
            <text:p>1559</text:p>
          </table:table-cell>
          <table:table-cell table:style-name="ce3" office:value-type="string" calcext:value-type="string">
            <text:p>apps/frappe/frappe/core/doctype/user/user.py +107</text:p>
          </table:table-cell>
          <table:table-cell table:style-name="ce3" office:value-type="string" calcext:value-type="string">
            <text:p>Sorry! Sharing with Website User is prohibited.</text:p>
          </table:table-cell>
          <table:table-cell table:style-name="ce3" office:value-type="string" calcext:value-type="string">
            <text:p>¡Lo sentimos! El compartir con un usuario del sitio web está prohibido</text:p>
          </table:table-cell>
          <table:table-cell table:style-name="ce3" office:value-type="string" calcext:value-type="string">
            <text:p>Lamentablemente, compartir con los usuarios del sitio web está prohibido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05" calcext:value-type="float">
            <text:p>505</text:p>
          </table:table-cell>
          <table:table-cell table:style-name="ce3" office:value-type="string" calcext:value-type="string">
            <text:p>apps/frappe/frappe/core/doctype/user/user.py +119</text:p>
          </table:table-cell>
          <table:table-cell table:style-name="ce3" office:value-type="string" calcext:value-type="string">
            <text:p>Welcome email sent</text:p>
          </table:table-cell>
          <table:table-cell table:style-name="ce3" office:value-type="string" calcext:value-type="string">
            <text:p>Correo electrónico de bienvenida enviad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191" calcext:value-type="float">
            <text:p>1191</text:p>
          </table:table-cell>
          <table:table-cell table:style-name="ce3" office:value-type="string" calcext:value-type="string">
            <text:p>apps/frappe/frappe/core/doctype/user/user.py +160</text:p>
          </table:table-cell>
          <table:table-cell table:style-name="ce3" office:value-type="string" calcext:value-type="string">
            <text:p>Password Update</text:p>
          </table:table-cell>
          <table:table-cell table:style-name="ce3" office:value-type="string" calcext:value-type="string">
            <text:p>Actualización de contraseña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478" calcext:value-type="float">
            <text:p>1478</text:p>
          </table:table-cell>
          <table:table-cell table:style-name="ce3" office:value-type="string" calcext:value-type="string">
            <text:p>apps/frappe/frappe/core/doctype/user/user.py +169</text:p>
          </table:table-cell>
          <table:table-cell table:style-name="ce3" office:value-type="string" calcext:value-type="string">
            <text:p>Verify Your Account</text:p>
          </table:table-cell>
          <table:table-cell table:style-name="ce3" office:value-type="string" calcext:value-type="string">
            <text:p>Verificar su cuenta</text:p>
          </table:table-cell>
          <table:table-cell table:style-name="ce3" table:number-columns-repeated="1020"/>
        </table:table-row>
        <table:table-row table:style-name="ro4">
          <table:table-cell table:style-name="ce3" office:value-type="float" office:value="476" calcext:value-type="float">
            <text:p>476</text:p>
          </table:table-cell>
          <table:table-cell table:style-name="ce3" office:value-type="string" calcext:value-type="string">
            <text:p>apps/frappe/frappe/core/doctype/user/user.py +201</text:p>
          </table:table-cell>
          <table:table-cell table:style-name="ce3" office:value-type="string" calcext:value-type="string">
            <text:p>There should remain at least one System Manager</text:p>
          </table:table-cell>
          <table:table-cell table:style-name="ce3" office:value-type="string" calcext:value-type="string">
            <text:p>Debe permanecer al menos un administrador del sistema</text:p>
          </table:table-cell>
          <table:table-cell table:style-name="ce3" office:value-type="string" calcext:value-type="string">
            <text:p>Debe haber al menos un administrador del sistema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98" calcext:value-type="float">
            <text:p>198</text:p>
          </table:table-cell>
          <table:table-cell table:style-name="ce3" office:value-type="string" calcext:value-type="string">
            <text:p>apps/frappe/frappe/core/doctype/user/user.py +206</text:p>
          </table:table-cell>
          <table:table-cell table:style-name="ce3" office:value-type="string" calcext:value-type="string">
            <text:p>User {0} cannot be deleted</text:p>
          </table:table-cell>
          <table:table-cell table:style-name="ce3" office:value-type="string" calcext:value-type="string">
            <text:p>El usuario {0} no puede ser eliminado</text:p>
          </table:table-cell>
          <table:table-cell table:style-name="ce3" office:value-type="string" calcext:value-type="string">
            <text:p>El usuario {0} no se puede eliminar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893" calcext:value-type="float">
            <text:p>1893</text:p>
          </table:table-cell>
          <table:table-cell table:style-name="ce3" office:value-type="string" calcext:value-type="string">
            <text:p>apps/frappe/frappe/core/doctype/user/user.py +240</text:p>
          </table:table-cell>
          <table:table-cell table:style-name="ce3" office:value-type="string" calcext:value-type="string">
            <text:p>User {0} cannot be renamed</text:p>
          </table:table-cell>
          <table:table-cell table:style-name="ce3" office:value-type="string" calcext:value-type="string">
            <text:p>El usuario {0} no puede ser renombrado</text:p>
          </table:table-cell>
          <table:table-cell table:style-name="ce3" table:number-columns-repeated="1020"/>
        </table:table-row>
        <table:table-row table:style-name="ro4">
          <table:table-cell table:style-name="ce3" office:value-type="float" office:value="361" calcext:value-type="float">
            <text:p>361</text:p>
          </table:table-cell>
          <table:table-cell table:style-name="ce3" office:value-type="string" calcext:value-type="string">
            <text:p>apps/frappe/frappe/core/doctype/user/user.py +315</text:p>
          </table:table-cell>
          <table:table-cell table:style-name="ce3" office:value-type="string" calcext:value-type="string">
            <text:p>Username {0} already exists</text:p>
          </table:table-cell>
          <table:table-cell table:style-name="ce3" office:value-type="string" calcext:value-type="string">
            <text:p>El nombre de usuario {0} ya existe</text:p>
          </table:table-cell>
          <table:table-cell table:style-name="ce3" office:value-type="string" calcext:value-type="string">
            <text:p>Nombre de usuario {0} ya existe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210" calcext:value-type="float">
            <text:p>1210</text:p>
          </table:table-cell>
          <table:table-cell table:style-name="ce3" office:value-type="string" calcext:value-type="string">
            <text:p>apps/frappe/frappe/core/doctype/user/user.py +321</text:p>
          </table:table-cell>
          <table:table-cell table:style-name="ce3" office:value-type="string" calcext:value-type="string">
            <text:p>Username should not contain any special characters other than letters, numbers and underscore</text:p>
          </table:table-cell>
          <table:table-cell table:style-name="ce3" office:value-type="string" calcext:value-type="string">
            <text:p>El nombre de usuario no debe contener caracteres especiales distintos a letras, números y guión bajo</text:p>
          </table:table-cell>
          <table:table-cell table:style-name="ce3" office:value-type="string" calcext:value-type="string">
            <text:p>Nombre de usuario no debe contener caracteres especiales que no sean letras, números y guión baj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443" calcext:value-type="float">
            <text:p>1443</text:p>
          </table:table-cell>
          <table:table-cell table:style-name="ce3" office:value-type="string" calcext:value-type="string">
            <text:p>apps/frappe/frappe/core/doctype/user/user.py +339</text:p>
          </table:table-cell>
          <table:table-cell table:style-name="ce3" office:value-type="string" calcext:value-type="string">
            <text:p>Suggested Username: {0}</text:p>
          </table:table-cell>
          <table:table-cell table:style-name="ce3" office:value-type="string" calcext:value-type="string">
            <text:p>Nombre de usuario sugerido: {0}</text:p>
          </table:table-cell>
          <table:table-cell table:style-name="ce3" office:value-type="string" calcext:value-type="string">
            <text:p>Sugerida Nombre de usuario: {0}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359" calcext:value-type="float">
            <text:p>359</text:p>
          </table:table-cell>
          <table:table-cell table:style-name="ce3" office:value-type="string" calcext:value-type="string">
            <text:p>apps/frappe/frappe/core/doctype/user/user.py +376</text:p>
          </table:table-cell>
          <table:table-cell table:style-name="ce3" office:value-type="string" calcext:value-type="string">
            <text:p>Cannot Update: Incorrect / Expired Link.</text:p>
          </table:table-cell>
          <table:table-cell table:style-name="ce3" office:value-type="string" calcext:value-type="string">
            <text:p>No se puede actualizar: enlace incorrecto o expirado</text:p>
          </table:table-cell>
          <table:table-cell table:style-name="ce3" office:value-type="string" calcext:value-type="string">
            <text:p>No se puede actualizar: link incorrecto/expirad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727" calcext:value-type="float">
            <text:p>1727</text:p>
          </table:table-cell>
          <table:table-cell table:style-name="ce3" office:value-type="string" calcext:value-type="string">
            <text:p>apps/frappe/frappe/core/doctype/user/user.py +402</text:p>
          </table:table-cell>
          <table:table-cell table:style-name="ce3" office:value-type="string" calcext:value-type="string">
            <text:p>Registered but disabled.</text:p>
          </table:table-cell>
          <table:table-cell table:style-name="ce3" office:value-type="string" calcext:value-type="string">
            <text:p>Registrado pero deshabilitado</text:p>
          </table:table-cell>
          <table:table-cell table:style-name="ce3" office:value-type="string" calcext:value-type="string">
            <text:p>Registrado, pero está deshabilitado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09" calcext:value-type="float">
            <text:p>509</text:p>
          </table:table-cell>
          <table:table-cell table:style-name="ce3" office:value-type="string" calcext:value-type="string">
            <text:p>apps/frappe/frappe/core/doctype/user/user.py +404</text:p>
          </table:table-cell>
          <table:table-cell table:style-name="ce3" office:value-type="string" calcext:value-type="string">
            <text:p>Already Registered</text:p>
          </table:table-cell>
          <table:table-cell table:style-name="ce3" office:value-type="string" calcext:value-type="string">
            <text:p>Ya está registrad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469" calcext:value-type="float">
            <text:p>469</text:p>
          </table:table-cell>
          <table:table-cell table:style-name="ce3" office:value-type="string" calcext:value-type="string">
            <text:p>apps/frappe/frappe/core/doctype/user/user.py +421</text:p>
          </table:table-cell>
          <table:table-cell table:style-name="ce3" office:value-type="string" calcext:value-type="string">
            <text:p>Registration Details Emailed.</text:p>
          </table:table-cell>
          <table:table-cell table:style-name="ce3" office:value-type="string" calcext:value-type="string">
            <text:p>Detalles del registro enviados por correo electrónico</text:p>
          </table:table-cell>
          <table:table-cell table:style-name="ce3" office:value-type="string" calcext:value-type="string">
            <text:p>Detalles de registro enviado por correo electrónico.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835" calcext:value-type="float">
            <text:p>835</text:p>
          </table:table-cell>
          <table:table-cell table:style-name="ce3" office:value-type="string" calcext:value-type="string">
            <text:p>apps/frappe/frappe/core/doctype/user/user.py +426</text:p>
          </table:table-cell>
          <table:table-cell table:style-name="ce3" office:value-type="string" calcext:value-type="string">
            <text:p>Not allowed to reset the password of {0}</text:p>
          </table:table-cell>
          <table:table-cell table:style-name="ce3" office:value-type="string" calcext:value-type="string">
            <text:p>No tiene permiso para restablecer la contraseña de {0}</text:p>
          </table:table-cell>
          <table:table-cell table:style-name="ce3" office:value-type="string" calcext:value-type="string">
            <text:p>No tiene permisos para restablecer la contraseña de {0}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438" calcext:value-type="float">
            <text:p>1438</text:p>
          </table:table-cell>
          <table:table-cell table:style-name="ce3" office:value-type="string" calcext:value-type="string">
            <text:p>apps/frappe/frappe/core/doctype/user/user.py +433</text:p>
          </table:table-cell>
          <table:table-cell table:style-name="ce3" office:value-type="string" calcext:value-type="string">
            <text:p>Password reset instructions have been sent to your email</text:p>
          </table:table-cell>
          <table:table-cell table:style-name="ce3" office:value-type="string" calcext:value-type="string">
            <text:p>Las instrucciones para el restablecimiento de la contraseña han sido enviadas a su correo electrónic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554" calcext:value-type="float">
            <text:p>1554</text:p>
          </table:table-cell>
          <table:table-cell table:style-name="ce3" office:value-type="string" calcext:value-type="string">
            <text:p>apps/frappe/frappe/core/doctype/user/user.py +436</text:p>
          </table:table-cell>
          <table:table-cell table:style-name="ce3" office:value-type="string" calcext:value-type="string">
            <text:p>User {0} does not exist</text:p>
          </table:table-cell>
          <table:table-cell table:style-name="ce3" office:value-type="string" calcext:value-type="string">
            <text:p>El usuario {0} no existe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383" calcext:value-type="float">
            <text:p>1383</text:p>
          </table:table-cell>
          <table:table-cell table:style-name="ce3" office:value-type="string" calcext:value-type="string">
            <text:p>apps/frappe/frappe/core/doctype/user/user.py +50</text:p>
          </table:table-cell>
          <table:table-cell table:style-name="ce3" office:value-type="string" calcext:value-type="string">
            <text:p>User {0} cannot be disabled</text:p>
          </table:table-cell>
          <table:table-cell table:style-name="ce3" office:value-type="string" calcext:value-type="string">
            <text:p>El usuario {0} no se puede deshabilitar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384" calcext:value-type="float">
            <text:p>1384</text:p>
          </table:table-cell>
          <table:table-cell table:style-name="ce3" office:value-type="string" calcext:value-type="string">
            <text:p>apps/frappe/frappe/core/doctype/user/user.py +519</text:p>
          </table:table-cell>
          <table:table-cell table:style-name="ce3" office:value-type="string" calcext:value-type="string">
            <text:p>Dear System Manager,</text:p>
          </table:table-cell>
          <table:table-cell table:style-name="ce3" office:value-type="string" calcext:value-type="string">
            <text:p>Estimado administrador del sistema,</text:p>
          </table:table-cell>
          <table:table-cell table:style-name="ce3" table:number-columns-repeated="1020"/>
        </table:table-row>
        <table:table-row table:style-name="ro4">
          <table:table-cell table:style-name="ce3" office:value-type="float" office:value="1798" calcext:value-type="float">
            <text:p>1798</text:p>
          </table:table-cell>
          <table:table-cell table:style-name="ce3" office:value-type="string" calcext:value-type="string">
            <text:p>apps/frappe/frappe/core/doctype/user/user.py +521</text:p>
          </table:table-cell>
          <table:table-cell table:style-name="ce3" office:value-type="string" calcext:value-type="string">
            <text:p>Administrator accessed {0} on {1} via IP Address {2}.</text:p>
          </table:table-cell>
          <table:table-cell table:style-name="ce3" office:value-type="string" calcext:value-type="string">
            <text:p>El usuario administrador accedió a {0} el {1} mediante la dirección IP {2}.</text:p>
          </table:table-cell>
          <table:table-cell table:style-name="ce3" office:value-type="string" calcext:value-type="string">
            <text:p>Acceso de Administrador {0} en {1} a través de la dirección IP {2}.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apps/frappe/frappe/core/doctype/user/user.py +527</text:p>
          </table:table-cell>
          <table:table-cell table:style-name="ce3" office:value-type="string" calcext:value-type="string">
            <text:p>If you think this is unauthorized, please change the Administrator password.</text:p>
          </table:table-cell>
          <table:table-cell table:style-name="ce3" office:value-type="string" calcext:value-type="string">
            <text:p>Si piensa que esto no fue autorizado, por favor cambie la contraseña de administrador.</text:p>
          </table:table-cell>
          <table:table-cell table:style-name="ce3" office:value-type="string" calcext:value-type="string">
            <text:p>Si usted piensa que esto no está autorizado, por favor, cambie la contraseña del administrador.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apps/frappe/frappe/core/doctype/user/user.py +530</text:p>
          </table:table-cell>
          <table:table-cell table:style-name="ce3" office:value-type="string" calcext:value-type="string">
            <text:p>Administrator Logged In</text:p>
          </table:table-cell>
          <table:table-cell table:style-name="ce3" office:value-type="string" calcext:value-type="string">
            <text:p>El administrador inició sesión</text:p>
          </table:table-cell>
          <table:table-cell table:style-name="ce3" office:value-type="string" calcext:value-type="string">
            <text:p>Administrador logeado</text:p>
          </table:table-cell>
          <table:table-cell table:style-name="ce3" table:number-columns-repeated="1019"/>
        </table:table-row>
        <table:table-row table:style-name="ro3">
          <table:table-cell table:style-name="ce3" office:value-type="float" office:value="802" calcext:value-type="float">
            <text:p>802</text:p>
          </table:table-cell>
          <table:table-cell table:style-name="ce3" office:value-type="string" calcext:value-type="string">
            <text:p>apps/frappe/frappe/core/doctype/user/user.py +66</text:p>
          </table:table-cell>
          <table:table-cell table:style-name="ce3" office:value-type="string" calcext:value-type="string">
            <text:p>Adding System Manager to this User as there must be atleast one System Manager</text:p>
          </table:table-cell>
          <table:table-cell table:style-name="ce3" office:value-type="string" calcext:value-type="string">
            <text:p>Añadiendo el rol de Administrador del sistema a este usuario puesto que debe existir al menos un administrador del sistema</text:p>
          </table:table-cell>
          <table:table-cell table:style-name="ce3" office:value-type="string" calcext:value-type="string">
            <text:p>Agregando como administrador del sistema a este usuario ya que debe haber al menos un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815" calcext:value-type="float">
            <text:p>1815</text:p>
          </table:table-cell>
          <table:table-cell table:style-name="ce3" office:value-type="string" calcext:value-type="string">
            <text:p>apps/frappe/frappe/core/doctype/user/user.py +76</text:p>
          </table:table-cell>
          <table:table-cell table:style-name="ce3" office:value-type="string" calcext:value-type="string">
            <text:p>User with System Manager Role should always have User Type: System User</text:p>
          </table:table-cell>
          <table:table-cell table:style-name="ce3" office:value-type="string" calcext:value-type="string">
            <text:p>El usuario con el rol de Administrador del sistema siempre debe ser del tipo de usuario Usuario del sistema</text:p>
          </table:table-cell>
          <table:table-cell table:style-name="ce3" office:value-type="string" calcext:value-type="string">
            <text:p>El usuario con el rol de administrador del Sistema siempre debe de estar en el grupo: Usuario del sistema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054" calcext:value-type="float">
            <text:p>1054</text:p>
          </table:table-cell>
          <table:table-cell table:style-name="ce3" office:value-type="string" calcext:value-type="string">
            <text:p>apps/frappe/frappe/core/doctype/user/user.py +84</text:p>
          </table:table-cell>
          <table:table-cell table:style-name="ce3" office:value-type="string" calcext:value-type="string">
            <text:p>New password emailed</text:p>
          </table:table-cell>
          <table:table-cell table:style-name="ce3" office:value-type="string" calcext:value-type="string">
            <text:p>Nueva contraseña enviada por correo electrónico</text:p>
          </table:table-cell>
          <table:table-cell table:style-name="ce3" table:number-columns-repeated="1020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apps/frappe/frappe/core/doctype/userrole/userrole.py +14</text:p>
          </table:table-cell>
          <table:table-cell office:value-type="string" calcext:value-type="string">
            <text:p>Role exists</text:p>
          </table:table-cell>
          <table:table-cell office:value-type="string" calcext:value-type="string">
            <text:p>El rol ya existe</text:p>
          </table:table-cell>
          <table:table-cell table:number-columns-repeated="1020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apps/frappe/frappe/core/doctype/version/version.js +10</text:p>
          </table:table-cell>
          <table:table-cell office:value-type="string" calcext:value-type="string">
            <text:p>Version restored</text:p>
          </table:table-cell>
          <table:table-cell office:value-type="string" calcext:value-type="string">
            <text:p>Versión restaurada</text:p>
          </table:table-cell>
          <table:table-cell table:number-columns-repeated="1020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apps/frappe/frappe/core/page/data_import_tool/data_import_main.html +21</text:p>
          </table:table-cell>
          <table:table-cell office:value-type="string" calcext:value-type="string">
            <text:p>Download Blank Template</text:p>
          </table:table-cell>
          <table:table-cell office:value-type="string" calcext:value-type="string">
            <text:p>Descargar plantilla en blanco</text:p>
          </table:table-cell>
          <table:table-cell table:number-columns-repeated="1020"/>
        </table:table-row>
        <table:table-row table:style-name="ro4">
          <table:table-cell office:value-type="float" office:value="1567" calcext:value-type="float">
            <text:p>1567</text:p>
          </table:table-cell>
          <table:table-cell office:value-type="string" calcext:value-type="string">
            <text:p>apps/frappe/frappe/core/page/data_import_tool/data_import_main.html +24</text:p>
          </table:table-cell>
          <table:table-cell office:value-type="string" calcext:value-type="string">
            <text:p>Recommended for inserting new records.</text:p>
          </table:table-cell>
          <table:table-cell office:value-type="string" calcext:value-type="string">
            <text:p>Recomendada para insertar registros nuevos.</text:p>
          </table:table-cell>
          <table:table-cell office:value-type="string" calcext:value-type="string">
            <text:p>Recomendado para insertar nuevos registros.</text:p>
          </table:table-cell>
          <table:table-cell table:number-columns-repeated="101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apps/frappe/frappe/core/page/data_import_tool/data_import_main.html +3</text:p>
          </table:table-cell>
          <table:table-cell office:value-type="string" calcext:value-type="string">
            <text:p>Export Template</text:p>
          </table:table-cell>
          <table:table-cell office:value-type="string" calcext:value-type="string">
            <text:p>Exportar plantilla</text:p>
          </table:table-cell>
          <table:table-cell table:number-columns-repeated="1020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apps/frappe/frappe/core/page/data_import_tool/data_import_main.html +30</text:p>
          </table:table-cell>
          <table:table-cell office:value-type="string" calcext:value-type="string">
            <text:p>Download with data</text:p>
          </table:table-cell>
          <table:table-cell office:value-type="string" calcext:value-type="string">
            <text:p>Descargar con datos</text:p>
          </table:table-cell>
          <table:table-cell table:number-columns-repeated="1020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apps/frappe/frappe/core/page/data_import_tool/data_import_main.html +33</text:p>
          </table:table-cell>
          <table:table-cell office:value-type="string" calcext:value-type="string">
            <text:p>Recommended bulk editing records via import, or understanding the import format.</text:p>
          </table:table-cell>
          <table:table-cell office:value-type="string" calcext:value-type="string">
            <text:p>Recomendada para la edición masiva de registros mediante importación o para entender el formato de importación.</text:p>
          </table:table-cell>
          <table:table-cell office:value-type="string" calcext:value-type="string">
            <text:p>Recomendamos hacer la edición masiva de registros mediante la importación de los mismos, o analizar el formato de importación.</text:p>
          </table:table-cell>
          <table:table-cell table:number-columns-repeated="1019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apps/frappe/frappe/core/page/data_import_tool/data_import_main.html +4</text:p>
          </table:table-cell>
          <table:table-cell office:value-type="string" calcext:value-type="string">
            <text:p>To import or update records, you must first download the template for importing.</text:p>
          </table:table-cell>
          <table:table-cell office:value-type="string" calcext:value-type="string">
            <text:p>Para importar o actualizar registros, primero debe descargar la plantilla de importación.</text:p>
          </table:table-cell>
          <table:table-cell office:value-type="string" calcext:value-type="string">
            <text:p>Para importar o actualizar los registros, usted primero debe descargar la plantilla de importación.</text:p>
          </table:table-cell>
          <table:table-cell table:number-columns-repeated="1019"/>
        </table:table-row>
        <table:table-row table:style-name="ro4">
          <table:table-cell office:value-type="float" office:value="595" calcext:value-type="float">
            <text:p>595</text:p>
          </table:table-cell>
          <table:table-cell office:value-type="string" calcext:value-type="string">
            <text:p>apps/frappe/frappe/core/page/data_import_tool/data_import_main.html +40</text:p>
          </table:table-cell>
          <table:table-cell office:value-type="string" calcext:value-type="string">
            <text:p>Update the template and save in CSV (Comma Separate Values) format before attaching.</text:p>
          </table:table-cell>
          <table:table-cell office:value-type="string" calcext:value-type="string">
            <text:p>Actualice la plantilla y guárdela en formato CSV (valores separados por coma) antes de adjuntar.</text:p>
          </table:table-cell>
          <table:table-cell office:value-type="string" calcext:value-type="string">
            <text:p>Actualice la plantilla y guárdela en formato CSV (Valores separados por coma) antes de adjuntar.</text:p>
          </table:table-cell>
          <table:table-cell table:number-columns-repeated="1019"/>
        </table:table-row>
        <table:table-row table:style-name="ro4">
          <table:table-cell office:value-type="float" office:value="1074" calcext:value-type="float">
            <text:p>1074</text:p>
          </table:table-cell>
          <table:table-cell office:value-type="string" calcext:value-type="string">
            <text:p>apps/frappe/frappe/core/page/data_import_tool/data_import_main.html +47</text:p>
          </table:table-cell>
          <table:table-cell office:value-type="string" calcext:value-type="string">
            <text:p>Do not update, but insert new records.</text:p>
          </table:table-cell>
          <table:table-cell office:value-type="string" calcext:value-type="string">
            <text:p>No actualizar, sino insertar nuevos registros</text:p>
          </table:table-cell>
          <table:table-cell office:value-type="string" calcext:value-type="string">
            <text:p>No actualizar, pero insertar nuevos registros.</text:p>
          </table:table-cell>
          <table:table-cell table:number-columns-repeated="1019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apps/frappe/frappe/core/page/data_import_tool/data_import_main.html +5</text:p>
          </table:table-cell>
          <table:table-cell office:value-type="string" calcext:value-type="string">
            <text:p>Select Type of Document to Download</text:p>
          </table:table-cell>
          <table:table-cell office:value-type="string" calcext:value-type="string">
            <text:p>Seleccionar tipo de documento a descargar</text:p>
          </table:table-cell>
          <table:table-cell table:number-columns-repeated="1020"/>
        </table:table-row>
        <table:table-row table:style-name="ro4">
          <table:table-cell office:value-type="float" office:value="1128" calcext:value-type="float">
            <text:p>1128</text:p>
          </table:table-cell>
          <table:table-cell office:value-type="string" calcext:value-type="string">
            <text:p>apps/frappe/frappe/core/page/data_import_tool/data_import_main.html +53</text:p>
          </table:table-cell>
          <table:table-cell office:value-type="string" calcext:value-type="string">
            <text:p>Submit after importing.</text:p>
          </table:table-cell>
          <table:table-cell office:value-type="string" calcext:value-type="string">
            <text:p>Aprobar después de importar</text:p>
          </table:table-cell>
          <table:table-cell office:value-type="string" calcext:value-type="string">
            <text:p>Validar después de importar.</text:p>
          </table:table-cell>
          <table:table-cell table:number-columns-repeated="1019"/>
        </table:table-row>
        <table:table-row table:style-name="ro4">
          <table:table-cell office:value-type="float" office:value="858" calcext:value-type="float">
            <text:p>858</text:p>
          </table:table-cell>
          <table:table-cell office:value-type="string" calcext:value-type="string">
            <text:p>apps/frappe/frappe/core/page/data_import_tool/data_import_main.html +59</text:p>
          </table:table-cell>
          <table:table-cell office:value-type="string" calcext:value-type="string">
            <text:p>Ignore encoding errors.</text:p>
          </table:table-cell>
          <table:table-cell office:value-type="string" calcext:value-type="string">
            <text:p>Ignorar errores de codificación</text:p>
          </table:table-cell>
          <table:table-cell office:value-type="string" calcext:value-type="string">
            <text:p>Ignorar errores de codificación.</text:p>
          </table:table-cell>
          <table:table-cell table:number-columns-repeated="1019"/>
        </table:table-row>
        <table:table-row table:style-name="ro4">
          <table:table-cell office:value-type="float" office:value="1578" calcext:value-type="float">
            <text:p>1578</text:p>
          </table:table-cell>
          <table:table-cell office:value-type="string" calcext:value-type="string">
            <text:p>apps/frappe/frappe/core/page/data_import_tool/data_import_main.html +7</text:p>
          </table:table-cell>
          <table:table-cell office:value-type="string" calcext:value-type="string">
            <text:p>Select Type</text:p>
          </table:table-cell>
          <table:table-cell office:value-type="string" calcext:value-type="string">
            <text:p>Seleccionar tipo</text:p>
          </table:table-cell>
          <table:table-cell office:value-type="string" calcext:value-type="string">
            <text:p>Seleccione el tipo</text:p>
          </table:table-cell>
          <table:table-cell table:number-columns-repeated="1019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string" calcext:value-type="string">
            <text:p>apps/frappe/frappe/core/page/data_import_tool/data_import_tool.js +108</text:p>
          </table:table-cell>
          <table:table-cell office:value-type="string" calcext:value-type="string">
            <text:p>Import Successful!</text:p>
          </table:table-cell>
          <table:table-cell office:value-type="string" calcext:value-type="string">
            <text:p>¡Importación exitosa!</text:p>
          </table:table-cell>
          <table:table-cell office:value-type="string" calcext:value-type="string">
            <text:p>¡Importación Exitosa!</text:p>
          </table:table-cell>
          <table:table-cell table:number-columns-repeated="1019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apps/frappe/frappe/core/page/data_import_tool/data_import_tool.js +160</text:p>
          </table:table-cell>
          <table:table-cell office:value-type="string" calcext:value-type="string">
            <text:p>Import Failed</text:p>
          </table:table-cell>
          <table:table-cell office:value-type="string" calcext:value-type="string">
            <text:p>Error al importar</text:p>
          </table:table-cell>
          <table:table-cell table:number-columns-repeated="1020"/>
        </table:table-row>
        <table:table-row table:style-name="ro4">
          <table:table-cell office:value-type="float" office:value="880" calcext:value-type="float">
            <text:p>880</text:p>
          </table:table-cell>
          <table:table-cell office:value-type="string" calcext:value-type="string">
            <text:p>apps/frappe/frappe/core/page/data_import_tool/data_import_tool.js +81</text:p>
          </table:table-cell>
          <table:table-cell office:value-type="string" calcext:value-type="string">
            <text:p>Import Request Queued. This may take a few moments, please be patient.</text:p>
          </table:table-cell>
          <table:table-cell office:value-type="string" calcext:value-type="string">
            <text:p>Solicitud de importación en cola. Este proceso puede tomar algún momento, sea paciente por favor.</text:p>
          </table:table-cell>
          <table:table-cell office:value-type="string" calcext:value-type="string">
            <text:p>Solicitud de importación en cola. Este proceso puede tardar unos instantes, por favor, sea paciente.</text:p>
          </table:table-cell>
          <table:table-cell table:number-columns-repeated="1019"/>
        </table:table-row>
        <table:table-row table:style-name="ro4">
          <table:table-cell office:value-type="float" office:value="1651" calcext:value-type="float">
            <text:p>1651</text:p>
          </table:table-cell>
          <table:table-cell office:value-type="string" calcext:value-type="string">
            <text:p>apps/frappe/frappe/core/page/data_import_tool/data_import_tool.js +86</text:p>
          </table:table-cell>
          <table:table-cell office:value-type="string" calcext:value-type="string">
            <text:p>Importing...</text:p>
          </table:table-cell>
          <table:table-cell office:value-type="string" calcext:value-type="string">
            <text:p>Importando...</text:p>
          </table:table-cell>
          <table:table-cell table:number-columns-repeated="1020"/>
        </table:table-row>
        <table:table-row table:style-name="ro4">
          <table:table-cell office:value-type="float" office:value="1886" calcext:value-type="float">
            <text:p>1886</text:p>
          </table:table-cell>
          <table:table-cell office:value-type="string" calcext:value-type="string">
            <text:p>apps/frappe/frappe/core/page/data_import_tool/data_import_tool.js +87</text:p>
          </table:table-cell>
          <table:table-cell office:value-type="string" calcext:value-type="string">
            <text:p>Importing</text:p>
          </table:table-cell>
          <table:table-cell office:value-type="string" calcext:value-type="string">
            <text:p>Importando</text:p>
          </table:table-cell>
          <table:table-cell table:number-columns-repeated="1020"/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string" calcext:value-type="string">
            <text:p>apps/frappe/frappe/core/page/data_import_tool/data_import_tool.py +13</text:p>
          </table:table-cell>
          <table:table-cell office:value-type="string" calcext:value-type="string">
            <text:p>Start entering data below this line</text:p>
          </table:table-cell>
          <table:table-cell office:value-type="string" calcext:value-type="string">
            <text:p>Comience ingresando los datos debajo de esta línea</text:p>
          </table:table-cell>
          <table:table-cell office:value-type="string" calcext:value-type="string">
            <text:p>Comience ingresando datos debajo de esta línea</text:p>
          </table:table-cell>
          <table:table-cell table:number-columns-repeated="1019"/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apps/frappe/frappe/core/page/data_import_tool/data_import_tool.py +15</text:p>
          </table:table-cell>
          <table:table-cell office:value-type="string" calcext:value-type="string">
            <text:p>Parent Table</text:p>
          </table:table-cell>
          <table:table-cell office:value-type="string" calcext:value-type="string">
            <text:p>Tabla padre</text:p>
          </table:table-cell>
          <table:table-cell office:value-type="string" calcext:value-type="string">
            <text:p>Tabla padre / principal</text:p>
          </table:table-cell>
          <table:table-cell table:number-columns-repeated="1019"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string" calcext:value-type="string">
            <text:p>apps/frappe/frappe/core/page/data_import_tool/data_import_tool.py +16</text:p>
          </table:table-cell>
          <table:table-cell office:value-type="string" calcext:value-type="string">
            <text:p>Column Name</text:p>
          </table:table-cell>
          <table:table-cell office:value-type="string" calcext:value-type="string">
            <text:p>Nombre de columna</text:p>
          </table:table-cell>
          <table:table-cell table:number-columns-repeated="1020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apps/frappe/frappe/core/page/data_import_tool/exporter.py +227</text:p>
          </table:table-cell>
          <table:table-cell office:value-type="string" calcext:value-type="string">
            <text:p>Column Labels:</text:p>
          </table:table-cell>
          <table:table-cell office:value-type="string" calcext:value-type="string">
            <text:p>Etiquetas de columna:</text:p>
          </table:table-cell>
          <table:table-cell table:number-columns-repeated="1020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apps/frappe/frappe/core/page/data_import_tool/exporter.py +229</text:p>
          </table:table-cell>
          <table:table-cell office:value-type="string" calcext:value-type="string">
            <text:p>Mandatory:</text:p>
          </table:table-cell>
          <table:table-cell office:value-type="string" calcext:value-type="string">
            <text:p>Obligatorio:</text:p>
          </table:table-cell>
          <table:table-cell table:number-columns-repeated="1020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apps/frappe/frappe/core/page/data_import_tool/exporter.py +230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Tipo:</text:p>
          </table:table-cell>
          <table:table-cell table:number-columns-repeated="1020"/>
        </table:table-row>
        <table:table-row table:style-name="ro4">
          <table:table-cell office:value-type="float" office:value="1480" calcext:value-type="float">
            <text:p>1480</text:p>
          </table:table-cell>
          <table:table-cell office:value-type="string" calcext:value-type="string">
            <text:p>apps/frappe/frappe/core/page/data_import_tool/exporter.py +231</text:p>
          </table:table-cell>
          <table:table-cell office:value-type="string" calcext:value-type="string">
            <text:p>Info:</text:p>
          </table:table-cell>
          <table:table-cell office:value-type="string" calcext:value-type="string">
            <text:p>Información:</text:p>
          </table:table-cell>
          <table:table-cell table:number-columns-repeated="1020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apps/frappe/frappe/core/page/data_import_tool/exporter.py +51</text:p>
          </table:table-cell>
          <table:table-cell office:value-type="string" calcext:value-type="string">
            <text:p>Data Import Template</text:p>
          </table:table-cell>
          <table:table-cell office:value-type="string" calcext:value-type="string">
            <text:p>Plantilla para importación de datos</text:p>
          </table:table-cell>
          <table:table-cell office:value-type="string" calcext:value-type="string">
            <text:p>Plantilla para importar datos</text:p>
          </table:table-cell>
          <table:table-cell table:number-columns-repeated="1019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apps/frappe/frappe/core/page/data_import_tool/exporter.py +60</text:p>
          </table:table-cell>
          <table:table-cell office:value-type="string" calcext:value-type="string">
            <text:p>Notes:</text:p>
          </table:table-cell>
          <table:table-cell office:value-type="string" calcext:value-type="string">
            <text:p>Notas:</text:p>
          </table:table-cell>
          <table:table-cell table:number-columns-repeated="1020"/>
        </table:table-row>
        <table:table-row table:style-name="ro4">
          <table:table-cell office:value-type="float" office:value="1028" calcext:value-type="float">
            <text:p>1028</text:p>
          </table:table-cell>
          <table:table-cell office:value-type="string" calcext:value-type="string">
            <text:p>apps/frappe/frappe/core/page/data_import_tool/exporter.py +61</text:p>
          </table:table-cell>
          <table:table-cell office:value-type="string" calcext:value-type="string">
            <text:p>Please do not change the template headings.</text:p>
          </table:table-cell>
          <table:table-cell office:value-type="string" calcext:value-type="string">
            <text:p>Por favor no cambie los encabezados de la plantilla.</text:p>
          </table:table-cell>
          <table:table-cell office:value-type="string" calcext:value-type="string">
            <text:p>Por favor, no cambie los encabezados de la plantilla.</text:p>
          </table:table-cell>
          <table:table-cell table:number-columns-repeated="1019"/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string" calcext:value-type="string">
            <text:p>apps/frappe/frappe/core/page/data_import_tool/exporter.py +62</text:p>
          </table:table-cell>
          <table:table-cell office:value-type="string" calcext:value-type="string">
            <text:p>First data column must be blank.</text:p>
          </table:table-cell>
          <table:table-cell office:value-type="string" calcext:value-type="string">
            <text:p>La primer columna de datos debe estar vacía.</text:p>
          </table:table-cell>
          <table:table-cell office:value-type="string" calcext:value-type="string">
            <text:p>La primera columna de datos debe estar en blanco.</text:p>
          </table:table-cell>
          <table:table-cell table:number-columns-repeated="1019"/>
        </table:table-row>
        <table:table-row table:style-name="ro4">
          <table:table-cell office:value-type="float" office:value="1839" calcext:value-type="float">
            <text:p>1839</text:p>
          </table:table-cell>
          <table:table-cell office:value-type="string" calcext:value-type="string">
            <text:p>apps/frappe/frappe/core/page/data_import_tool/exporter.py +63</text:p>
          </table:table-cell>
          <table:table-cell office:value-type="string" calcext:value-type="string">
            <text:p>If you are uploading new records, leave the "name" (ID) column blank.</text:p>
          </table:table-cell>
          <table:table-cell office:value-type="string" calcext:value-type="string">
            <text:p>Si está cargando nuevos registros, deje en blanco la columna "nombre" (ID)</text:p>
          </table:table-cell>
          <table:table-cell office:value-type="string" calcext:value-type="string">
            <text:p>Si desea cargar nuevos registros, deje en blanco la columna "nombre" (ID)</text:p>
          </table:table-cell>
          <table:table-cell table:number-columns-repeated="1019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apps/frappe/frappe/core/page/data_import_tool/exporter.py +64</text:p>
          </table:table-cell>
          <table:table-cell office:value-type="string" calcext:value-type="string">
            <text:p>If you are uploading new records, "Naming Series" becomes mandatory, if present.</text:p>
          </table:table-cell>
          <table:table-cell office:value-type="string" calcext:value-type="string">
            <text:p>Si está cargando nuevos registros, "Secuencias de identificación" será obligatorio si está presente.</text:p>
          </table:table-cell>
          <table:table-cell office:value-type="string" calcext:value-type="string">
            <text:p>Si va a cargar nuevos registros, y existen "Secuencias e identificadores", estas serán obligatorias</text:p>
          </table:table-cell>
          <table:table-cell table:number-columns-repeated="1019"/>
        </table:table-row>
        <table:table-row table:style-name="ro3">
          <table:table-cell office:value-type="float" office:value="903" calcext:value-type="float">
            <text:p>903</text:p>
          </table:table-cell>
          <table:table-cell office:value-type="string" calcext:value-type="string">
            <text:p>apps/frappe/frappe/core/page/data_import_tool/exporter.py +65</text:p>
          </table:table-cell>
          <table:table-cell office:value-type="string" calcext:value-type="string">
            <text:p>Only mandatory fields are necessary for new records. You can delete non-mandatory columns if you wish.</text:p>
          </table:table-cell>
          <table:table-cell office:value-type="string" calcext:value-type="string">
            <text:p>Sólo los campos obligatorios son necesarios para nuevos registros. Si lo desea, puede eliminar las columnas no obligatorias.</text:p>
          </table:table-cell>
          <table:table-cell office:value-type="string" calcext:value-type="string">
            <text:p>Sólo los campos obligatorios son necesarios para los nuevos registros. Puede eliminar columnas de carácter no obligatorio, si lo desea.</text:p>
          </table:table-cell>
          <table:table-cell table:number-columns-repeated="1019"/>
        </table:table-row>
        <table:table-row table:style-name="ro4">
          <table:table-cell office:value-type="float" office:value="796" calcext:value-type="float">
            <text:p>796</text:p>
          </table:table-cell>
          <table:table-cell office:value-type="string" calcext:value-type="string">
            <text:p>apps/frappe/frappe/core/page/data_import_tool/exporter.py +66</text:p>
          </table:table-cell>
          <table:table-cell office:value-type="string" calcext:value-type="string">
            <text:p>For updating, you can update only selective columns.</text:p>
          </table:table-cell>
          <table:table-cell office:value-type="string" calcext:value-type="string">
            <text:p>Para actualización, puede hacerlo sobre las columnas que requiera, de manera selectiva.</text:p>
          </table:table-cell>
          <table:table-cell office:value-type="string" calcext:value-type="string">
            <text:p>Para la actualización, usted lo puede hacer solo en algunas columnas.</text:p>
          </table:table-cell>
          <table:table-cell table:number-columns-repeated="1019"/>
        </table:table-row>
        <table:table-row table:style-name="ro4">
          <table:table-cell office:value-type="float" office:value="1978" calcext:value-type="float">
            <text:p>1978</text:p>
          </table:table-cell>
          <table:table-cell office:value-type="string" calcext:value-type="string">
            <text:p>apps/frappe/frappe/core/page/data_import_tool/exporter.py +67</text:p>
          </table:table-cell>
          <table:table-cell office:value-type="string" calcext:value-type="string">
            <text:p>You can only upload upto 5000 records in one go. (may be less in some cases)</text:p>
          </table:table-cell>
          <table:table-cell office:value-type="string" calcext:value-type="string">
            <text:p>Sólo se pueden cargar hasta 5,000 registros de una sola vez (quizá menos en algunos casos).</text:p>
          </table:table-cell>
          <table:table-cell office:value-type="string" calcext:value-type="string">
            <text:p>Sólo se pueden cargar hasta 5.000 registros de una sola vez. (Puede ser menos en algunos casos)</text:p>
          </table:table-cell>
          <table:table-cell table:number-columns-repeated="1019"/>
        </table:table-row>
        <table:table-row table:style-name="ro4">
          <table:table-cell office:value-type="float" office:value="1300" calcext:value-type="float">
            <text:p>1300</text:p>
          </table:table-cell>
          <table:table-cell office:value-type="string" calcext:value-type="string">
            <text:p>apps/frappe/frappe/core/page/data_import_tool/exporter.py +69</text:p>
          </table:table-cell>
          <table:table-cell office:value-type="string" calcext:value-type="string">
            <text:p>"Parent" signifies the parent table in which this row must be added</text:p>
          </table:table-cell>
          <table:table-cell table:style-name="ce6" office:value-type="string" calcext:value-type="string">
            <text:p>"Padre" se refiere a la tabla principal a la que este renglón debe ser añadido.</text:p>
          </table:table-cell>
          <table:table-cell office:value-type="string" calcext:value-type="string">
            <text:p>'Padre' es la tabla principal en la que hay que añadir esta fila</text:p>
          </table:table-cell>
          <table:table-cell table:number-columns-repeated="1019"/>
        </table:table-row>
        <table:table-row table:style-name="ro4">
          <table:table-cell office:value-type="float" office:value="1713" calcext:value-type="float">
            <text:p>1713</text:p>
          </table:table-cell>
          <table:table-cell office:value-type="string" calcext:value-type="string">
            <text:p>apps/frappe/frappe/core/page/data_import_tool/exporter.py +70</text:p>
          </table:table-cell>
          <table:table-cell office:value-type="string" calcext:value-type="string">
            <text:p>If you are updating, please select "Overwrite" else existing rows will not be deleted.</text:p>
          </table:table-cell>
          <table:table-cell office:value-type="string" calcext:value-type="string">
            <text:p>Si está actualizando, por favor elija "Sobrescribir", de lo contrario los renglones existentes no serán eliminados.</text:p>
          </table:table-cell>
          <table:table-cell office:value-type="string" calcext:value-type="string">
            <text:p>Si está actualizando, por favor seleccione "Sobrescribir" para eliminar las filas existentes.</text:p>
          </table:table-cell>
          <table:table-cell table:number-columns-repeated="1019"/>
        </table:table-row>
        <table:table-row table:style-name="ro4">
          <table:table-cell office:value-type="float" office:value="1041" calcext:value-type="float">
            <text:p>1041</text:p>
          </table:table-cell>
          <table:table-cell office:value-type="string" calcext:value-type="string">
            <text:p>apps/frappe/frappe/core/page/data_import_tool/exporter.py +91</text:p>
          </table:table-cell>
          <table:table-cell office:value-type="string" calcext:value-type="string">
            <text:p>Leave blank for new records</text:p>
          </table:table-cell>
          <table:table-cell office:value-type="string" calcext:value-type="string">
            <text:p>Dejar en blanco para nuevos registros</text:p>
          </table:table-cell>
          <table:table-cell office:value-type="string" calcext:value-type="string">
            <text:p>Dejar en blanco para los nuevos registros</text:p>
          </table:table-cell>
          <table:table-cell table:number-columns-repeated="1019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apps/frappe/frappe/core/page/data_import_tool/importer.py +185</text:p>
          </table:table-cell>
          <table:table-cell office:value-type="string" calcext:value-type="string">
            <text:p>Not allowed to Import</text:p>
          </table:table-cell>
          <table:table-cell office:value-type="string" calcext:value-type="string">
            <text:p>No tiene permisos para importar</text:p>
          </table:table-cell>
          <table:table-cell table:number-columns-repeated="1020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string" calcext:value-type="string">
            <text:p>apps/frappe/frappe/core/page/data_import_tool/importer.py +292</text:p>
          </table:table-cell>
          <table:table-cell office:value-type="string" calcext:value-type="string">
            <text:p>Did not find {0} for {0} ({1})</text:p>
          </table:table-cell>
          <table:table-cell office:value-type="string" calcext:value-type="string">
            <text:p>No se encontró {0} para {0} ({1})</text:p>
          </table:table-cell>
          <table:table-cell table:number-columns-repeated="1020"/>
        </table:table-row>
        <table:table-row table:style-name="ro4">
          <table:table-cell office:value-type="float" office:value="1740" calcext:value-type="float">
            <text:p>1740</text:p>
          </table:table-cell>
          <table:table-cell office:value-type="string" calcext:value-type="string">
            <text:p>apps/frappe/frappe/core/page/data_import_tool/importer.py +38</text:p>
          </table:table-cell>
          <table:table-cell office:value-type="string" calcext:value-type="string">
            <text:p>Please do not change the rows above {0}</text:p>
          </table:table-cell>
          <table:table-cell office:value-type="string" calcext:value-type="string">
            <text:p>Por favor no cambie los renglones arriba de {0}</text:p>
          </table:table-cell>
          <table:table-cell office:value-type="string" calcext:value-type="string">
            <text:p>Por favor, no cambiar las filas arriba de {0}</text:p>
          </table:table-cell>
          <table:table-cell table:number-columns-repeated="1019"/>
        </table:table-row>
        <table:table-row table:style-name="ro4">
          <table:table-cell office:value-type="float" office:value="2005" calcext:value-type="float">
            <text:p>2005</text:p>
          </table:table-cell>
          <table:table-cell office:value-type="string" calcext:value-type="string">
            <text:p>apps/frappe/frappe/core/page/data_import_tool/importer.py +43</text:p>
          </table:table-cell>
          <table:table-cell office:value-type="string" calcext:value-type="string">
            <text:p>No data found</text:p>
          </table:table-cell>
          <table:table-cell office:value-type="string" calcext:value-type="string">
            <text:p>No se encontraron datos</text:p>
          </table:table-cell>
          <table:table-cell office:value-type="string" calcext:value-type="string">
            <text:p>No se han encontrado datos</text:p>
          </table:table-cell>
          <table:table-cell table:number-columns-repeated="1019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apps/frappe/frappe/core/page/data_import_tool/importer.py +45</text:p>
          </table:table-cell>
          <table:table-cell office:value-type="string" calcext:value-type="string">
            <text:p>Only allowed {0} rows in one import</text:p>
          </table:table-cell>
          <table:table-cell office:value-type="string" calcext:value-type="string">
            <text:p>Sólo se permiten {0} renglones en cada importación</text:p>
          </table:table-cell>
          <table:table-cell office:value-type="string" calcext:value-type="string">
            <text:p>Soló están permitidas {0} lineas en cada importación</text:p>
          </table:table-cell>
          <table:table-cell table:number-columns-repeated="1019"/>
        </table:table-row>
        <table:table-row table:style-name="ro4">
          <table:table-cell office:value-type="float" office:value="1599" calcext:value-type="float">
            <text:p>1599</text:p>
          </table:table-cell>
          <table:table-cell office:value-type="string" calcext:value-type="string">
            <text:p>apps/frappe/frappe/core/page/data_import_tool/importer.py +70</text:p>
          </table:table-cell>
          <table:table-cell office:value-type="string" calcext:value-type="string">
            <text:p>Please make sure that there are no empty columns in the file.</text:p>
          </table:table-cell>
          <table:table-cell office:value-type="string" calcext:value-type="string">
            <text:p>Asegúrese por favor de que no existen columnas vacías en el archivo</text:p>
          </table:table-cell>
          <table:table-cell office:value-type="string" calcext:value-type="string">
            <text:p>Por favor, asegúrese de que no existen columnas vacías en el archivo.</text:p>
          </table:table-cell>
          <table:table-cell table:number-columns-repeated="1019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apps/frappe/frappe/core/page/desktop/all_applications_dialog.html +1</text:p>
          </table:table-cell>
          <table:table-cell office:value-type="string" calcext:value-type="string">
            <text:p>Search Application</text:p>
          </table:table-cell>
          <table:table-cell office:value-type="string" calcext:value-type="string">
            <text:p>Buscar aplicación</text:p>
          </table:table-cell>
          <table:table-cell table:number-columns-repeated="1020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apps/frappe/frappe/core/page/desktop/all_applications_dialog.html +8</text:p>
          </table:table-cell>
          <table:table-cell office:value-type="string" calcext:value-type="string">
            <text:p>Checked items will be shown on desktop</text:p>
          </table:table-cell>
          <table:table-cell office:value-type="string" calcext:value-type="string">
            <text:p>Los elementos marcados se mostrarán en el escritorio</text:p>
          </table:table-cell>
          <table:table-cell table:number-columns-repeated="1020"/>
        </table:table-row>
        <table:table-row table:style-name="ro2">
          <table:table-cell table:style-name="ce3" office:value-type="float" office:value="1574" calcext:value-type="float">
            <text:p>1574</text:p>
          </table:table-cell>
          <table:table-cell table:style-name="ce3" office:value-type="string" calcext:value-type="string">
            <text:p>apps/frappe/frappe/core/page/desktop/desktop.js +60</text:p>
          </table:table-cell>
          <table:table-cell table:style-name="ce3" office:value-type="string" calcext:value-type="string">
            <text:p>All Applications</text:p>
          </table:table-cell>
          <table:table-cell table:style-name="ce3" office:value-type="string" calcext:value-type="string">
            <text:p>Todas las aplicaciones</text:p>
          </table:table-cell>
          <table:table-cell table:style-name="ce3" office:value-type="string" calcext:value-type="string">
            <text:p>Aplicaciones</text:p>
          </table:table-cell>
          <table:table-cell table:style-name="ce3" table:number-columns-repeated="1019"/>
        </table:table-row>
        <table:table-row table:style-name="ro3">
          <table:table-cell table:style-name="ce3" office:value-type="float" office:value="806" calcext:value-type="float">
            <text:p>806</text:p>
          </table:table-cell>
          <table:table-cell table:style-name="ce3" office:value-type="string" calcext:value-type="string">
            <text:p>apps/frappe/frappe/core/page/modules_setup/modules_setup.js +18</text:p>
          </table:table-cell>
          <table:table-cell table:style-name="ce3" office:value-type="string" calcext:value-type="string">
            <text:p>Select modules to be shown (based on permission). If hidden, they will be hidden for all users.</text:p>
          </table:table-cell>
          <table:table-cell table:style-name="ce3" office:value-type="string" calcext:value-type="string">
            <text:p>Seleccionar los módulos a ser mostrados (en base a sus permisos). Si se ocultan, permanecerán ocultos para todos los usuarios.</text:p>
          </table:table-cell>
          <table:table-cell table:style-name="ce3" office:value-type="string" calcext:value-type="string">
            <text:p>Seleccione los módulos que se mostrarán (basado en los permisos). Si se ocultan, permanecerán ocultos para todos los usuarios 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970" calcext:value-type="float">
            <text:p>970</text:p>
          </table:table-cell>
          <table:table-cell table:style-name="ce3" office:value-type="string" calcext:value-type="string">
            <text:p>apps/frappe/frappe/core/page/modules_setup/modules_setup.js +5</text:p>
          </table:table-cell>
          <table:table-cell table:style-name="ce3" office:value-type="string" calcext:value-type="string">
            <text:p>Show or Hide Modules</text:p>
          </table:table-cell>
          <table:table-cell table:style-name="ce3" office:value-type="string" calcext:value-type="string">
            <text:p>Mostrar u ocultar módulos</text:p>
          </table:table-cell>
          <table:table-cell table:style-name="ce3" office:value-type="string" calcext:value-type="string">
            <text:p>Mostrar / Ocultar módulo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177" calcext:value-type="float">
            <text:p>1177</text:p>
          </table:table-cell>
          <table:table-cell table:style-name="ce3" office:value-type="string" calcext:value-type="string">
            <text:p>apps/frappe/frappe/core/page/modules_setup/modules_setup.js +55</text:p>
          </table:table-cell>
          <table:table-cell table:style-name="ce3" office:value-type="string" calcext:value-type="string">
            <text:p>There were errors</text:p>
          </table:table-cell>
          <table:table-cell table:style-name="ce3" office:value-type="string" calcext:value-type="string">
            <text:p>Hubo errores</text:p>
          </table:table-cell>
          <table:table-cell table:style-name="ce3" table:number-columns-repeated="1020"/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apps/frappe/frappe/core/page/permission_manager/permission_manager_help.html +10</text:p>
          </table:table-cell>
          <table:table-cell office:value-type="string" calcext:value-type="string">
            <text:p>Permissions are automatically translated to Standard Reports and Searches.</text:p>
          </table:table-cell>
          <table:table-cell office:value-type="string" calcext:value-type="string">
            <text:p>Los permisos son trasladados automáticamente a reportes y búsquedas estándar.</text:p>
          </table:table-cell>
          <table:table-cell office:value-type="string" calcext:value-type="string">
            <text:p>Los permisos se trasladarán automáticamente a los informes estándar y las búsquedas .</text:p>
          </table:table-cell>
          <table:table-cell table:number-columns-repeated="1019"/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apps/frappe/frappe/core/page/permission_manager/permission_manager_help.html +11</text:p>
          </table:table-cell>
          <table:table-cell office:value-type="string" calcext:value-type="string">
            <text:p>As a best practice, do not assign the same set of permission rule to different Roles. Instead, set multiple Roles to the same User.</text:p>
          </table:table-cell>
          <table:table-cell office:value-type="string" calcext:value-type="string">
            <text:p>Como mejor práctica, no asigne el mismo conjunto de reglas de permiso a diferentes roles. En lugar de eso, establezca distintos roles al mismo usuario.</text:p>
          </table:table-cell>
          <table:table-cell office:value-type="string" calcext:value-type="string">
            <text:p>Una buena práctica, es no asignar el mismo conjunto de permisos a diferentes roles. En lugar de eso, es mejor establecer varios roles un mismo usuario.</text:p>
          </table:table-cell>
          <table:table-cell table:number-columns-repeated="1019"/>
        </table:table-row>
        <table:table-row table:style-name="ro4">
          <table:table-cell office:value-type="float" office:value="868" calcext:value-type="float">
            <text:p>868</text:p>
          </table:table-cell>
          <table:table-cell office:value-type="string" calcext:value-type="string">
            <text:p>apps/frappe/frappe/core/page/permission_manager/permission_manager_help.html +14</text:p>
          </table:table-cell>
          <table:table-cell office:value-type="string" calcext:value-type="string">
            <text:p>Meaning of Submit, Cancel, Amend</text:p>
          </table:table-cell>
          <table:table-cell office:value-type="string" calcext:value-type="string">
            <text:p>Significado de Aprobar, Cancelar y Corregir</text:p>
          </table:table-cell>
          <table:table-cell office:value-type="string" calcext:value-type="string">
            <text:p>Significado de Validar, Cancelar y Corregir</text:p>
          </table:table-cell>
          <table:table-cell table:number-columns-repeated="1019"/>
        </table:table-row>
        <table:table-row table:style-name="ro5">
          <table:table-cell office:value-type="float" office:value="935" calcext:value-type="float">
            <text:p>935</text:p>
          </table:table-cell>
          <table:table-cell office:value-type="string" calcext:value-type="string">
            <text:p>apps/frappe/frappe/core/page/permission_manager/permission_manager_help.html +16</text:p>
          </table:table-cell>
          <table:table-cell office:value-type="string" calcext:value-type="string">
            <text:p>Certain documents, like an Invoice, should not be changed once final. The final state for such documents is called Submitted. You can restrict which roles can Submit.</text:p>
          </table:table-cell>
          <table:table-cell office:value-type="string" calcext:value-type="string">
            <text:p>Ciertos documentos, como una factura, no deben ser cambiados una vez que son definitivos. El estado final para tales documentos se llama Aprobado. Puede restringir qué roles pueden aprobar.</text:p>
          </table:table-cell>
          <table:table-cell office:value-type="string" calcext:value-type="string">
            <text:p>Algunos documentos como facturas, no se pueden cambiar una vez guardados. El estado final de dichos documentos se llama 'Validado'. Puede restringir qué roles y/o usuarios pueden validar los documentos.</text:p>
          </table:table-cell>
          <table:table-cell table:number-columns-repeated="1019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apps/frappe/frappe/core/page/permission_manager/permission_manager_help.html +17</text:p>
          </table:table-cell>
          <table:table-cell office:value-type="string" calcext:value-type="string">
            <text:p>You can change Submitted documents by cancelling them and then, amending them.</text:p>
          </table:table-cell>
          <table:table-cell office:value-type="string" calcext:value-type="string">
            <text:p>Puede cambiar los documentos aprobados cancelándolos primero y después, corrigiéndolos.</text:p>
          </table:table-cell>
          <table:table-cell office:value-type="string" calcext:value-type="string">
            <text:p>Usted puede realizar cambios a los documentos validados, cancelándolos primero y hacer los arreglos necesarios.</text:p>
          </table:table-cell>
          <table:table-cell table:number-columns-repeated="1019"/>
        </table:table-row>
        <table:table-row table:style-name="ro3">
          <table:table-cell office:value-type="float" office:value="1444" calcext:value-type="float">
            <text:p>1444</text:p>
          </table:table-cell>
          <table:table-cell office:value-type="string" calcext:value-type="string">
            <text:p>apps/frappe/frappe/core/page/permission_manager/permission_manager_help.html +18</text:p>
          </table:table-cell>
          <table:table-cell office:value-type="string" calcext:value-type="string">
            <text:p>When you Amend a document after Cancel and save it, it will get a new number that is a version of the old number.</text:p>
          </table:table-cell>
          <table:table-cell office:value-type="string" calcext:value-type="string">
            <text:p>Cuando corrige un documento después de cancelarlo y se guarda, se obtendrá un nuevo número que es una versión del número anterior.</text:p>
          </table:table-cell>
          <table:table-cell office:value-type="string" calcext:value-type="string">
            <text:p>Cuando se corrige un documento (después de cancelarlo) y guardarlo, se obtendrá un nuevo número, el cual es una versión del antiguo número.</text:p>
          </table:table-cell>
          <table:table-cell table:number-columns-repeated="1019"/>
        </table:table-row>
        <table:table-row table:style-name="ro3">
          <table:table-cell office:value-type="float" office:value="968" calcext:value-type="float">
            <text:p>968</text:p>
          </table:table-cell>
          <table:table-cell office:value-type="string" calcext:value-type="string">
            <text:p>apps/frappe/frappe/core/page/permission_manager/permission_manager_help.html +19</text:p>
          </table:table-cell>
          <table:table-cell office:value-type="string" calcext:value-type="string">
            <text:p>For example if you cancel and amend INV004 it will become a new document INV004-1. This helps you to keep track of each amendment.</text:p>
          </table:table-cell>
          <table:table-cell office:value-type="string" calcext:value-type="string">
            <text:p>Por ejemplo, si cancela y corrige INV004, éste se convertirá en el nuevo documento INV004-1. Esto ayuda a mantener un registro de cada corrección.</text:p>
          </table:table-cell>
          <table:table-cell office:value-type="string" calcext:value-type="string">
            <text:p>Por ejemplo si se cancela y corrige INV004 se convertirá en un nuevo documento INV004-1. Esto le ayuda a mantener un registro de cada modificación.</text:p>
          </table:table-cell>
          <table:table-cell table:number-columns-repeated="1019"/>
        </table:table-row>
        <table:table-row table:style-name="ro4">
          <table:table-cell office:value-type="float" office:value="1262" calcext:value-type="float">
            <text:p>1262</text:p>
          </table:table-cell>
          <table:table-cell office:value-type="string" calcext:value-type="string">
            <text:p>apps/frappe/frappe/core/page/permission_manager/permission_manager_help.html +22</text:p>
          </table:table-cell>
          <table:table-cell office:value-type="string" calcext:value-type="string">
            <text:p>Permission Levels</text:p>
          </table:table-cell>
          <table:table-cell office:value-type="string" calcext:value-type="string">
            <text:p>Niveles de permiso</text:p>
          </table:table-cell>
          <table:table-cell office:value-type="string" calcext:value-type="string">
            <text:p>Niveles de permisos</text:p>
          </table:table-cell>
          <table:table-cell table:number-columns-repeated="1019"/>
        </table:table-row>
        <table:table-row table:style-name="ro3">
          <table:table-cell office:value-type="float" office:value="1693" calcext:value-type="float">
            <text:p>1693</text:p>
          </table:table-cell>
          <table:table-cell office:value-type="string" calcext:value-type="string">
            <text:p>apps/frappe/frappe/core/page/permission_manager/permission_manager_help.html +24</text:p>
          </table:table-cell>
          <table:table-cell office:value-type="string" calcext:value-type="string">
            <text:p>Permissions at level 0 are Document Level permissions, i.e. they are primary for access to the document.</text:p>
          </table:table-cell>
          <table:table-cell office:value-type="string" calcext:value-type="string">
            <text:p>Los permisos de nivel 0 son permisos a nivel de documento, es decir, son los principales para acceder al documento.</text:p>
          </table:table-cell>
          <table:table-cell office:value-type="string" calcext:value-type="string">
            <text:p>Los permisos del nivel 0 son los permisos a nivel de documentos, es decir, que tienen accesos primarios a los documentos.</text:p>
          </table:table-cell>
          <table:table-cell table:number-columns-repeated="1019"/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apps/frappe/frappe/core/page/permission_manager/permission_manager_help.html +25</text:p>
          </table:table-cell>
          <table:table-cell office:value-type="string" calcext:value-type="string">
            <text:p>If a Role does not have access at Level 0, then higher levels are meaningless.</text:p>
          </table:table-cell>
          <table:table-cell office:value-type="string" calcext:value-type="string">
            <text:p>Si un rol no tiene acceso en el nivel 0, entonces los niveles más altos no tendrán relevancia.</text:p>
          </table:table-cell>
          <table:table-cell office:value-type="string" calcext:value-type="string">
            <text:p>Si un rol no tiene acceso en al Nivel 0, entonces los niveles más altos tampoco tendrán permisos.</text:p>
          </table:table-cell>
          <table:table-cell table:number-columns-repeated="1019"/>
        </table:table-row>
        <table:table-row table:style-name="ro6">
          <table:table-cell office:value-type="float" office:value="1044" calcext:value-type="float">
            <text:p>1044</text:p>
          </table:table-cell>
          <table:table-cell office:value-type="string" calcext:value-type="string">
            <text:p>apps/frappe/frappe/core/page/permission_manager/permission_manager_help.html +26</text:p>
          </table:table-cell>
          <table:table-cell office:value-type="string" calcext:value-type="string">
            <text:p>Permissions at higher levels are Field Level permissions. All Fields have a Permission Level set against them and the rules defined at that permissions apply to the field. This is useful in case you want to hide or make certain field read-only for certain Roles.</text:p>
          </table:table-cell>
          <table:table-cell office:value-type="string" calcext:value-type="string">
            <text:p>Los permisos a niveles más altos son permisos a nivel de campo. Todos los campos tienen un nivel de permiso establecido hacia ellos y las reglas definidas en esos permisos aplican al campo. Esto es útil en caso de que quiera ocultar o hacer que ciertos campos sean de solo lectura para ciertos roles.</text:p>
          </table:table-cell>
          <table:table-cell office:value-type="string" calcext:value-type="string">
            <text:p>Los permisos en los niveles más altos son los permisos a nivel de 'campo'. Todos los campos tienen permisos definidos, y los roles definidos son aplicados en los campos. Esto es útil en caso de que quiera ocultar o crear un campo de sólo lectura para ciertos roles.</text:p>
          </table:table-cell>
          <table:table-cell table:number-columns-repeated="1019"/>
        </table:table-row>
        <table:table-row table:style-name="ro4">
          <table:table-cell office:value-type="float" office:value="1888" calcext:value-type="float">
            <text:p>1888</text:p>
          </table:table-cell>
          <table:table-cell office:value-type="string" calcext:value-type="string">
            <text:p>apps/frappe/frappe/core/page/permission_manager/permission_manager_help.html +27</text:p>
          </table:table-cell>
          <table:table-cell office:value-type="string" calcext:value-type="string">
            <text:p>You can use Customize Form to set levels on fields.</text:p>
          </table:table-cell>
          <table:table-cell office:value-type="string" calcext:value-type="string">
            <text:p>Puede utilizar la opción Personalizar formulario para establecer los niveles sobre los campos.</text:p>
          </table:table-cell>
          <table:table-cell office:value-type="string" calcext:value-type="string">
            <text:p>Usted puede utilizar la opción 'Personalizar formulario' para establecer distintos niveles sobre los campos.</text:p>
          </table:table-cell>
          <table:table-cell table:number-columns-repeated="1019"/>
        </table:table-row>
        <table:table-row table:style-name="ro4">
          <table:table-cell office:value-type="float" office:value="1081" calcext:value-type="float">
            <text:p>1081</text:p>
          </table:table-cell>
          <table:table-cell office:value-type="string" calcext:value-type="string">
            <text:p>apps/frappe/frappe/core/page/permission_manager/permission_manager_help.html +3</text:p>
          </table:table-cell>
          <table:table-cell office:value-type="string" calcext:value-type="string">
            <text:p>Quick Help for Setting Permissions</text:p>
          </table:table-cell>
          <table:table-cell office:value-type="string" calcext:value-type="string">
            <text:p>Ayuda rápida para el establecimiento de permisos</text:p>
          </table:table-cell>
          <table:table-cell office:value-type="string" calcext:value-type="string">
            <text:p>Ayuda rápida para establecer permisos</text:p>
          </table:table-cell>
          <table:table-cell table:number-columns-repeated="1019"/>
        </table:table-row>
        <table:table-row table:style-name="ro7">
          <table:table-cell office:value-type="float" office:value="1927" calcext:value-type="float">
            <text:p>1927</text:p>
          </table:table-cell>
          <table:table-cell office:value-type="string" calcext:value-type="string">
            <text:p>apps/frappe/frappe/core/page/permission_manager/permission_manager_help.html +30</text:p>
          </table:table-cell>
          <table:table-cell office:value-type="string" calcext:value-type="string">
            <text:p>User Permissions</text:p>
          </table:table-cell>
          <table:table-cell office:value-type="string" calcext:value-type="string">
            <text:p>Permisos de usuario</text:p>
          </table:table-cell>
          <table:table-cell table:number-columns-repeated="1020"/>
        </table:table-row>
        <table:table-row table:style-name="ro5">
          <table:table-cell office:value-type="float" office:value="1760" calcext:value-type="float">
            <text:p>1760</text:p>
          </table:table-cell>
          <table:table-cell office:value-type="string" calcext:value-type="string">
            <text:p>apps/frappe/frappe/core/page/permission_manager/permission_manager_help.html +32</text:p>
          </table:table-cell>
          <table:table-cell office:value-type="string" calcext:value-type="string">
            <text:p>To give acess to a role for only specific records, check the Apply User Permissions. User Permissions are used to limit users with such role to specific records.</text:p>
          </table:table-cell>
          <table:table-cell office:value-type="string" calcext:value-type="string">
            <text:p>Para conceder acceso a un rol a registros específicos, marque Aplicar permisos de usuario. Los permisos de usuario son utilizados para limitar el acceso a los usuarios con dicho rol a registros específicos.</text:p>
          </table:table-cell>
          <table:table-cell office:value-type="string" calcext:value-type="string">
            <text:p>Para conceder acceso a solo algunos registros, por favor revise 'Aplicar permisos de usuario' estos permisos serán usados para limitar los usuarios a roles pespecificos</text:p>
          </table:table-cell>
          <table:table-cell table:number-columns-repeated="1019"/>
        </table:table-row>
        <table:table-row table:style-name="ro4">
          <table:table-cell office:value-type="float" office:value="909" calcext:value-type="float">
            <text:p>909</text:p>
          </table:table-cell>
          <table:table-cell office:value-type="string" calcext:value-type="string">
            <text:p>apps/frappe/frappe/core/page/permission_manager/permission_manager_help.html +33</text:p>
          </table:table-cell>
          <table:table-cell office:value-type="string" calcext:value-type="string">
            <text:p>Setup &amp;gt; User Permissions Manager</text:p>
          </table:table-cell>
          <table:table-cell office:value-type="string" calcext:value-type="string">
            <text:p>Configuración &amp;gt; Administrador de permisos de usuario</text:p>
          </table:table-cell>
          <table:table-cell office:value-type="string" calcext:value-type="string">
            <text:p>Configuración&amp;gt; Permisos de usuario Administrador</text:p>
          </table:table-cell>
          <table:table-cell table:number-columns-repeated="1019"/>
        </table:table-row>
        <table:table-row table:style-name="ro4">
          <table:table-cell office:value-type="float" office:value="1506" calcext:value-type="float">
            <text:p>1506</text:p>
          </table:table-cell>
          <table:table-cell office:value-type="string" calcext:value-type="string">
            <text:p>apps/frappe/frappe/core/page/permission_manager/permission_manager_help.html +34</text:p>
          </table:table-cell>
          <table:table-cell office:value-type="string" calcext:value-type="string">
            <text:p>Select Document Types to set which User Permissions are used to limit access.</text:p>
          </table:table-cell>
          <table:table-cell office:value-type="string" calcext:value-type="string">
            <text:p>Seleccione los tipos de documento para establecer cuáles permisos de usuario son utilizados para limitar el acceso.</text:p>
          </table:table-cell>
          <table:table-cell office:value-type="string" calcext:value-type="string">
            <text:p>Seleccione los tipos de documentos para establecer los permisos de usuario y limitar los accesos.</text:p>
          </table:table-cell>
          <table:table-cell table:number-columns-repeated="1019"/>
        </table:table-row>
        <table:table-row table:style-name="ro3">
          <table:table-cell office:value-type="float" office:value="1100" calcext:value-type="float">
            <text:p>1100</text:p>
          </table:table-cell>
          <table:table-cell office:value-type="string" calcext:value-type="string">
            <text:p>apps/frappe/frappe/core/page/permission_manager/permission_manager_help.html +35</text:p>
          </table:table-cell>
          <table:table-cell office:value-type="string" calcext:value-type="string">
            <text:p>Once you have set this, the users will only be able access documents (eg. Blog Post) where the link exists (eg. Blogger).</text:p>
          </table:table-cell>
          <table:table-cell office:value-type="string" calcext:value-type="string">
            <text:p>Una vez que establezca esto, los usuarios sólo podrán acceder a los documentos (p.ej. Publicación de blog) donde exista el enlace (p.ej. Blogger).</text:p>
          </table:table-cell>
          <table:table-cell office:value-type="string" calcext:value-type="string">
            <text:p>Una vez que haya establecido esto, los usuarios sólo podrán acceder a ciertos documentos, (por ejemplo: Entrada de blog si esta relacionado con <text:s/>Blogger).</text:p>
          </table:table-cell>
          <table:table-cell table:number-columns-repeated="1019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apps/frappe/frappe/core/page/permission_manager/permission_manager_help.html +36</text:p>
          </table:table-cell>
          <table:table-cell office:value-type="string" calcext:value-type="string">
            <text:p>Apart from System Manager, roles with Set User Permissions right can set permissions for other users for that Document Type.</text:p>
          </table:table-cell>
          <table:table-cell office:value-type="string" calcext:value-type="string">
            <text:p>Además del Administrador del sistema, los roles con el permiso de Establecer permisos de usuario pueden definir permisos para otros usuarios para ese tipo de documento.</text:p>
          </table:table-cell>
          <table:table-cell office:value-type="string" calcext:value-type="string">
            <text:p>Aparte del Administrador del Sistema, funciones con acceso a Definir Permisos de Usuarios pueden establecer permisos para otros usuarios para que ese Tipo de Documento.</text:p>
          </table:table-cell>
          <table:table-cell table:number-columns-repeated="1019"/>
        </table:table-row>
        <table:table-row table:style-name="ro4">
          <table:table-cell office:value-type="float" office:value="1045" calcext:value-type="float">
            <text:p>1045</text:p>
          </table:table-cell>
          <table:table-cell office:value-type="string" calcext:value-type="string">
            <text:p>apps/frappe/frappe/core/page/permission_manager/permission_manager_help.html +38</text:p>
          </table:table-cell>
          <table:table-cell office:value-type="string" calcext:value-type="string">
            <text:p>If these instructions where not helpful, please add in your suggestions on GitHub Issues.</text:p>
          </table:table-cell>
          <table:table-cell office:value-type="string" calcext:value-type="string">
            <text:p>Si estas instrucciones no son útiles, por favor añada sus sugerencias en GitHub.</text:p>
          </table:table-cell>
          <table:table-cell office:value-type="string" calcext:value-type="string">
            <text:p>Si estas instrucciones no son útiles, por favor, añadir sus sugerencias en GitHub .</text:p>
          </table:table-cell>
          <table:table-cell table:number-columns-repeated="1019"/>
        </table:table-row>
        <table:table-row table:style-name="ro4">
          <table:table-cell office:value-type="float" office:value="907" calcext:value-type="float">
            <text:p>907</text:p>
          </table:table-cell>
          <table:table-cell office:value-type="string" calcext:value-type="string">
            <text:p>apps/frappe/frappe/core/page/permission_manager/permission_manager_help.html +39</text:p>
          </table:table-cell>
          <table:table-cell office:value-type="string" calcext:value-type="string">
            <text:p>Submit an Issue</text:p>
          </table:table-cell>
          <table:table-cell office:value-type="string" calcext:value-type="string">
            <text:p>Enviar una incidencia</text:p>
          </table:table-cell>
          <table:table-cell office:value-type="string" calcext:value-type="string">
            <text:p>Validar una incidencia</text:p>
          </table:table-cell>
          <table:table-cell table:number-columns-repeated="1019"/>
        </table:table-row>
        <table:table-row table:style-name="ro8">
          <table:table-cell office:value-type="float" office:value="281" calcext:value-type="float">
            <text:p>281</text:p>
          </table:table-cell>
          <table:table-cell office:value-type="string" calcext:value-type="string">
            <text:p>apps/frappe/frappe/core/page/permission_manager/permission_manager_help.html +5</text:p>
          </table:table-cell>
          <table:table-cell office:value-type="string" calcext:value-type="string">
            <text:p>Permissions are set on Roles and Document Types (called DocTypes) by setting rights like Read, Write, Create, Delete, Submit, Cancel, Amend, Report, Import, Export, Print, Email and Set User Permissions.</text:p>
          </table:table-cell>
          <table:table-cell office:value-type="string" calcext:value-type="string">
            <text:p>Los permisos son establecidos sobre roles y tipos de documentos (llamados DocTypes) definiendo derechos como Leer, Escribir, Crear, Borrar, Aprobar, Cancelar, Corregir, Generar reporte, Importar, Exportar, Imprimir, Enviar por email y Establecer permisos de usuario.</text:p>
          </table:table-cell>
          <table:table-cell office:value-type="string" calcext:value-type="string">
            <text:p>Los permisos se establecen en los roles y en los tipos de documentos (llamados 'DocType') Se establecen permisos como: lectura, escritura, crear, borrar, validar, cancelar, corregir, reporte, importar, exportar, imprimir, Email y los permisos de usuario</text:p>
          </table:table-cell>
          <table:table-cell table:number-columns-repeated="1019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apps/frappe/frappe/core/page/permission_manager/permission_manager_help.html +6</text:p>
          </table:table-cell>
          <table:table-cell office:value-type="string" calcext:value-type="string">
            <text:p>Permissions get applied on Users based on what Roles they are assigned.</text:p>
          </table:table-cell>
          <table:table-cell office:value-type="string" calcext:value-type="string">
            <text:p>Los permisos son aplicados a los usuarios en base a los roles que tienen asignados.</text:p>
          </table:table-cell>
          <table:table-cell office:value-type="string" calcext:value-type="string">
            <text:p>Los permisos serán aplicados a los usuarios en base a las funciones / roles que tienen asignados.</text:p>
          </table:table-cell>
          <table:table-cell table:number-columns-repeated="1019"/>
        </table:table-row>
        <table:table-row table:style-name="ro4">
          <table:table-cell office:value-type="float" office:value="864" calcext:value-type="float">
            <text:p>864</text:p>
          </table:table-cell>
          <table:table-cell office:value-type="string" calcext:value-type="string">
            <text:p>apps/frappe/frappe/core/page/permission_manager/permission_manager_help.html +7</text:p>
          </table:table-cell>
          <table:table-cell office:value-type="string" calcext:value-type="string">
            <text:p>Roles can be set for users from their User page.</text:p>
          </table:table-cell>
          <table:table-cell office:value-type="string" calcext:value-type="string">
            <text:p>Los roles pueden ser establecidos a los usuarios desde su página de usuario.</text:p>
          </table:table-cell>
          <table:table-cell office:value-type="string" calcext:value-type="string">
            <text:p>Los roles para los usuarios se pueden configurar desde la página de usuario.</text:p>
          </table:table-cell>
          <table:table-cell table:number-columns-repeated="1019"/>
        </table:table-row>
        <table:table-row table:style-name="ro4">
          <table:table-cell office:value-type="float" office:value="683" calcext:value-type="float">
            <text:p>683</text:p>
          </table:table-cell>
          <table:table-cell office:value-type="string" calcext:value-type="string">
            <text:p>apps/frappe/frappe/core/page/permission_manager/permission_manager_help.html +8</text:p>
          </table:table-cell>
          <table:table-cell office:value-type="string" calcext:value-type="string">
            <text:p>Setup &amp;gt; User</text:p>
          </table:table-cell>
          <table:table-cell office:value-type="string" calcext:value-type="string">
            <text:p>Configuración &amp;gt; Usuario</text:p>
          </table:table-cell>
          <table:table-cell office:value-type="string" calcext:value-type="string">
            <text:p>Configuración&amp;gt; Usuario</text:p>
          </table:table-cell>
          <table:table-cell table:number-columns-repeated="1019"/>
        </table:table-row>
        <table:table-row table:style-name="ro3">
          <table:table-cell office:value-type="float" office:value="523" calcext:value-type="float">
            <text:p>523</text:p>
          </table:table-cell>
          <table:table-cell office:value-type="string" calcext:value-type="string">
            <text:p>apps/frappe/frappe/core/page/permission_manager/permission_manager_help.html +9</text:p>
          </table:table-cell>
          <table:table-cell office:value-type="string" calcext:value-type="string">
            <text:p>The system provides many pre-defined roles. You can add new roles to set finer permissions.</text:p>
          </table:table-cell>
          <table:table-cell office:value-type="string" calcext:value-type="string">
            <text:p>El sistema ofrece una gran cantidad de roles predefinidos. Puede agregar nuevos roles para afinar los permisos establecidos.</text:p>
          </table:table-cell>
          <table:table-cell office:value-type="string" calcext:value-type="string">
            <text:p>El sistema ofrece una gran cantidad de roles predefinidos. Usted puede agregar nuevos roles para afinar los permisos.</text:p>
          </table:table-cell>
          <table:table-cell table:number-columns-repeated="1019"/>
        </table:table-row>
        <table:table-row table:style-name="ro7">
          <table:table-cell office:value-type="float" office:value="1951" calcext:value-type="float">
            <text:p>1951</text:p>
          </table:table-cell>
          <table:table-cell office:value-type="string" calcext:value-type="string">
            <text:p>apps/frappe/frappe/core/page/permission_manager/permission_manager_help.html +9</text:p>
          </table:table-cell>
          <table:table-cell office:value-type="string" calcext:value-type="string">
            <text:p>Add a New Role</text:p>
          </table:table-cell>
          <table:table-cell office:value-type="string" calcext:value-type="string">
            <text:p>Agregar un nuevo rol</text:p>
          </table:table-cell>
          <table:table-cell table:number-columns-repeated="1020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string" calcext:value-type="string">
            <text:p>apps/frappe/frappe/core/page/permission_manager/permission_manager.js +140</text:p>
          </table:table-cell>
          <table:table-cell office:value-type="string" calcext:value-type="string">
            <text:p>Select Document Type or Role to start.</text:p>
          </table:table-cell>
          <table:table-cell office:value-type="string" calcext:value-type="string">
            <text:p>Seleccione el tipo de documento o el rol para comenzar.</text:p>
          </table:table-cell>
          <table:table-cell table:number-columns-repeated="1020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apps/frappe/frappe/core/page/permission_manager/permission_manager.js +162</text:p>
          </table:table-cell>
          <table:table-cell office:value-type="string" calcext:value-type="string">
            <text:p>No Permissions set for this criteria.</text:p>
          </table:table-cell>
          <table:table-cell office:value-type="string" calcext:value-type="string">
            <text:p>No hay permisos establecidos para este criterio.</text:p>
          </table:table-cell>
          <table:table-cell table:number-columns-repeated="1020"/>
        </table:table-row>
        <table:table-row table:style-name="ro4">
          <table:table-cell office:value-type="float" office:value="638" calcext:value-type="float">
            <text:p>638</text:p>
          </table:table-cell>
          <table:table-cell office:value-type="string" calcext:value-type="string">
            <text:p>apps/frappe/frappe/core/page/permission_manager/permission_manager.js +249</text:p>
          </table:table-cell>
          <table:table-cell office:value-type="string" calcext:value-type="string">
            <text:p>Select Document Types</text:p>
          </table:table-cell>
          <table:table-cell office:value-type="string" calcext:value-type="string">
            <text:p>Seleccione los tipos de documento</text:p>
          </table:table-cell>
          <table:table-cell office:value-type="string" calcext:value-type="string">
            <text:p>Seleccione los tipos de documentos</text:p>
          </table:table-cell>
          <table:table-cell table:number-columns-repeated="1019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apps/frappe/frappe/core/page/permission_manager/permission_manager.js +250</text:p>
          </table:table-cell>
          <table:table-cell office:value-type="string" calcext:value-type="string">
            <text:p>Show User Permissions</text:p>
          </table:table-cell>
          <table:table-cell office:value-type="string" calcext:value-type="string">
            <text:p>Mostrar permisos de usuario</text:p>
          </table:table-cell>
          <table:table-cell table:number-columns-repeated="1020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string" calcext:value-type="string">
            <text:p>apps/frappe/frappe/core/page/permission_manager/permission_manager.js +299</text:p>
          </table:table-cell>
          <table:table-cell office:value-type="string" calcext:value-type="string">
            <text:p>Users with role {0}:</text:p>
          </table:table-cell>
          <table:table-cell office:value-type="string" calcext:value-type="string">
            <text:p>Usuarios con el rol {0}:</text:p>
          </table:table-cell>
          <table:table-cell office:value-type="string" calcext:value-type="string">
            <text:p>Los usuarios con rol {0}:</text:p>
          </table:table-cell>
          <table:table-cell table:number-columns-repeated="1019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apps/frappe/frappe/core/page/permission_manager/permission_manager.js +323</text:p>
          </table:table-cell>
          <table:table-cell office:value-type="string" calcext:value-type="string">
            <text:p>Did not remove</text:p>
          </table:table-cell>
          <table:table-cell office:value-type="string" calcext:value-type="string">
            <text:p>No se eliminó</text:p>
          </table:table-cell>
          <table:table-cell table:number-columns-repeated="102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apps/frappe/frappe/core/page/permission_manager/permission_manager.js +366</text:p>
          </table:table-cell>
          <table:table-cell office:value-type="string" calcext:value-type="string">
            <text:p>Add A New Rule</text:p>
          </table:table-cell>
          <table:table-cell office:value-type="string" calcext:value-type="string">
            <text:p>Añadir una nueva regla</text:p>
          </table:table-cell>
          <table:table-cell table:number-columns-repeated="1020"/>
        </table:table-row>
        <table:table-row table:style-name="ro4">
          <table:table-cell office:value-type="float" office:value="977" calcext:value-type="float">
            <text:p>977</text:p>
          </table:table-cell>
          <table:table-cell office:value-type="string" calcext:value-type="string">
            <text:p>apps/frappe/frappe/core/page/permission_manager/permission_manager.js +370</text:p>
          </table:table-cell>
          <table:table-cell office:value-type="string" calcext:value-type="string">
            <text:p>Add New Permission Rule</text:p>
          </table:table-cell>
          <table:table-cell office:value-type="string" calcext:value-type="string">
            <text:p>Añadir nueva regla de permisos</text:p>
          </table:table-cell>
          <table:table-cell office:value-type="string" calcext:value-type="string">
            <text:p>Agregar nueva regla de permisos</text:p>
          </table:table-cell>
          <table:table-cell table:number-columns-repeated="1019"/>
        </table:table-row>
        <table:table-row table:style-name="ro3">
          <table:table-cell office:value-type="float" office:value="1208" calcext:value-type="float">
            <text:p>1208</text:p>
          </table:table-cell>
          <table:table-cell office:value-type="string" calcext:value-type="string">
            <text:p>apps/frappe/frappe/core/page/permission_manager/permission_manager.js +378</text:p>
          </table:table-cell>
          <table:table-cell office:value-type="string" calcext:value-type="string">
            <text:p>Level 0 is for document level permissions, higher levels for field level permissions.</text:p>
          </table:table-cell>
          <table:table-cell office:value-type="string" calcext:value-type="string">
            <text:p>El nivel 0 es para permisos de nivel de documento, los niveles más altos son para permisos de nivel de campo.</text:p>
          </table:table-cell>
          <table:table-cell office:value-type="string" calcext:value-type="string">
            <text:p>El nivel 0 es para los permisos de nivel de documento , los niveles más altos para los permisos de nivel de campo .</text:p>
          </table:table-cell>
          <table:table-cell table:number-columns-repeated="1019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string" calcext:value-type="string">
            <text:p>apps/frappe/frappe/core/page/permission_manager/permission_manager.js +37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ñadir</text:p>
          </table:table-cell>
          <table:table-cell office:value-type="string" calcext:value-type="string">
            <text:p>Agregar</text:p>
          </table:table-cell>
          <table:table-cell table:number-columns-repeated="1019"/>
        </table:table-row>
        <table:table-row table:style-name="ro4">
          <table:table-cell office:value-type="float" office:value="442" calcext:value-type="float">
            <text:p>442</text:p>
          </table:table-cell>
          <table:table-cell office:value-type="string" calcext:value-type="string">
            <text:p>apps/frappe/frappe/core/page/permission_manager/permission_manager.js +403</text:p>
          </table:table-cell>
          <table:table-cell office:value-type="string" calcext:value-type="string">
            <text:p>Did not add</text:p>
          </table:table-cell>
          <table:table-cell office:value-type="string" calcext:value-type="string">
            <text:p>No se añadió</text:p>
          </table:table-cell>
          <table:table-cell office:value-type="string" calcext:value-type="string">
            <text:p>No se ha añadido</text:p>
          </table:table-cell>
          <table:table-cell table:number-columns-repeated="1019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apps/frappe/frappe/core/page/permission_manager/permission_manager.js +421</text:p>
          </table:table-cell>
          <table:table-cell office:value-type="string" calcext:value-type="string">
            <text:p>If {0} is permitted</text:p>
          </table:table-cell>
          <table:table-cell office:value-type="string" calcext:value-type="string">
            <text:p>Si {0} es permitido</text:p>
          </table:table-cell>
          <table:table-cell table:number-columns-repeated="1020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apps/frappe/frappe/core/page/permission_manager/permission_manager.js +428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stablecer</text:p>
          </table:table-cell>
          <table:table-cell table:number-columns-repeated="1020"/>
        </table:table-row>
        <table:table-row table:style-name="ro4">
          <table:table-cell office:value-type="float" office:value="1394" calcext:value-type="float">
            <text:p>1394</text:p>
          </table:table-cell>
          <table:table-cell office:value-type="string" calcext:value-type="string">
            <text:p>apps/frappe/frappe/core/page/permission_manager/permission_manager.js +433</text:p>
          </table:table-cell>
          <table:table-cell office:value-type="string" calcext:value-type="string">
            <text:p>Apply Rule</text:p>
          </table:table-cell>
          <table:table-cell office:value-type="string" calcext:value-type="string">
            <text:p>Aplicar regla</text:p>
          </table:table-cell>
          <table:table-cell office:value-type="string" calcext:value-type="string">
            <text:p>Aplicar la regla</text:p>
          </table:table-cell>
          <table:table-cell table:number-columns-repeated="1019"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apps/frappe/frappe/core/page/permission_manager/permission_manager.js +47</text:p>
          </table:table-cell>
          <table:table-cell office:value-type="string" calcext:value-type="string">
            <text:p>Document Types</text:p>
          </table:table-cell>
          <table:table-cell office:value-type="string" calcext:value-type="string">
            <text:p>Tipos de documento</text:p>
          </table:table-cell>
          <table:table-cell office:value-type="string" calcext:value-type="string">
            <text:p>Tipos de Documentos</text:p>
          </table:table-cell>
          <table:table-cell table:number-columns-repeated="1019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apps/frappe/frappe/core/page/permission_manager/permission_manager.js +474</text:p>
          </table:table-cell>
          <table:table-cell office:value-type="string" calcext:value-type="string">
            <text:p>Did not set</text:p>
          </table:table-cell>
          <table:table-cell office:value-type="string" calcext:value-type="string">
            <text:p>No se estableció</text:p>
          </table:table-cell>
          <table:table-cell table:number-columns-repeated="1020"/>
        </table:table-row>
        <table:table-row table:style-name="ro4">
          <table:table-cell office:value-type="float" office:value="579" calcext:value-type="float">
            <text:p>579</text:p>
          </table:table-cell>
          <table:table-cell office:value-type="string" calcext:value-type="string">
            <text:p>apps/frappe/frappe/core/page/permission_manager/permission_manager.js +476</text:p>
          </table:table-cell>
          <table:table-cell office:value-type="string" calcext:value-type="string">
            <text:p>Saved!</text:p>
          </table:table-cell>
          <table:table-cell office:value-type="string" calcext:value-type="string">
            <text:p>¡Guardado!</text:p>
          </table:table-cell>
          <table:table-cell office:value-type="string" calcext:value-type="string">
            <text:p>Guardado!.</text:p>
          </table:table-cell>
          <table:table-cell table:number-columns-repeated="1019"/>
        </table:table-row>
        <table:table-row table:style-name="ro4">
          <table:table-cell office:value-type="float" office:value="666" calcext:value-type="float">
            <text:p>666</text:p>
          </table:table-cell>
          <table:table-cell office:value-type="string" calcext:value-type="string">
            <text:p>apps/frappe/frappe/core/page/permission_manager/permission_manager.js +48</text:p>
          </table:table-cell>
          <table:table-cell office:value-type="string" calcext:value-type="string">
            <text:p>Select Document Type</text:p>
          </table:table-cell>
          <table:table-cell office:value-type="string" calcext:value-type="string">
            <text:p>Seleccionar tipo de documento</text:p>
          </table:table-cell>
          <table:table-cell office:value-type="string" calcext:value-type="string">
            <text:p>Seleccionar el tipo de documento.</text:p>
          </table:table-cell>
          <table:table-cell table:number-columns-repeated="1019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apps/frappe/frappe/core/page/permission_manager/permission_manager.js +494</text:p>
          </table:table-cell>
          <table:table-cell office:value-type="string" calcext:value-type="string">
            <text:p>Restore Original Permissions</text:p>
          </table:table-cell>
          <table:table-cell office:value-type="string" calcext:value-type="string">
            <text:p>Restaurar permisos originales</text:p>
          </table:table-cell>
          <table:table-cell table:number-columns-repeated="1020"/>
        </table:table-row>
        <table:table-row table:style-name="ro4">
          <table:table-cell office:value-type="float" office:value="1108" calcext:value-type="float">
            <text:p>1108</text:p>
          </table:table-cell>
          <table:table-cell office:value-type="string" calcext:value-type="string">
            <text:p>apps/frappe/frappe/core/page/permission_manager/permission_manager.js +54</text:p>
          </table:table-cell>
          <table:table-cell office:value-type="string" calcext:value-type="string">
            <text:p>Select Role</text:p>
          </table:table-cell>
          <table:table-cell office:value-type="string" calcext:value-type="string">
            <text:p>Seleccionar rol</text:p>
          </table:table-cell>
          <table:table-cell office:value-type="string" calcext:value-type="string">
            <text:p>Seleccione rol</text:p>
          </table:table-cell>
          <table:table-cell table:number-columns-repeated="1019"/>
        </table:table-row>
        <table:table-row table:style-name="ro4">
          <table:table-cell office:value-type="float" office:value="956" calcext:value-type="float">
            <text:p>956</text:p>
          </table:table-cell>
          <table:table-cell office:value-type="string" calcext:value-type="string">
            <text:p>apps/frappe/frappe/core/page/permission_manager/permission_manager.js +95</text:p>
          </table:table-cell>
          <table:table-cell office:value-type="string" calcext:value-type="string">
            <text:p>Reset Permissions for {0}?</text:p>
          </table:table-cell>
          <table:table-cell office:value-type="string" calcext:value-type="string">
            <text:p>¿Restablecer los permisos para {0}?</text:p>
          </table:table-cell>
          <table:table-cell office:value-type="string" calcext:value-type="string">
            <text:p>Restablecer los permisos para {0}?</text:p>
          </table:table-cell>
          <table:table-cell table:number-columns-repeated="1019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apps/frappe/frappe/core/page/user_permissions/user_permissions.js +127</text:p>
          </table:table-cell>
          <table:table-cell office:value-type="string" calcext:value-type="string">
            <text:p>Upload User Permissions</text:p>
          </table:table-cell>
          <table:table-cell office:value-type="string" calcext:value-type="string">
            <text:p>Cargar permisos de usuario</text:p>
          </table:table-cell>
          <table:table-cell office:value-type="string" calcext:value-type="string">
            <text:p>Subir permisos de usuario</text:p>
          </table:table-cell>
          <table:table-cell table:number-columns-repeated="1019"/>
        </table:table-row>
        <table:table-row table:style-name="ro3">
          <table:table-cell office:value-type="float" office:value="370" calcext:value-type="float">
            <text:p>370</text:p>
          </table:table-cell>
          <table:table-cell office:value-type="string" calcext:value-type="string">
            <text:p>apps/frappe/frappe/core/page/user_permissions/user_permissions.js +132</text:p>
          </table:table-cell>
          <table:table-cell office:value-type="string" calcext:value-type="string">
            <text:p>Upload CSV file containing all user permissions in the same format as Download.</text:p>
          </table:table-cell>
          <table:table-cell office:value-type="string" calcext:value-type="string">
            <text:p>Cargue un archivo CSV que contenga todos los permisos de usuario en el mismo formato que la descarga.</text:p>
          </table:table-cell>
          <table:table-cell office:value-type="string" calcext:value-type="string">
            <text:p>Debe subir un archivo CSV que contenga todos los permisos de usuario en el mismo formato que lo descargo.</text:p>
          </table:table-cell>
          <table:table-cell table:number-columns-repeated="1019"/>
        </table:table-row>
        <table:table-row table:style-name="ro4">
          <table:table-cell office:value-type="float" office:value="871" calcext:value-type="float">
            <text:p>871</text:p>
          </table:table-cell>
          <table:table-cell office:value-type="string" calcext:value-type="string">
            <text:p>apps/frappe/frappe/core/page/user_permissions/user_permissions.js +133</text:p>
          </table:table-cell>
          <table:table-cell office:value-type="string" calcext:value-type="string">
            <text:p>Any existing permission will be deleted / overwritten.</text:p>
          </table:table-cell>
          <table:table-cell office:value-type="string" calcext:value-type="string">
            <text:p>Cualquier permiso existente será borrado / reemplazado.</text:p>
          </table:table-cell>
          <table:table-cell office:value-type="string" calcext:value-type="string">
            <text:p>Cualquier permiso existente se eliminará / reemplazara.</text:p>
          </table:table-cell>
          <table:table-cell table:number-columns-repeated="1019"/>
        </table:table-row>
        <table:table-row table:style-name="ro4">
          <table:table-cell office:value-type="float" office:value="1533" calcext:value-type="float">
            <text:p>1533</text:p>
          </table:table-cell>
          <table:table-cell office:value-type="string" calcext:value-type="string">
            <text:p>apps/frappe/frappe/core/page/user_permissions/user_permissions.js +14</text:p>
          </table:table-cell>
          <table:table-cell office:value-type="string" calcext:value-type="string">
            <text:p>Edit Role Permissions</text:p>
          </table:table-cell>
          <table:table-cell office:value-type="string" calcext:value-type="string">
            <text:p>Editar permisos de roles</text:p>
          </table:table-cell>
          <table:table-cell office:value-type="string" calcext:value-type="string">
            <text:p>Editar roles</text:p>
          </table:table-cell>
          <table:table-cell table:number-columns-repeated="101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apps/frappe/frappe/core/page/user_permissions/user_permissions.js +140</text:p>
          </table:table-cell>
          <table:table-cell office:value-type="string" calcext:value-type="string">
            <text:p>Upload and Sync</text:p>
          </table:table-cell>
          <table:table-cell office:value-type="string" calcext:value-type="string">
            <text:p>Cargar y sincronizar</text:p>
          </table:table-cell>
          <table:table-cell table:number-columns-repeated="1020"/>
        </table:table-row>
        <table:table-row table:style-name="ro4">
          <table:table-cell office:value-type="float" office:value="1465" calcext:value-type="float">
            <text:p>1465</text:p>
          </table:table-cell>
          <table:table-cell office:value-type="string" calcext:value-type="string">
            <text:p>apps/frappe/frappe/core/page/user_permissions/user_permissions.js +144</text:p>
          </table:table-cell>
          <table:table-cell office:value-type="string" calcext:value-type="string">
            <text:p>Please attach a file</text:p>
          </table:table-cell>
          <table:table-cell office:value-type="string" calcext:value-type="string">
            <text:p>Por favor adjunte un archivo</text:p>
          </table:table-cell>
          <table:table-cell office:value-type="string" calcext:value-type="string">
            <text:p>Por favor adjuntar un archivo</text:p>
          </table:table-cell>
          <table:table-cell table:number-columns-repeated="1019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apps/frappe/frappe/core/page/user_permissions/user_permissions.js +154</text:p>
          </table:table-cell>
          <table:table-cell office:value-type="string" calcext:value-type="string">
            <text:p>Permissions Updated</text:p>
          </table:table-cell>
          <table:table-cell office:value-type="string" calcext:value-type="string">
            <text:p>Permisos actualizados</text:p>
          </table:table-cell>
          <table:table-cell table:number-columns-repeated="1020"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apps/frappe/frappe/core/page/user_permissions/user_permissions.js +16</text:p>
          </table:table-cell>
          <table:table-cell office:value-type="string" calcext:value-type="string">
            <text:p>Help for User Permissions</text:p>
          </table:table-cell>
          <table:table-cell office:value-type="string" calcext:value-type="string">
            <text:p>Ayuda para permisos de usuario</text:p>
          </table:table-cell>
          <table:table-cell office:value-type="string" calcext:value-type="string">
            <text:p>Ayuda de 'permisos de usuario'</text:p>
          </table:table-cell>
          <table:table-cell table:number-columns-repeated="1019"/>
        </table:table-row>
        <table:table-row table:style-name="ro4">
          <table:table-cell office:value-type="float" office:value="283" calcext:value-type="float">
            <text:p>283</text:p>
          </table:table-cell>
          <table:table-cell office:value-type="string" calcext:value-type="string">
            <text:p>apps/frappe/frappe/core/page/user_permissions/user_permissions.js +19</text:p>
          </table:table-cell>
          <table:table-cell office:value-type="string" calcext:value-type="string">
            <text:p>Apart from Role based Permission Rules, you can apply User Permissions based on DocTypes.</text:p>
          </table:table-cell>
          <table:table-cell office:value-type="string" calcext:value-type="string">
            <text:p>Además de las reglas de permiso basadas en roles, puede aplicar permisos de usuario basados en DocTypes.</text:p>
          </table:table-cell>
          <table:table-cell office:value-type="string" calcext:value-type="string">
            <text:p>Además de reglas de permisos basado en roles, puede aplicar permisos de usuario basado en 'DocType'.</text:p>
          </table:table-cell>
          <table:table-cell table:number-columns-repeated="1019"/>
        </table:table-row>
        <table:table-row table:style-name="ro4">
          <table:table-cell office:value-type="float" office:value="789" calcext:value-type="float">
            <text:p>789</text:p>
          </table:table-cell>
          <table:table-cell office:value-type="string" calcext:value-type="string">
            <text:p>apps/frappe/frappe/core/page/user_permissions/user_permissions.js +199</text:p>
          </table:table-cell>
          <table:table-cell office:value-type="string" calcext:value-type="string">
            <text:p>No User Restrictions found.</text:p>
          </table:table-cell>
          <table:table-cell office:value-type="string" calcext:value-type="string">
            <text:p>No se encontraron restricciones de usuario.</text:p>
          </table:table-cell>
          <table:table-cell office:value-type="string" calcext:value-type="string">
            <text:p>No se encontraron restricciones para el usuario.</text:p>
          </table:table-cell>
          <table:table-cell table:number-columns-repeated="1019"/>
        </table:table-row>
        <table:table-row table:style-name="ro4">
          <table:table-cell office:value-type="float" office:value="513" calcext:value-type="float">
            <text:p>513</text:p>
          </table:table-cell>
          <table:table-cell office:value-type="string" calcext:value-type="string">
            <text:p>apps/frappe/frappe/core/page/user_permissions/user_permissions.js +222</text:p>
          </table:table-cell>
          <table:table-cell office:value-type="string" calcext:value-type="string">
            <text:p>Select User or DocType to start.</text:p>
          </table:table-cell>
          <table:table-cell office:value-type="string" calcext:value-type="string">
            <text:p>Seleccione un usuario o un DocType para comenzar.</text:p>
          </table:table-cell>
          <table:table-cell office:value-type="string" calcext:value-type="string">
            <text:p>Seleccionar el usuario o 'DocType' para iniciar</text:p>
          </table:table-cell>
          <table:table-cell table:number-columns-repeated="1019"/>
        </table:table-row>
        <table:table-row table:style-name="ro6">
          <table:table-cell office:value-type="float" office:value="284" calcext:value-type="float">
            <text:p>284</text:p>
          </table:table-cell>
          <table:table-cell office:value-type="string" calcext:value-type="string">
            <text:p>apps/frappe/frappe/core/page/user_permissions/user_permissions.js +23</text:p>
          </table:table-cell>
          <table:table-cell office:value-type="string" calcext:value-type="string">
            <text:p>These permissions will apply for all transactions where the permitted record is linked. For example, if Company C is added to User Permissions of user X, user X will only be able to see transactions that has company C as a linked value.</text:p>
          </table:table-cell>
          <table:table-cell office:value-type="string" calcext:value-type="string">
            <text:p>Estos permisos aplicarán para todas las transacciones donde el registro permitido sea enlazado. Por ejemplo, si la Compañía C se añade a los permisos de usuario del usuario X, el usuario X será el único capaz de visualizar las transacciones que tiene la Compañía C como un valor enlazado.</text:p>
          </table:table-cell>
          <table:table-cell office:value-type="string" calcext:value-type="string">
            <text:p>Estos permisos se aplican para todas las transacciones en las que se vincula el registro permitido. Por ejemplo, si la Compañia C se añade a los permisos del usuario X, el usuario X podrá ver las transacciones vinculadas a la Compañia C.</text:p>
          </table:table-cell>
          <table:table-cell table:number-columns-repeated="1019"/>
        </table:table-row>
        <table:table-row table:style-name="ro5">
          <table:table-cell office:value-type="float" office:value="1701" calcext:value-type="float">
            <text:p>1701</text:p>
          </table:table-cell>
          <table:table-cell office:value-type="string" calcext:value-type="string">
            <text:p>apps/frappe/frappe/core/page/user_permissions/user_permissions.js +248</text:p>
          </table:table-cell>
          <table:table-cell office:value-type="string" calcext:value-type="string">
            <text:p>These restrictions will apply for Document Types where 'Apply User Permissions' is checked for the permission rule and a field with this value is present.</text:p>
          </table:table-cell>
          <table:table-cell office:value-type="string" calcext:value-type="string">
            <text:p>Estas restricciones aplicarán para los tipos de documento donde 'Aplicar permisos de usuario' esté seleccionado para la regla de permisos y esté presente un campo con este valor.</text:p>
          </table:table-cell>
          <table:table-cell office:value-type="string" calcext:value-type="string">
            <text:p>Se aplicarán estas restricciones para los tipos de documentos donde 'Aplicar permisos de usuario' este marcado, la regla y el campo de este valor estará presente</text:p>
          </table:table-cell>
          <table:table-cell table:number-columns-repeated="1019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Allow User</text:p>
          </table:table-cell>
          <table:table-cell office:value-type="string" calcext:value-type="string">
            <text:p>Permitir al usuario</text:p>
          </table:table-cell>
          <table:table-cell table:number-columns-repeated="1020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If Document Type</text:p>
          </table:table-cell>
          <table:table-cell office:value-type="string" calcext:value-type="string">
            <text:p>Si el tipo de documento</text:p>
          </table:table-cell>
          <table:table-cell table:number-columns-repeated="1020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s</text:p>
          </table:table-cell>
          <table:table-cell table:number-columns-repeated="1020"/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string" calcext:value-type="string">
            <text:p>apps/frappe/frappe/core/page/user_permissions/user_permissions.js +27</text:p>
          </table:table-cell>
          <table:table-cell office:value-type="string" calcext:value-type="string">
            <text:p>These will also be set as default values for those links, if only one such permission record is defined.</text:p>
          </table:table-cell>
          <table:table-cell office:value-type="string" calcext:value-type="string">
            <text:p>Estos también serán establecidos como valores por defecto para esos enlaces, si solo se define uno de esos registros de permiso.</text:p>
          </table:table-cell>
          <table:table-cell office:value-type="string" calcext:value-type="string">
            <text:p>Estos también se pueden establecer como valores predeterminados para los enlaces , si sólo un registro de permiso es definido.</text:p>
          </table:table-cell>
          <table:table-cell table:number-columns-repeated="1019"/>
        </table:table-row>
        <table:table-row table:style-name="ro4">
          <table:table-cell office:value-type="float" office:value="1545" calcext:value-type="float">
            <text:p>1545</text:p>
          </table:table-cell>
          <table:table-cell office:value-type="string" calcext:value-type="string">
            <text:p>apps/frappe/frappe/core/page/user_permissions/user_permissions.js +302</text:p>
          </table:table-cell>
          <table:table-cell office:value-type="string" calcext:value-type="string">
            <text:p>Add A User Restriction</text:p>
          </table:table-cell>
          <table:table-cell office:value-type="string" calcext:value-type="string">
            <text:p>Añadir restricción de usuario</text:p>
          </table:table-cell>
          <table:table-cell office:value-type="string" calcext:value-type="string">
            <text:p>Agregar una restricción de usuario</text:p>
          </table:table-cell>
          <table:table-cell table:number-columns-repeated="1019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apps/frappe/frappe/core/page/user_permissions/user_permissions.js +306</text:p>
          </table:table-cell>
          <table:table-cell office:value-type="string" calcext:value-type="string">
            <text:p>Add A New Restriction</text:p>
          </table:table-cell>
          <table:table-cell office:value-type="string" calcext:value-type="string">
            <text:p>Añadir una nueva restricción</text:p>
          </table:table-cell>
          <table:table-cell table:number-columns-repeated="1020"/>
        </table:table-row>
        <table:table-row table:style-name="ro4">
          <table:table-cell office:value-type="float" office:value="1657" calcext:value-type="float">
            <text:p>1657</text:p>
          </table:table-cell>
          <table:table-cell office:value-type="string" calcext:value-type="string">
            <text:p>apps/frappe/frappe/core/page/user_permissions/user_permissions.js +31</text:p>
          </table:table-cell>
          <table:table-cell office:value-type="string" calcext:value-type="string">
            <text:p>A user can be permitted to multiple records of the same DocType.</text:p>
          </table:table-cell>
          <table:table-cell office:value-type="string" calcext:value-type="string">
            <text:p>A un usuario se le puede permitir tener varios registros del mismo DocType.</text:p>
          </table:table-cell>
          <table:table-cell office:value-type="string" calcext:value-type="string">
            <text:p>Un usuario esta permitido a ingresar multiples registros en un mismo 'DocType'</text:p>
          </table:table-cell>
          <table:table-cell table:number-columns-repeated="1019"/>
        </table:table-row>
        <table:table-row table:style-name="ro4">
          <table:table-cell office:value-type="float" office:value="1587" calcext:value-type="float">
            <text:p>1587</text:p>
          </table:table-cell>
          <table:table-cell office:value-type="string" calcext:value-type="string">
            <text:p>apps/frappe/frappe/core/page/user_permissions/user_permissions.js +68</text:p>
          </table:table-cell>
          <table:table-cell office:value-type="string" calcext:value-type="string">
            <text:p>Select User</text:p>
          </table:table-cell>
          <table:table-cell office:value-type="string" calcext:value-type="string">
            <text:p>Seleccionar usuario</text:p>
          </table:table-cell>
          <table:table-cell office:value-type="string" calcext:value-type="string">
            <text:p>Seleccionar usuario.</text:p>
          </table:table-cell>
          <table:table-cell table:number-columns-repeated="1019"/>
        </table:table-row>
        <table:table-row table:style-name="ro4">
          <table:table-cell table:style-name="ce4" office:value-type="float" office:value="1223" calcext:value-type="float">
            <text:p>1223</text:p>
          </table:table-cell>
          <table:table-cell table:style-name="ce4" office:value-type="string" calcext:value-type="string">
            <text:p>apps/frappe/frappe/core/page/user_permissions/user_permissions.py +105</text:p>
          </table:table-cell>
          <table:table-cell table:style-name="ce4" office:value-type="string" calcext:value-type="string">
            <text:p>Please upload using the same template as download.</text:p>
          </table:table-cell>
          <table:table-cell table:style-name="ce4" office:value-type="string" calcext:value-type="string">
            <text:p>Por favor, cargue utilizando la misma plantilla que descargó</text:p>
          </table:table-cell>
          <table:table-cell table:style-name="ce4" office:value-type="string" calcext:value-type="string">
            <text:p>Por favor, adjunte la misma plantilla que descargó.</text:p>
          </table:table-cell>
          <table:table-cell table:style-name="ce4" table:number-columns-repeated="1019"/>
        </table:table-row>
        <table:table-row table:style-name="ro4">
          <table:table-cell office:value-type="float" office:value="949" calcext:value-type="float">
            <text:p>949</text:p>
          </table:table-cell>
          <table:table-cell office:value-type="string" calcext:value-type="string">
            <text:p>apps/frappe/frappe/core/page/user_permissions/user_permissions.py +58</text:p>
          </table:table-cell>
          <table:table-cell office:value-type="string" calcext:value-type="string">
            <text:p>Cannot remove permission for DocType: {0} and Name: {1}</text:p>
          </table:table-cell>
          <table:table-cell office:value-type="string" calcext:value-type="string">
            <text:p>No se puede quitar el permiso para el DocType {0} y nombre {1}</text:p>
          </table:table-cell>
          <table:table-cell office:value-type="string" calcext:value-type="string">
            <text:p>No se puede quitar el permiso para el 'DocType': {0} y nombre: {1}</text:p>
          </table:table-cell>
          <table:table-cell table:number-columns-repeated="1019"/>
        </table:table-row>
        <table:table-row table:style-name="ro4">
          <table:table-cell office:value-type="float" office:value="1173" calcext:value-type="float">
            <text:p>1173</text:p>
          </table:table-cell>
          <table:table-cell office:value-type="string" calcext:value-type="string">
            <text:p>apps/frappe/frappe/core/page/user_permissions/user_permissions.py +66</text:p>
          </table:table-cell>
          <table:table-cell office:value-type="string" calcext:value-type="string">
            <text:p>Cannot set permission for DocType: {0} and Name: {1}</text:p>
          </table:table-cell>
          <table:table-cell office:value-type="string" calcext:value-type="string">
            <text:p>No se puede establecer el permiso para el DocType {0} y nombre {1}</text:p>
          </table:table-cell>
          <table:table-cell office:value-type="string" calcext:value-type="string">
            <text:p>No se puede establecer permisos para el 'DocType': {0} con nombre: {1}</text:p>
          </table:table-cell>
          <table:table-cell table:number-columns-repeated="1019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pps/frappe/frappe/core/report/permitted_documents_for_user/permitted_documents_for_user.py +25</text:p>
          </table:table-cell>
          <table:table-cell office:value-type="string" calcext:value-type="string">
            <text:p>Please specify user</text:p>
          </table:table-cell>
          <table:table-cell office:value-type="string" calcext:value-type="string">
            <text:p>Por favor especifique el usuario</text:p>
          </table:table-cell>
          <table:table-cell office:value-type="string" calcext:value-type="string">
            <text:p>Por favor, especifique el usuario</text:p>
          </table:table-cell>
          <table:table-cell table:number-columns-repeated="1019"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apps/frappe/frappe/core/report/permitted_documents_for_user/permitted_documents_for_user.py +28</text:p>
          </table:table-cell>
          <table:table-cell office:value-type="string" calcext:value-type="string">
            <text:p>Please specify doctype</text:p>
          </table:table-cell>
          <table:table-cell office:value-type="string" calcext:value-type="string">
            <text:p>Por favor especifique el DocType</text:p>
          </table:table-cell>
          <table:table-cell office:value-type="string" calcext:value-type="string">
            <text:p>Por favor, especifique el 'DocType'</text:p>
          </table:table-cell>
          <table:table-cell table:number-columns-repeated="1019"/>
        </table:table-row>
        <table:table-row table:style-name="ro4">
          <table:table-cell office:value-type="float" office:value="1112" calcext:value-type="float">
            <text:p>1112</text:p>
          </table:table-cell>
          <table:table-cell office:value-type="string" calcext:value-type="string">
            <text:p>apps/frappe/frappe/core/report/todo/todo.py +21</text:p>
          </table:table-cell>
          <table:table-cell office:value-type="string" calcext:value-type="string">
            <text:p>Assigned To/Owner</text:p>
          </table:table-cell>
          <table:table-cell office:value-type="string" calcext:value-type="string">
            <text:p>Asignado a/Propietario</text:p>
          </table:table-cell>
          <table:table-cell office:value-type="string" calcext:value-type="string">
            <text:p>Asignado a / Propietario</text:p>
          </table:table-cell>
          <table:table-cell table:number-columns-repeated="1019"/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string" calcext:value-type="string">
            <text:p>apps/frappe/frappe/custom/doctype/custom_field/custom_field.js +52</text:p>
          </table:table-cell>
          <table:table-cell office:value-type="string" calcext:value-type="string">
            <text:p>Name of the Document Type (DocType) you want this field to be linked to. e.g. Customer</text:p>
          </table:table-cell>
          <table:table-cell office:value-type="string" calcext:value-type="string">
            <text:p>Nombre del tipo de documento (DocType) al que quiere que este campo esté enlazado, p.ej. Cliente</text:p>
          </table:table-cell>
          <table:table-cell office:value-type="string" calcext:value-type="string">
            <text:p>Nombre del tipo de documento (DocType) el cual quiere que este campo este vinculado. por ejemplo al Cliente</text:p>
          </table:table-cell>
          <table:table-cell table:number-columns-repeated="1019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s for select. Each option on a new line.</text:p>
          </table:table-cell>
          <table:table-cell office:value-type="string" calcext:value-type="string">
            <text:p>Opciones para seleccionar. Cada opción en una nueva línea.</text:p>
          </table:table-cell>
          <table:table-cell table:number-columns-repeated="1020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1</text:p>
          </table:table-cell>
          <table:table-cell office:value-type="string" calcext:value-type="string">
            <text:p>Opción 1</text:p>
          </table:table-cell>
          <table:table-cell table:number-columns-repeated="1020"/>
        </table:table-row>
        <table:table-row table:style-name="ro4">
          <table:table-cell office:value-type="float" office:value="1147" calcext:value-type="float">
            <text:p>1147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e.g.:</text:p>
          </table:table-cell>
          <table:table-cell office:value-type="string" calcext:value-type="string">
            <text:p>p.ej.:</text:p>
          </table:table-cell>
          <table:table-cell office:value-type="string" calcext:value-type="string">
            <text:p>por ejemplo:</text:p>
          </table:table-cell>
          <table:table-cell table:number-columns-repeated="1019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2</text:p>
          </table:table-cell>
          <table:table-cell office:value-type="string" calcext:value-type="string">
            <text:p>Opción 2</text:p>
          </table:table-cell>
          <table:table-cell table:number-columns-repeated="1020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3</text:p>
          </table:table-cell>
          <table:table-cell office:value-type="string" calcext:value-type="string">
            <text:p>Opción 3</text:p>
          </table:table-cell>
          <table:table-cell table:number-columns-repeated="1020"/>
        </table:table-row>
        <table:table-row table:style-name="ro4">
          <table:table-cell office:value-type="float" office:value="780" calcext:value-type="float">
            <text:p>780</text:p>
          </table:table-cell>
          <table:table-cell office:value-type="string" calcext:value-type="string">
            <text:p>apps/frappe/frappe/custom/doctype/custom_field/custom_field.js +58</text:p>
          </table:table-cell>
          <table:table-cell office:value-type="string" calcext:value-type="string">
            <text:p>Fieldname which will be the DocType for this link field.</text:p>
          </table:table-cell>
          <table:table-cell office:value-type="string" calcext:value-type="string">
            <text:p>Nombre de campo que será el DocType para este campo de enlace.</text:p>
          </table:table-cell>
          <table:table-cell office:value-type="string" calcext:value-type="string">
            <text:p>Nombre de campo por el cual el 'DocType' enlazará el campo</text:p>
          </table:table-cell>
          <table:table-cell table:number-columns-repeated="1019"/>
        </table:table-row>
        <table:table-row table:style-name="ro4">
          <table:table-cell table:style-name="ce3" office:value-type="float" office:value="1966" calcext:value-type="float">
            <text:p>1966</text:p>
          </table:table-cell>
          <table:table-cell table:style-name="ce3" office:value-type="string" calcext:value-type="string">
            <text:p>apps/frappe/frappe/custom/doctype/custom_field/custom_field.py +19</text:p>
          </table:table-cell>
          <table:table-cell table:style-name="ce3" office:value-type="string" calcext:value-type="string">
            <text:p>Label is mandatory</text:p>
          </table:table-cell>
          <table:table-cell table:style-name="ce3" office:value-type="string" calcext:value-type="string">
            <text:p>La etiqueta es obligatoria</text:p>
          </table:table-cell>
          <table:table-cell table:style-name="ce3" office:value-type="string" calcext:value-type="string">
            <text:p>la etiqueta es obligatoria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422" calcext:value-type="float">
            <text:p>422</text:p>
          </table:table-cell>
          <table:table-cell table:style-name="ce3" office:value-type="string" calcext:value-type="string">
            <text:p>apps/frappe/frappe/custom/doctype/custom_field/custom_field.py +38</text:p>
          </table:table-cell>
          <table:table-cell table:style-name="ce3" office:value-type="string" calcext:value-type="string">
            <text:p>Fieldname not set for Custom Field</text:p>
          </table:table-cell>
          <table:table-cell table:style-name="ce3" office:value-type="string" calcext:value-type="string">
            <text:p>El nombre de campo no ha sido establecido para el campo personalizado</text:p>
          </table:table-cell>
          <table:table-cell table:style-name="ce3" office:value-type="string" calcext:value-type="string">
            <text:p>Nombre de campo no establecido para el dato personalizad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apps/frappe/frappe/custom/doctype/custom_field/custom_field.py +64</text:p>
          </table:table-cell>
          <table:table-cell table:style-name="ce3" office:value-type="string" calcext:value-type="string">
            <text:p>Insert After field '{0}' mentioned in Custom Field '{1}', does not exist</text:p>
          </table:table-cell>
          <table:table-cell table:style-name="ce3" office:value-type="string" calcext:value-type="string">
            <text:p>No existe el campo a insertar después '{0}' mencionado en el campo personalizado '{0}'</text:p>
          </table:table-cell>
          <table:table-cell table:style-name="ce3" office:value-type="string" calcext:value-type="string">
            <text:p>Inserte Después del campo '{0}' mencionado en el campo personalizado ' {1}' , que no existe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229" calcext:value-type="float">
            <text:p>1229</text:p>
          </table:table-cell>
          <table:table-cell table:style-name="ce3" office:value-type="string" calcext:value-type="string">
            <text:p>apps/frappe/frappe/custom/doctype/custom_field/custom_field.py +68</text:p>
          </table:table-cell>
          <table:table-cell table:style-name="ce3" office:value-type="string" calcext:value-type="string">
            <text:p>Insert After cannot be set as {0}</text:p>
          </table:table-cell>
          <table:table-cell table:style-name="ce3" office:value-type="string" calcext:value-type="string">
            <text:p>Insertar después no puede establecerse como {0}</text:p>
          </table:table-cell>
          <table:table-cell table:style-name="ce3" office:value-type="string" calcext:value-type="string">
            <text:p>Insertar después no se puede establecer como {0}</text:p>
          </table:table-cell>
          <table:table-cell table:style-name="ce3" table:number-columns-repeated="1019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apps/frappe/frappe/custom/doctype/customize_form/customize_form.js +108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ualizar</text:p>
          </table:table-cell>
          <table:table-cell table:number-columns-repeated="1020"/>
        </table:table-row>
        <table:table-row table:style-name="ro4">
          <table:table-cell office:value-type="float" office:value="531" calcext:value-type="float">
            <text:p>531</text:p>
          </table:table-cell>
          <table:table-cell office:value-type="string" calcext:value-type="string">
            <text:p>apps/frappe/frappe/custom/doctype/customize_form/customize_form.js +130</text:p>
          </table:table-cell>
          <table:table-cell office:value-type="string" calcext:value-type="string">
            <text:p>All customizations will be removed. Please confirm.</text:p>
          </table:table-cell>
          <table:table-cell office:value-type="string" calcext:value-type="string">
            <text:p>Todas las personalizaciones serán eliminadas, por favor confirme</text:p>
          </table:table-cell>
          <table:table-cell office:value-type="string" calcext:value-type="string">
            <text:p>Se eliminarán todas las personalizaciones. Por favor confirmar.</text:p>
          </table:table-cell>
          <table:table-cell table:number-columns-repeated="1019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apps/frappe/frappe/custom/doctype/customize_form/customize_form.js +16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yuda</text:p>
          </table:table-cell>
          <table:table-cell table:number-columns-repeated="1020"/>
        </table:table-row>
        <table:table-row table:style-name="ro4">
          <table:table-cell office:value-type="float" office:value="1650" calcext:value-type="float">
            <text:p>1650</text:p>
          </table:table-cell>
          <table:table-cell office:value-type="string" calcext:value-type="string">
            <text:p>apps/frappe/frappe/custom/doctype/customize_form/customize_form.js +167</text:p>
          </table:table-cell>
          <table:table-cell office:value-type="string" calcext:value-type="string">
            <text:p>Help: Field Properties</text:p>
          </table:table-cell>
          <table:table-cell office:value-type="string" calcext:value-type="string">
            <text:p>Ayuda: Propiedades de campo</text:p>
          </table:table-cell>
          <table:table-cell office:value-type="string" calcext:value-type="string">
            <text:p>Ayuda: Propiedades del campo</text:p>
          </table:table-cell>
          <table:table-cell table:number-columns-repeated="1019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apps/frappe/frappe/custom/doctype/customize_form/customize_form.js +175</text:p>
          </table:table-cell>
          <table:table-cell office:value-type="string" calcext:value-type="string">
            <text:p>Set the display label for the field</text:p>
          </table:table-cell>
          <table:table-cell office:value-type="string" calcext:value-type="string">
            <text:p>Establezca la etiqueta a mostrar para el campo</text:p>
          </table:table-cell>
          <table:table-cell office:value-type="string" calcext:value-type="string">
            <text:p>Establezca la etiqueta visual para el campo</text:p>
          </table:table-cell>
          <table:table-cell table:number-columns-repeated="1019"/>
        </table:table-row>
        <table:table-row table:style-name="ro2">
          <table:table-cell table:style-name="ce5" office:value-type="float" office:value="1989" calcext:value-type="float">
            <office:annotation draw:style-name="gr1" draw:text-style-name="P1" svg:width="2.899cm" svg:height="7.311cm" svg:x="2.845cm" svg:y="286.855cm" draw:caption-point-x="-0.61cm" draw:caption-point-y="1.51cm">
              <dc:date>2016-04-07T00:00:00</dc:date>
              <text:p text:style-name="P1"><text:span text:style-name="T1">Se eliminó el caracter “\” y nueva línea de la cadena original; el sistema no la busca/encuentra así y no encuentra la traducción (queda en inglés). Debe cambiarse el archivo de referencia .js también (eliminar el caracter y salto de línea).</text:span></text:p>
            </office:annotation>
            <text:p>1989</text:p>
          </table:table-cell>
          <table:table-cell table:style-name="ce5" office:value-type="string" calcext:value-type="string">
            <text:p>apps/frappe/frappe/custom/doctype/customize_form/customize_form.js +179</text:p>
          </table:table-cell>
          <table:table-cell table:style-name="ce5" office:value-type="string" calcext:value-type="string">
            <text:p>Change type of field. (Currently, Type change is allowed among 'Currency and Float')</text:p>
          </table:table-cell>
          <table:table-cell table:style-name="ce5" office:value-type="string" calcext:value-type="string">
            <text:p>Cambiar el tipo de campo (actualmente el cambio de tipo es permitido para los tipos 'Moneda' y 'Flotante')</text:p>
          </table:table-cell>
          <table:table-cell table:style-name="ce5" office:value-type="string" calcext:value-type="string">
            <text:p>Cambiar el tipo de campo. (Actual, Tipo de cambio, Cantidad permitida, Moneda/Divisa, Flotante, etc)</text:p>
          </table:table-cell>
          <table:table-cell table:style-name="ce5" table:number-columns-repeated="1019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apps/frappe/frappe/custom/doctype/customize_form/customize_form.js +184</text:p>
          </table:table-cell>
          <table:table-cell office:value-type="string" calcext:value-type="string">
            <text:p>Specify the value of the field</text:p>
          </table:table-cell>
          <table:table-cell office:value-type="string" calcext:value-type="string">
            <text:p>Especifique el valor del campo</text:p>
          </table:table-cell>
          <table:table-cell table:number-columns-repeated="1020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apps/frappe/frappe/custom/doctype/customize_form/customize_form.js +189</text:p>
          </table:table-cell>
          <table:table-cell office:value-type="string" calcext:value-type="string">
            <text:p>Assign a permission level to the field.</text:p>
          </table:table-cell>
          <table:table-cell office:value-type="string" calcext:value-type="string">
            <text:p>Asignar un nivel de permiso para el campo.</text:p>
          </table:table-cell>
          <table:table-cell office:value-type="string" calcext:value-type="string">
            <text:p>Asignar un nivel de permisos para el campo.</text:p>
          </table:table-cell>
          <table:table-cell table:number-columns-repeated="1019"/>
        </table:table-row>
        <table:table-row table:style-name="ro4">
          <table:table-cell office:value-type="float" office:value="1597" calcext:value-type="float">
            <text:p>1597</text:p>
          </table:table-cell>
          <table:table-cell office:value-type="string" calcext:value-type="string">
            <text:p>apps/frappe/frappe/custom/doctype/customize_form/customize_form.js +190</text:p>
          </table:table-cell>
          <table:table-cell office:value-type="string" calcext:value-type="string">
            <text:p>Permissions can be managed via Setup &amp;gt; Role Permissions Manager</text:p>
          </table:table-cell>
          <table:table-cell office:value-type="string" calcext:value-type="string">
            <text:p>Los permisos pueden administrarse a través de Configuración &amp;gt; Administrador de permisos de rol</text:p>
          </table:table-cell>
          <table:table-cell office:value-type="string" calcext:value-type="string">
            <text:p>Los permisos se pueden gestionar a través de Configuración &gt; Administrador de permisos</text:p>
          </table:table-cell>
          <table:table-cell table:number-columns-repeated="1019"/>
        </table:table-row>
        <table:table-row table:style-name="ro4">
          <table:table-cell office:value-type="float" office:value="990" calcext:value-type="float">
            <text:p>990</text:p>
          </table:table-cell>
          <table:table-cell office:value-type="string" calcext:value-type="string">
            <text:p>apps/frappe/frappe/custom/doctype/customize_form/customize_form.js +196</text:p>
          </table:table-cell>
          <table:table-cell office:value-type="string" calcext:value-type="string">
            <text:p>Width of the input box</text:p>
          </table:table-cell>
          <table:table-cell office:value-type="string" calcext:value-type="string">
            <text:p>Ancho del control de entrada</text:p>
          </table:table-cell>
          <table:table-cell office:value-type="string" calcext:value-type="string">
            <text:p>Ancho de la caja de entrada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apps/frappe/frappe/custom/doctype/customize_form/customize_form.js +197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jemplo</text:p>
          </table:table-cell>
          <table:table-cell table:number-columns-repeated="1020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apps/frappe/frappe/custom/doctype/customize_form/customize_form.js +201</text:p>
          </table:table-cell>
          <table:table-cell office:value-type="string" calcext:value-type="string">
            <text:p>Reqd</text:p>
          </table:table-cell>
          <table:table-cell office:value-type="string" calcext:value-type="string">
            <text:p>Obligatorio</text:p>
          </table:table-cell>
          <table:table-cell office:value-type="string" calcext:value-type="string">
            <text:p>Solicitado</text:p>
          </table:table-cell>
          <table:table-cell table:number-columns-repeated="1019"/>
        </table:table-row>
        <table:table-row table:style-name="ro4">
          <table:table-cell office:value-type="float" office:value="515" calcext:value-type="float">
            <text:p>515</text:p>
          </table:table-cell>
          <table:table-cell office:value-type="string" calcext:value-type="string">
            <text:p>apps/frappe/frappe/custom/doctype/customize_form/customize_form.js +202</text:p>
          </table:table-cell>
          <table:table-cell office:value-type="string" calcext:value-type="string">
            <text:p>Mark the field as Mandatory</text:p>
          </table:table-cell>
          <table:table-cell office:value-type="string" calcext:value-type="string">
            <text:p>Marcar el campo como obligatorio</text:p>
          </table:table-cell>
          <table:table-cell office:value-type="string" calcext:value-type="string">
            <text:p>Marque el campo obligatorio</text:p>
          </table:table-cell>
          <table:table-cell table:number-columns-repeated="1019"/>
        </table:table-row>
        <table:table-row table:style-name="ro4">
          <table:table-cell office:value-type="float" office:value="1318" calcext:value-type="float">
            <text:p>1318</text:p>
          </table:table-cell>
          <table:table-cell office:value-type="string" calcext:value-type="string">
            <text:p>apps/frappe/frappe/custom/doctype/customize_form/customize_form.js +206</text:p>
          </table:table-cell>
          <table:table-cell office:value-type="string" calcext:value-type="string">
            <text:p>Use the field to filter records</text:p>
          </table:table-cell>
          <table:table-cell office:value-type="string" calcext:value-type="string">
            <text:p>Utilizar el campo para filtrar registros</text:p>
          </table:table-cell>
          <table:table-cell office:value-type="string" calcext:value-type="string">
            <text:p>Utilice el campo para filtrar registros</text:p>
          </table:table-cell>
          <table:table-cell table:number-columns-repeated="1019"/>
        </table:table-row>
        <table:table-row table:style-name="ro4">
          <table:table-cell office:value-type="float" office:value="1882" calcext:value-type="float">
            <text:p>1882</text:p>
          </table:table-cell>
          <table:table-cell office:value-type="string" calcext:value-type="string">
            <text:p>apps/frappe/frappe/custom/doctype/customize_form/customize_form.js +210</text:p>
          </table:table-cell>
          <table:table-cell office:value-type="string" calcext:value-type="string">
            <text:p>Hide field in form</text:p>
          </table:table-cell>
          <table:table-cell office:value-type="string" calcext:value-type="string">
            <text:p>Ocultar el campo en el formulario</text:p>
          </table:table-cell>
          <table:table-cell office:value-type="string" calcext:value-type="string">
            <text:p>Ocultar campo en formulario</text:p>
          </table:table-cell>
          <table:table-cell table:number-columns-repeated="1019"/>
        </table:table-row>
        <table:table-row table:style-name="ro4">
          <table:table-cell office:value-type="float" office:value="1770" calcext:value-type="float">
            <text:p>1770</text:p>
          </table:table-cell>
          <table:table-cell office:value-type="string" calcext:value-type="string">
            <text:p>apps/frappe/frappe/custom/doctype/customize_form/customize_form.js +214</text:p>
          </table:table-cell>
          <table:table-cell office:value-type="string" calcext:value-type="string">
            <text:p>Hide field in Standard Print Format</text:p>
          </table:table-cell>
          <table:table-cell office:value-type="string" calcext:value-type="string">
            <text:p>Ocultar el campo en el formato de impresión estándar</text:p>
          </table:table-cell>
          <table:table-cell office:value-type="string" calcext:value-type="string">
            <text:p>Ocultar campo en Formato de Impresión Estándar</text:p>
          </table:table-cell>
          <table:table-cell table:number-columns-repeated="1019"/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>
            <text:p>apps/frappe/frappe/custom/doctype/customize_form/customize_form.js +218</text:p>
          </table:table-cell>
          <table:table-cell office:value-type="string" calcext:value-type="string">
            <text:p>Hide field in Report Builder</text:p>
          </table:table-cell>
          <table:table-cell office:value-type="string" calcext:value-type="string">
            <text:p>Ocultar el campo en el generador de reportes</text:p>
          </table:table-cell>
          <table:table-cell office:value-type="string" calcext:value-type="string">
            <text:p>Ocultar campo en el generador de reportes</text:p>
          </table:table-cell>
          <table:table-cell table:number-columns-repeated="1019"/>
        </table:table-row>
        <table:table-row table:style-name="ro4">
          <table:table-cell office:value-type="float" office:value="1730" calcext:value-type="float">
            <text:p>1730</text:p>
          </table:table-cell>
          <table:table-cell office:value-type="string" calcext:value-type="string">
            <text:p>apps/frappe/frappe/custom/doctype/customize_form/customize_form.js +222</text:p>
          </table:table-cell>
          <table:table-cell office:value-type="string" calcext:value-type="string">
            <text:p>Allow field to remain editable even after submission</text:p>
          </table:table-cell>
          <table:table-cell office:value-type="string" calcext:value-type="string">
            <text:p>Permitir que el campo permanezca editable, incluso después de su aprobación</text:p>
          </table:table-cell>
          <table:table-cell office:value-type="string" calcext:value-type="string">
            <text:p>Permita que el campo permanezca editable incluso después de haberla enviado</text:p>
          </table:table-cell>
          <table:table-cell table:number-columns-repeated="1019"/>
        </table:table-row>
        <table:table-row table:style-name="ro4">
          <table:table-cell office:value-type="float" office:value="959" calcext:value-type="float">
            <text:p>959</text:p>
          </table:table-cell>
          <table:table-cell office:value-type="string" calcext:value-type="string">
            <text:p>apps/frappe/frappe/custom/doctype/customize_form/customize_form.js +235</text:p>
          </table:table-cell>
          <table:table-cell office:value-type="string" calcext:value-type="string">
            <text:p>Show a description below the field</text:p>
          </table:table-cell>
          <table:table-cell office:value-type="string" calcext:value-type="string">
            <text:p>Mostrar una descripción debajo del campo</text:p>
          </table:table-cell>
          <table:table-cell office:value-type="string" calcext:value-type="string">
            <text:p>Mostrar una descripción abajo del campo</text:p>
          </table:table-cell>
          <table:table-cell table:number-columns-repeated="1019"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string" calcext:value-type="string">
            <text:p>apps/frappe/frappe/custom/doctype/customize_form/customize_form.js +239</text:p>
          </table:table-cell>
          <table:table-cell office:value-type="string" calcext:value-type="string">
            <text:p>Specify a default value</text:p>
          </table:table-cell>
          <table:table-cell office:value-type="string" calcext:value-type="string">
            <text:p>Especificar un valor por defecto</text:p>
          </table:table-cell>
          <table:table-cell office:value-type="string" calcext:value-type="string">
            <text:p>Especifique un valor predeterminado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s/frappe/frappe/custom/doctype/customize_form/customize_form.js +245</text:p>
          </table:table-cell>
          <table:table-cell office:value-type="string" calcext:value-type="string">
            <text:p>Press Esc to close</text:p>
          </table:table-cell>
          <table:table-cell office:value-type="string" calcext:value-type="string">
            <text:p>Presione Esc para cerrar</text:p>
          </table:table-cell>
          <table:table-cell table:number-columns-repeated="1020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apps/frappe/frappe/custom/doctype/customize_form/customize_form.js +65</text:p>
          </table:table-cell>
          <table:table-cell office:value-type="string" calcext:value-type="string">
            <text:p>Refresh Form</text:p>
          </table:table-cell>
          <table:table-cell office:value-type="string" calcext:value-type="string">
            <text:p>Actualizar formulario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apps/frappe/frappe/custom/doctype/customize_form/customize_form.js +69</text:p>
          </table:table-cell>
          <table:table-cell office:value-type="string" calcext:value-type="string">
            <text:p>Reset to defaults</text:p>
          </table:table-cell>
          <table:table-cell office:value-type="string" calcext:value-type="string">
            <text:p>Restablecer predeterminados</text:p>
          </table:table-cell>
          <table:table-cell table:number-columns-repeated="1020"/>
        </table:table-row>
        <table:table-row table:style-name="ro4">
          <table:table-cell office:value-type="float" office:value="1536" calcext:value-type="float">
            <text:p>1536</text:p>
          </table:table-cell>
          <table:table-cell office:value-type="string" calcext:value-type="string">
            <text:p>apps/frappe/frappe/custom/doctype/customize_form/customize_form.js +70</text:p>
          </table:table-cell>
          <table:table-cell office:value-type="string" calcext:value-type="string">
            <text:p>Remove all customizations?</text:p>
          </table:table-cell>
          <table:table-cell office:value-type="string" calcext:value-type="string">
            <text:p>¿Eliminar todas las personalizaciones?</text:p>
          </table:table-cell>
          <table:table-cell office:value-type="string" calcext:value-type="string">
            <text:p>Remover todas las personalizaciones?</text:p>
          </table:table-cell>
          <table:table-cell table:number-columns-repeated="1019"/>
        </table:table-row>
        <table:table-row table:style-name="ro4">
          <table:table-cell office:value-type="float" office:value="496" calcext:value-type="float">
            <text:p>496</text:p>
          </table:table-cell>
          <table:table-cell office:value-type="string" calcext:value-type="string">
            <text:p>apps/frappe/frappe/custom/doctype/customize_form/customize_form.js +97</text:p>
          </table:table-cell>
          <table:table-cell office:value-type="string" calcext:value-type="string">
            <text:p>Cannot delete standard field. You can hide it if you want</text:p>
          </table:table-cell>
          <table:table-cell office:value-type="string" calcext:value-type="string">
            <text:p>No puede eliminarse un campo estándar. Puede ocultarlo, si lo desea</text:p>
          </table:table-cell>
          <table:table-cell office:value-type="string" calcext:value-type="string">
            <text:p>No se puede eliminar de campo estándar. Solo puede ocultarlo si lo desea</text:p>
          </table:table-cell>
          <table:table-cell table:number-columns-repeated="1019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apps/frappe/frappe/custom/doctype/customize_form/customize_form.py +103</text:p>
          </table:table-cell>
          <table:table-cell office:value-type="string" calcext:value-type="string">
            <text:p>{0} updated</text:p>
          </table:table-cell>
          <table:table-cell office:value-type="string" calcext:value-type="string">
            <text:p>{0} actualizado</text:p>
          </table:table-cell>
          <table:table-cell table:number-columns-repeated="1020"/>
        </table:table-row>
        <table:table-row table:style-name="ro4">
          <table:table-cell office:value-type="float" office:value="1982" calcext:value-type="float">
            <text:p>1982</text:p>
          </table:table-cell>
          <table:table-cell office:value-type="string" calcext:value-type="string">
            <text:p>apps/frappe/frappe/custom/doctype/customize_form/customize_form.py +131</text:p>
          </table:table-cell>
          <table:table-cell office:value-type="string" calcext:value-type="string">
            <text:p>Row {0}: Not allowed to enable Allow on Submit for standard fields</text:p>
          </table:table-cell>
          <table:table-cell office:value-type="string" calcext:value-type="string">
            <text:p>Renglón {0}: no se permite habilitar 'Permitir en aprobado' para campos estándar</text:p>
          </table:table-cell>
          <table:table-cell office:value-type="string" calcext:value-type="string">
            <text:p>Línea {0}: No es permitido 'habilitar' en ' ' para los campos estandar</text:p>
          </table:table-cell>
          <table:table-cell table:number-columns-repeated="1019"/>
        </table:table-row>
        <table:table-row table:style-name="ro4">
          <table:table-cell office:value-type="float" office:value="390" calcext:value-type="float">
            <text:p>390</text:p>
          </table:table-cell>
          <table:table-cell office:value-type="string" calcext:value-type="string">
            <text:p>apps/frappe/frappe/custom/doctype/customize_form/customize_form.py +136</text:p>
          </table:table-cell>
          <table:table-cell office:value-type="string" calcext:value-type="string">
            <text:p>'In List View' not allowed for type {0} in row {1}</text:p>
          </table:table-cell>
          <table:table-cell office:value-type="string" calcext:value-type="string">
            <text:p>No se permite 'En vista de lista' para el tipo {0} en el renglón {1}</text:p>
          </table:table-cell>
          <table:table-cell office:value-type="string" calcext:value-type="string">
            <text:p>No está permitido para el tipo {0} en la línea {1}</text:p>
          </table:table-cell>
          <table:table-cell table:number-columns-repeated="1019"/>
        </table:table-row>
        <table:table-row table:style-name="ro4">
          <table:table-cell office:value-type="float" office:value="1025" calcext:value-type="float">
            <text:p>1025</text:p>
          </table:table-cell>
          <table:table-cell office:value-type="string" calcext:value-type="string">
            <text:p>apps/frappe/frappe/custom/doctype/customize_form/customize_form.py +150</text:p>
          </table:table-cell>
          <table:table-cell office:value-type="string" calcext:value-type="string">
            <text:p>You cannot unset 'Read Only' for field {0}</text:p>
          </table:table-cell>
          <table:table-cell office:value-type="string" calcext:value-type="string">
            <text:p>No puede desmarcar 'Sólo lectura' para el campo {0}</text:p>
          </table:table-cell>
          <table:table-cell office:value-type="string" calcext:value-type="string">
            <text:p>No se puede desmarcar 'solo lectura' para el campo {0}</text:p>
          </table:table-cell>
          <table:table-cell table:number-columns-repeated="1019"/>
        </table:table-row>
        <table:table-row table:style-name="ro4">
          <table:table-cell office:value-type="float" office:value="1278" calcext:value-type="float">
            <text:p>1278</text:p>
          </table:table-cell>
          <table:table-cell office:value-type="string" calcext:value-type="string">
            <text:p>apps/frappe/frappe/custom/doctype/customize_form/customize_form.py +269</text:p>
          </table:table-cell>
          <table:table-cell office:value-type="string" calcext:value-type="string">
            <text:p>Fieldtype cannot be changed from {0} to {1} in row {2}</text:p>
          </table:table-cell>
          <table:table-cell office:value-type="string" calcext:value-type="string">
            <text:p>No puede cambiar el tipo de campo de {0} a {1} en el renglón {2}</text:p>
          </table:table-cell>
          <table:table-cell office:value-type="string" calcext:value-type="string">
            <text:p>El tipo de campo de {0} no puede ser cambiado a {1} en la línea {2}</text:p>
          </table:table-cell>
          <table:table-cell table:number-columns-repeated="1019"/>
        </table:table-row>
        <table:table-row table:style-name="ro4">
          <table:table-cell office:value-type="float" office:value="841" calcext:value-type="float">
            <text:p>841</text:p>
          </table:table-cell>
          <table:table-cell office:value-type="string" calcext:value-type="string">
            <text:p>apps/frappe/frappe/custom/doctype/property_setter/property_setter.js +7</text:p>
          </table:table-cell>
          <table:table-cell office:value-type="string" calcext:value-type="string">
            <text:p>Value for a check field can be either 0 or 1</text:p>
          </table:table-cell>
          <table:table-cell office:value-type="string" calcext:value-type="string">
            <text:p>El valor para un campo de verificación puede ser solamente 0 o 1</text:p>
          </table:table-cell>
          <table:table-cell office:value-type="string" calcext:value-type="string">
            <text:p>Valor para un campo de verificación puede ser 0 o 1</text:p>
          </table:table-cell>
          <table:table-cell table:number-columns-repeated="1019"/>
        </table:table-row>
        <table:table-row table:style-name="ro4">
          <table:table-cell office:value-type="float" office:value="1571" calcext:value-type="float">
            <text:p>1571</text:p>
          </table:table-cell>
          <table:table-cell office:value-type="string" calcext:value-type="string">
            <text:p>apps/frappe/frappe/database.py +218</text:p>
          </table:table-cell>
          <table:table-cell office:value-type="string" calcext:value-type="string">
            <text:p>Too many writes in one request. Please send smaller requests</text:p>
          </table:table-cell>
          <table:table-cell office:value-type="string" calcext:value-type="string">
            <text:p>Demasiadas escrituras en una solicitud. Por favor envíe solicitudes más pequeñas</text:p>
          </table:table-cell>
          <table:table-cell office:value-type="string" calcext:value-type="string">
            <text:p>Demasiados elementos en una sola solicitud . Favor de enviar peticiones más pequeñas</text:p>
          </table:table-cell>
          <table:table-cell table:number-columns-repeated="1019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apps/frappe/frappe/desk/doctype/event/event.py +20</text:p>
          </table:table-cell>
          <table:table-cell office:value-type="string" calcext:value-type="string">
            <text:p>Event end must be after start</text:p>
          </table:table-cell>
          <table:table-cell office:value-type="string" calcext:value-type="string">
            <text:p>La finalización del evento debe ser posterior al inicio</text:p>
          </table:table-cell>
          <table:table-cell table:number-columns-repeated="1020"/>
        </table:table-row>
        <table:table-row table:style-name="ro4">
          <table:table-cell office:value-type="float" office:value="670" calcext:value-type="float">
            <text:p>670</text:p>
          </table:table-cell>
          <table:table-cell office:value-type="string" calcext:value-type="string">
            <text:p>apps/frappe/frappe/desk/doctype/event/event.py +28</text:p>
          </table:table-cell>
          <table:table-cell office:value-type="string" calcext:value-type="string">
            <text:p>Every day events should finish on the same day.</text:p>
          </table:table-cell>
          <table:table-cell office:value-type="string" calcext:value-type="string">
            <text:p>Los eventos diarios deben terminar el mismo día</text:p>
          </table:table-cell>
          <table:table-cell office:value-type="string" calcext:value-type="string">
            <text:p>Los eventos diarios deben terminar el mismo día.</text:p>
          </table:table-cell>
          <table:table-cell table:number-columns-repeated="1019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apps/frappe/frappe/desk/doctype/event/event.py +59</text:p>
          </table:table-cell>
          <table:table-cell office:value-type="string" calcext:value-type="string">
            <text:p>Events In Today's Calendar</text:p>
          </table:table-cell>
          <table:table-cell office:value-type="string" calcext:value-type="string">
            <text:p>Eventos en el calendario del día de hoy</text:p>
          </table:table-cell>
          <table:table-cell office:value-type="string" calcext:value-type="string">
            <text:p>Eventos en el calendario de hoy</text:p>
          </table:table-cell>
          <table:table-cell table:number-columns-repeated="1019"/>
        </table:table-row>
        <table:table-row table:style-name="ro4">
          <table:table-cell office:value-type="float" office:value="1160" calcext:value-type="float">
            <text:p>1160</text:p>
          </table:table-cell>
          <table:table-cell office:value-type="string" calcext:value-type="string">
            <text:p>apps/frappe/frappe/desk/doctype/event/event.py +66</text:p>
          </table:table-cell>
          <table:table-cell office:value-type="string" calcext:value-type="string">
            <text:p>Daily Event Digest is sent for Calendar Events where reminders are set.</text:p>
          </table:table-cell>
          <table:table-cell office:value-type="string" calcext:value-type="string">
            <text:p>El resumen de eventos diario es enviado para eventos de calendario que tengan recordatorios establecidos.</text:p>
          </table:table-cell>
          <table:table-cell office:value-type="string" calcext:value-type="string">
            <text:p>Resumen Diario de Eventos se envía para Eventos en el Calendario cuando se han agregado recordatorios.</text:p>
          </table:table-cell>
          <table:table-cell table:number-columns-repeated="1019"/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string" calcext:value-type="string">
            <text:p>apps/frappe/frappe/desk/doctype/event/event.py +68</text:p>
          </table:table-cell>
          <table:table-cell office:value-type="string" calcext:value-type="string">
            <text:p>Upcoming Events for Today</text:p>
          </table:table-cell>
          <table:table-cell office:value-type="string" calcext:value-type="string">
            <text:p>Próximos eventos para el día de hoy</text:p>
          </table:table-cell>
          <table:table-cell office:value-type="string" calcext:value-type="string">
            <text:p>Eventos para hoy</text:p>
          </table:table-cell>
          <table:table-cell table:number-columns-repeated="1019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string" calcext:value-type="string">
            <text:p>apps/frappe/frappe/desk/doctype/note/note_list.js +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as</text:p>
          </table:table-cell>
          <table:table-cell table:number-columns-repeated="1020"/>
        </table:table-row>
        <table:table-row table:style-name="ro4">
          <table:table-cell office:value-type="float" office:value="1766" calcext:value-type="float">
            <text:p>1766</text:p>
          </table:table-cell>
          <table:table-cell office:value-type="string" calcext:value-type="string">
            <text:p>apps/frappe/frappe/desk/doctype/todo/todo_list.js +21</text:p>
          </table:table-cell>
          <table:table-cell office:value-type="string" calcext:value-type="string">
            <text:p>Assigned By Me</text:p>
          </table:table-cell>
          <table:table-cell office:value-type="string" calcext:value-type="string">
            <text:p>Asignados por mí</text:p>
          </table:table-cell>
          <table:table-cell office:value-type="string" calcext:value-type="string">
            <text:p>Asignado By Me</text:p>
          </table:table-cell>
          <table:table-cell table:number-columns-repeated="1019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apps/frappe/frappe/desk/doctype/todo/todo_list.js +7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4">
          <table:table-cell office:value-type="float" office:value="913" calcext:value-type="float">
            <text:p>913</text:p>
          </table:table-cell>
          <table:table-cell office:value-type="string" calcext:value-type="string">
            <text:p>apps/frappe/frappe/desk/doctype/todo/todo.js +30</text:p>
          </table:table-cell>
          <table:table-cell office:value-type="string" calcext:value-type="string">
            <text:p>Re-open</text:p>
          </table:table-cell>
          <table:table-cell office:value-type="string" calcext:value-type="string">
            <text:p>Reabrir</text:p>
          </table:table-cell>
          <table:table-cell office:value-type="string" calcext:value-type="string">
            <text:p>Re-Abrir</text:p>
          </table:table-cell>
          <table:table-cell table:number-columns-repeated="1019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apps/frappe/frappe/desk/doctype/todo/todo.py +20</text:p>
          </table:table-cell>
          <table:table-cell office:value-type="string" calcext:value-type="string">
            <text:p>Assigned to {0}: {1}</text:p>
          </table:table-cell>
          <table:table-cell office:value-type="string" calcext:value-type="string">
            <text:p>Asignada a {0}: {1}</text:p>
          </table:table-cell>
          <table:table-cell office:value-type="string" calcext:value-type="string">
            <text:p>Asignado a {0}: {1}</text:p>
          </table:table-cell>
          <table:table-cell table:number-columns-repeated="1019"/>
        </table:table-row>
        <table:table-row table:style-name="ro4">
          <table:table-cell office:value-type="float" office:value="1857" calcext:value-type="float">
            <text:p>1857</text:p>
          </table:table-cell>
          <table:table-cell office:value-type="string" calcext:value-type="string">
            <text:p>apps/frappe/frappe/desk/doctype/todo/todo.py +28</text:p>
          </table:table-cell>
          <table:table-cell office:value-type="string" calcext:value-type="string">
            <text:p>Assignment closed by {0}</text:p>
          </table:table-cell>
          <table:table-cell office:value-type="string" calcext:value-type="string">
            <text:p>Asignación cerrada por {0}</text:p>
          </table:table-cell>
          <table:table-cell office:value-type="string" calcext:value-type="string">
            <text:p>Asignación cerrado por {0}</text:p>
          </table:table-cell>
          <table:table-cell table:number-columns-repeated="1019"/>
        </table:table-row>
        <table:table-row table:style-name="ro4">
          <table:table-cell office:value-type="float" office:value="549" calcext:value-type="float">
            <text:p>549</text:p>
          </table:table-cell>
          <table:table-cell office:value-type="string" calcext:value-type="string">
            <text:p>apps/frappe/frappe/desk/form/assign_to.py +140</text:p>
          </table:table-cell>
          <table:table-cell office:value-type="string" calcext:value-type="string">
            <text:p>The task {0}, that you assigned to {1}, has been closed.</text:p>
          </table:table-cell>
          <table:table-cell office:value-type="string" calcext:value-type="string">
            <text:p>La tarea {0}, que asignó a {1}, ha sido cerrada.</text:p>
          </table:table-cell>
          <table:table-cell office:value-type="string" calcext:value-type="string">
            <text:p>La tarea {0}, que usted asignó a {1}, se ha cerrado.</text:p>
          </table:table-cell>
          <table:table-cell table:number-columns-repeated="1019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string" calcext:value-type="string">
            <text:p>apps/frappe/frappe/desk/form/assign_to.py +146</text:p>
          </table:table-cell>
          <table:table-cell office:value-type="string" calcext:value-type="string">
            <text:p>The task {0}, that you assigned to {1}, has been closed by {2}.</text:p>
          </table:table-cell>
          <table:table-cell office:value-type="string" calcext:value-type="string">
            <text:p>La tarea {0}, que asignó a {1}, ha sido cerrada por {2}.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pps/frappe/frappe/desk/form/assign_to.py +153</text:p>
          </table:table-cell>
          <table:table-cell office:value-type="string" calcext:value-type="string">
            <text:p>A new task, {0}, has been assigned to you by {1}. {2}</text:p>
          </table:table-cell>
          <table:table-cell office:value-type="string" calcext:value-type="string">
            <text:p>Una nueva tarea, {0}, le ha sido asignada por {1}. {2}</text:p>
          </table:table-cell>
          <table:table-cell table:number-columns-repeated="1020"/>
        </table:table-row>
        <table:table-row table:style-name="ro4">
          <table:table-cell office:value-type="float" office:value="1060" calcext:value-type="float">
            <text:p>1060</text:p>
          </table:table-cell>
          <table:table-cell office:value-type="string" calcext:value-type="string">
            <text:p>apps/frappe/frappe/desk/form/assign_to.py +41</text:p>
          </table:table-cell>
          <table:table-cell office:value-type="string" calcext:value-type="string">
            <text:p>Already in user's To Do list</text:p>
          </table:table-cell>
          <table:table-cell office:value-type="string" calcext:value-type="string">
            <text:p>Ya está en la lista de tareas del usuario</text:p>
          </table:table-cell>
          <table:table-cell office:value-type="string" calcext:value-type="string">
            <text:p>Ya esta en las tareas por hacer del usuario</text:p>
          </table:table-cell>
          <table:table-cell table:number-columns-repeated="101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apps/frappe/frappe/desk/form/load.py +43</text:p>
          </table:table-cell>
          <table:table-cell office:value-type="string" calcext:value-type="string">
            <text:p>Did not load</text:p>
          </table:table-cell>
          <table:table-cell office:value-type="string" calcext:value-type="string">
            <text:p>No se cargó</text:p>
          </table:table-cell>
          <table:table-cell table:number-columns-repeated="1020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apps/frappe/frappe/desk/form/save.py +21</text:p>
          </table:table-cell>
          <table:table-cell office:value-type="string" calcext:value-type="string">
            <text:p>{0} {1} already exists</text:p>
          </table:table-cell>
          <table:table-cell office:value-type="string" calcext:value-type="string">
            <text:p>{0} {1} ya existe</text:p>
          </table:table-cell>
          <table:table-cell table:number-columns-repeated="1020"/>
        </table:table-row>
        <table:table-row table:style-name="ro9">
          <table:table-cell office:value-type="float" office:value="1590" calcext:value-type="float">
            <text:p>1590</text:p>
          </table:table-cell>
          <table:table-cell office:value-type="string" calcext:value-type="string">
            <text:p>apps/frappe/frappe/desk/form/save.py +30</text:p>
          </table:table-cell>
          <table:table-cell office:value-type="string" calcext:value-type="string">
            <text:p>Did not save</text:p>
          </table:table-cell>
          <table:table-cell office:value-type="string" calcext:value-type="string">
            <text:p>No se guardó</text:p>
          </table:table-cell>
          <table:table-cell office:value-type="string" calcext:value-type="string">
            <text:p>No se pudo guardar.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pps/frappe/frappe/desk/form/save.py +46</text:p>
          </table:table-cell>
          <table:table-cell office:value-type="string" calcext:value-type="string">
            <text:p>Did not cancel</text:p>
          </table:table-cell>
          <table:table-cell office:value-type="string" calcext:value-type="string">
            <text:p>No se canceló</text:p>
          </table:table-cell>
          <table:table-cell table:number-columns-repeated="1020"/>
        </table:table-row>
        <table:table-row table:style-name="ro4">
          <table:table-cell office:value-type="float" office:value="519" calcext:value-type="float">
            <text:p>519</text:p>
          </table:table-cell>
          <table:table-cell office:value-type="string" calcext:value-type="string">
            <text:p>apps/frappe/frappe/desk/form/utils.py +55</text:p>
          </table:table-cell>
          <table:table-cell office:value-type="string" calcext:value-type="string">
            <text:p>This method can only be used to create a Comment</text:p>
          </table:table-cell>
          <table:table-cell office:value-type="string" calcext:value-type="string">
            <text:p>Este método sólo puede ser utilizado para crear un comentario</text:p>
          </table:table-cell>
          <table:table-cell office:value-type="string" calcext:value-type="string">
            <text:p>Este método sólo se puede utilizar para crear un comentario.</text:p>
          </table:table-cell>
          <table:table-cell table:number-columns-repeated="1019"/>
        </table:table-row>
        <table:table-row table:style-name="ro9">
          <table:table-cell office:value-type="float" office:value="1737" calcext:value-type="float">
            <text:p>1737</text:p>
          </table:table-cell>
          <table:table-cell office:value-type="string" calcext:value-type="string">
            <text:p>apps/frappe/frappe/desk/form/utils.py +92</text:p>
          </table:table-cell>
          <table:table-cell office:value-type="string" calcext:value-type="string">
            <text:p>No further records</text:p>
          </table:table-cell>
          <table:table-cell office:value-type="string" calcext:value-type="string">
            <text:p>No existen más registros</text:p>
          </table:table-cell>
          <table:table-cell office:value-type="string" calcext:value-type="string">
            <text:p>No existen registros nuevos</text:p>
          </table:table-cell>
          <table:table-cell table:number-columns-repeated="1019"/>
        </table:table-row>
        <table:table-row table:style-name="ro9">
          <table:table-cell office:value-type="float" office:value="418" calcext:value-type="float">
            <text:p>418</text:p>
          </table:table-cell>
          <table:table-cell office:value-type="string" calcext:value-type="string">
            <text:p>apps/frappe/frappe/desk/like.py +38</text:p>
          </table:table-cell>
          <table:table-cell office:value-type="string" calcext:value-type="string">
            <text:p>You cannot like something that you created</text:p>
          </table:table-cell>
          <table:table-cell office:value-type="string" calcext:value-type="string">
            <text:p>No le puede gustar algo que usted mismo creó</text:p>
          </table:table-cell>
          <table:table-cell office:value-type="string" calcext:value-type="string">
            <text:p>No puede gustar algo que ha creado</text:p>
          </table:table-cell>
          <table:table-cell table:number-columns-repeated="1019"/>
        </table:table-row>
        <table:table-row table:style-name="ro9">
          <table:table-cell office:value-type="float" office:value="522" calcext:value-type="float">
            <text:p>522</text:p>
          </table:table-cell>
          <table:table-cell office:value-type="string" calcext:value-type="string">
            <text:p>apps/frappe/frappe/desk/like.py +84</text:p>
          </table:table-cell>
          <table:table-cell office:value-type="string" calcext:value-type="string">
            <text:p>{0}: {1} in {2}</text:p>
          </table:table-cell>
          <table:table-cell office:value-type="string" calcext:value-type="string">
            <text:p>{0}: {1} en {2}</text:p>
          </table:table-cell>
          <table:table-cell office:value-type="string" calcext:value-type="string">
            <text:p>{0}: {1} {2} en</text:p>
          </table:table-cell>
          <table:table-cell table:number-columns-repeated="1019"/>
        </table:table-row>
        <table:table-row table:style-name="ro9">
          <table:table-cell office:value-type="float" office:value="387" calcext:value-type="float">
            <text:p>387</text:p>
          </table:table-cell>
          <table:table-cell office:value-type="string" calcext:value-type="string">
            <text:p>apps/frappe/frappe/desk/like.py +89</text:p>
          </table:table-cell>
          <table:table-cell office:value-type="string" calcext:value-type="string">
            <text:p>Liked</text:p>
          </table:table-cell>
          <table:table-cell office:value-type="string" calcext:value-type="string">
            <text:p>Le gustó a alguien</text:p>
          </table:table-cell>
          <table:table-cell office:value-type="string" calcext:value-type="string">
            <text:p>Gustó</text:p>
          </table:table-cell>
          <table:table-cell table:number-columns-repeated="1019"/>
        </table:table-row>
        <table:table-row table:style-name="ro10">
          <table:table-cell table:style-name="ce3" office:value-type="float" office:value="1733" calcext:value-type="float">
            <text:p>1733</text:p>
          </table:table-cell>
          <table:table-cell table:style-name="ce3" office:value-type="string" calcext:value-type="string">
            <text:p>apps/frappe/frappe/desk/moduleview.py +31</text:p>
          </table:table-cell>
          <table:table-cell table:style-name="ce3" office:value-type="string" calcext:value-type="string">
            <text:p>Custom Reports</text:p>
          </table:table-cell>
          <table:table-cell table:style-name="ce3" office:value-type="string" calcext:value-type="string">
            <text:p>Reportes personalizados</text:p>
          </table:table-cell>
          <table:table-cell table:style-name="ce3" office:value-type="string" calcext:value-type="string">
            <text:p>Informes personalizado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306" calcext:value-type="float">
            <text:p>1306</text:p>
          </table:table-cell>
          <table:table-cell table:style-name="ce3" office:value-type="string" calcext:value-type="string">
            <text:p>apps/frappe/frappe/desk/moduleview.py +57</text:p>
          </table:table-cell>
          <table:table-cell table:style-name="ce3" office:value-type="string" calcext:value-type="string">
            <text:p>Module Not Found</text:p>
          </table:table-cell>
          <table:table-cell table:style-name="ce3" office:value-type="string" calcext:value-type="string">
            <text:p>Módulo no encontrad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096" calcext:value-type="float">
            <text:p>1096</text:p>
          </table:table-cell>
          <table:table-cell table:style-name="ce3" office:value-type="string" calcext:value-type="string">
            <text:p>apps/frappe/frappe/desk/moduleview.py +61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Documentos</text:p>
          </table:table-cell>
          <table:table-cell table:style-name="ce3" table:number-columns-repeated="1020"/>
        </table:table-row>
        <table:table-row table:style-name="ro11">
          <table:table-cell table:style-name="ce3" office:value-type="float" office:value="1956" calcext:value-type="float">
            <text:p>1956</text:p>
          </table:table-cell>
          <table:table-cell table:style-name="ce3" office:value-type="string" calcext:value-type="string">
            <text:p>apps/frappe/frappe/desk/moduleview.py +67</text:p>
          </table:table-cell>
          <table:table-cell table:style-name="ce3" office:value-type="string" calcext:value-type="string">
            <text:p>Standard Reports</text:p>
          </table:table-cell>
          <table:table-cell table:style-name="ce3" office:value-type="string" calcext:value-type="string">
            <text:p>Reportes estándar</text:p>
          </table:table-cell>
          <table:table-cell table:style-name="ce3" office:value-type="string" calcext:value-type="string">
            <text:p>Informes Estándares</text:p>
          </table:table-cell>
          <table:table-cell table:style-name="ce3" table:number-columns-repeated="1019"/>
        </table:table-row>
        <table:table-row table:style-name="ro4">
          <table:table-cell office:value-type="float" office:value="951" calcext:value-type="float">
            <text:p>951</text:p>
          </table:table-cell>
          <table:table-cell office:value-type="string" calcext:value-type="string">
            <text:p>apps/frappe/frappe/desk/page/activity/activity_row.html +16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e inició sesión</text:p>
          </table:table-cell>
          <table:table-cell office:value-type="string" calcext:value-type="string">
            <text:p>Conectado</text:p>
          </table:table-cell>
          <table:table-cell table:number-columns-repeated="1019"/>
        </table:table-row>
        <table:table-row table:style-name="ro4">
          <table:table-cell office:value-type="float" office:value="1700" calcext:value-type="float">
            <text:p>1700</text:p>
          </table:table-cell>
          <table:table-cell office:value-type="string" calcext:value-type="string">
            <text:p>apps/frappe/frappe/desk/page/activity/activity_row.html +20</text:p>
          </table:table-cell>
          <table:table-cell office:value-type="string" calcext:value-type="string">
            <text:p>Commented on {0}: {1}</text:p>
          </table:table-cell>
          <table:table-cell office:value-type="string" calcext:value-type="string">
            <text:p>Se comentó acerca de {0}: {1}</text:p>
          </table:table-cell>
          <table:table-cell office:value-type="string" calcext:value-type="string">
            <text:p>Comentado {0}: {1}</text:p>
          </table:table-cell>
          <table:table-cell table:number-columns-repeated="1019"/>
        </table:table-row>
        <table:table-row table:style-name="ro4">
          <table:table-cell office:value-type="float" office:value="1861" calcext:value-type="float">
            <text:p>1861</text:p>
          </table:table-cell>
          <table:table-cell office:value-type="string" calcext:value-type="string">
            <text:p>apps/frappe/frappe/desk/page/activity/activity_row.html +22</text:p>
          </table:table-cell>
          <table:table-cell office:value-type="string" calcext:value-type="string">
            <text:p>Communicated via {0} on {1}: {2}</text:p>
          </table:table-cell>
          <table:table-cell office:value-type="string" calcext:value-type="string">
            <text:p>Se comunicó mediante {0} sobre {1}: {2}</text:p>
          </table:table-cell>
          <table:table-cell office:value-type="string" calcext:value-type="string">
            <text:p>Comunicada a través de {0} del {1}: {2}</text:p>
          </table:table-cell>
          <table:table-cell table:number-columns-repeated="1019"/>
        </table:table-row>
        <table:table-row table:style-name="ro4">
          <table:table-cell office:value-type="float" office:value="580" calcext:value-type="float">
            <text:p>580</text:p>
          </table:table-cell>
          <table:table-cell office:value-type="string" calcext:value-type="string">
            <text:p>apps/frappe/frappe/desk/page/activity/activity_row.html +24</text:p>
          </table:table-cell>
          <table:table-cell office:value-type="string" calcext:value-type="string">
            <text:p>Updated {0}: {1}</text:p>
          </table:table-cell>
          <table:table-cell office:value-type="string" calcext:value-type="string">
            <text:p>Se actualizó {0}: {1}</text:p>
          </table:table-cell>
          <table:table-cell office:value-type="string" calcext:value-type="string">
            <text:p>Actualizado {0}: {1}</text:p>
          </table:table-cell>
          <table:table-cell table:number-columns-repeated="1019"/>
        </table:table-row>
        <table:table-row table:style-name="ro2">
          <table:table-cell table:style-name="ce3" office:value-type="float" office:value="462" calcext:value-type="float">
            <text:p>462</text:p>
          </table:table-cell>
          <table:table-cell table:style-name="ce3" office:value-type="string" calcext:value-type="string">
            <text:p>apps/frappe/frappe/desk/page/activity/activity.js +203</text:p>
          </table:table-cell>
          <table:table-cell table:number-columns-repeated="2" table:style-name="ce3" office:value-type="string" calcext:value-type="string">
            <text:p>Feb</text:p>
          </table:table-cell>
          <table:table-cell table:style-name="ce3" office:value-type="string" calcext:value-type="string">
            <text:p>Febrero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98" calcext:value-type="float">
            <text:p>598</text:p>
          </table:table-cell>
          <table:table-cell table:style-name="ce3" office:value-type="string" calcext:value-type="string">
            <text:p>apps/frappe/frappe/desk/page/activity/activity.js +203</text:p>
          </table:table-cell>
          <table:table-cell table:number-columns-repeated="2" table:style-name="ce3" office:value-type="string" calcext:value-type="string">
            <text:p>May</text:p>
          </table:table-cell>
          <table:table-cell table:style-name="ce3" office:value-type="string" calcext:value-type="string">
            <text:p>Mayo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99" calcext:value-type="float">
            <text:p>599</text:p>
          </table:table-cell>
          <table:table-cell table:style-name="ce3" office:value-type="string" calcext:value-type="string">
            <text:p>apps/frappe/frappe/desk/page/activity/activity.js +203</text:p>
          </table:table-cell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Ene</text:p>
          </table:table-cell>
          <table:table-cell table:style-name="ce3" office:value-type="string" calcext:value-type="string">
            <text:p>Enero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778" calcext:value-type="float">
            <text:p>778</text:p>
          </table:table-cell>
          <table:table-cell table:style-name="ce3" office:value-type="string" calcext:value-type="string">
            <text:p>apps/frappe/frappe/desk/page/activity/activity.js +203</text:p>
          </table:table-cell>
          <table:table-cell table:style-name="ce3" office:value-type="string" calcext:value-type="string">
            <text:p>Apr</text:p>
          </table:table-cell>
          <table:table-cell table:style-name="ce3" office:value-type="string" calcext:value-type="string">
            <text:p>Abr</text:p>
          </table:table-cell>
          <table:table-cell table:style-name="ce3" office:value-type="string" calcext:value-type="string">
            <text:p>Abril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979" calcext:value-type="float">
            <text:p>979</text:p>
          </table:table-cell>
          <table:table-cell table:style-name="ce3" office:value-type="string" calcext:value-type="string">
            <text:p>apps/frappe/frappe/desk/page/activity/activity.js +203</text:p>
          </table:table-cell>
          <table:table-cell table:number-columns-repeated="2" table:style-name="ce3" office:value-type="string" calcext:value-type="string">
            <text:p>Mar</text:p>
          </table:table-cell>
          <table:table-cell table:style-name="ce3" office:value-type="string" calcext:value-type="string">
            <text:p>Marzo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746" calcext:value-type="float">
            <text:p>1746</text:p>
          </table:table-cell>
          <table:table-cell table:style-name="ce3" office:value-type="string" calcext:value-type="string">
            <text:p>apps/frappe/frappe/desk/page/activity/activity.js +203</text:p>
          </table:table-cell>
          <table:table-cell table:number-columns-repeated="2" table:style-name="ce3" office:value-type="string" calcext:value-type="string">
            <text:p>Jun</text:p>
          </table:table-cell>
          <table:table-cell table:style-name="ce3" office:value-type="string" calcext:value-type="string">
            <text:p>Junio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332" calcext:value-type="float">
            <text:p>332</text:p>
          </table:table-cell>
          <table:table-cell table:style-name="ce3" office:value-type="string" calcext:value-type="string">
            <text:p>apps/frappe/frappe/desk/page/activity/activity.js +204</text:p>
          </table:table-cell>
          <table:table-cell table:number-columns-repeated="2" table:style-name="ce3" office:value-type="string" calcext:value-type="string">
            <text:p>Sep</text:p>
          </table:table-cell>
          <table:table-cell table:style-name="ce3" office:value-type="string" calcext:value-type="string">
            <text:p>Septiembre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972" calcext:value-type="float">
            <text:p>972</text:p>
          </table:table-cell>
          <table:table-cell table:style-name="ce3" office:value-type="string" calcext:value-type="string">
            <text:p>apps/frappe/frappe/desk/page/activity/activity.js +204</text:p>
          </table:table-cell>
          <table:table-cell table:style-name="ce3" office:value-type="string" calcext:value-type="string">
            <text:p>Aug</text:p>
          </table:table-cell>
          <table:table-cell table:style-name="ce3" office:value-type="string" calcext:value-type="string">
            <text:p>Ago</text:p>
          </table:table-cell>
          <table:table-cell table:style-name="ce3" office:value-type="string" calcext:value-type="string">
            <text:p>Agosto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193" calcext:value-type="float">
            <text:p>1193</text:p>
          </table:table-cell>
          <table:table-cell table:style-name="ce3" office:value-type="string" calcext:value-type="string">
            <text:p>apps/frappe/frappe/desk/page/activity/activity.js +204</text:p>
          </table:table-cell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Dic</text:p>
          </table:table-cell>
          <table:table-cell table:style-name="ce3" office:value-type="string" calcext:value-type="string">
            <text:p>Diciembre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332" calcext:value-type="float">
            <text:p>1332</text:p>
          </table:table-cell>
          <table:table-cell table:style-name="ce3" office:value-type="string" calcext:value-type="string">
            <text:p>apps/frappe/frappe/desk/page/activity/activity.js +204</text:p>
          </table:table-cell>
          <table:table-cell table:number-columns-repeated="2" table:style-name="ce3" office:value-type="string" calcext:value-type="string">
            <text:p>Jul</text:p>
          </table:table-cell>
          <table:table-cell table:style-name="ce3" office:value-type="string" calcext:value-type="string">
            <text:p>Julio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928" calcext:value-type="float">
            <text:p>1928</text:p>
          </table:table-cell>
          <table:table-cell table:style-name="ce3" office:value-type="string" calcext:value-type="string">
            <text:p>apps/frappe/frappe/desk/page/activity/activity.js +204</text:p>
          </table:table-cell>
          <table:table-cell table:number-columns-repeated="2" table:style-name="ce3" office:value-type="string" calcext:value-type="string">
            <text:p>Oct</text:p>
          </table:table-cell>
          <table:table-cell table:style-name="ce3" office:value-type="string" calcext:value-type="string">
            <text:p>Octubre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947" calcext:value-type="float">
            <text:p>1947</text:p>
          </table:table-cell>
          <table:table-cell table:style-name="ce3" office:value-type="string" calcext:value-type="string">
            <text:p>apps/frappe/frappe/desk/page/activity/activity.js +204</text:p>
          </table:table-cell>
          <table:table-cell table:number-columns-repeated="2" table:style-name="ce3" office:value-type="string" calcext:value-type="string">
            <text:p>Nov</text:p>
          </table:table-cell>
          <table:table-cell table:style-name="ce3" office:value-type="string" calcext:value-type="string">
            <text:p>Noviembre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84" calcext:value-type="float">
            <text:p>584</text:p>
          </table:table-cell>
          <table:table-cell table:style-name="ce3" office:value-type="string" calcext:value-type="string">
            <text:p>apps/frappe/frappe/desk/page/activity/activity.js +247</text:p>
          </table:table-cell>
          <table:table-cell table:style-name="ce3" office:value-type="string" calcext:value-type="string">
            <text:p>{0} on {1}</text:p>
          </table:table-cell>
          <table:table-cell table:style-name="ce3" office:value-type="string" calcext:value-type="string">
            <text:p>{0} el {1}</text:p>
          </table:table-cell>
          <table:table-cell table:style-name="ce3" office:value-type="string" calcext:value-type="string">
            <text:p>{0} de {1}</text:p>
          </table:table-cell>
          <table:table-cell table:style-name="ce3" table:number-columns-repeated="1019"/>
        </table:table-row>
        <table:table-row table:style-name="ro4">
          <table:table-cell office:value-type="float" office:value="1171" calcext:value-type="float">
            <text:p>1171</text:p>
          </table:table-cell>
          <table:table-cell office:value-type="string" calcext:value-type="string">
            <text:p>apps/frappe/frappe/desk/page/activity/activity.js +73</text:p>
          </table:table-cell>
          <table:table-cell office:value-type="string" calcext:value-type="string">
            <text:p>Build Report</text:p>
          </table:table-cell>
          <table:table-cell office:value-type="string" calcext:value-type="string">
            <text:p>Generar reporte</text:p>
          </table:table-cell>
          <table:table-cell office:value-type="string" calcext:value-type="string">
            <text:p>Crear reporte</text:p>
          </table:table-cell>
          <table:table-cell table:number-columns-repeated="1019"/>
        </table:table-row>
        <table:table-row table:style-name="ro4">
          <table:table-cell office:value-type="float" office:value="1105" calcext:value-type="float">
            <text:p>1105</text:p>
          </table:table-cell>
          <table:table-cell office:value-type="string" calcext:value-type="string">
            <text:p>apps/frappe/frappe/desk/page/activity/activity.js +78</text:p>
          </table:table-cell>
          <table:table-cell office:value-type="string" calcext:value-type="string">
            <text:p>Show Likes</text:p>
          </table:table-cell>
          <table:table-cell office:value-type="string" calcext:value-type="string">
            <text:p>Mostrar likes</text:p>
          </table:table-cell>
          <table:table-cell office:value-type="string" calcext:value-type="string">
            <text:p>Mostrar Likes</text:p>
          </table:table-cell>
          <table:table-cell table:number-columns-repeated="1019"/>
        </table:table-row>
        <table:table-row table:style-name="ro4">
          <table:table-cell office:value-type="float" office:value="1114" calcext:value-type="float">
            <text:p>1114</text:p>
          </table:table-cell>
          <table:table-cell office:value-type="string" calcext:value-type="string">
            <text:p>apps/frappe/frappe/desk/page/applications/application_row.html +11</text:p>
          </table:table-cell>
          <table:table-cell office:value-type="string" calcext:value-type="string">
            <text:p>Installed</text:p>
          </table:table-cell>
          <table:table-cell office:value-type="string" calcext:value-type="string">
            <text:p>Instalada</text:p>
          </table:table-cell>
          <table:table-cell office:value-type="string" calcext:value-type="string">
            <text:p>Instalado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pps/frappe/frappe/desk/page/applications/application_row.html +16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Instalar</text:p>
          </table:table-cell>
          <table:table-cell table:number-columns-repeated="1020"/>
        </table:table-row>
        <table:table-row table:style-name="ro4">
          <table:table-cell office:value-type="float" office:value="1623" calcext:value-type="float">
            <text:p>1623</text:p>
          </table:table-cell>
          <table:table-cell office:value-type="string" calcext:value-type="string">
            <text:p>apps/frappe/frappe/desk/page/applications/application_row.html +24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Publicado por</text:p>
          </table:table-cell>
          <table:table-cell table:number-columns-repeated="1019"/>
        </table:table-row>
        <table:table-row table:style-name="ro4">
          <table:table-cell office:value-type="float" office:value="508" calcext:value-type="float">
            <text:p>508</text:p>
          </table:table-cell>
          <table:table-cell office:value-type="string" calcext:value-type="string">
            <text:p>apps/frappe/frappe/desk/page/applications/applications.js +129</text:p>
          </table:table-cell>
          <table:table-cell office:value-type="string" calcext:value-type="string">
            <text:p>Featured</text:p>
          </table:table-cell>
          <table:table-cell office:value-type="string" calcext:value-type="string">
            <text:p>Destacadas</text:p>
          </table:table-cell>
          <table:table-cell office:value-type="string" calcext:value-type="string">
            <text:p>Destacado</text:p>
          </table:table-cell>
          <table:table-cell table:number-columns-repeated="1019"/>
        </table:table-row>
        <table:table-row table:style-name="ro4">
          <table:table-cell office:value-type="float" office:value="1062" calcext:value-type="float">
            <text:p>1062</text:p>
          </table:table-cell>
          <table:table-cell office:value-type="string" calcext:value-type="string">
            <text:p>apps/frappe/frappe/desk/page/applications/applications.js +147</text:p>
          </table:table-cell>
          <table:table-cell office:value-type="string" calcext:value-type="string">
            <text:p>No matching apps found</text:p>
          </table:table-cell>
          <table:table-cell office:value-type="string" calcext:value-type="string">
            <text:p>No se encontraron aplicaciones coincidentes</text:p>
          </table:table-cell>
          <table:table-cell office:value-type="string" calcext:value-type="string">
            <text:p>Todavía no hay aplicaciones coincidentes encontrados</text:p>
          </table:table-cell>
          <table:table-cell table:number-columns-repeated="1019"/>
        </table:table-row>
        <table:table-row table:style-name="ro4">
          <table:table-cell office:value-type="float" office:value="623" calcext:value-type="float">
            <text:p>623</text:p>
          </table:table-cell>
          <table:table-cell office:value-type="string" calcext:value-type="string">
            <text:p>apps/frappe/frappe/desk/page/applications/applications.js +160</text:p>
          </table:table-cell>
          <table:table-cell office:value-type="string" calcext:value-type="string">
            <text:p>Install {0}?</text:p>
          </table:table-cell>
          <table:table-cell office:value-type="string" calcext:value-type="string">
            <text:p>¿Instalar {0}?</text:p>
          </table:table-cell>
          <table:table-cell office:value-type="string" calcext:value-type="string">
            <text:p>Instale {0}?</text:p>
          </table:table-cell>
          <table:table-cell table:number-columns-repeated="1019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apps/frappe/frappe/desk/page/applications/applications.js +25</text:p>
          </table:table-cell>
          <table:table-cell office:value-type="string" calcext:value-type="string">
            <text:p>No Apps Installed</text:p>
          </table:table-cell>
          <table:table-cell office:value-type="string" calcext:value-type="string">
            <text:p>No hay aplicaciones instaladas</text:p>
          </table:table-cell>
          <table:table-cell table:number-columns-repeated="1020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string" calcext:value-type="string">
            <text:p>apps/frappe/frappe/desk/page/applications/applications.js +42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ía</text:p>
          </table:table-cell>
          <table:table-cell table:number-columns-repeated="1020"/>
        </table:table-row>
        <table:table-row table:style-name="ro4">
          <table:table-cell office:value-type="float" office:value="1149" calcext:value-type="float">
            <text:p>1149</text:p>
          </table:table-cell>
          <table:table-cell office:value-type="string" calcext:value-type="string">
            <text:p>apps/frappe/frappe/desk/page/applications/applications.js +44</text:p>
          </table:table-cell>
          <table:table-cell office:value-type="string" calcext:value-type="string">
            <text:p>Select Category...</text:p>
          </table:table-cell>
          <table:table-cell office:value-type="string" calcext:value-type="string">
            <text:p>Seleccione una categoría...</text:p>
          </table:table-cell>
          <table:table-cell office:value-type="string" calcext:value-type="string">
            <text:p>Selecciona una categoría...</text:p>
          </table:table-cell>
          <table:table-cell table:number-columns-repeated="1019"/>
        </table:table-row>
        <table:table-row table:style-name="ro4">
          <table:table-cell office:value-type="float" office:value="860" calcext:value-type="float">
            <text:p>860</text:p>
          </table:table-cell>
          <table:table-cell office:value-type="string" calcext:value-type="string">
            <text:p>apps/frappe/frappe/desk/page/applications/applications.js +45</text:p>
          </table:table-cell>
          <table:table-cell office:value-type="string" calcext:value-type="string">
            <text:p>Not Set</text:p>
          </table:table-cell>
          <table:table-cell office:value-type="string" calcext:value-type="string">
            <text:p>No definida</text:p>
          </table:table-cell>
          <table:table-cell office:value-type="string" calcext:value-type="string">
            <text:p>No especificado</text:p>
          </table:table-cell>
          <table:table-cell table:number-columns-repeated="1019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apps/frappe/frappe/desk/page/applications/applications.js +46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Dominios</text:p>
          </table:table-cell>
          <table:table-cell table:number-columns-repeated="1020"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string" calcext:value-type="string">
            <text:p>apps/frappe/frappe/desk/page/applications/applications.js +47</text:p>
          </table:table-cell>
          <table:table-cell office:value-type="string" calcext:value-type="string">
            <text:p>Developer Tools</text:p>
          </table:table-cell>
          <table:table-cell office:value-type="string" calcext:value-type="string">
            <text:p>Herramientas de desarrollo</text:p>
          </table:table-cell>
          <table:table-cell table:number-columns-repeated="1020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apps/frappe/frappe/desk/page/applications/applications.js +49</text:p>
          </table:table-cell>
          <table:table-cell table:number-columns-repeated="2" office:value-type="string" calcext:value-type="string">
            <text:p>Portal</text:p>
          </table:table-cell>
          <table:table-cell table:number-columns-repeated="1020"/>
        </table:table-row>
        <table:table-row table:style-name="ro4">
          <table:table-cell office:value-type="float" office:value="1022" calcext:value-type="float">
            <text:p>1022</text:p>
          </table:table-cell>
          <table:table-cell office:value-type="string" calcext:value-type="string">
            <text:p>apps/frappe/frappe/desk/page/applications/applications.js +50</text:p>
          </table:table-cell>
          <table:table-cell office:value-type="string" calcext:value-type="string">
            <text:p>Regional Extensions</text:p>
          </table:table-cell>
          <table:table-cell office:value-type="string" calcext:value-type="string">
            <text:p>Extensiones regionales</text:p>
          </table:table-cell>
          <table:table-cell office:value-type="string" calcext:value-type="string">
            <text:p>Extensiones Regionales</text:p>
          </table:table-cell>
          <table:table-cell table:number-columns-repeated="1019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apps/frappe/frappe/desk/page/applications/applications.js +61</text:p>
          </table:table-cell>
          <table:table-cell office:value-type="string" calcext:value-type="string">
            <text:p>Search Results</text:p>
          </table:table-cell>
          <table:table-cell office:value-type="string" calcext:value-type="string">
            <text:p>Resultados de la búsqueda</text:p>
          </table:table-cell>
          <table:table-cell table:number-columns-repeated="1020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apps/frappe/frappe/desk/page/applications/applications.js +95</text:p>
          </table:table-cell>
          <table:table-cell office:value-type="string" calcext:value-type="string">
            <text:p>Installed Apps</text:p>
          </table:table-cell>
          <table:table-cell office:value-type="string" calcext:value-type="string">
            <text:p>Aplicaciones instaladas</text:p>
          </table:table-cell>
          <table:table-cell table:number-columns-repeated="1020"/>
        </table:table-row>
        <table:table-row table:style-name="ro4">
          <table:table-cell office:value-type="float" office:value="1607" calcext:value-type="float">
            <text:p>1607</text:p>
          </table:table-cell>
          <table:table-cell office:value-type="string" calcext:value-type="string">
            <text:p>apps/frappe/frappe/desk/page/applications/applications.py +74</text:p>
          </table:table-cell>
          <table:table-cell office:value-type="string" calcext:value-type="string">
            <text:p>You cannot install this app</text:p>
          </table:table-cell>
          <table:table-cell office:value-type="string" calcext:value-type="string">
            <text:p>Usted no puede instalar esta aplicación</text:p>
          </table:table-cell>
          <table:table-cell office:value-type="string" calcext:value-type="string">
            <text:p>No se puede instalar esta aplicación</text:p>
          </table:table-cell>
          <table:table-cell table:number-columns-repeated="1019"/>
        </table:table-row>
        <table:table-row table:style-name="ro4">
          <table:table-cell office:value-type="float" office:value="537" calcext:value-type="float">
            <text:p>537</text:p>
          </table:table-cell>
          <table:table-cell office:value-type="string" calcext:value-type="string">
            <text:p>apps/frappe/frappe/desk/page/applications/applications.py +76</text:p>
          </table:table-cell>
          <table:table-cell office:value-type="string" calcext:value-type="string">
            <text:p>Installing App {0}</text:p>
          </table:table-cell>
          <table:table-cell office:value-type="string" calcext:value-type="string">
            <text:p>Instalando aplicación {0}</text:p>
          </table:table-cell>
          <table:table-cell office:value-type="string" calcext:value-type="string">
            <text:p>Instalación de la aplicación {0}</text:p>
          </table:table-cell>
          <table:table-cell table:number-columns-repeated="1019"/>
        </table:table-row>
        <table:table-row table:style-name="ro4">
          <table:table-cell office:value-type="float" office:value="652" calcext:value-type="float">
            <text:p>652</text:p>
          </table:table-cell>
          <table:table-cell office:value-type="string" calcext:value-type="string">
            <text:p>apps/frappe/frappe/desk/page/applications/applications.py +81</text:p>
          </table:table-cell>
          <table:table-cell office:value-type="string" calcext:value-type="string">
            <text:p>{0} Installed</text:p>
          </table:table-cell>
          <table:table-cell office:value-type="string" calcext:value-type="string">
            <text:p>Se ha instalado {0}</text:p>
          </table:table-cell>
          <table:table-cell office:value-type="string" calcext:value-type="string">
            <text:p>{0} Instalado</text:p>
          </table:table-cell>
          <table:table-cell table:number-columns-repeated="1019"/>
        </table:table-row>
        <table:table-row table:style-name="ro4">
          <table:table-cell office:value-type="float" office:value="815" calcext:value-type="float">
            <text:p>815</text:p>
          </table:table-cell>
          <table:table-cell office:value-type="string" calcext:value-type="string">
            <text:p>apps/frappe/frappe/desk/page/applications/applications.py +88</text:p>
          </table:table-cell>
          <table:table-cell office:value-type="string" calcext:value-type="string">
            <text:p>Unknown app {0}</text:p>
          </table:table-cell>
          <table:table-cell office:value-type="string" calcext:value-type="string">
            <text:p>Aplicación desconocida {0}</text:p>
          </table:table-cell>
          <table:table-cell office:value-type="string" calcext:value-type="string">
            <text:p>Aplicación Desconocido {0}</text:p>
          </table:table-cell>
          <table:table-cell table:number-columns-repeated="1019"/>
        </table:table-row>
        <table:table-row table:style-name="ro4">
          <table:table-cell office:value-type="float" office:value="673" calcext:value-type="float">
            <text:p>673</text:p>
          </table:table-cell>
          <table:table-cell office:value-type="string" calcext:value-type="string">
            <text:p>apps/frappe/frappe/desk/page/applications/applications.py +91</text:p>
          </table:table-cell>
          <table:table-cell office:value-type="string" calcext:value-type="string">
            <text:p>Downloading App {0}</text:p>
          </table:table-cell>
          <table:table-cell office:value-type="string" calcext:value-type="string">
            <text:p>Descargando aplicación {0}</text:p>
          </table:table-cell>
          <table:table-cell office:value-type="string" calcext:value-type="string">
            <text:p>La descarga de la aplicación {0}</text:p>
          </table:table-cell>
          <table:table-cell table:number-columns-repeated="1019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apps/frappe/frappe/desk/page/backups/backups.html +13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amaño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pps/frappe/frappe/desk/page/messages/messages_main.html +1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ublicar</text:p>
          </table:table-cell>
          <table:table-cell table:number-columns-repeated="102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apps/frappe/frappe/desk/page/messages/messages.js +49</text:p>
          </table:table-cell>
          <table:table-cell office:value-type="string" calcext:value-type="string">
            <text:p>Message from {0}</text:p>
          </table:table-cell>
          <table:table-cell office:value-type="string" calcext:value-type="string">
            <text:p>Mensaje de {0}</text:p>
          </table:table-cell>
          <table:table-cell table:number-columns-repeated="1020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apps/frappe/frappe/desk/page/setup_wizard/setup_wizard_page.html +16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table:number-columns-repeated="1020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string" calcext:value-type="string">
            <text:p>apps/frappe/frappe/desk/page/setup_wizard/setup_wizard_page.html +17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 table:number-columns-repeated="1020"/>
        </table:table-row>
        <table:table-row table:style-name="ro4">
          <table:table-cell office:value-type="float" office:value="1026" calcext:value-type="float">
            <text:p>1026</text:p>
          </table:table-cell>
          <table:table-cell office:value-type="string" calcext:value-type="string">
            <text:p>apps/frappe/frappe/desk/page/setup_wizard/setup_wizard_page.html +18</text:p>
          </table:table-cell>
          <table:table-cell office:value-type="string" calcext:value-type="string">
            <text:p>Complete Setup</text:p>
          </table:table-cell>
          <table:table-cell office:value-type="string" calcext:value-type="string">
            <text:p>Terminar configuración</text:p>
          </table:table-cell>
          <table:table-cell office:value-type="string" calcext:value-type="string">
            <text:p>Configuración completa</text:p>
          </table:table-cell>
          <table:table-cell table:number-columns-repeated="1019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apps/frappe/frappe/desk/page/setup_wizard/setup_wizard.js +116</text:p>
          </table:table-cell>
          <table:table-cell office:value-type="string" calcext:value-type="string">
            <text:p>Setting Up</text:p>
          </table:table-cell>
          <table:table-cell office:value-type="string" calcext:value-type="string">
            <text:p>Configurando</text:p>
          </table:table-cell>
          <table:table-cell table:number-columns-repeated="1020"/>
        </table:table-row>
        <table:table-row table:style-name="ro4">
          <table:table-cell office:value-type="float" office:value="863" calcext:value-type="float">
            <text:p>863</text:p>
          </table:table-cell>
          <table:table-cell office:value-type="string" calcext:value-type="string">
            <text:p>apps/frappe/frappe/desk/page/setup_wizard/setup_wizard.js +117</text:p>
          </table:table-cell>
          <table:table-cell office:value-type="string" calcext:value-type="string">
            <text:p>Sit tight while your system is being setup. This may take a few moments.</text:p>
          </table:table-cell>
          <table:table-cell office:value-type="string" calcext:value-type="string">
            <text:p>Tome asiento mientras el sistema está siendo configurado. Esto puede tardar unos instantes.</text:p>
          </table:table-cell>
          <table:table-cell office:value-type="string" calcext:value-type="string">
            <text:p>Tome asiento mientras el sistema está siendo configurado. Esto puede tomar unos minutos.</text:p>
          </table:table-cell>
          <table:table-cell table:number-columns-repeated="1019"/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string" calcext:value-type="string">
            <text:p>apps/frappe/frappe/desk/page/setup_wizard/setup_wizard.js +126</text:p>
          </table:table-cell>
          <table:table-cell office:value-type="string" calcext:value-type="string">
            <text:p>Setup Complete</text:p>
          </table:table-cell>
          <table:table-cell office:value-type="string" calcext:value-type="string">
            <text:p>Configuración terminada</text:p>
          </table:table-cell>
          <table:table-cell office:value-type="string" calcext:value-type="string">
            <text:p>Configuración completa.</text:p>
          </table:table-cell>
          <table:table-cell table:number-columns-repeated="1019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string" calcext:value-type="string">
            <text:p>apps/frappe/frappe/desk/page/setup_wizard/setup_wizard.js +148</text:p>
          </table:table-cell>
          <table:table-cell office:value-type="string" calcext:value-type="string">
            <text:p>There were errors.</text:p>
          </table:table-cell>
          <table:table-cell office:value-type="string" calcext:value-type="string">
            <text:p>Se produjeron errores.</text:p>
          </table:table-cell>
          <table:table-cell office:value-type="string" calcext:value-type="string">
            <text:p>Hubo errores .</text:p>
          </table:table-cell>
          <table:table-cell table:number-columns-repeated="1019"/>
        </table:table-row>
        <table:table-row table:style-name="ro4">
          <table:table-cell office:value-type="float" office:value="507" calcext:value-type="float">
            <text:p>507</text:p>
          </table:table-cell>
          <table:table-cell office:value-type="string" calcext:value-type="string">
            <text:p>apps/frappe/frappe/desk/page/setup_wizard/setup_wizard.js +245</text:p>
          </table:table-cell>
          <table:table-cell office:value-type="string" calcext:value-type="string">
            <text:p>Let's prepare the system for first use.</text:p>
          </table:table-cell>
          <table:table-cell office:value-type="string" calcext:value-type="string">
            <text:p>Vamos a preparar el sistema para su primer uso.</text:p>
          </table:table-cell>
          <table:table-cell office:value-type="string" calcext:value-type="string">
            <text:p>Se esta preparando el sistema para el primer uso.</text:p>
          </table:table-cell>
          <table:table-cell table:number-columns-repeated="1019"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apps/frappe/frappe/desk/page/setup_wizard/setup_wizard.js +248</text:p>
          </table:table-cell>
          <table:table-cell office:value-type="string" calcext:value-type="string">
            <text:p>Select Your Language</text:p>
          </table:table-cell>
          <table:table-cell office:value-type="string" calcext:value-type="string">
            <text:p>Seleccione su idioma</text:p>
          </table:table-cell>
          <table:table-cell office:value-type="string" calcext:value-type="string">
            <text:p>Seleccione su idioma.</text:p>
          </table:table-cell>
          <table:table-cell table:number-columns-repeated="1019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string" calcext:value-type="string">
            <text:p>apps/frappe/frappe/desk/page/setup_wizard/setup_wizard.js +34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gión</text:p>
          </table:table-cell>
          <table:table-cell table:number-columns-repeated="1020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apps/frappe/frappe/desk/page/setup_wizard/setup_wizard.js +342</text:p>
          </table:table-cell>
          <table:table-cell office:value-type="string" calcext:value-type="string">
            <text:p>Select your Country, Time Zone and Currency</text:p>
          </table:table-cell>
          <table:table-cell office:value-type="string" calcext:value-type="string">
            <text:p>Seleccione su país, zona horaria y moneda</text:p>
          </table:table-cell>
          <table:table-cell table:number-columns-repeated="1020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apps/frappe/frappe/desk/page/setup_wizard/setup_wizard.js +42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Bienvenido</text:p>
          </table:table-cell>
          <table:table-cell table:number-columns-repeated="1020"/>
        </table:table-row>
        <table:table-row table:style-name="ro4">
          <table:table-cell office:value-type="float" office:value="1874" calcext:value-type="float">
            <text:p>1874</text:p>
          </table:table-cell>
          <table:table-cell office:value-type="string" calcext:value-type="string">
            <text:p>apps/frappe/frappe/desk/page/setup_wizard/setup_wizard.js +430</text:p>
          </table:table-cell>
          <table:table-cell office:value-type="string" calcext:value-type="string">
            <text:p>The First User: You</text:p>
          </table:table-cell>
          <table:table-cell office:value-type="string" calcext:value-type="string">
            <text:p>El primer usuario: usted</text:p>
          </table:table-cell>
          <table:table-cell office:value-type="string" calcext:value-type="string">
            <text:p>El primer usuario: Usted</text:p>
          </table:table-cell>
          <table:table-cell table:number-columns-repeated="1019"/>
        </table:table-row>
        <table:table-row table:style-name="ro4">
          <table:table-cell office:value-type="float" office:value="1264" calcext:value-type="float">
            <text:p>1264</text:p>
          </table:table-cell>
          <table:table-cell office:value-type="string" calcext:value-type="string">
            <text:p>apps/frappe/frappe/desk/page/setup_wizard/setup_wizard.js +437</text:p>
          </table:table-cell>
          <table:table-cell office:value-type="string" calcext:value-type="string">
            <text:p>You will use it to Login</text:p>
          </table:table-cell>
          <table:table-cell office:value-type="string" calcext:value-type="string">
            <text:p>La utilizará para iniciar sesión</text:p>
          </table:table-cell>
          <table:table-cell office:value-type="string" calcext:value-type="string">
            <text:p>Lo utilizará para iniciar sesión</text:p>
          </table:table-cell>
          <table:table-cell table:number-columns-repeated="1019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apps/frappe/frappe/desk/page/setup_wizard/setup_wizard.js +441</text:p>
          </table:table-cell>
          <table:table-cell office:value-type="string" calcext:value-type="string">
            <text:p>Attach Your Picture</text:p>
          </table:table-cell>
          <table:table-cell office:value-type="string" calcext:value-type="string">
            <text:p>Adjunte su fotografía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apps/frappe/frappe/desk/page/setup_wizard/setup_wizard.js +443</text:p>
          </table:table-cell>
          <table:table-cell office:value-type="string" calcext:value-type="string">
            <text:p>The first user will become the System Manager (you can change this later).</text:p>
          </table:table-cell>
          <table:table-cell office:value-type="string" calcext:value-type="string">
            <text:p>El primer usuario se convertirá en el administrador del sistema (puede cambiar esto más adelante).</text:p>
          </table:table-cell>
          <table:table-cell table:number-columns-repeated="1020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apps/frappe/frappe/desk/query_report.py +136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1020"/>
        </table:table-row>
        <table:table-row table:style-name="ro12">
          <table:table-cell office:value-type="float" office:value="368" calcext:value-type="float">
            <text:p>368</text:p>
          </table:table-cell>
          <table:table-cell office:value-type="string" calcext:value-type="string">
            <text:p>apps/frappe/frappe/desk/query_report.py +19</text:p>
          </table:table-cell>
          <table:table-cell office:value-type="string" calcext:value-type="string">
            <text:p>You don't have access to Report: {0}</text:p>
          </table:table-cell>
          <table:table-cell office:value-type="string" calcext:value-type="string">
            <text:p>Usted no tiene acceso al reporte: {0}</text:p>
          </table:table-cell>
          <table:table-cell office:value-type="string" calcext:value-type="string">
            <text:p>Usted no tiene acceso al Reporte: {0}</text:p>
          </table:table-cell>
          <table:table-cell table:number-columns-repeated="1019"/>
        </table:table-row>
        <table:table-row table:style-name="ro13">
          <table:table-cell office:value-type="float" office:value="1435" calcext:value-type="float">
            <text:p>1435</text:p>
          </table:table-cell>
          <table:table-cell office:value-type="string" calcext:value-type="string">
            <text:p>apps/frappe/frappe/desk/query_report.py +22</text:p>
          </table:table-cell>
          <table:table-cell office:value-type="string" calcext:value-type="string">
            <text:p>You don't have permission to get a report on: {0}</text:p>
          </table:table-cell>
          <table:table-cell office:value-type="string" calcext:value-type="string">
            <text:p>Usted no tiene permiso para obtener un reporte sobre: {0}</text:p>
          </table:table-cell>
          <table:table-cell office:value-type="string" calcext:value-type="string">
            <text:p>Usted no tiene permiso para obtener un informe sobre: {0}</text:p>
          </table:table-cell>
          <table:table-cell table:number-columns-repeated="1019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string" calcext:value-type="string">
            <text:p>apps/frappe/frappe/desk/query_report.py +26</text:p>
          </table:table-cell>
          <table:table-cell office:value-type="string" calcext:value-type="string">
            <text:p>Report {0} is disabled</text:p>
          </table:table-cell>
          <table:table-cell office:value-type="string" calcext:value-type="string">
            <text:p>El reporte {0} está deshabilitado</text:p>
          </table:table-cell>
          <table:table-cell table:number-columns-repeated="1020"/>
        </table:table-row>
        <table:table-row table:style-name="ro14">
          <table:table-cell office:value-type="float" office:value="1158" calcext:value-type="float">
            <text:p>1158</text:p>
          </table:table-cell>
          <table:table-cell office:value-type="string" calcext:value-type="string">
            <text:p>apps/frappe/frappe/desk/query_report.py +70</text:p>
          </table:table-cell>
          <table:table-cell office:value-type="string" calcext:value-type="string">
            <text:p>Must have report permission to access this report.</text:p>
          </table:table-cell>
          <table:table-cell office:value-type="string" calcext:value-type="string">
            <text:p>Debe tener permiso de generar reporte para acceder a este reporte</text:p>
          </table:table-cell>
          <table:table-cell office:value-type="string" calcext:value-type="string">
            <text:p>Debe tener permisos de reporte para ver este documento</text:p>
          </table:table-cell>
          <table:table-cell table:number-columns-repeated="1019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apps/frappe/frappe/desk/query_report.py +76</text:p>
          </table:table-cell>
          <table:table-cell office:value-type="string" calcext:value-type="string">
            <text:p>Must specify a Query to run</text:p>
          </table:table-cell>
          <table:table-cell office:value-type="string" calcext:value-type="string">
            <text:p>Debe especificar una consulta a ejecutar</text:p>
          </table:table-cell>
          <table:table-cell office:value-type="string" calcext:value-type="string">
            <text:p>Debe especificar una consulta para poder ejecutar</text:p>
          </table:table-cell>
          <table:table-cell table:number-columns-repeated="1019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apps/frappe/frappe/desk/query_report.py +80</text:p>
          </table:table-cell>
          <table:table-cell office:value-type="string" calcext:value-type="string">
            <text:p>Query must be a SELECT</text:p>
          </table:table-cell>
          <table:table-cell office:value-type="string" calcext:value-type="string">
            <text:p>La consulta debe ser de tipo SELECT</text:p>
          </table:table-cell>
          <table:table-cell office:value-type="string" calcext:value-type="string">
            <text:p>La consulta debe ser tipo 'SELECT'</text:p>
          </table:table-cell>
          <table:table-cell table:number-columns-repeated="1019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apps/frappe/frappe/desk/reportview.py +69</text:p>
          </table:table-cell>
          <table:table-cell office:value-type="string" calcext:value-type="string">
            <text:p>{0} is saved</text:p>
          </table:table-cell>
          <table:table-cell office:value-type="string" calcext:value-type="string">
            <text:p>{0} guardado</text:p>
          </table:table-cell>
          <table:table-cell table:number-columns-repeated="1020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apps/frappe/frappe/email/bulk.py +152</text:p>
          </table:table-cell>
          <table:table-cell office:value-type="string" calcext:value-type="string">
            <text:p>Cannot send this email. You have crossed the sending limit of {0} emails for this month.</text:p>
          </table:table-cell>
          <table:table-cell office:value-type="string" calcext:value-type="string">
            <text:p>No se puede enviar este correo electrónico. Usted ha cruzado el límite de envío de mensajes de correo electrónico {0} para este mes.</text:p>
          </table:table-cell>
          <table:table-cell table:number-columns-repeated="1020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apps/frappe/frappe/email/bulk.py +164</text:p>
          </table:table-cell>
          <table:table-cell office:value-type="string" calcext:value-type="string">
            <text:p>This email was sent to {0} and copied to {1}</text:p>
          </table:table-cell>
          <table:table-cell office:value-type="string" calcext:value-type="string">
            <text:p>Este correo electrónico fue enviado a {0} y copiado a {1}</text:p>
          </table:table-cell>
          <table:table-cell table:number-columns-repeated="1020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apps/frappe/frappe/email/bulk.py +166</text:p>
          </table:table-cell>
          <table:table-cell office:value-type="string" calcext:value-type="string">
            <text:p>This email was sent to {0}</text:p>
          </table:table-cell>
          <table:table-cell office:value-type="string" calcext:value-type="string">
            <text:p>Este correo electrónico fue enviado a {0}</text:p>
          </table:table-cell>
          <table:table-cell table:number-columns-repeated="102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pps/frappe/frappe/email/bulk.py +169</text:p>
          </table:table-cell>
          <table:table-cell office:value-type="string" calcext:value-type="string">
            <text:p>Unsubscribe from this list</text:p>
          </table:table-cell>
          <table:table-cell office:value-type="string" calcext:value-type="string">
            <text:p>Salir de esta lista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pps/frappe/frappe/email/bulk.py +235</text:p>
          </table:table-cell>
          <table:table-cell office:value-type="string" calcext:value-type="string">
            <text:p>{0} has left the conversation in {1} {2}</text:p>
          </table:table-cell>
          <table:table-cell office:value-type="string" calcext:value-type="string">
            <text:p>{0} ha dejado la conversación en {1} {2}</text:p>
          </table:table-cell>
          <table:table-cell table:number-columns-repeated="1020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apps/frappe/frappe/email/bulk.py +247</text:p>
          </table:table-cell>
          <table:table-cell office:value-type="string" calcext:value-type="string">
            <text:p>Emails are muted</text:p>
          </table:table-cell>
          <table:table-cell office:value-type="string" calcext:value-type="string">
            <text:p>Los correos electrónicos se silencian</text:p>
          </table:table-cell>
          <table:table-cell table:number-columns-repeated="1020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apps/frappe/frappe/email/bulk.py +97</text:p>
          </table:table-cell>
          <table:table-cell office:value-type="string" calcext:value-type="string">
            <text:p>This email was sent to you as CC</text:p>
          </table:table-cell>
          <table:table-cell office:value-type="string" calcext:value-type="string">
            <text:p>Este correo electrónico fue enviado a usted como CC.</text:p>
          </table:table-cell>
          <table:table-cell table:number-columns-repeated="1020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apps/frappe/frappe/email/doctype/email_account/email_account_list.js +10</text:p>
          </table:table-cell>
          <table:table-cell office:value-type="string" calcext:value-type="string">
            <text:p>Default Inbox</text:p>
          </table:table-cell>
          <table:table-cell office:value-type="string" calcext:value-type="string">
            <text:p>Bandeja de entrada predeterminada</text:p>
          </table:table-cell>
          <table:table-cell table:number-columns-repeated="1020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apps/frappe/frappe/email/doctype/email_account/email_account_list.js +14</text:p>
          </table:table-cell>
          <table:table-cell office:value-type="string" calcext:value-type="string">
            <text:p>Default Sending</text:p>
          </table:table-cell>
          <table:table-cell office:value-type="string" calcext:value-type="string">
            <text:p>Envío por defecto</text:p>
          </table:table-cell>
          <table:table-cell table:number-columns-repeated="1020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apps/frappe/frappe/email/doctype/email_account/email_account_list.js +6</text:p>
          </table:table-cell>
          <table:table-cell office:value-type="string" calcext:value-type="string">
            <text:p>Default Sending and Inbox</text:p>
          </table:table-cell>
          <table:table-cell office:value-type="string" calcext:value-type="string">
            <text:p>Bandeja de entrada y envío por defecto</text:p>
          </table:table-cell>
          <table:table-cell table:number-columns-repeated="1020"/>
        </table:table-row>
        <table:table-row table:style-name="ro7">
          <table:table-cell office:value-type="float" office:value="631" calcext:value-type="float">
            <text:p>631</text:p>
          </table:table-cell>
          <table:table-cell office:value-type="string" calcext:value-type="string">
            <text:p>apps/frappe/frappe/email/doctype/email_account/email_account.py +125</text:p>
          </table:table-cell>
          <table:table-cell office:value-type="string" calcext:value-type="string">
            <text:p>Authentication failed while receiving emails from Email Account {0}. Message from server: {1}</text:p>
          </table:table-cell>
          <table:table-cell office:value-type="string" calcext:value-type="string">
            <text:p>Error de autenticación al recibir correos electrónicos de cuenta de correo electrónico {0}. Mensaje del servidor: {1}</text:p>
          </table:table-cell>
          <table:table-cell table:number-columns-repeated="1020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apps/frappe/frappe/email/doctype/email_account/email_account.py +345</text:p>
          </table:table-cell>
          <table:table-cell table:number-columns-repeated="2" office:value-type="string" calcext:value-type="string">
            <text:p>Re:</text:p>
          </table:table-cell>
          <table:table-cell table:number-columns-repeated="1020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apps/frappe/frappe/email/doctype/email_account/email_account.py +352</text:p>
          </table:table-cell>
          <table:table-cell office:value-type="string" calcext:value-type="string">
            <text:p>Leave this conversation</text:p>
          </table:table-cell>
          <table:table-cell office:value-type="string" calcext:value-type="string">
            <text:p>Abandonar esta conversación</text:p>
          </table:table-cell>
          <table:table-cell table:number-columns-repeated="1020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apps/frappe/frappe/email/doctype/email_account/email_account.py +44</text:p>
          </table:table-cell>
          <table:table-cell office:value-type="string" calcext:value-type="string">
            <text:p>Login Id is required</text:p>
          </table:table-cell>
          <table:table-cell office:value-type="string" calcext:value-type="string">
            <text:p>Se requiere un ID para iniciar sesión</text:p>
          </table:table-cell>
          <table:table-cell table:number-columns-repeated="1020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apps/frappe/frappe/email/doctype/email_account/email_account.py +52</text:p>
          </table:table-cell>
          <table:table-cell office:value-type="string" calcext:value-type="string">
            <text:p>Append To is mandatory for incoming mails</text:p>
          </table:table-cell>
          <table:table-cell office:value-type="string" calcext:value-type="string">
            <text:p>'Anexar a' es obligatorio para los correos entrantes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apps/frappe/frappe/email/doctype/email_account/email_account.py +63</text:p>
          </table:table-cell>
          <table:table-cell office:value-type="string" calcext:value-type="string">
            <text:p>{0} is mandatory</text:p>
          </table:table-cell>
          <table:table-cell office:value-type="string" calcext:value-type="string">
            <text:p>{0} es obligatorio</text:p>
          </table:table-cell>
          <table:table-cell table:number-columns-repeated="1020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apps/frappe/frappe/email/doctype/email_account/email_account.py +70</text:p>
          </table:table-cell>
          <table:table-cell office:value-type="string" calcext:value-type="string">
            <text:p>Append To can be one of {0}</text:p>
          </table:table-cell>
          <table:table-cell office:value-type="string" calcext:value-type="string">
            <text:p>'Añadir a' puede ser un {0}</text:p>
          </table:table-cell>
          <table:table-cell table:number-columns-repeated="1020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apps/frappe/frappe/email/doctype/email_alert/email_alert.py +18</text:p>
          </table:table-cell>
          <table:table-cell office:value-type="string" calcext:value-type="string">
            <text:p>Please specify which date field must be checked</text:p>
          </table:table-cell>
          <table:table-cell office:value-type="string" calcext:value-type="string">
            <text:p>Por favor especifique la fecha que debe ser verificada</text:p>
          </table:table-cell>
          <table:table-cell table:number-columns-repeated="1020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apps/frappe/frappe/email/doctype/email_alert/email_alert.py +21</text:p>
          </table:table-cell>
          <table:table-cell office:value-type="string" calcext:value-type="string">
            <text:p>Please specify which value field must be checked</text:p>
          </table:table-cell>
          <table:table-cell office:value-type="string" calcext:value-type="string">
            <text:p>Por favor, especifique qué campo debe ser revisado</text:p>
          </table:table-cell>
          <table:table-cell table:number-columns-repeated="1020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apps/frappe/frappe/email/doctype/email_alert/email_alert.py +31</text:p>
          </table:table-cell>
          <table:table-cell office:value-type="string" calcext:value-type="string">
            <text:p>Cannot set Email Alert on Document Type {0}</text:p>
          </table:table-cell>
          <table:table-cell office:value-type="string" calcext:value-type="string">
            <text:p>No se puede establecer una alerta de Email para el tipo de documento {0}</text:p>
          </table:table-cell>
          <table:table-cell table:number-columns-repeated="1020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apps/frappe/frappe/email/doctype/email_alert/email_alert.py +78</text:p>
          </table:table-cell>
          <table:table-cell office:value-type="string" calcext:value-type="string">
            <text:p>Error while evaluating Email Alert {0}. Please fix your template.</text:p>
          </table:table-cell>
          <table:table-cell office:value-type="string" calcext:value-type="string">
            <text:p>Error al evaluar Alerta {0}. Por favor, corrija su plantilla.</text:p>
          </table:table-cell>
          <table:table-cell table:number-columns-repeated="1020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apps/frappe/frappe/email/doctype/email_unsubscribe/email_unsubscribe.py +13</text:p>
          </table:table-cell>
          <table:table-cell office:value-type="string" calcext:value-type="string">
            <text:p>Reference DocType and Reference Name are required</text:p>
          </table:table-cell>
          <table:table-cell office:value-type="string" calcext:value-type="string">
            <text:p>'DocType' de referencia y nombre referencia son requeridos</text:p>
          </table:table-cell>
          <table:table-cell table:number-columns-repeated="1020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apps/frappe/frappe/email/doctype/email_unsubscribe/email_unsubscribe.py +16</text:p>
          </table:table-cell>
          <table:table-cell office:value-type="string" calcext:value-type="string">
            <text:p>Delete this record to allow sending to this email address</text:p>
          </table:table-cell>
          <table:table-cell office:value-type="string" calcext:value-type="string">
            <text:p>Eliminar este registro para permitir el envío a esta 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apps/frappe/frappe/email/doctype/email_unsubscribe/email_unsubscribe.py +21</text:p>
          </table:table-cell>
          <table:table-cell office:value-type="string" calcext:value-type="string">
            <text:p>{0} already unsubscribed</text:p>
          </table:table-cell>
          <table:table-cell office:value-type="string" calcext:value-type="string">
            <text:p>{0} ya esta dado de baja</text:p>
          </table:table-cell>
          <table:table-cell table:number-columns-repeated="1020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apps/frappe/frappe/email/doctype/email_unsubscribe/email_unsubscribe.py +31</text:p>
          </table:table-cell>
          <table:table-cell office:value-type="string" calcext:value-type="string">
            <text:p>{0} already unsubscribed for {1} {2}</text:p>
          </table:table-cell>
          <table:table-cell office:value-type="string" calcext:value-type="string">
            <text:p>{0} ya esta dado de baja para {1} {2}</text:p>
          </table:table-cell>
          <table:table-cell table:number-columns-repeated="1020"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apps/frappe/frappe/email/doctype/email_unsubscribe/email_unsubscribe.py +38</text:p>
          </table:table-cell>
          <table:table-cell office:value-type="string" calcext:value-type="string">
            <text:p>Left this conversation</text:p>
          </table:table-cell>
          <table:table-cell office:value-type="string" calcext:value-type="string">
            <text:p>Dejar esta conversación</text:p>
          </table:table-cell>
          <table:table-cell table:number-columns-repeated="1020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apps/frappe/frappe/email/receive.py +57</text:p>
          </table:table-cell>
          <table:table-cell office:value-type="string" calcext:value-type="string">
            <text:p>Invalid Mail Server. Please rectify and try again.</text:p>
          </table:table-cell>
          <table:table-cell office:value-type="string" calcext:value-type="string">
            <text:p>Servidor de correo no válido. Por favor verifique la configuración y vuelva a intentarlo.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pps/frappe/frappe/email/receive.py +61</text:p>
          </table:table-cell>
          <table:table-cell office:value-type="string" calcext:value-type="string">
            <text:p>Cannot connect: {0}</text:p>
          </table:table-cell>
          <table:table-cell office:value-type="string" calcext:value-type="string">
            <text:p>No se puede conectar: {0}</text:p>
          </table:table-cell>
          <table:table-cell table:number-columns-repeated="1020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apps/frappe/frappe/email/receive.py +91</text:p>
          </table:table-cell>
          <table:table-cell office:value-type="string" calcext:value-type="string">
            <text:p>Invalid User Name or Support Password. Please rectify and try again.</text:p>
          </table:table-cell>
          <table:table-cell office:value-type="string" calcext:value-type="string">
            <text:p>Nombre de usuario o contraseña de soporte inválido, por favor verifique e inténtelo de nuevo.</text:p>
          </table:table-cell>
          <table:table-cell table:number-columns-repeated="1020"/>
        </table:table-row>
        <table:table-row table:style-name="ro15">
          <table:table-cell office:value-type="float" office:value="764" calcext:value-type="float">
            <text:p>764</text:p>
          </table:table-cell>
          <table:table-cell office:value-type="string" calcext:value-type="string">
            <text:p>apps/frappe/frappe/email/smtp.py +143</text:p>
          </table:table-cell>
          <table:table-cell office:value-type="string" calcext:value-type="string">
            <text:p>Email Account not setup. Please create a new Email Account from Setup &amp;gt; Email &amp;gt; Email Account</text:p>
          </table:table-cell>
          <table:table-cell office:value-type="string" calcext:value-type="string">
            <text:p>No cuenta de correo electrónico de configuración. Por favor, cree una nueva cuenta de correo electrónico desde la Configuración&amp;gt; Correo&amp;gt; cuenta de correo electrónico</text:p>
          </table:table-cell>
          <table:table-cell table:number-columns-repeated="1020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apps/frappe/frappe/email/smtp.py +155</text:p>
          </table:table-cell>
          <table:table-cell office:value-type="string" calcext:value-type="string">
            <text:p>Could not connect to outgoing email server</text:p>
          </table:table-cell>
          <table:table-cell office:value-type="string" calcext:value-type="string">
            <text:p>No se pudo conectar con el servidor de correo electrónico saliente</text:p>
          </table:table-cell>
          <table:table-cell table:number-columns-repeated="102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apps/frappe/frappe/email/smtp.py +177</text:p>
          </table:table-cell>
          <table:table-cell office:value-type="string" calcext:value-type="string">
            <text:p>Invalid Outgoing Mail Server or Port</text:p>
          </table:table-cell>
          <table:table-cell office:value-type="string" calcext:value-type="string">
            <text:p>Servidor de correo saliente o puerto no válido</text:p>
          </table:table-cell>
          <table:table-cell table:number-columns-repeated="102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pps/frappe/frappe/email/smtp.py +181</text:p>
          </table:table-cell>
          <table:table-cell office:value-type="string" calcext:value-type="string">
            <text:p>Unable to send emails at this time</text:p>
          </table:table-cell>
          <table:table-cell office:value-type="string" calcext:value-type="string">
            <text:p>No se pueden enviar mensajes de correo electrónico en este momento</text:p>
          </table:table-cell>
          <table:table-cell table:number-columns-repeated="1020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apps/frappe/frappe/email/smtp.py +30</text:p>
          </table:table-cell>
          <table:table-cell office:value-type="string" calcext:value-type="string">
            <text:p>Invalid login or password</text:p>
          </table:table-cell>
          <table:table-cell office:value-type="string" calcext:value-type="string">
            <text:p>Inicio de sesión o contraseña no válidos</text:p>
          </table:table-cell>
          <table:table-cell table:number-columns-repeated="1020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apps/frappe/frappe/email/smtp.py +33</text:p>
          </table:table-cell>
          <table:table-cell office:value-type="string" calcext:value-type="string">
            <text:p>Invalid recipient address</text:p>
          </table:table-cell>
          <table:table-cell office:value-type="string" calcext:value-type="string">
            <text:p>Dirección de destinatario no válido</text:p>
          </table:table-cell>
          <table:table-cell table:number-columns-repeated="1020"/>
        </table:table-row>
        <table:table-row table:style-name="ro7">
          <table:table-cell office:value-type="float" office:value="1631" calcext:value-type="float">
            <text:p>1631</text:p>
          </table:table-cell>
          <table:table-cell office:value-type="string" calcext:value-type="string">
            <text:p>apps/frappe/frappe/email/smtp.py +55</text:p>
          </table:table-cell>
          <table:table-cell office:value-type="string" calcext:value-type="string">
            <text:p>Please setup default Email Account from Setup &amp;gt; Email &amp;gt; Email Account</text:p>
          </table:table-cell>
          <table:table-cell office:value-type="string" calcext:value-type="string">
            <text:p>Por favor Cuenta por defecto de configuración de correo electrónico desde la Configuración&amp;gt; Correo&amp;gt; cuenta de correo electrónico</text:p>
          </table:table-cell>
          <table:table-cell table:number-columns-repeated="1020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apps/frappe/frappe/geo/doctype/currency/currency.js +7</text:p>
          </table:table-cell>
          <table:table-cell office:value-type="string" calcext:value-type="string">
            <text:p>This Currency is disabled. Enable to use in transactions</text:p>
          </table:table-cell>
          <table:table-cell office:value-type="string" calcext:value-type="string">
            <text:p>Esta divisa está deshabilitada. Debe habilitarla para utilizarla en las transacciones</text:p>
          </table:table-cell>
          <table:table-cell table:number-columns-repeated="1020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string" calcext:value-type="string">
            <text:p>apps/frappe/frappe/integrations/doctype/dropbox_backup/dropbox_backup.js +12</text:p>
          </table:table-cell>
          <table:table-cell office:value-type="string" calcext:value-type="string">
            <text:p>Please specify</text:p>
          </table:table-cell>
          <table:table-cell office:value-type="string" calcext:value-type="string">
            <text:p>Por favor, especifique</text:p>
          </table:table-cell>
          <table:table-cell table:number-columns-repeated="1020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apps/frappe/frappe/integrations/doctype/dropbox_backup/dropbox_backup.py +217</text:p>
          </table:table-cell>
          <table:table-cell office:value-type="string" calcext:value-type="string">
            <text:p>Please install dropbox python module</text:p>
          </table:table-cell>
          <table:table-cell office:value-type="string" calcext:value-type="string">
            <text:p>Por favor, instale el módulo python dropbox</text:p>
          </table:table-cell>
          <table:table-cell table:number-columns-repeated="1020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pps/frappe/frappe/integrations/doctype/dropbox_backup/dropbox_backup.py +220</text:p>
          </table:table-cell>
          <table:table-cell office:value-type="string" calcext:value-type="string">
            <text:p>Please set Dropbox access keys in your site config</text:p>
          </table:table-cell>
          <table:table-cell office:value-type="string" calcext:value-type="string">
            <text:p>Por favor, establezca las llaves de acceso de Dropbox en la configuración de su sistema</text:p>
          </table:table-cell>
          <table:table-cell table:number-columns-repeated="1020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apps/frappe/frappe/model/base_document.py +290</text:p>
          </table:table-cell>
          <table:table-cell office:value-type="string" calcext:value-type="string">
            <text:p>Duplicate name {0} {1}</text:p>
          </table:table-cell>
          <table:table-cell office:value-type="string" calcext:value-type="string">
            <text:p>Nombre duplicado {0} {1}</text:p>
          </table:table-cell>
          <table:table-cell table:number-columns-repeated="1020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apps/frappe/frappe/model/base_document.py +335</text:p>
          </table:table-cell>
          <table:table-cell office:value-type="string" calcext:value-type="string">
            <text:p>{0} must be unique</text:p>
          </table:table-cell>
          <table:table-cell office:value-type="string" calcext:value-type="string">
            <text:p>{0} debe ser único</text:p>
          </table:table-cell>
          <table:table-cell table:number-columns-repeated="1020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apps/frappe/frappe/model/base_document.py +368</text:p>
          </table:table-cell>
          <table:table-cell office:value-type="string" calcext:value-type="string">
            <text:p>Data missing in table</text:p>
          </table:table-cell>
          <table:table-cell office:value-type="string" calcext:value-type="string">
            <text:p>Datos faltantes en la tabla</text:p>
          </table:table-cell>
          <table:table-cell table:number-columns-repeated="1020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apps/frappe/frappe/model/base_document.py +372</text:p>
          </table:table-cell>
          <table:table-cell office:value-type="string" calcext:value-type="string">
            <text:p>Value missing for</text:p>
          </table:table-cell>
          <table:table-cell office:value-type="string" calcext:value-type="string">
            <text:p>Falta un valor de</text:p>
          </table:table-cell>
          <table:table-cell table:number-columns-repeated="1020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apps/frappe/frappe/model/base_document.py +407</text:p>
          </table:table-cell>
          <table:table-cell office:value-type="string" calcext:value-type="string">
            <text:p>Options not set for link field {0}</text:p>
          </table:table-cell>
          <table:table-cell office:value-type="string" calcext:value-type="string">
            <text:p>Las opciones no establecidas para el campo enlazado {0}</text:p>
          </table:table-cell>
          <table:table-cell table:number-columns-repeated="1020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apps/frappe/frappe/model/base_document.py +411</text:p>
          </table:table-cell>
          <table:table-cell office:value-type="string" calcext:value-type="string">
            <text:p>{0} must be set first</text:p>
          </table:table-cell>
          <table:table-cell office:value-type="string" calcext:value-type="string">
            <text:p>debe establecerse primero: {0}</text:p>
          </table:table-cell>
          <table:table-cell table:number-columns-repeated="1020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apps/frappe/frappe/model/base_document.py +451</text:p>
          </table:table-cell>
          <table:table-cell office:value-type="string" calcext:value-type="string">
            <text:p>Row #{0}:</text:p>
          </table:table-cell>
          <table:table-cell office:value-type="string" calcext:value-type="string">
            <text:p>Línea #{0}:</text:p>
          </table:table-cell>
          <table:table-cell table:number-columns-repeated="1020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apps/frappe/frappe/model/base_document.py +455</text:p>
          </table:table-cell>
          <table:table-cell office:value-type="string" calcext:value-type="string">
            <text:p>{0} {1} cannot be "{2}". It should be one of "{3}"</text:p>
          </table:table-cell>
          <table:table-cell office:value-type="string" calcext:value-type="string">
            <text:p>{0} {1} no puede ser "{2}". Debe ser uno de "{3}"</text:p>
          </table:table-cell>
          <table:table-cell table:number-columns-repeated="1020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string" calcext:value-type="string">
            <text:p>apps/frappe/frappe/model/base_document.py +468</text:p>
          </table:table-cell>
          <table:table-cell office:value-type="string" calcext:value-type="string">
            <text:p>Value cannot be changed for {0}</text:p>
          </table:table-cell>
          <table:table-cell office:value-type="string" calcext:value-type="string">
            <text:p>El valor no puede ser cambiado para {0}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pps/frappe/frappe/model/base_document.py +482</text:p>
          </table:table-cell>
          <table:table-cell office:value-type="string" calcext:value-type="string">
            <text:p>{0}, Row {1}</text:p>
          </table:table-cell>
          <table:table-cell office:value-type="string" calcext:value-type="string">
            <text:p>{0}, línea {1}</text:p>
          </table:table-cell>
          <table:table-cell table:number-columns-repeated="1020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apps/frappe/frappe/model/base_document.py +487</text:p>
          </table:table-cell>
          <table:table-cell office:value-type="string" calcext:value-type="string">
            <text:p>{0}: '{1}' will get truncated, as max characters allowed is {2}</text:p>
          </table:table-cell>
          <table:table-cell office:value-type="string" calcext:value-type="string">
            <text:p>{0}: '{1}' se truncará, el máximo de caracteres permitido es {2}</text:p>
          </table:table-cell>
          <table:table-cell table:number-columns-repeated="1020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apps/frappe/frappe/model/base_document.py +509</text:p>
          </table:table-cell>
          <table:table-cell office:value-type="string" calcext:value-type="string">
            <text:p>Not allowed to change {0} after submission</text:p>
          </table:table-cell>
          <table:table-cell office:value-type="string" calcext:value-type="string">
            <text:p>No se permite cambiar {0} si ya está enviado</text:p>
          </table:table-cell>
          <table:table-cell table:number-columns-repeated="1020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apps/frappe/frappe/model/db_query.py +334</text:p>
          </table:table-cell>
          <table:table-cell office:value-type="string" calcext:value-type="string">
            <text:p>No permission to read {0}</text:p>
          </table:table-cell>
          <table:table-cell office:value-type="string" calcext:value-type="string">
            <text:p>No tiene permiso para leer {0}</text:p>
          </table:table-cell>
          <table:table-cell table:number-columns-repeated="1020"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apps/frappe/frappe/model/db_query.py +449</text:p>
          </table:table-cell>
          <table:table-cell office:value-type="string" calcext:value-type="string">
            <text:p>Please select atleast 1 column from {0} to sort</text:p>
          </table:table-cell>
          <table:table-cell office:value-type="string" calcext:value-type="string">
            <text:p>Por favor, seleccione una columna de {0} para ordenar</text:p>
          </table:table-cell>
          <table:table-cell table:number-columns-repeated="1020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apps/frappe/frappe/model/db_schema.py +110</text:p>
          </table:table-cell>
          <table:table-cell office:value-type="string" calcext:value-type="string">
            <text:p>Length of {0} should be between 1 and 255</text:p>
          </table:table-cell>
          <table:table-cell office:value-type="string" calcext:value-type="string">
            <text:p>Longitud de {0} debe estar entre 1 y 255</text:p>
          </table:table-cell>
          <table:table-cell table:number-columns-repeated="1020"/>
        </table:table-row>
        <table:table-row table:style-name="ro7">
          <table:table-cell office:value-type="float" office:value="760" calcext:value-type="float">
            <text:p>760</text:p>
          </table:table-cell>
          <table:table-cell office:value-type="string" calcext:value-type="string">
            <text:p>apps/frappe/frappe/model/db_schema.py +137</text:p>
          </table:table-cell>
          <table:table-cell office:value-type="string" calcext:value-type="string">
            <text:p>Reverting length to {0} for '{1}' in '{2}'; Setting the length as {3} will cause truncation of data.</text:p>
          </table:table-cell>
          <table:table-cell office:value-type="string" calcext:value-type="string">
            <text:p>Volviendo longitud a {0} para &amp;#39;{1}&amp;#39; en &amp;#39;{2}&amp;#39;; Ajuste de la longitud que {3} hará que el truncamiento de datos.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pps/frappe/frappe/model/db_schema.py +333</text:p>
          </table:table-cell>
          <table:table-cell office:value-type="string" calcext:value-type="string">
            <text:p>{0} field cannot be set as unique in {1}, as there are non-unique existing values</text:p>
          </table:table-cell>
          <table:table-cell office:value-type="string" calcext:value-type="string">
            <text:p>El campo {0} <text:s/>no se puede establecer como único en {1}, ya que hay valores existentes no únicos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apps/frappe/frappe/model/db_schema.py +539</text:p>
          </table:table-cell>
          <table:table-cell office:value-type="string" calcext:value-type="string">
            <text:p>Fieldname {0} cannot have special characters like {1}</text:p>
          </table:table-cell>
          <table:table-cell office:value-type="string" calcext:value-type="string">
            <text:p>El nombre del campo {0} no puede tener caracteres especiales como {1}</text:p>
          </table:table-cell>
          <table:table-cell table:number-columns-repeated="1020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apps/frappe/frappe/model/delete_doc.py +132</text:p>
          </table:table-cell>
          <table:table-cell office:value-type="string" calcext:value-type="string">
            <text:p>User not allowed to delete {0}: {1}</text:p>
          </table:table-cell>
          <table:table-cell office:value-type="string" calcext:value-type="string">
            <text:p>El usuario no tiene permitido eliminar {0}: {1}</text:p>
          </table:table-cell>
          <table:table-cell table:number-columns-repeated="1020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apps/frappe/frappe/model/delete_doc.py +136</text:p>
          </table:table-cell>
          <table:table-cell office:value-type="string" calcext:value-type="string">
            <text:p>{0} {1}: Submitted Record cannot be deleted.</text:p>
          </table:table-cell>
          <table:table-cell office:value-type="string" calcext:value-type="string">
            <text:p>{0} {1}: Un registro validado no se puede eliminar.</text:p>
          </table:table-cell>
          <table:table-cell table:number-columns-repeated="1020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apps/frappe/frappe/model/delete_doc.py +157</text:p>
          </table:table-cell>
          <table:table-cell office:value-type="string" calcext:value-type="string">
            <text:p>Cannot delete or cancel because {0} {1} is linked with {2} {3}</text:p>
          </table:table-cell>
          <table:table-cell office:value-type="string" calcext:value-type="string">
            <text:p>No se puede eliminar o cancelar porque {0} {1} está vinculado con {2} {3}</text:p>
          </table:table-cell>
          <table:table-cell table:number-columns-repeated="1020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apps/frappe/frappe/model/document.py +440</text:p>
          </table:table-cell>
          <table:table-cell office:value-type="string" calcext:value-type="string">
            <text:p>Record does not exist</text:p>
          </table:table-cell>
          <table:table-cell office:value-type="string" calcext:value-type="string">
            <text:p>El registro no existe</text:p>
          </table:table-cell>
          <table:table-cell table:number-columns-repeated="102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apps/frappe/frappe/model/document.py +452</text:p>
          </table:table-cell>
          <table:table-cell office:value-type="string" calcext:value-type="string">
            <text:p>Error: Document has been modified after you have opened it</text:p>
          </table:table-cell>
          <table:table-cell office:value-type="string" calcext:value-type="string">
            <text:p>Error : El documento se ha modificado después de haber sido abierto.</text:p>
          </table:table-cell>
          <table:table-cell table:number-columns-repeated="1020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apps/frappe/frappe/model/document.py +454</text:p>
          </table:table-cell>
          <table:table-cell office:value-type="string" calcext:value-type="string">
            <text:p>Please refresh to get the latest document.</text:p>
          </table:table-cell>
          <table:table-cell office:value-type="string" calcext:value-type="string">
            <text:p>Por favor, actualice para obtener el último documento.</text:p>
          </table:table-cell>
          <table:table-cell table:number-columns-repeated="1020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apps/frappe/frappe/model/document.py +476</text:p>
          </table:table-cell>
          <table:table-cell office:value-type="string" calcext:value-type="string">
            <text:p>Cannot change docstatus from 0 to 2</text:p>
          </table:table-cell>
          <table:table-cell office:value-type="string" calcext:value-type="string">
            <text:p>No se puede cambiar docstatus de 0 a 2</text:p>
          </table:table-cell>
          <table:table-cell table:number-columns-repeated="1020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apps/frappe/frappe/model/document.py +486</text:p>
          </table:table-cell>
          <table:table-cell office:value-type="string" calcext:value-type="string">
            <text:p>Cannot change docstatus from 1 to 0</text:p>
          </table:table-cell>
          <table:table-cell office:value-type="string" calcext:value-type="string">
            <text:p>No se puede cambiar docstatus de 1 a 0</text:p>
          </table:table-cell>
          <table:table-cell table:number-columns-repeated="1020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apps/frappe/frappe/model/document.py +489</text:p>
          </table:table-cell>
          <table:table-cell office:value-type="string" calcext:value-type="string">
            <text:p>Cannot edit cancelled document</text:p>
          </table:table-cell>
          <table:table-cell office:value-type="string" calcext:value-type="string">
            <text:p>No se puede editar un documento cancelado</text:p>
          </table:table-cell>
          <table:table-cell table:number-columns-repeated="1020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apps/frappe/frappe/model/document.py +543</text:p>
          </table:table-cell>
          <table:table-cell office:value-type="string" calcext:value-type="string">
            <text:p>Could not find {0}</text:p>
          </table:table-cell>
          <table:table-cell office:value-type="string" calcext:value-type="string">
            <text:p>No se pudo encontrar {0}</text:p>
          </table:table-cell>
          <table:table-cell table:number-columns-repeated="1020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apps/frappe/frappe/model/document.py +548</text:p>
          </table:table-cell>
          <table:table-cell office:value-type="string" calcext:value-type="string">
            <text:p>Cannot link cancelled document: {0}</text:p>
          </table:table-cell>
          <table:table-cell office:value-type="string" calcext:value-type="string">
            <text:p>No se puede vincular al documento anulado: {0}</text:p>
          </table:table-cell>
          <table:table-cell table:number-columns-repeated="1020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apps/frappe/frappe/model/document.py +746</text:p>
          </table:table-cell>
          <table:table-cell office:value-type="string" calcext:value-type="string">
            <text:p>one of</text:p>
          </table:table-cell>
          <table:table-cell office:value-type="string" calcext:value-type="string">
            <text:p>uno de</text:p>
          </table:table-cell>
          <table:table-cell table:number-columns-repeated="1020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apps/frappe/frappe/model/document.py +747</text:p>
          </table:table-cell>
          <table:table-cell office:value-type="string" calcext:value-type="string">
            <text:p>none of</text:p>
          </table:table-cell>
          <table:table-cell office:value-type="string" calcext:value-type="string">
            <text:p>ninguno de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pps/frappe/frappe/model/document.py +748</text:p>
          </table:table-cell>
          <table:table-cell office:value-type="string" calcext:value-type="string">
            <text:p>Beginning with</text:p>
          </table:table-cell>
          <table:table-cell office:value-type="string" calcext:value-type="string">
            <text:p>A partir de</text:p>
          </table:table-cell>
          <table:table-cell table:number-columns-repeated="1020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apps/frappe/frappe/model/document.py +763</text:p>
          </table:table-cell>
          <table:table-cell office:value-type="string" calcext:value-type="string">
            <text:p>Incorrect value in row {0}: {1} must be {2} {3}</text:p>
          </table:table-cell>
          <table:table-cell office:value-type="string" calcext:value-type="string">
            <text:p>Valor incorrecto en la fila {0}: {1} debe ser {2} {3}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pps/frappe/frappe/model/document.py +765</text:p>
          </table:table-cell>
          <table:table-cell office:value-type="string" calcext:value-type="string">
            <text:p>Incorrect value: {0} must be {1} {2}</text:p>
          </table:table-cell>
          <table:table-cell office:value-type="string" calcext:value-type="string">
            <text:p>Valor incorrecto: {0} debe ser {1} {2}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pps/frappe/frappe/model/document.py +774</text:p>
          </table:table-cell>
          <table:table-cell office:value-type="string" calcext:value-type="string">
            <text:p>Table {0} cannot be empty</text:p>
          </table:table-cell>
          <table:table-cell office:value-type="string" calcext:value-type="string">
            <text:p>La tabla {0} no puede estar vacía</text:p>
          </table:table-cell>
          <table:table-cell table:number-columns-repeated="1020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apps/frappe/frappe/model/mapper.py +81</text:p>
          </table:table-cell>
          <table:table-cell office:value-type="string" calcext:value-type="string">
            <text:p>Cannot map because following condition fails: </text:p>
          </table:table-cell>
          <table:table-cell office:value-type="string" calcext:value-type="string">
            <text:p>No se puede asignar porque no cumple la siguiente condición:</text:p>
          </table:table-cell>
          <table:table-cell table:number-columns-repeated="1020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apps/frappe/frappe/model/naming.py +161</text:p>
          </table:table-cell>
          <table:table-cell office:value-type="string" calcext:value-type="string">
            <text:p>There were some errors setting the name, please contact the administrator</text:p>
          </table:table-cell>
          <table:table-cell office:value-type="string" calcext:value-type="string">
            <text:p>Existen algunos errores al configurar el nombre, por favor póngase en contacto con el administrador</text:p>
          </table:table-cell>
          <table:table-cell table:number-columns-repeated="102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apps/frappe/frappe/model/naming.py +167</text:p>
          </table:table-cell>
          <table:table-cell office:value-type="string" calcext:value-type="string">
            <text:p>Name of {0} cannot be {1}</text:p>
          </table:table-cell>
          <table:table-cell office:value-type="string" calcext:value-type="string">
            <text:p>Nombre de {0} no puede ser {1}</text:p>
          </table:table-cell>
          <table:table-cell table:number-columns-repeated="1020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apps/frappe/frappe/model/naming.py +172</text:p>
          </table:table-cell>
          <table:table-cell office:value-type="string" calcext:value-type="string">
            <text:p>Name cannot contain special characters like {0}</text:p>
          </table:table-cell>
          <table:table-cell office:value-type="string" calcext:value-type="string">
            <text:p>El nombre no puede contener caracteres especiales como {0}</text:p>
          </table:table-cell>
          <table:table-cell table:number-columns-repeated="1020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apps/frappe/frappe/model/naming.py +41</text:p>
          </table:table-cell>
          <table:table-cell office:value-type="string" calcext:value-type="string">
            <text:p>{0} is required</text:p>
          </table:table-cell>
          <table:table-cell office:value-type="string" calcext:value-type="string">
            <text:p>{0} es requerido</text:p>
          </table:table-cell>
          <table:table-cell table:number-columns-repeated="1020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apps/frappe/frappe/model/naming.py +50</text:p>
          </table:table-cell>
          <table:table-cell office:value-type="string" calcext:value-type="string">
            <text:p>Name not set via Prompt</text:p>
          </table:table-cell>
          <table:table-cell office:value-type="string" calcext:value-type="string">
            <text:p>Nombre que no se establece a través del símbolo</text:p>
          </table:table-cell>
          <table:table-cell table:number-columns-repeated="102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apps/frappe/frappe/model/naming.py +63</text:p>
          </table:table-cell>
          <table:table-cell office:value-type="string" calcext:value-type="string">
            <text:p>Naming Series mandatory</text:p>
          </table:table-cell>
          <table:table-cell office:value-type="string" calcext:value-type="string">
            <text:p>Las secuencias e identificadores son obligatorios</text:p>
          </table:table-cell>
          <table:table-cell table:number-columns-repeated="102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pps/frappe/frappe/model/naming.py +91</text:p>
          </table:table-cell>
          <table:table-cell office:value-type="string" calcext:value-type="string">
            <text:p><text:s/>for {0}</text:p>
          </table:table-cell>
          <table:table-cell office:value-type="string" calcext:value-type="string">
            <text:p>para {0}</text:p>
          </table:table-cell>
          <table:table-cell table:number-columns-repeated="1020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pps/frappe/frappe/model/naming.py +91</text:p>
          </table:table-cell>
          <table:table-cell office:value-type="string" calcext:value-type="string">
            <text:p>Invalid naming series (. missing)</text:p>
          </table:table-cell>
          <table:table-cell office:value-type="string" calcext:value-type="string">
            <text:p>Secuencias y identificadores inválidos (. Faltante)</text:p>
          </table:table-cell>
          <table:table-cell table:number-columns-repeated="1020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apps/frappe/frappe/model/rename_doc.py +100</text:p>
          </table:table-cell>
          <table:table-cell office:value-type="string" calcext:value-type="string">
            <text:p>{0} not allowed to be renamed</text:p>
          </table:table-cell>
          <table:table-cell office:value-type="string" calcext:value-type="string">
            <text:p>{0} no es permitido ser renombrado</text:p>
          </table:table-cell>
          <table:table-cell table:number-columns-repeated="1020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apps/frappe/frappe/model/rename_doc.py +334</text:p>
          </table:table-cell>
          <table:table-cell office:value-type="string" calcext:value-type="string">
            <text:p>Please select a valid csv file with data</text:p>
          </table:table-cell>
          <table:table-cell office:value-type="string" calcext:value-type="string">
            <text:p>Por favor, seleccione un archivo csv con datos válidos</text:p>
          </table:table-cell>
          <table:table-cell table:number-columns-repeated="1020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apps/frappe/frappe/model/rename_doc.py +339</text:p>
          </table:table-cell>
          <table:table-cell office:value-type="string" calcext:value-type="string">
            <text:p>Maximum {0} rows allowed</text:p>
          </table:table-cell>
          <table:table-cell office:value-type="string" calcext:value-type="string">
            <text:p>Máximo: {0} lineas permitidas</text:p>
          </table:table-cell>
          <table:table-cell table:number-columns-repeated="1020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apps/frappe/frappe/model/rename_doc.py +347</text:p>
          </table:table-cell>
          <table:table-cell office:value-type="string" calcext:value-type="string">
            <text:p>Successful: {0} to {1}</text:p>
          </table:table-cell>
          <table:table-cell office:value-type="string" calcext:value-type="string">
            <text:p>Terminado: {0} a {1}</text:p>
          </table:table-cell>
          <table:table-cell table:number-columns-repeated="1020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apps/frappe/frappe/model/rename_doc.py +350</text:p>
          </table:table-cell>
          <table:table-cell office:value-type="string" calcext:value-type="string">
            <text:p>Ignored: {0} to {1}</text:p>
          </table:table-cell>
          <table:table-cell office:value-type="string" calcext:value-type="string">
            <text:p>Ignorado: {0} a {1}</text:p>
          </table:table-cell>
          <table:table-cell table:number-columns-repeated="1020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apps/frappe/frappe/model/rename_doc.py +352</text:p>
          </table:table-cell>
          <table:table-cell office:value-type="string" calcext:value-type="string">
            <text:p>** Failed: {0} to {1}: {2}</text:p>
          </table:table-cell>
          <table:table-cell office:value-type="string" calcext:value-type="string">
            <text:p>** Error: {0} a {1}: {2}</text:p>
          </table:table-cell>
          <table:table-cell table:number-columns-repeated="1020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apps/frappe/frappe/model/rename_doc.py +91</text:p>
          </table:table-cell>
          <table:table-cell office:value-type="string" calcext:value-type="string">
            <text:p>{0} {1} does not exist, select a new target to merge</text:p>
          </table:table-cell>
          <table:table-cell office:value-type="string" calcext:value-type="string">
            <text:p>{0} {1} no existe, seleccione un nuevo objetivo para fusionar</text:p>
          </table:table-cell>
          <table:table-cell table:number-columns-repeated="1020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string" calcext:value-type="string">
            <text:p>apps/frappe/frappe/model/rename_doc.py +94</text:p>
          </table:table-cell>
          <table:table-cell office:value-type="string" calcext:value-type="string">
            <text:p>Another {0} with name {1} exists, select another name</text:p>
          </table:table-cell>
          <table:table-cell office:value-type="string" calcext:value-type="string">
            <text:p>Otra {0} con el nombre {1} existe, seleccione otro nombre</text:p>
          </table:table-cell>
          <table:table-cell table:number-columns-repeated="1020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apps/frappe/frappe/model/rename_doc.py +97</text:p>
          </table:table-cell>
          <table:table-cell office:value-type="string" calcext:value-type="string">
            <text:p>You need write permission to rename</text:p>
          </table:table-cell>
          <table:table-cell office:value-type="string" calcext:value-type="string">
            <text:p>Usted necesita permiso de escritura para cambiar el nombre</text:p>
          </table:table-cell>
          <table:table-cell table:number-columns-repeated="1020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apps/frappe/frappe/modules/__init__.py +81</text:p>
          </table:table-cell>
          <table:table-cell office:value-type="string" calcext:value-type="string">
            <text:p>App not found</text:p>
          </table:table-cell>
          <table:table-cell office:value-type="string" calcext:value-type="string">
            <text:p>Aplicación no encontrada</text:p>
          </table:table-cell>
          <table:table-cell table:number-columns-repeated="1020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apps/frappe/frappe/patches/v6_19/comment_feed_communication.py +130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Asignación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apps/frappe/frappe/permissions.py +266</text:p>
          </table:table-cell>
          <table:table-cell office:value-type="string" calcext:value-type="string">
            <text:p>Not allowed to access {0} with {1} = {2}</text:p>
          </table:table-cell>
          <table:table-cell office:value-type="string" calcext:value-type="string">
            <text:p>No se permite el acceso a {0} con {1} = {2}</text:p>
          </table:table-cell>
          <table:table-cell table:number-columns-repeated="102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apps/frappe/frappe/permissions.py +269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Línea</text:p>
          </table:table-cell>
          <table:table-cell table:number-columns-repeated="102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apps/frappe/frappe/permissions.py +328</text:p>
          </table:table-cell>
          <table:table-cell office:value-type="string" calcext:value-type="string">
            <text:p>{0} {1} not found</text:p>
          </table:table-cell>
          <table:table-cell office:value-type="string" calcext:value-type="string">
            <text:p>{0} {1} no encontrado</text:p>
          </table:table-cell>
          <table:table-cell table:number-columns-repeated="1020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apps/frappe/frappe/permissions.py +332</text:p>
          </table:table-cell>
          <table:table-cell office:value-type="string" calcext:value-type="string">
            <text:p>Permission already set</text:p>
          </table:table-cell>
          <table:table-cell office:value-type="string" calcext:value-type="string">
            <text:p>El permiso ya ha sido establecido</text:p>
          </table:table-cell>
          <table:table-cell table:number-columns-repeated="1020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apps/frappe/frappe/print/doctype/print_format/print_format.js +14</text:p>
          </table:table-cell>
          <table:table-cell office:value-type="string" calcext:value-type="string">
            <text:p>Please duplicate this to make changes</text:p>
          </table:table-cell>
          <table:table-cell office:value-type="string" calcext:value-type="string">
            <text:p>Por favor, duplicar esto para realizar los cambios</text:p>
          </table:table-cell>
          <table:table-cell table:number-columns-repeated="1020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string" calcext:value-type="string">
            <text:p>apps/frappe/frappe/print/doctype/print_format/print_format.js +18</text:p>
          </table:table-cell>
          <table:table-cell office:value-type="string" calcext:value-type="string">
            <text:p>Make Default</text:p>
          </table:table-cell>
          <table:table-cell office:value-type="string" calcext:value-type="string">
            <text:p>Hacer por defecto</text:p>
          </table:table-cell>
          <table:table-cell table:number-columns-repeated="1020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string" calcext:value-type="string">
            <text:p>apps/frappe/frappe/print/doctype/print_format/print_format.js +31</text:p>
          </table:table-cell>
          <table:table-cell office:value-type="string" calcext:value-type="string">
            <text:p>Please select DocType first</text:p>
          </table:table-cell>
          <table:table-cell office:value-type="string" calcext:value-type="string">
            <text:p>Por favor, seleccione 'DocType' primero</text:p>
          </table:table-cell>
          <table:table-cell table:number-columns-repeated="1020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apps/frappe/frappe/print/doctype/print_format/print_format.py +18</text:p>
          </table:table-cell>
          <table:table-cell office:value-type="string" calcext:value-type="string">
            <text:p>Standard Print Format cannot be updated</text:p>
          </table:table-cell>
          <table:table-cell office:value-type="string" calcext:value-type="string">
            <text:p>El formato de impresión estándar no se puede actualizar</text:p>
          </table:table-cell>
          <table:table-cell table:number-columns-repeated="1020"/>
        </table:table-row>
        <table:table-row table:style-name="ro7">
          <table:table-cell office:value-type="float" office:value="648" calcext:value-type="float">
            <text:p>648</text:p>
          </table:table-cell>
          <table:table-cell office:value-type="string" calcext:value-type="string">
            <text:p>apps/frappe/frappe/print/page/print_format_builder/print_format_builder_column_selector.html +1</text:p>
          </table:table-cell>
          <table:table-cell office:value-type="string" calcext:value-type="string">
            <text:p>Check columns to select, drag to set order.</text:p>
          </table:table-cell>
          <table:table-cell office:value-type="string" calcext:value-type="string">
            <text:p>Marque las columnas para seleccionarlas, puede arrastrar para establecer el orden.</text:p>
          </table:table-cell>
          <table:table-cell table:number-columns-repeated="1020"/>
        </table:table-row>
        <table:table-row table:style-name="ro7">
          <table:table-cell office:value-type="float" office:value="116" calcext:value-type="float">
            <text:p>116</text:p>
          </table:table-cell>
          <table:table-cell office:value-type="string" calcext:value-type="string">
            <text:p>apps/frappe/frappe/print/page/print_format_builder/print_format_builder_column_selector.html +2</text:p>
          </table:table-cell>
          <table:table-cell office:value-type="string" calcext:value-type="string">
            <text:p>Widths can be set in px or %.</text:p>
          </table:table-cell>
          <table:table-cell office:value-type="string" calcext:value-type="string">
            <text:p>Anchos se pueden establecer en px o %.</text:p>
          </table:table-cell>
          <table:table-cell table:number-columns-repeated="1020"/>
        </table:table-row>
        <table:table-row table:style-name="ro7">
          <table:table-cell office:value-type="float" office:value="396" calcext:value-type="float">
            <text:p>396</text:p>
          </table:table-cell>
          <table:table-cell office:value-type="string" calcext:value-type="string">
            <text:p>apps/frappe/frappe/print/page/print_format_builder/print_format_builder_column_selector.html +4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lumna</text:p>
          </table:table-cell>
          <table:table-cell table:number-columns-repeated="1020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apps/frappe/frappe/print/page/print_format_builder/print_format_builder_field.html +14</text:p>
          </table:table-cell>
          <table:table-cell office:value-type="string" calcext:value-type="string">
            <text:p>Edit HTML</text:p>
          </table:table-cell>
          <table:table-cell office:value-type="string" calcext:value-type="string">
            <text:p>Editar HTML</text:p>
          </table:table-cell>
          <table:table-cell table:number-columns-repeated="1020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string" calcext:value-type="string">
            <text:p>apps/frappe/frappe/print/page/print_format_builder/print_format_builder_field.html +22</text:p>
          </table:table-cell>
          <table:table-cell office:value-type="string" calcext:value-type="string">
            <text:p>Select Columns</text:p>
          </table:table-cell>
          <table:table-cell office:value-type="string" calcext:value-type="string">
            <text:p>Seleccione columnas</text:p>
          </table:table-cell>
          <table:table-cell table:number-columns-repeated="1020"/>
        </table:table-row>
        <table:table-row table:style-name="ro7">
          <table:table-cell office:value-type="float" office:value="1833" calcext:value-type="float">
            <text:p>1833</text:p>
          </table:table-cell>
          <table:table-cell office:value-type="string" calcext:value-type="string">
            <text:p>apps/frappe/frappe/print/page/print_format_builder/print_format_builder_layout.html +11</text:p>
          </table:table-cell>
          <table:table-cell table:number-columns-repeated="2" office:value-type="string" calcext:value-type="string">
            <text:p>&lt;span class="text-muted"&gt;&lt;/span&gt;</text:p>
          </table:table-cell>
          <table:table-cell table:number-columns-repeated="1020"/>
        </table:table-row>
        <table:table-row table:style-name="ro7">
          <table:table-cell office:value-type="float" office:value="170" calcext:value-type="float">
            <text:p>170</text:p>
          </table:table-cell>
          <table:table-cell office:value-type="string" calcext:value-type="string">
            <text:p>apps/frappe/frappe/print/page/print_format_builder/print_format_builder_layout.html +12</text:p>
          </table:table-cell>
          <table:table-cell office:value-type="string" calcext:value-type="string">
            <text:p>Edit to set heading</text:p>
          </table:table-cell>
          <table:table-cell office:value-type="string" calcext:value-type="string">
            <text:p>Editar para establecer encabezado</text:p>
          </table:table-cell>
          <table:table-cell table:number-columns-repeated="1020"/>
        </table:table-row>
        <table:table-row table:style-name="ro7">
          <table:table-cell office:value-type="float" office:value="1582" calcext:value-type="float">
            <text:p>1582</text:p>
          </table:table-cell>
          <table:table-cell office:value-type="string" calcext:value-type="string">
            <text:p>apps/frappe/frappe/print/page/print_format_builder/print_format_builder_layout.html +3</text:p>
          </table:table-cell>
          <table:table-cell office:value-type="string" calcext:value-type="string">
            <text:p>Drag elements from the sidebar to add. Drag them back to trash.</text:p>
          </table:table-cell>
          <table:table-cell office:value-type="string" calcext:value-type="string">
            <text:p>Arrastre los elementos de la barra lateral al nuevo formato. Si desea eliminar un elemento solo arrástrelo a la papelera de reciclaje.</text:p>
          </table:table-cell>
          <table:table-cell table:number-columns-repeated="1020"/>
        </table:table-row>
        <table:table-row table:style-name="ro7">
          <table:table-cell office:value-type="float" office:value="1787" calcext:value-type="float">
            <text:p>1787</text:p>
          </table:table-cell>
          <table:table-cell office:value-type="string" calcext:value-type="string">
            <text:p>apps/frappe/frappe/print/page/print_format_builder/print_format_builder_sidebar.html +3</text:p>
          </table:table-cell>
          <table:table-cell office:value-type="string" calcext:value-type="string">
            <text:p>Filter...</text:p>
          </table:table-cell>
          <table:table-cell office:value-type="string" calcext:value-type="string">
            <text:p>Filtro...</text:p>
          </table:table-cell>
          <table:table-cell table:number-columns-repeated="102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apps/frappe/frappe/print/page/print_format_builder/print_format_builder_start.html +16</text:p>
          </table:table-cell>
          <table:table-cell office:value-type="string" calcext:value-type="string">
            <text:p>Create a New Format</text:p>
          </table:table-cell>
          <table:table-cell office:value-type="string" calcext:value-type="string">
            <text:p>Crear nuevo formato</text:p>
          </table:table-cell>
          <table:table-cell table:number-columns-repeated="1020"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apps/frappe/frappe/print/page/print_format_builder/print_format_builder_start.html +2</text:p>
          </table:table-cell>
          <table:table-cell office:value-type="string" calcext:value-type="string">
            <text:p>Select an existing format to edit or start a new format.</text:p>
          </table:table-cell>
          <table:table-cell office:value-type="string" calcext:value-type="string">
            <text:p>Seleccione un formato existente para editarlo o puede crear un nuevo formato.</text:p>
          </table:table-cell>
          <table:table-cell table:number-columns-repeated="1020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string" calcext:value-type="string">
            <text:p>apps/frappe/frappe/print/page/print_format_builder/print_format_builder.js +102</text:p>
          </table:table-cell>
          <table:table-cell office:value-type="string" calcext:value-type="string">
            <text:p>Select a DocType to make a new format</text:p>
          </table:table-cell>
          <table:table-cell office:value-type="string" calcext:value-type="string">
            <text:p>Seleccione un 'DocType' para crear un nuevo formato</text:p>
          </table:table-cell>
          <table:table-cell table:number-columns-repeated="1020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apps/frappe/frappe/print/page/print_format_builder/print_format_builder.js +111</text:p>
          </table:table-cell>
          <table:table-cell office:value-type="string" calcext:value-type="string">
            <text:p>Name of the new Print Format</text:p>
          </table:table-cell>
          <table:table-cell office:value-type="string" calcext:value-type="string">
            <text:p>Nombre del nuevo formato de impresión</text:p>
          </table:table-cell>
          <table:table-cell table:number-columns-repeated="1020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apps/frappe/frappe/print/page/print_format_builder/print_format_builder.js +120</text:p>
          </table:table-cell>
          <table:table-cell office:value-type="string" calcext:value-type="string">
            <text:p>Both DocType and Name required</text:p>
          </table:table-cell>
          <table:table-cell office:value-type="string" calcext:value-type="string">
            <text:p>El 'DocType' y el nombre son obligatorios</text:p>
          </table:table-cell>
          <table:table-cell table:number-columns-repeated="1020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apps/frappe/frappe/print/page/print_format_builder/print_format_builder.js +156</text:p>
          </table:table-cell>
          <table:table-cell office:value-type="string" calcext:value-type="string">
            <text:p>Start new Format</text:p>
          </table:table-cell>
          <table:table-cell office:value-type="string" calcext:value-type="string">
            <text:p>Crear un nuevo formato</text:p>
          </table:table-cell>
          <table:table-cell table:number-columns-repeated="1020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apps/frappe/frappe/print/page/print_format_builder/print_format_builder.js +160</text:p>
          </table:table-cell>
          <table:table-cell office:value-type="string" calcext:value-type="string">
            <text:p>Edit Properties</text:p>
          </table:table-cell>
          <table:table-cell office:value-type="string" calcext:value-type="string">
            <text:p>Editar propiedades</text:p>
          </table:table-cell>
          <table:table-cell table:number-columns-repeated="1020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apps/frappe/frappe/print/page/print_format_builder/print_format_builder.js +182</text:p>
          </table:table-cell>
          <table:table-cell office:value-type="string" calcext:value-type="string">
            <text:p>Custom HTML</text:p>
          </table:table-cell>
          <table:table-cell office:value-type="string" calcext:value-type="string">
            <text:p>HTML personalizado</text:p>
          </table:table-cell>
          <table:table-cell table:number-columns-repeated="1020"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string" calcext:value-type="string">
            <text:p>apps/frappe/frappe/print/page/print_format_builder/print_format_builder.js +364</text:p>
          </table:table-cell>
          <table:table-cell office:value-type="string" calcext:value-type="string">
            <text:p>No of Columns</text:p>
          </table:table-cell>
          <table:table-cell office:value-type="string" calcext:value-type="string">
            <text:p>No. de Columnas</text:p>
          </table:table-cell>
          <table:table-cell table:number-columns-repeated="1020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apps/frappe/frappe/print/page/print_format_builder/print_format_builder.js +370</text:p>
          </table:table-cell>
          <table:table-cell office:value-type="string" calcext:value-type="string">
            <text:p>Remove Section</text:p>
          </table:table-cell>
          <table:table-cell office:value-type="string" calcext:value-type="string">
            <text:p>Remover la sección</text:p>
          </table:table-cell>
          <table:table-cell table:number-columns-repeated="102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apps/frappe/frappe/print/page/print_format_builder/print_format_builder.js +463</text:p>
          </table:table-cell>
          <table:table-cell office:value-type="string" calcext:value-type="string">
            <text:p>Edit Heading</text:p>
          </table:table-cell>
          <table:table-cell office:value-type="string" calcext:value-type="string">
            <text:p>Editar encabezado</text:p>
          </table:table-cell>
          <table:table-cell table:number-columns-repeated="1020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apps/frappe/frappe/print/page/print_format_builder/print_format_builder.js +482</text:p>
          </table:table-cell>
          <table:table-cell office:value-type="string" calcext:value-type="string">
            <text:p>Select Table Columns for {0}</text:p>
          </table:table-cell>
          <table:table-cell office:value-type="string" calcext:value-type="string">
            <text:p>Seleccione columnas de la tabla para {0}</text:p>
          </table:table-cell>
          <table:table-cell table:number-columns-repeated="1020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apps/frappe/frappe/print/page/print_format_builder/print_format_builder.js +556</text:p>
          </table:table-cell>
          <table:table-cell office:value-type="string" calcext:value-type="string">
            <text:p>Edit to add content</text:p>
          </table:table-cell>
          <table:table-cell office:value-type="string" calcext:value-type="string">
            <text:p>Editar para agregar contenido</text:p>
          </table:table-cell>
          <table:table-cell table:number-columns-repeated="1020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apps/frappe/frappe/print/page/print_format_builder/print_format_builder.js +561</text:p>
          </table:table-cell>
          <table:table-cell office:value-type="string" calcext:value-type="string">
            <text:p>Edit Custom HTML</text:p>
          </table:table-cell>
          <table:table-cell office:value-type="string" calcext:value-type="string">
            <text:p>Editar HTML personalizado</text:p>
          </table:table-cell>
          <table:table-cell table:number-columns-repeated="1020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string" calcext:value-type="string">
            <text:p>apps/frappe/frappe/print/page/print_format_builder/print_format_builder.js +578</text:p>
          </table:table-cell>
          <table:table-cell office:value-type="string" calcext:value-type="string">
            <text:p>You can add dynamic properties from the document by using Jinja templating.</text:p>
          </table:table-cell>
          <table:table-cell office:value-type="string" calcext:value-type="string">
            <text:p>Puede añadir propiedades dinámicas desde el documento usando plantillas Jinja.</text:p>
          </table:table-cell>
          <table:table-cell table:number-columns-repeated="1020"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string" calcext:value-type="string">
            <text:p>apps/frappe/frappe/print/page/print_format_builder/print_format_builder.js +579</text:p>
          </table:table-cell>
          <table:table-cell office:value-type="string" calcext:value-type="string">
            <text:p>For example: If you want to include the document ID, use {0}</text:p>
          </table:table-cell>
          <table:table-cell office:value-type="string" calcext:value-type="string">
            <text:p>Por ejemplo: Si desea incluir el ID de documento, utilice {0}</text:p>
          </table:table-cell>
          <table:table-cell table:number-columns-repeated="1020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pps/frappe/frappe/print/page/print_format_builder/print_format_builder.js +656</text:p>
          </table:table-cell>
          <table:table-cell office:value-type="string" calcext:value-type="string">
            <text:p>Saved</text:p>
          </table:table-cell>
          <table:table-cell office:value-type="string" calcext:value-type="string">
            <text:p>Guardado.</text:p>
          </table:table-cell>
          <table:table-cell table:number-columns-repeated="1020"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string" calcext:value-type="string">
            <text:p>apps/frappe/frappe/print/page/print_format_builder/print_format_builder.js +75</text:p>
          </table:table-cell>
          <table:table-cell office:value-type="string" calcext:value-type="string">
            <text:p>Select Print Format to Edit</text:p>
          </table:table-cell>
          <table:table-cell office:value-type="string" calcext:value-type="string">
            <text:p>Seleccionar formato de impresión a editar</text:p>
          </table:table-cell>
          <table:table-cell table:number-columns-repeated="1020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apps/frappe/frappe/public/html/error_snapshot.html +32</text:p>
          </table:table-cell>
          <table:table-cell office:value-type="string" calcext:value-type="string">
            <text:p>Error Report</text:p>
          </table:table-cell>
          <table:table-cell office:value-type="string" calcext:value-type="string">
            <text:p>Reporte de error</text:p>
          </table:table-cell>
          <table:table-cell table:number-columns-repeated="1020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apps/frappe/frappe/public/js/frappe/change_log.html +7</text:p>
          </table:table-cell>
          <table:table-cell office:value-type="string" calcext:value-type="string">
            <text:p>updated to {0}</text:p>
          </table:table-cell>
          <table:table-cell office:value-type="string" calcext:value-type="string">
            <text:p>actualizado a {0}</text:p>
          </table:table-cell>
          <table:table-cell table:number-columns-repeated="1020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apps/frappe/frappe/public/js/frappe/desk.js +308</text:p>
          </table:table-cell>
          <table:table-cell office:value-type="string" calcext:value-type="string">
            <text:p>Updated To New Version</text:p>
          </table:table-cell>
          <table:table-cell office:value-type="string" calcext:value-type="string">
            <text:p>Actualizado Para Nueva Versión</text:p>
          </table:table-cell>
          <table:table-cell table:number-columns-repeated="1020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string" calcext:value-type="string">
            <text:p>apps/frappe/frappe/public/js/frappe/desk.js +75</text:p>
          </table:table-cell>
          <table:table-cell office:value-type="string" calcext:value-type="string">
            <text:p>The application has been updated to a new version, please refresh this page</text:p>
          </table:table-cell>
          <table:table-cell office:value-type="string" calcext:value-type="string">
            <text:p>La aplicación se ha actualizado a una nueva versión, por favor, volver a cargar esta página</text:p>
          </table:table-cell>
          <table:table-cell table:number-columns-repeated="1020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apps/frappe/frappe/public/js/frappe/form/control.js +1019</text:p>
          </table:table-cell>
          <table:table-cell office:value-type="string" calcext:value-type="string">
            <text:p>Please attach a file first.</text:p>
          </table:table-cell>
          <table:table-cell office:value-type="string" calcext:value-type="string">
            <text:p>Por favor, adjunte un archivo</text:p>
          </table:table-cell>
          <table:table-cell table:number-columns-repeated="1020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apps/frappe/frappe/public/js/frappe/form/control.js +1037</text:p>
          </table:table-cell>
          <table:table-cell office:value-type="string" calcext:value-type="string">
            <text:p>Open Link</text:p>
          </table:table-cell>
          <table:table-cell office:value-type="string" calcext:value-type="string">
            <text:p>Abrir vínculo</text:p>
          </table:table-cell>
          <table:table-cell table:number-columns-repeated="1020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apps/frappe/frappe/public/js/frappe/form/control.js +1163</text:p>
          </table:table-cell>
          <table:table-cell office:value-type="string" calcext:value-type="string">
            <text:p>Create a new {0}</text:p>
          </table:table-cell>
          <table:table-cell office:value-type="string" calcext:value-type="string">
            <text:p>Crear: {0}</text:p>
          </table:table-cell>
          <table:table-cell table:number-columns-repeated="1020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apps/frappe/frappe/public/js/frappe/form/control.js +1172</text:p>
          </table:table-cell>
          <table:table-cell office:value-type="string" calcext:value-type="string">
            <text:p>Advanced Search</text:p>
          </table:table-cell>
          <table:table-cell office:value-type="string" calcext:value-type="string">
            <text:p>Búsqueda Avanzada</text:p>
          </table:table-cell>
          <table:table-cell table:number-columns-repeated="1020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apps/frappe/frappe/public/js/frappe/form/control.js +1306</text:p>
          </table:table-cell>
          <table:table-cell office:value-type="string" calcext:value-type="string">
            <text:p>Please set {0} first</text:p>
          </table:table-cell>
          <table:table-cell office:value-type="string" calcext:value-type="string">
            <text:p>Por favor, primero configure {0}</text:p>
          </table:table-cell>
          <table:table-cell table:number-columns-repeated="1020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apps/frappe/frappe/public/js/frappe/form/control.js +1409</text:p>
          </table:table-cell>
          <table:table-cell office:value-type="string" calcext:value-type="string">
            <text:p>Edit as {0}</text:p>
          </table:table-cell>
          <table:table-cell office:value-type="string" calcext:value-type="string">
            <text:p>Editar como {0}</text:p>
          </table:table-cell>
          <table:table-cell table:number-columns-repeated="1020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apps/frappe/frappe/public/js/frappe/form/control.js +1410</text:p>
          </table:table-cell>
          <table:table-cell office:value-type="string" calcext:value-type="string">
            <text:p>Markdown</text:p>
          </table:table-cell>
          <table:table-cell office:value-type="string" calcext:value-type="string">
            <text:p>recorte</text:p>
          </table:table-cell>
          <table:table-cell table:number-columns-repeated="1020"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apps/frappe/frappe/public/js/frappe/form/control.js +1410</text:p>
          </table:table-cell>
          <table:table-cell office:value-type="string" calcext:value-type="string">
            <text:p>Rich Text</text:p>
          </table:table-cell>
          <table:table-cell office:value-type="string" calcext:value-type="string">
            <text:p>Texto enriquecido</text:p>
          </table:table-cell>
          <table:table-cell table:number-columns-repeated="1020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apps/frappe/frappe/public/js/frappe/form/control.js +447</text:p>
          </table:table-cell>
          <table:table-cell office:value-type="string" calcext:value-type="string">
            <text:p>Invalid Email: {0}</text:p>
          </table:table-cell>
          <table:table-cell office:value-type="string" calcext:value-type="string">
            <text:p>Email no válido: {0}</text:p>
          </table:table-cell>
          <table:table-cell table:number-columns-repeated="1020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string" calcext:value-type="string">
            <text:p>apps/frappe/frappe/public/js/frappe/form/control.js +592</text:p>
          </table:table-cell>
          <table:table-cell office:value-type="string" calcext:value-type="string">
            <text:p>Date must be in format: {0}</text:p>
          </table:table-cell>
          <table:table-cell office:value-type="string" calcext:value-type="string">
            <text:p>La fecha debe estar en formato: {0}</text:p>
          </table:table-cell>
          <table:table-cell table:number-columns-repeated="1020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apps/frappe/frappe/public/js/frappe/form/control.js +784</text:p>
          </table:table-cell>
          <table:table-cell office:value-type="string" calcext:value-type="string">
            <text:p>Please save the document before uploading.</text:p>
          </table:table-cell>
          <table:table-cell office:value-type="string" calcext:value-type="string">
            <text:p>Por favor, guarde el documento antes de subirlo.</text:p>
          </table:table-cell>
          <table:table-cell table:number-columns-repeated="1020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apps/frappe/frappe/public/js/frappe/form/control.js +794</text:p>
          </table:table-cell>
          <table:table-cell office:value-type="string" calcext:value-type="string">
            <text:p>Select from existing attachments</text:p>
          </table:table-cell>
          <table:table-cell office:value-type="string" calcext:value-type="string">
            <text:p>Seleccione los archivos adjuntos existentes</text:p>
          </table:table-cell>
          <table:table-cell table:number-columns-repeated="1020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apps/frappe/frappe/public/js/frappe/form/footer/assign_to.js +136</text:p>
          </table:table-cell>
          <table:table-cell office:value-type="string" calcext:value-type="string">
            <text:p>Please save the document before removing assignment</text:p>
          </table:table-cell>
          <table:table-cell office:value-type="string" calcext:value-type="string">
            <text:p>Por favor, guarde el documento antes de remover la asignación</text:p>
          </table:table-cell>
          <table:table-cell table:number-columns-repeated="1020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apps/frappe/frappe/public/js/frappe/form/footer/assign_to.js +158</text:p>
          </table:table-cell>
          <table:table-cell office:value-type="string" calcext:value-type="string">
            <text:p>Add to To Do</text:p>
          </table:table-cell>
          <table:table-cell office:value-type="string" calcext:value-type="string">
            <text:p>Añadir a Tareas</text:p>
          </table:table-cell>
          <table:table-cell table:number-columns-repeated="1020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apps/frappe/frappe/public/js/frappe/form/footer/assign_to.js +160</text:p>
          </table:table-cell>
          <table:table-cell office:value-type="string" calcext:value-type="string">
            <text:p>Assign to me</text:p>
          </table:table-cell>
          <table:table-cell office:value-type="string" calcext:value-type="string">
            <text:p>Asignar a mí</text:p>
          </table:table-cell>
          <table:table-cell table:number-columns-repeated="1020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apps/frappe/frappe/public/js/frappe/form/footer/assign_to.js +163</text:p>
          </table:table-cell>
          <table:table-cell office:value-type="string" calcext:value-type="string">
            <text:p>Assign To</text:p>
          </table:table-cell>
          <table:table-cell office:value-type="string" calcext:value-type="string">
            <text:p>Asignar a</text:p>
          </table:table-cell>
          <table:table-cell table:number-columns-repeated="1020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string" calcext:value-type="string">
            <text:p>apps/frappe/frappe/public/js/frappe/form/footer/assign_to.js +167</text:p>
          </table:table-cell>
          <table:table-cell office:value-type="string" calcext:value-type="string">
            <text:p>Complete By</text:p>
          </table:table-cell>
          <table:table-cell office:value-type="string" calcext:value-type="string">
            <text:p>Completado por</text:p>
          </table:table-cell>
          <table:table-cell table:number-columns-repeated="1020"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apps/frappe/frappe/public/js/frappe/form/footer/assign_to.js +169</text:p>
          </table:table-cell>
          <table:table-cell office:value-type="string" calcext:value-type="string">
            <text:p>Notify by Email</text:p>
          </table:table-cell>
          <table:table-cell office:value-type="string" calcext:value-type="string">
            <text:p>Notificarme por Email</text:p>
          </table:table-cell>
          <table:table-cell table:number-columns-repeated="1020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apps/frappe/frappe/public/js/frappe/form/footer/assign_to.js +62</text:p>
          </table:table-cell>
          <table:table-cell office:value-type="string" calcext:value-type="string">
            <text:p>Assignment Complete</text:p>
          </table:table-cell>
          <table:table-cell office:value-type="string" calcext:value-type="string">
            <text:p>Asignación completa</text:p>
          </table:table-cell>
          <table:table-cell table:number-columns-repeated="1020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apps/frappe/frappe/public/js/frappe/form/footer/assign_to.js +87</text:p>
          </table:table-cell>
          <table:table-cell office:value-type="string" calcext:value-type="string">
            <text:p>Please save the document before assignment</text:p>
          </table:table-cell>
          <table:table-cell office:value-type="string" calcext:value-type="string">
            <text:p>Por favor, guarde el documento antes de la asignación</text:p>
          </table:table-cell>
          <table:table-cell table:number-columns-repeated="102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apps/frappe/frappe/public/js/frappe/form/footer/attachments.js +211</text:p>
          </table:table-cell>
          <table:table-cell office:value-type="string" calcext:value-type="string">
            <text:p>Upload Attachment</text:p>
          </table:table-cell>
          <table:table-cell office:value-type="string" calcext:value-type="string">
            <text:p>Subir archivo adjunto</text:p>
          </table:table-cell>
          <table:table-cell table:number-columns-repeated="1020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apps/frappe/frappe/public/js/frappe/form/footer/attachments.js +83</text:p>
          </table:table-cell>
          <table:table-cell office:value-type="string" calcext:value-type="string">
            <text:p>Are you sure you want to delete the attachment?</text:p>
          </table:table-cell>
          <table:table-cell office:value-type="string" calcext:value-type="string">
            <text:p>¿Está seguro que desea eliminar el adjunto?</text:p>
          </table:table-cell>
          <table:table-cell table:number-columns-repeated="1020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apps/frappe/frappe/public/js/frappe/form/footer/timeline_item.html +107</text:p>
          </table:table-cell>
          <table:table-cell office:value-type="string" calcext:value-type="string">
            <text:p>Liked by {0}</text:p>
          </table:table-cell>
          <table:table-cell office:value-type="string" calcext:value-type="string">
            <text:p>Ha gustado a {0}</text:p>
          </table:table-cell>
          <table:table-cell table:number-columns-repeated="1020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apps/frappe/frappe/public/js/frappe/form/footer/timeline_item.html +50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Detalles</text:p>
          </table:table-cell>
          <table:table-cell table:number-columns-repeated="1020"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string" calcext:value-type="string">
            <text:p>apps/frappe/frappe/public/js/frappe/form/footer/timeline_item.html +60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Responder</text:p>
          </table:table-cell>
          <table:table-cell table:number-columns-repeated="1020"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string" calcext:value-type="string">
            <text:p>apps/frappe/frappe/public/js/frappe/form/footer/timeline.html +16</text:p>
          </table:table-cell>
          <table:table-cell office:value-type="string" calcext:value-type="string">
            <text:p>New Email</text:p>
          </table:table-cell>
          <table:table-cell office:value-type="string" calcext:value-type="string">
            <text:p>Nuevo Email</text:p>
          </table:table-cell>
          <table:table-cell table:number-columns-repeated="1020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apps/frappe/frappe/public/js/frappe/form/footer/timeline.html +4</text:p>
          </table:table-cell>
          <table:table-cell office:value-type="string" calcext:value-type="string">
            <text:p>Add a comment</text:p>
          </table:table-cell>
          <table:table-cell office:value-type="string" calcext:value-type="string">
            <text:p>Añadir un comentario</text:p>
          </table:table-cell>
          <table:table-cell table:number-columns-repeated="1020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apps/frappe/frappe/public/js/frappe/form/form_sidebar.html +19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Asignar</text:p>
          </table:table-cell>
          <table:table-cell table:number-columns-repeated="1020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apps/frappe/frappe/public/js/frappe/form/form_sidebar.html +24</text:p>
          </table:table-cell>
          <table:table-cell office:value-type="string" calcext:value-type="string">
            <text:p>Attachments</text:p>
          </table:table-cell>
          <table:table-cell office:value-type="string" calcext:value-type="string">
            <text:p>Adjuntos</text:p>
          </table:table-cell>
          <table:table-cell table:number-columns-repeated="1020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apps/frappe/frappe/public/js/frappe/form/form_sidebar.html +26</text:p>
          </table:table-cell>
          <table:table-cell office:value-type="string" calcext:value-type="string">
            <text:p>Attach File</text:p>
          </table:table-cell>
          <table:table-cell office:value-type="string" calcext:value-type="string">
            <text:p>Adjuntar Archivo</text:p>
          </table:table-cell>
          <table:table-cell table:number-columns-repeated="1020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apps/frappe/frappe/public/js/frappe/form/form_sidebar.html +39</text:p>
          </table:table-cell>
          <table:table-cell office:value-type="string" calcext:value-type="string">
            <text:p>Shared With</text:p>
          </table:table-cell>
          <table:table-cell office:value-type="string" calcext:value-type="string">
            <text:p>Compartido con</text:p>
          </table:table-cell>
          <table:table-cell table:number-columns-repeated="1020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string" calcext:value-type="string">
            <text:p>apps/frappe/frappe/public/js/frappe/form/form_sidebar.html +44</text:p>
          </table:table-cell>
          <table:table-cell office:value-type="string" calcext:value-type="string">
            <text:p>Currently Viewing</text:p>
          </table:table-cell>
          <table:table-cell office:value-type="string" calcext:value-type="string">
            <text:p>Visualizando</text:p>
          </table:table-cell>
          <table:table-cell table:number-columns-repeated="1020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string" calcext:value-type="string">
            <text:p>apps/frappe/frappe/public/js/frappe/form/form_viewers.js +26</text:p>
          </table:table-cell>
          <table:table-cell office:value-type="string" calcext:value-type="string">
            <text:p>{0} is currently viewing this document</text:p>
          </table:table-cell>
          <table:table-cell office:value-type="string" calcext:value-type="string">
            <text:p>{0} está viendo este documento</text:p>
          </table:table-cell>
          <table:table-cell table:number-columns-repeated="1020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apps/frappe/frappe/public/js/frappe/form/form_viewers.js +46</text:p>
          </table:table-cell>
          <table:table-cell office:value-type="string" calcext:value-type="string">
            <text:p>{0} are currently viewing this document</text:p>
          </table:table-cell>
          <table:table-cell office:value-type="string" calcext:value-type="string">
            <text:p>{0} están viendo este documento</text:p>
          </table:table-cell>
          <table:table-cell table:number-columns-repeated="1020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apps/frappe/frappe/public/js/frappe/form/grid_body.html +11</text:p>
          </table:table-cell>
          <table:table-cell office:value-type="string" calcext:value-type="string">
            <text:p>Add new row</text:p>
          </table:table-cell>
          <table:table-cell office:value-type="string" calcext:value-type="string">
            <text:p>Agregar nueva línea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apps/frappe/frappe/public/js/frappe/form/grid_body.html +14</text:p>
          </table:table-cell>
          <table:table-cell office:value-type="string" calcext:value-type="string">
            <text:p>Add multiple rows</text:p>
          </table:table-cell>
          <table:table-cell office:value-type="string" calcext:value-type="string">
            <text:p>Agregar varias lineas</text:p>
          </table:table-cell>
          <table:table-cell table:number-columns-repeated="1020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apps/frappe/frappe/public/js/frappe/form/grid_body.html +6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o hay datos</text:p>
          </table:table-cell>
          <table:table-cell table:number-columns-repeated="1020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apps/frappe/frappe/public/js/frappe/form/grid_form.html +10</text:p>
          </table:table-cell>
          <table:table-cell office:value-type="string" calcext:value-type="string">
            <text:p>Insert Above</text:p>
          </table:table-cell>
          <table:table-cell office:value-type="string" calcext:value-type="string">
            <text:p>Agregar arriba</text:p>
          </table:table-cell>
          <table:table-cell table:number-columns-repeated="1020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apps/frappe/frappe/public/js/frappe/form/grid_form.html +22</text:p>
          </table:table-cell>
          <table:table-cell office:value-type="string" calcext:value-type="string">
            <text:p>Ctrl + Down</text:p>
          </table:table-cell>
          <table:table-cell office:value-type="string" calcext:value-type="string">
            <text:p>Ctrl + Abajo</text:p>
          </table:table-cell>
          <table:table-cell table:number-columns-repeated="1020"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apps/frappe/frappe/public/js/frappe/form/grid_form.html +22</text:p>
          </table:table-cell>
          <table:table-cell office:value-type="string" calcext:value-type="string">
            <text:p>Ctrl + Up</text:p>
          </table:table-cell>
          <table:table-cell office:value-type="string" calcext:value-type="string">
            <text:p>Ctrl + Arriba</text:p>
          </table:table-cell>
          <table:table-cell table:number-columns-repeated="1020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apps/frappe/frappe/public/js/frappe/form/grid_form.html +26</text:p>
          </table:table-cell>
          <table:table-cell office:value-type="string" calcext:value-type="string">
            <text:p>Insert Below</text:p>
          </table:table-cell>
          <table:table-cell office:value-type="string" calcext:value-type="string">
            <text:p>Insertar abajo</text:p>
          </table:table-cell>
          <table:table-cell table:number-columns-repeated="1020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apps/frappe/frappe/public/js/frappe/form/grid_form.html +4</text:p>
          </table:table-cell>
          <table:table-cell office:value-type="string" calcext:value-type="string">
            <text:p>Editing Row</text:p>
          </table:table-cell>
          <table:table-cell office:value-type="string" calcext:value-type="string">
            <text:p>Editando línea</text:p>
          </table:table-cell>
          <table:table-cell table:number-columns-repeated="1020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string" calcext:value-type="string">
            <text:p>apps/frappe/frappe/public/js/frappe/form/grid_form.html +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isto</text:p>
          </table:table-cell>
          <table:table-cell table:number-columns-repeated="1020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apps/frappe/frappe/public/js/frappe/form/grid.js +273</text:p>
          </table:table-cell>
          <table:table-cell office:value-type="string" calcext:value-type="string">
            <text:p>Edit via Upload</text:p>
          </table:table-cell>
          <table:table-cell office:value-type="string" calcext:value-type="string">
            <text:p>Editar subiendo...</text:p>
          </table:table-cell>
          <table:table-cell table:number-columns-repeated="1020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apps/frappe/frappe/public/js/frappe/form/grid.js +283</text:p>
          </table:table-cell>
          <table:table-cell office:value-type="string" calcext:value-type="string">
            <text:p>Bulk Edit {0}</text:p>
          </table:table-cell>
          <table:table-cell office:value-type="string" calcext:value-type="string">
            <text:p>Editar en masa {0}</text:p>
          </table:table-cell>
          <table:table-cell table:number-columns-repeated="1020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apps/frappe/frappe/public/js/frappe/form/layout.js +34</text:p>
          </table:table-cell>
          <table:table-cell office:value-type="string" calcext:value-type="string">
            <text:p>This form does not have any input</text:p>
          </table:table-cell>
          <table:table-cell office:value-type="string" calcext:value-type="string">
            <text:p>Este formulario no tiene ninguna entrada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apps/frappe/frappe/public/js/frappe/form/layout.js +85</text:p>
          </table:table-cell>
          <table:table-cell office:value-type="string" calcext:value-type="string">
            <text:p>Show more details</text:p>
          </table:table-cell>
          <table:table-cell office:value-type="string" calcext:value-type="string">
            <text:p>Mostrar más detalles.</text:p>
          </table:table-cell>
          <table:table-cell table:number-columns-repeated="1020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apps/frappe/frappe/public/js/frappe/form/layout.js +93</text:p>
          </table:table-cell>
          <table:table-cell office:value-type="string" calcext:value-type="string">
            <text:p>Hide Details</text:p>
          </table:table-cell>
          <table:table-cell office:value-type="string" calcext:value-type="string">
            <text:p>Ocultar detalles</text:p>
          </table:table-cell>
          <table:table-cell table:number-columns-repeated="1020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apps/frappe/frappe/public/js/frappe/form/link_selector.js +101</text:p>
          </table:table-cell>
          <table:table-cell office:value-type="string" calcext:value-type="string">
            <text:p>No Results</text:p>
          </table:table-cell>
          <table:table-cell office:value-type="string" calcext:value-type="string">
            <text:p>No hay resultados</text:p>
          </table:table-cell>
          <table:table-cell table:number-columns-repeated="1020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apps/frappe/frappe/public/js/frappe/form/link_selector.js +104</text:p>
          </table:table-cell>
          <table:table-cell office:value-type="string" calcext:value-type="string">
            <text:p>Make a new</text:p>
          </table:table-cell>
          <table:table-cell office:value-type="string" calcext:value-type="string">
            <text:p>Crear nuevo/a</text:p>
          </table:table-cell>
          <table:table-cell table:number-columns-repeated="1020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apps/frappe/frappe/public/js/frappe/form/link_selector.js +121</text:p>
          </table:table-cell>
          <table:table-cell office:value-type="string" calcext:value-type="string">
            <text:p>Added {0} ({1})</text:p>
          </table:table-cell>
          <table:table-cell office:value-type="string" calcext:value-type="string">
            <text:p>Añadido: {0} ({1})</text:p>
          </table:table-cell>
          <table:table-cell table:number-columns-repeated="1020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apps/frappe/frappe/public/js/frappe/form/link_selector.js +136</text:p>
          </table:table-cell>
          <table:table-cell office:value-type="string" calcext:value-type="string">
            <text:p>Set Quantity</text:p>
          </table:table-cell>
          <table:table-cell office:value-type="string" calcext:value-type="string">
            <text:p>Establecer cantidad</text:p>
          </table:table-cell>
          <table:table-cell table:number-columns-repeated="1020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string" calcext:value-type="string">
            <text:p>apps/frappe/frappe/public/js/frappe/form/link_selector.js +140</text:p>
          </table:table-cell>
          <table:table-cell office:value-type="string" calcext:value-type="string">
            <text:p>{0} added</text:p>
          </table:table-cell>
          <table:table-cell office:value-type="string" calcext:value-type="string">
            <text:p>{0} agregado(s)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apps/frappe/frappe/public/js/frappe/form/link_selector.js +21</text:p>
          </table:table-cell>
          <table:table-cell office:value-type="string" calcext:value-type="string">
            <text:p>Select {0}</text:p>
          </table:table-cell>
          <table:table-cell office:value-type="string" calcext:value-type="string">
            <text:p>Seleccionar {0}</text:p>
          </table:table-cell>
          <table:table-cell table:number-columns-repeated="1020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string" calcext:value-type="string">
            <text:p>apps/frappe/frappe/public/js/frappe/form/link_selector.js +2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or</text:p>
          </table:table-cell>
          <table:table-cell table:number-columns-repeated="1020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apps/frappe/frappe/public/js/frappe/form/link_selector.js +25</text:p>
          </table:table-cell>
          <table:table-cell office:value-type="string" calcext:value-type="string">
            <text:p>You can use wildcard %</text:p>
          </table:table-cell>
          <table:table-cell office:value-type="string" calcext:value-type="string">
            <text:p>Puede utilizar búsqueda de comodín %</text:p>
          </table:table-cell>
          <table:table-cell table:number-columns-repeated="1020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apps/frappe/frappe/public/js/frappe/form/link_selector.js +5</text:p>
          </table:table-cell>
          <table:table-cell office:value-type="string" calcext:value-type="string">
            <text:p>Dialog box to select a Link Value</text:p>
          </table:table-cell>
          <table:table-cell office:value-type="string" calcext:value-type="string">
            <text:p>Cuadro de Diálogo para seleccionar un Valor Vinculado</text:p>
          </table:table-cell>
          <table:table-cell table:number-columns-repeated="1020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apps/frappe/frappe/public/js/frappe/form/linked_with.js +25</text:p>
          </table:table-cell>
          <table:table-cell office:value-type="string" calcext:value-type="string">
            <text:p>Linked With</text:p>
          </table:table-cell>
          <table:table-cell office:value-type="string" calcext:value-type="string">
            <text:p>Vinculado Con</text:p>
          </table:table-cell>
          <table:table-cell table:number-columns-repeated="1020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apps/frappe/frappe/public/js/frappe/form/linked_with.js +86</text:p>
          </table:table-cell>
          <table:table-cell office:value-type="string" calcext:value-type="string">
            <text:p>Not enough permission to see links.</text:p>
          </table:table-cell>
          <table:table-cell office:value-type="string" calcext:value-type="string">
            <text:p>No tiene suficientes permisos para ver enlaces.</text:p>
          </table:table-cell>
          <table:table-cell table:number-columns-repeated="1020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string" calcext:value-type="string">
            <text:p>apps/frappe/frappe/public/js/frappe/form/linked_with.js +86</text:p>
          </table:table-cell>
          <table:table-cell office:value-type="string" calcext:value-type="string">
            <text:p>Not Linked to any record.</text:p>
          </table:table-cell>
          <table:table-cell office:value-type="string" calcext:value-type="string">
            <text:p>No está vinculado a ningún registro.</text:p>
          </table:table-cell>
          <table:table-cell table:number-columns-repeated="1020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apps/frappe/frappe/public/js/frappe/form/print_layout.html +22</text:p>
          </table:table-cell>
          <table:table-cell office:value-type="string" calcext:value-type="string">
            <text:p>Full Page</text:p>
          </table:table-cell>
          <table:table-cell office:value-type="string" calcext:value-type="string">
            <text:p>Página completa</text:p>
          </table:table-cell>
          <table:table-cell table:number-columns-repeated="1020"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string" calcext:value-type="string">
            <text:p>apps/frappe/frappe/public/js/frappe/form/print.js +166</text:p>
          </table:table-cell>
          <table:table-cell office:value-type="string" calcext:value-type="string">
            <text:p>Warning: This Print Format is in old style and cannot be generated via the API.</text:p>
          </table:table-cell>
          <table:table-cell office:value-type="string" calcext:value-type="string">
            <text:p>Advertencia: Este formato de impresión es de un estilo antiguo y no se puede generar a través de la API.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apps/frappe/frappe/public/js/frappe/form/print.js +98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Iniciar</text:p>
          </table:table-cell>
          <table:table-cell table:number-columns-repeated="1020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apps/frappe/frappe/public/js/frappe/form/print.js +98</text:p>
          </table:table-cell>
          <table:table-cell office:value-type="string" calcext:value-type="string">
            <text:p>New Custom Print Format</text:p>
          </table:table-cell>
          <table:table-cell office:value-type="string" calcext:value-type="string">
            <text:p>Nuevo formato de impresión personalizado</text:p>
          </table:table-cell>
          <table:table-cell table:number-columns-repeated="1020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apps/frappe/frappe/public/js/frappe/form/save.js +11</text:p>
          </table:table-cell>
          <table:table-cell office:value-type="string" calcext:value-type="string">
            <text:p>Saving</text:p>
          </table:table-cell>
          <table:table-cell office:value-type="string" calcext:value-type="string">
            <text:p>Guardando</text:p>
          </table:table-cell>
          <table:table-cell table:number-columns-repeated="1020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apps/frappe/frappe/public/js/frappe/form/save.js +12</text:p>
          </table:table-cell>
          <table:table-cell office:value-type="string" calcext:value-type="string">
            <text:p>Submitting</text:p>
          </table:table-cell>
          <table:table-cell office:value-type="string" calcext:value-type="string">
            <text:p>Validando</text:p>
          </table:table-cell>
          <table:table-cell table:number-columns-repeated="1020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apps/frappe/frappe/public/js/frappe/form/save.js +13</text:p>
          </table:table-cell>
          <table:table-cell office:value-type="string" calcext:value-type="string">
            <text:p>Updating</text:p>
          </table:table-cell>
          <table:table-cell office:value-type="string" calcext:value-type="string">
            <text:p>Actualización</text:p>
          </table:table-cell>
          <table:table-cell table:number-columns-repeated="1020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apps/frappe/frappe/public/js/frappe/form/save.js +137</text:p>
          </table:table-cell>
          <table:table-cell office:value-type="string" calcext:value-type="string">
            <text:p>Mandatory fields required in {0}</text:p>
          </table:table-cell>
          <table:table-cell office:value-type="string" calcext:value-type="string">
            <text:p>Los siguientes campos son obligatorios en {0}</text:p>
          </table:table-cell>
          <table:table-cell table:number-columns-repeated="1020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apps/frappe/frappe/public/js/frappe/form/save.js +14</text:p>
          </table:table-cell>
          <table:table-cell office:value-type="string" calcext:value-type="string">
            <text:p>Amending</text:p>
          </table:table-cell>
          <table:table-cell office:value-type="string" calcext:value-type="string">
            <text:p>Corrigiento</text:p>
          </table:table-cell>
          <table:table-cell table:number-columns-repeated="1020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apps/frappe/frappe/public/js/frappe/form/save.js +15</text:p>
          </table:table-cell>
          <table:table-cell office:value-type="string" calcext:value-type="string">
            <text:p>Cancelling</text:p>
          </table:table-cell>
          <table:table-cell office:value-type="string" calcext:value-type="string">
            <text:p>Cancelando</text:p>
          </table:table-cell>
          <table:table-cell table:number-columns-repeated="1020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apps/frappe/frappe/public/js/frappe/form/save.js +78</text:p>
          </table:table-cell>
          <table:table-cell office:value-type="string" calcext:value-type="string">
            <text:p>Name is required</text:p>
          </table:table-cell>
          <table:table-cell office:value-type="string" calcext:value-type="string">
            <text:p>El nombre es necesario</text:p>
          </table:table-cell>
          <table:table-cell table:number-columns-repeated="1020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apps/frappe/frappe/public/js/frappe/form/save.js +84</text:p>
          </table:table-cell>
          <table:table-cell office:value-type="string" calcext:value-type="string">
            <text:p>Enter the name of the new {0}</text:p>
          </table:table-cell>
          <table:table-cell office:value-type="string" calcext:value-type="string">
            <text:p>Introduzca el nombre de nuevo/a {0}</text:p>
          </table:table-cell>
          <table:table-cell table:number-columns-repeated="1020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string" calcext:value-type="string">
            <text:p>apps/frappe/frappe/public/js/frappe/form/set_sharing.html +39</text:p>
          </table:table-cell>
          <table:table-cell office:value-type="string" calcext:value-type="string">
            <text:p>Share this document with</text:p>
          </table:table-cell>
          <table:table-cell office:value-type="string" calcext:value-type="string">
            <text:p>Compartir este documento con</text:p>
          </table:table-cell>
          <table:table-cell table:number-columns-repeated="1020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apps/frappe/frappe/public/js/frappe/form/set_sharing.html +5</text:p>
          </table:table-cell>
          <table:table-cell office:value-type="string" calcext:value-type="string">
            <text:p>Can Read</text:p>
          </table:table-cell>
          <table:table-cell office:value-type="string" calcext:value-type="string">
            <text:p>Puede leer</text:p>
          </table:table-cell>
          <table:table-cell table:number-columns-repeated="1020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apps/frappe/frappe/public/js/frappe/form/set_sharing.html +6</text:p>
          </table:table-cell>
          <table:table-cell office:value-type="string" calcext:value-type="string">
            <text:p>Can Write</text:p>
          </table:table-cell>
          <table:table-cell office:value-type="string" calcext:value-type="string">
            <text:p>Puede escribir</text:p>
          </table:table-cell>
          <table:table-cell table:number-columns-repeated="1020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apps/frappe/frappe/public/js/frappe/form/set_sharing.html +7</text:p>
          </table:table-cell>
          <table:table-cell office:value-type="string" calcext:value-type="string">
            <text:p>Can Share</text:p>
          </table:table-cell>
          <table:table-cell office:value-type="string" calcext:value-type="string">
            <text:p>Puede compartir</text:p>
          </table:table-cell>
          <table:table-cell table:number-columns-repeated="1020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apps/frappe/frappe/public/js/frappe/form/share.js +112</text:p>
          </table:table-cell>
          <table:table-cell office:value-type="string" calcext:value-type="string">
            <text:p>Share With</text:p>
          </table:table-cell>
          <table:table-cell office:value-type="string" calcext:value-type="string">
            <text:p>Compartir con</text:p>
          </table:table-cell>
          <table:table-cell table:number-columns-repeated="1020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apps/frappe/frappe/public/js/frappe/form/share.js +26</text:p>
          </table:table-cell>
          <table:table-cell office:value-type="string" calcext:value-type="string">
            <text:p>Shared with everyone</text:p>
          </table:table-cell>
          <table:table-cell office:value-type="string" calcext:value-type="string">
            <text:p>Compartido con todos</text:p>
          </table:table-cell>
          <table:table-cell table:number-columns-repeated="1020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pps/frappe/frappe/public/js/frappe/form/share.js +33</text:p>
          </table:table-cell>
          <table:table-cell office:value-type="string" calcext:value-type="string">
            <text:p>Shared with {0}</text:p>
          </table:table-cell>
          <table:table-cell office:value-type="string" calcext:value-type="string">
            <text:p>Compartido con {0}</text:p>
          </table:table-cell>
          <table:table-cell table:number-columns-repeated="1020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apps/frappe/frappe/public/js/frappe/form/share.js +54</text:p>
          </table:table-cell>
          <table:table-cell office:value-type="string" calcext:value-type="string">
            <text:p>Share {0} with</text:p>
          </table:table-cell>
          <table:table-cell office:value-type="string" calcext:value-type="string">
            <text:p>Compartir {0} con</text:p>
          </table:table-cell>
          <table:table-cell table:number-columns-repeated="1020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apps/frappe/frappe/public/js/frappe/form/sidebar.js +59</text:p>
          </table:table-cell>
          <table:table-cell office:value-type="string" calcext:value-type="string">
            <text:p>{0} edited this {1}</text:p>
          </table:table-cell>
          <table:table-cell office:value-type="string" calcext:value-type="string">
            <text:p>{0} editado {1}</text:p>
          </table:table-cell>
          <table:table-cell table:number-columns-repeated="1020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apps/frappe/frappe/public/js/frappe/form/sidebar.js +62</text:p>
          </table:table-cell>
          <table:table-cell office:value-type="string" calcext:value-type="string">
            <text:p>{0} created this {1}</text:p>
          </table:table-cell>
          <table:table-cell office:value-type="string" calcext:value-type="string">
            <text:p>{0} creado {1}</text:p>
          </table:table-cell>
          <table:table-cell table:number-columns-repeated="1020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apps/frappe/frappe/public/js/frappe/form/toolbar.js +119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Enlaces</text:p>
          </table:table-cell>
          <table:table-cell table:number-columns-repeated="1020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apps/frappe/frappe/public/js/frappe/form/toolbar.js +126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uplicar</text:p>
          </table:table-cell>
          <table:table-cell table:number-columns-repeated="1020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apps/frappe/frappe/public/js/frappe/form/toolbar.js +137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Recargar</text:p>
          </table:table-cell>
          <table:table-cell table:number-columns-repeated="1020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apps/frappe/frappe/public/js/frappe/form/toolbar.js +149</text:p>
          </table:table-cell>
          <table:table-cell office:value-type="string" calcext:value-type="string">
            <text:p>New {0}</text:p>
          </table:table-cell>
          <table:table-cell office:value-type="string" calcext:value-type="string">
            <text:p>Nuevo/a: {0}</text:p>
          </table:table-cell>
          <table:table-cell table:number-columns-repeated="1020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apps/frappe/frappe/public/js/frappe/form/toolbar.js +246</text:p>
          </table:table-cell>
          <table:table-cell office:value-type="string" calcext:value-type="string">
            <text:p>ProTip: You can also use Ctrl+S to Save</text:p>
          </table:table-cell>
          <table:table-cell office:value-type="string" calcext:value-type="string">
            <text:p>Protip: También pueden utilizar las teclas Ctrl + S para guardar</text:p>
          </table:table-cell>
          <table:table-cell table:number-columns-repeated="1020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apps/frappe/frappe/public/js/frappe/form/toolbar.js +80</text:p>
          </table:table-cell>
          <table:table-cell office:value-type="string" calcext:value-type="string">
            <text:p>Edit Title</text:p>
          </table:table-cell>
          <table:table-cell office:value-type="string" calcext:value-type="string">
            <text:p>Editar titulo</text:p>
          </table:table-cell>
          <table:table-cell table:number-columns-repeated="1020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apps/frappe/frappe/public/js/frappe/form/workflow.js +115</text:p>
          </table:table-cell>
          <table:table-cell office:value-type="string" calcext:value-type="string">
            <text:p>Document Status transition from</text:p>
          </table:table-cell>
          <table:table-cell office:value-type="string" calcext:value-type="string">
            <text:p>Estado de documento transición de</text:p>
          </table:table-cell>
          <table:table-cell table:number-columns-repeated="1020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apps/frappe/frappe/public/js/frappe/form/workflow.js +11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apps/frappe/frappe/public/js/frappe/form/workflow.js +117</text:p>
          </table:table-cell>
          <table:table-cell office:value-type="string" calcext:value-type="string">
            <text:p>is not allowed.</text:p>
          </table:table-cell>
          <table:table-cell office:value-type="string" calcext:value-type="string">
            <text:p>no permitido.</text:p>
          </table:table-cell>
          <table:table-cell table:number-columns-repeated="1020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apps/frappe/frappe/public/js/frappe/form/workflow.js +118</text:p>
          </table:table-cell>
          <table:table-cell office:value-type="string" calcext:value-type="string">
            <text:p>Document Status transition from {0} to {1} is not allowed</text:p>
          </table:table-cell>
          <table:table-cell office:value-type="string" calcext:value-type="string">
            <text:p>El cambio de estado de documento de {0} a {1} no está permitido</text:p>
          </table:table-cell>
          <table:table-cell table:number-columns-repeated="1020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string" calcext:value-type="string">
            <text:p>apps/frappe/frappe/public/js/frappe/form/workflow.js +32</text:p>
          </table:table-cell>
          <table:table-cell office:value-type="string" calcext:value-type="string">
            <text:p><text:s/>by Role </text:p>
          </table:table-cell>
          <table:table-cell office:value-type="string" calcext:value-type="string">
            <text:p>por Rol.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apps/frappe/frappe/public/js/frappe/form/workflow.js +33</text:p>
          </table:table-cell>
          <table:table-cell office:value-type="string" calcext:value-type="string">
            <text:p>None: End of Workflow</text:p>
          </table:table-cell>
          <table:table-cell office:value-type="string" calcext:value-type="string">
            <text:p>Ninguno: Fin del flujo de trabajo</text:p>
          </table:table-cell>
          <table:table-cell table:number-columns-repeated="1020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apps/frappe/frappe/public/js/frappe/form/workflow.js +35</text:p>
          </table:table-cell>
          <table:table-cell office:value-type="string" calcext:value-type="string">
            <text:p>Current status</text:p>
          </table:table-cell>
          <table:table-cell office:value-type="string" calcext:value-type="string">
            <text:p>Estado actual</text:p>
          </table:table-cell>
          <table:table-cell table:number-columns-repeated="1020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apps/frappe/frappe/public/js/frappe/form/workflow.js +36</text:p>
          </table:table-cell>
          <table:table-cell office:value-type="string" calcext:value-type="string">
            <text:p>Document is only editable by users of role</text:p>
          </table:table-cell>
          <table:table-cell office:value-type="string" calcext:value-type="string">
            <text:p>El documento es editable únicamente por los usuarios con rol</text:p>
          </table:table-cell>
          <table:table-cell table:number-columns-repeated="1020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apps/frappe/frappe/public/js/frappe/form/workflow.js +39</text:p>
          </table:table-cell>
          <table:table-cell office:value-type="string" calcext:value-type="string">
            <text:p>Next actions</text:p>
          </table:table-cell>
          <table:table-cell office:value-type="string" calcext:value-type="string">
            <text:p>Próximas acciones</text:p>
          </table:table-cell>
          <table:table-cell table:number-columns-repeated="1020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apps/frappe/frappe/public/js/frappe/form/workflow.js +41</text:p>
          </table:table-cell>
          <table:table-cell office:value-type="string" calcext:value-type="string">
            <text:p>Workflow will start after saving.</text:p>
          </table:table-cell>
          <table:table-cell office:value-type="string" calcext:value-type="string">
            <text:p>Flujo de trabajo se iniciará después de guardar .</text:p>
          </table:table-cell>
          <table:table-cell table:number-columns-repeated="1020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apps/frappe/frappe/public/js/frappe/form/workflow.js +42</text:p>
          </table:table-cell>
          <table:table-cell office:value-type="string" calcext:value-type="string">
            <text:p>Note: Other permission rules may also apply</text:p>
          </table:table-cell>
          <table:table-cell office:value-type="string" calcext:value-type="string">
            <text:p>Nota: Es posible que requiera permisos de acceso adicionales</text:p>
          </table:table-cell>
          <table:table-cell table:number-columns-repeated="1020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apps/frappe/frappe/public/js/frappe/list/doclistview.js +340</text:p>
          </table:table-cell>
          <table:table-cell office:value-type="string" calcext:value-type="string">
            <text:p>Make a new {0}</text:p>
          </table:table-cell>
          <table:table-cell office:value-type="string" calcext:value-type="string">
            <text:p>Crear: {0}</text:p>
          </table:table-cell>
          <table:table-cell table:number-columns-repeated="1020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apps/frappe/frappe/public/js/frappe/list/doclistview.js +343</text:p>
          </table:table-cell>
          <table:table-cell office:value-type="string" calcext:value-type="string">
            <text:p>No {0} found</text:p>
          </table:table-cell>
          <table:table-cell office:value-type="string" calcext:value-type="string">
            <text:p>No hay {0}</text:p>
          </table:table-cell>
          <table:table-cell table:number-columns-repeated="1020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apps/frappe/frappe/public/js/frappe/list/doclistview.js +419</text:p>
          </table:table-cell>
          <table:table-cell office:value-type="string" calcext:value-type="string">
            <text:p>Customize</text:p>
          </table:table-cell>
          <table:table-cell office:value-type="string" calcext:value-type="string">
            <text:p>Personalización</text:p>
          </table:table-cell>
          <table:table-cell table:number-columns-repeated="1020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string" calcext:value-type="string">
            <text:p>apps/frappe/frappe/public/js/frappe/list/doclistview.js +460</text:p>
          </table:table-cell>
          <table:table-cell office:value-type="string" calcext:value-type="string">
            <text:p>Select records for assignment</text:p>
          </table:table-cell>
          <table:table-cell office:value-type="string" calcext:value-type="string">
            <text:p>Seleccione los registros para la asignación</text:p>
          </table:table-cell>
          <table:table-cell table:number-columns-repeated="1020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string" calcext:value-type="string">
            <text:p>apps/frappe/frappe/public/js/frappe/list/doclistview.js +597</text:p>
          </table:table-cell>
          <table:table-cell office:value-type="string" calcext:value-type="string">
            <text:p>Delete permanently?</text:p>
          </table:table-cell>
          <table:table-cell office:value-type="string" calcext:value-type="string">
            <text:p>Eliminar de forma permanente?</text:p>
          </table:table-cell>
          <table:table-cell table:number-columns-repeated="1020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string" calcext:value-type="string">
            <text:p>apps/frappe/frappe/public/js/frappe/list/list_item_main_head.html +23</text:p>
          </table:table-cell>
          <table:table-cell office:value-type="string" calcext:value-type="string">
            <text:p>Select All</text:p>
          </table:table-cell>
          <table:table-cell office:value-type="string" calcext:value-type="string">
            <text:p>Seleccionar todo</text:p>
          </table:table-cell>
          <table:table-cell table:number-columns-repeated="1020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apps/frappe/frappe/public/js/frappe/list/list_item_main_head.html +27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Gustos</text:p>
          </table:table-cell>
          <table:table-cell table:number-columns-repeated="1020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apps/frappe/frappe/public/js/frappe/list/list_permission_footer.html +12</text:p>
          </table:table-cell>
          <table:table-cell office:value-type="string" calcext:value-type="string">
            <text:p>{0} is not set</text:p>
          </table:table-cell>
          <table:table-cell office:value-type="string" calcext:value-type="string">
            <text:p>No se ha establecido {0}</text:p>
          </table:table-cell>
          <table:table-cell table:number-columns-repeated="1020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apps/frappe/frappe/public/js/frappe/list/list_permission_footer.html +20</text:p>
          </table:table-cell>
          <table:table-cell office:value-type="string" calcext:value-type="string">
            <text:p>Note: fields having empty value for above criteria are not filtered out.</text:p>
          </table:table-cell>
          <table:table-cell office:value-type="string" calcext:value-type="string">
            <text:p>Nota: Los campos que no tienen un valor para los criterios anteriores no se filtrarán.</text:p>
          </table:table-cell>
          <table:table-cell table:number-columns-repeated="1020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apps/frappe/frappe/public/js/frappe/list/list_sidebar_stat.html +5</text:p>
          </table:table-cell>
          <table:table-cell office:value-type="string" calcext:value-type="string">
            <text:p>No records tagged.</text:p>
          </table:table-cell>
          <table:table-cell office:value-type="string" calcext:value-type="string">
            <text:p>No hay registros etiquetados.</text:p>
          </table:table-cell>
          <table:table-cell table:number-columns-repeated="1020"/>
        </table:table-row>
        <table:table-row table:style-name="ro4">
          <table:table-cell office:value-type="float" office:value="1175" calcext:value-type="float">
            <text:p>1175</text:p>
          </table:table-cell>
          <table:table-cell office:value-type="string" calcext:value-type="string">
            <text:p>apps/frappe/frappe/public/js/frappe/list/list_sidebar.html +10</text:p>
          </table:table-cell>
          <table:table-cell office:value-type="string" calcext:value-type="string">
            <text:p>Assigned To Me</text:p>
          </table:table-cell>
          <table:table-cell office:value-type="string" calcext:value-type="string">
            <text:p>Asignados a mí</text:p>
          </table:table-cell>
          <table:table-cell office:value-type="string" calcext:value-type="string">
            <text:p>Asignado a mí</text:p>
          </table:table-cell>
          <table:table-cell table:number-columns-repeated="1019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apps/frappe/frappe/public/js/frappe/list/list_sidebar.html +8</text:p>
          </table:table-cell>
          <table:table-cell table:number-columns-repeated="2" office:value-type="string" calcext:value-type="string">
            <text:p>Gantt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apps/frappe/frappe/public/js/frappe/list/list_sidebar.js +61</text:p>
          </table:table-cell>
          <table:table-cell office:value-type="string" calcext:value-type="string">
            <text:p>Refresh Stats</text:p>
          </table:table-cell>
          <table:table-cell office:value-type="string" calcext:value-type="string">
            <text:p>Actualizar Estadísticas</text:p>
          </table:table-cell>
          <table:table-cell table:number-columns-repeated="1020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apps/frappe/frappe/public/js/frappe/list/list_sidebar.js +79</text:p>
          </table:table-cell>
          <table:table-cell office:value-type="string" calcext:value-type="string">
            <text:p>Show Tags</text:p>
          </table:table-cell>
          <table:table-cell office:value-type="string" calcext:value-type="string">
            <text:p>Mostrar etiquetas</text:p>
          </table:table-cell>
          <table:table-cell table:number-columns-repeated="1020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apps/frappe/frappe/public/js/frappe/list/listview.js +342</text:p>
          </table:table-cell>
          <table:table-cell office:value-type="string" calcext:value-type="string">
            <text:p>2 days ago</text:p>
          </table:table-cell>
          <table:table-cell office:value-type="string" calcext:value-type="string">
            <text:p>Hace 2 días</text:p>
          </table:table-cell>
          <table:table-cell table:number-columns-repeated="1020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string" calcext:value-type="string">
            <text:p>apps/frappe/frappe/public/js/frappe/misc/pretty_date.js +40</text:p>
          </table:table-cell>
          <table:table-cell office:value-type="string" calcext:value-type="string">
            <text:p>just now</text:p>
          </table:table-cell>
          <table:table-cell office:value-type="string" calcext:value-type="string">
            <text:p>justo ahora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apps/frappe/frappe/public/js/frappe/misc/pretty_date.js +41</text:p>
          </table:table-cell>
          <table:table-cell office:value-type="string" calcext:value-type="string">
            <text:p>1 minute ago</text:p>
          </table:table-cell>
          <table:table-cell office:value-type="string" calcext:value-type="string">
            <text:p>Hace 1 minuto</text:p>
          </table:table-cell>
          <table:table-cell table:number-columns-repeated="1020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apps/frappe/frappe/public/js/frappe/misc/pretty_date.js +42</text:p>
          </table:table-cell>
          <table:table-cell office:value-type="string" calcext:value-type="string">
            <text:p>{0} minutes ago</text:p>
          </table:table-cell>
          <table:table-cell office:value-type="string" calcext:value-type="string">
            <text:p>Hace {0} minutos</text:p>
          </table:table-cell>
          <table:table-cell table:number-columns-repeated="1020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string" calcext:value-type="string">
            <text:p>apps/frappe/frappe/public/js/frappe/misc/pretty_date.js +43</text:p>
          </table:table-cell>
          <table:table-cell office:value-type="string" calcext:value-type="string">
            <text:p>1 hour ago</text:p>
          </table:table-cell>
          <table:table-cell office:value-type="string" calcext:value-type="string">
            <text:p>Hace 1 día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pps/frappe/frappe/public/js/frappe/misc/pretty_date.js +45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Ayer</text:p>
          </table:table-cell>
          <table:table-cell table:number-columns-repeated="1020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apps/frappe/frappe/public/js/frappe/misc/pretty_date.js +46</text:p>
          </table:table-cell>
          <table:table-cell office:value-type="string" calcext:value-type="string">
            <text:p>{0} days ago</text:p>
          </table:table-cell>
          <table:table-cell office:value-type="string" calcext:value-type="string">
            <text:p>Hace {0} días</text:p>
          </table:table-cell>
          <table:table-cell table:number-columns-repeated="1020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apps/frappe/frappe/public/js/frappe/misc/pretty_date.js +47</text:p>
          </table:table-cell>
          <table:table-cell office:value-type="string" calcext:value-type="string">
            <text:p>{0} weeks ago</text:p>
          </table:table-cell>
          <table:table-cell office:value-type="string" calcext:value-type="string">
            <text:p>Hace {0} semanas</text:p>
          </table:table-cell>
          <table:table-cell table:number-columns-repeated="1020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string" calcext:value-type="string">
            <text:p>apps/frappe/frappe/public/js/frappe/misc/pretty_date.js +48</text:p>
          </table:table-cell>
          <table:table-cell office:value-type="string" calcext:value-type="string">
            <text:p>{0} months ago</text:p>
          </table:table-cell>
          <table:table-cell office:value-type="string" calcext:value-type="string">
            <text:p>Hace {0} meses</text:p>
          </table:table-cell>
          <table:table-cell table:number-columns-repeated="1020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apps/frappe/frappe/public/js/frappe/misc/pretty_date.js +49</text:p>
          </table:table-cell>
          <table:table-cell office:value-type="string" calcext:value-type="string">
            <text:p>&amp;gt; {0} year(s) ago</text:p>
          </table:table-cell>
          <table:table-cell office:value-type="string" calcext:value-type="string">
            <text:p>Hace&amp;gt; {0} año (s)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pps/frappe/frappe/public/js/frappe/misc/tools.js +8</text:p>
          </table:table-cell>
          <table:table-cell office:value-type="string" calcext:value-type="string">
            <text:p>Export not allowed. You need {0} role to export.</text:p>
          </table:table-cell>
          <table:table-cell office:value-type="string" calcext:value-type="string">
            <text:p>Exportación no permitida. Se necesita el rol {0} para exportar.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apps/frappe/frappe/public/js/frappe/misc/user.js +87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Usted</text:p>
          </table:table-cell>
          <table:table-cell table:number-columns-repeated="102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apps/frappe/frappe/public/js/frappe/misc/utils.js +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apps/frappe/frappe/public/js/frappe/misc/utils.js +9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apps/frappe/frappe/public/js/frappe/model/create_new.js +218</text:p>
          </table:table-cell>
          <table:table-cell office:value-type="string" calcext:value-type="string">
            <text:p>You have unsaved changes in this form. Please save before you continue.</text:p>
          </table:table-cell>
          <table:table-cell office:value-type="string" calcext:value-type="string">
            <text:p>Usted tiene cambios sin guardar en este formulario. Por favor guardar antes de continuar.</text:p>
          </table:table-cell>
          <table:table-cell table:number-columns-repeated="1020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apps/frappe/frappe/public/js/frappe/model/create_new.js +269</text:p>
          </table:table-cell>
          <table:table-cell office:value-type="string" calcext:value-type="string">
            <text:p>Get From</text:p>
          </table:table-cell>
          <table:table-cell office:value-type="string" calcext:value-type="string">
            <text:p>Obtener desde</text:p>
          </table:table-cell>
          <table:table-cell table:number-columns-repeated="1020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apps/frappe/frappe/public/js/frappe/model/create_new.js +28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Obtener</text:p>
          </table:table-cell>
          <table:table-cell table:number-columns-repeated="1020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apps/frappe/frappe/public/js/frappe/model/indicator.js +30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Borrador</text:p>
          </table:table-cell>
          <table:table-cell table:number-columns-repeated="1020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apps/frappe/frappe/public/js/frappe/model/indicator.js +5</text:p>
          </table:table-cell>
          <table:table-cell office:value-type="string" calcext:value-type="string">
            <text:p>Not Saved</text:p>
          </table:table-cell>
          <table:table-cell office:value-type="string" calcext:value-type="string">
            <text:p>No guardado</text:p>
          </table:table-cell>
          <table:table-cell table:number-columns-repeated="1020"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string" calcext:value-type="string">
            <text:p>apps/frappe/frappe/public/js/frappe/model/model.js +105</text:p>
          </table:table-cell>
          <table:table-cell office:value-type="string" calcext:value-type="string">
            <text:p>Unable to load: {0}</text:p>
          </table:table-cell>
          <table:table-cell office:value-type="string" calcext:value-type="string">
            <text:p>No se puede cargar: {0}</text:p>
          </table:table-cell>
          <table:table-cell table:number-columns-repeated="1020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string" calcext:value-type="string">
            <text:p>apps/frappe/frappe/public/js/frappe/model/model.js +18</text:p>
          </table:table-cell>
          <table:table-cell office:value-type="string" calcext:value-type="string">
            <text:p>Created By</text:p>
          </table:table-cell>
          <table:table-cell office:value-type="string" calcext:value-type="string">
            <text:p>Creado por</text:p>
          </table:table-cell>
          <table:table-cell table:number-columns-repeated="1020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apps/frappe/frappe/public/js/frappe/model/model.js +20</text:p>
          </table:table-cell>
          <table:table-cell office:value-type="string" calcext:value-type="string">
            <text:p>Created On</text:p>
          </table:table-cell>
          <table:table-cell office:value-type="string" calcext:value-type="string">
            <text:p>Creado el</text:p>
          </table:table-cell>
          <table:table-cell table:number-columns-repeated="1020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apps/frappe/frappe/public/js/frappe/model/model.js +21</text:p>
          </table:table-cell>
          <table:table-cell office:value-type="string" calcext:value-type="string">
            <text:p>Last Updated On</text:p>
          </table:table-cell>
          <table:table-cell office:value-type="string" calcext:value-type="string">
            <text:p>Última actualización el</text:p>
          </table:table-cell>
          <table:table-cell table:number-columns-repeated="1020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apps/frappe/frappe/public/js/frappe/model/model.js +22</text:p>
          </table:table-cell>
          <table:table-cell office:value-type="string" calcext:value-type="string">
            <text:p>Last Updated By</text:p>
          </table:table-cell>
          <table:table-cell office:value-type="string" calcext:value-type="string">
            <text:p>Última actualización por</text:p>
          </table:table-cell>
          <table:table-cell table:number-columns-repeated="102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pps/frappe/frappe/public/js/frappe/model/model.js +24</text:p>
          </table:table-cell>
          <table:table-cell office:value-type="string" calcext:value-type="string">
            <text:p>Liked By</text:p>
          </table:table-cell>
          <table:table-cell office:value-type="string" calcext:value-type="string">
            <text:p>Me gustó Por</text:p>
          </table:table-cell>
          <table:table-cell table:number-columns-repeated="1020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apps/frappe/frappe/public/js/frappe/model/model.js +25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entarios</text:p>
          </table:table-cell>
          <table:table-cell table:number-columns-repeated="1020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apps/frappe/frappe/public/js/frappe/model/model.js +26</text:p>
          </table:table-cell>
          <table:table-cell office:value-type="string" calcext:value-type="string">
            <text:p>Assigned To</text:p>
          </table:table-cell>
          <table:table-cell office:value-type="string" calcext:value-type="string">
            <text:p>Asignado a</text:p>
          </table:table-cell>
          <table:table-cell table:number-columns-repeated="1020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apps/frappe/frappe/public/js/frappe/model/model.js +27</text:p>
          </table:table-cell>
          <table:table-cell office:value-type="string" calcext:value-type="string">
            <text:p>Document Status</text:p>
          </table:table-cell>
          <table:table-cell office:value-type="string" calcext:value-type="string">
            <text:p>Estado del documento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pps/frappe/frappe/public/js/frappe/model/model.js +3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Principal</text:p>
          </table:table-cell>
          <table:table-cell table:number-columns-repeated="1020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apps/frappe/frappe/public/js/frappe/model/model.js +491</text:p>
          </table:table-cell>
          <table:table-cell office:value-type="string" calcext:value-type="string">
            <text:p>Permanently delete {0}?</text:p>
          </table:table-cell>
          <table:table-cell office:value-type="string" calcext:value-type="string">
            <text:p>Eliminar permanentemente {0}?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pps/frappe/frappe/public/js/frappe/model/model.js +511</text:p>
          </table:table-cell>
          <table:table-cell office:value-type="string" calcext:value-type="string">
            <text:p>Rename {0}</text:p>
          </table:table-cell>
          <table:table-cell office:value-type="string" calcext:value-type="string">
            <text:p>Cambiar el nombre {0}</text:p>
          </table:table-cell>
          <table:table-cell table:number-columns-repeated="1020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apps/frappe/frappe/public/js/frappe/model/model.js +513</text:p>
          </table:table-cell>
          <table:table-cell office:value-type="string" calcext:value-type="string">
            <text:p>New Name</text:p>
          </table:table-cell>
          <table:table-cell office:value-type="string" calcext:value-type="string">
            <text:p>Nuevo nombre</text:p>
          </table:table-cell>
          <table:table-cell table:number-columns-repeated="1020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apps/frappe/frappe/public/js/frappe/model/model.js +514</text:p>
          </table:table-cell>
          <table:table-cell office:value-type="string" calcext:value-type="string">
            <text:p>Merge with existing</text:p>
          </table:table-cell>
          <table:table-cell office:value-type="string" calcext:value-type="string">
            <text:p>Combinar con existente</text:p>
          </table:table-cell>
          <table:table-cell table:number-columns-repeated="1020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apps/frappe/frappe/public/js/frappe/model/model.js +517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Renombrar</text:p>
          </table:table-cell>
          <table:table-cell table:number-columns-repeated="1020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apps/frappe/frappe/public/js/frappe/model/model.js +79</text:p>
          </table:table-cell>
          <table:table-cell office:value-type="string" calcext:value-type="string">
            <text:p>Unknown Column: {0}</text:p>
          </table:table-cell>
          <table:table-cell office:value-type="string" calcext:value-type="string">
            <text:p>Columna desconocida: {0}</text:p>
          </table:table-cell>
          <table:table-cell table:number-columns-repeated="1020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apps/frappe/frappe/public/js/frappe/request.js +116</text:p>
          </table:table-cell>
          <table:table-cell office:value-type="string" calcext:value-type="string">
            <text:p>Server Error: Please check your server logs or contact tech support.</text:p>
          </table:table-cell>
          <table:table-cell office:value-type="string" calcext:value-type="string">
            <text:p>Error de servidor: Se recomienda consultar los registros o contacte el soporte técnico.</text:p>
          </table:table-cell>
          <table:table-cell table:number-columns-repeated="1020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apps/frappe/frappe/public/js/frappe/request.js +121</text:p>
          </table:table-cell>
          <table:table-cell office:value-type="string" calcext:value-type="string">
            <text:p>Request Timed Out</text:p>
          </table:table-cell>
          <table:table-cell office:value-type="string" calcext:value-type="string">
            <text:p>Tiempo de espera agotado</text:p>
          </table:table-cell>
          <table:table-cell table:number-columns-repeated="1020"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string" calcext:value-type="string">
            <text:p>apps/frappe/frappe/public/js/frappe/request.js +214</text:p>
          </table:table-cell>
          <table:table-cell office:value-type="string" calcext:value-type="string">
            <text:p>Session Expired. Logging you out</text:p>
          </table:table-cell>
          <table:table-cell office:value-type="string" calcext:value-type="string">
            <text:p>Sesión expirada, cerrando su sesión</text:p>
          </table:table-cell>
          <table:table-cell table:number-columns-repeated="1020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apps/frappe/frappe/public/js/frappe/request.js +295</text:p>
          </table:table-cell>
          <table:table-cell office:value-type="string" calcext:value-type="string">
            <text:p>Report this issue</text:p>
          </table:table-cell>
          <table:table-cell office:value-type="string" calcext:value-type="string">
            <text:p>Reportar esta Incidencia</text:p>
          </table:table-cell>
          <table:table-cell table:number-columns-repeated="1020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apps/frappe/frappe/public/js/frappe/request.js +71</text:p>
          </table:table-cell>
          <table:table-cell office:value-type="string" calcext:value-type="string">
            <text:p>You have been logged out</text:p>
          </table:table-cell>
          <table:table-cell office:value-type="string" calcext:value-type="string">
            <text:p>Usted ha sido desconectado</text:p>
          </table:table-cell>
          <table:table-cell table:number-columns-repeated="1020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apps/frappe/frappe/public/js/frappe/request.js +75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encontrado</text:p>
          </table:table-cell>
          <table:table-cell table:number-columns-repeated="1020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apps/frappe/frappe/public/js/frappe/request.js +82</text:p>
          </table:table-cell>
          <table:table-cell office:value-type="string" calcext:value-type="string">
            <text:p>Not Permitted</text:p>
          </table:table-cell>
          <table:table-cell office:value-type="string" calcext:value-type="string">
            <text:p>No permitido</text:p>
          </table:table-cell>
          <table:table-cell table:number-columns-repeated="102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apps/frappe/frappe/public/js/frappe/request.js +92</text:p>
          </table:table-cell>
          <table:table-cell office:value-type="string" calcext:value-type="string">
            <text:p>Another transaction is blocking this one. Please try again in a few seconds.</text:p>
          </table:table-cell>
          <table:table-cell office:value-type="string" calcext:value-type="string">
            <text:p>Otra transacción está bloqueando esta. Por favor, inténtelo de nuevo en unos segundos.</text:p>
          </table:table-cell>
          <table:table-cell table:number-columns-repeated="1020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apps/frappe/frappe/public/js/frappe/ui/editor.html +12</text:p>
          </table:table-cell>
          <table:table-cell office:value-type="string" calcext:value-type="string">
            <text:p>Number list</text:p>
          </table:table-cell>
          <table:table-cell office:value-type="string" calcext:value-type="string">
            <text:p>Numeración</text:p>
          </table:table-cell>
          <table:table-cell table:number-columns-repeated="1020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apps/frappe/frappe/public/js/frappe/ui/editor.html +25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árrafo</text:p>
          </table:table-cell>
          <table:table-cell table:number-columns-repeated="1020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apps/frappe/frappe/public/js/frappe/ui/editor.html +46</text:p>
          </table:table-cell>
          <table:table-cell office:value-type="string" calcext:value-type="string">
            <text:p>Insert picture (or just drag &amp; drop)</text:p>
          </table:table-cell>
          <table:table-cell office:value-type="string" calcext:value-type="string">
            <text:p>Insertar imagen (también puede arrastrar y soltar)</text:p>
          </table:table-cell>
          <table:table-cell table:number-columns-repeated="1020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apps/frappe/frappe/public/js/frappe/ui/editor.html +49</text:p>
          </table:table-cell>
          <table:table-cell office:value-type="string" calcext:value-type="string">
            <text:p>Insert Link</text:p>
          </table:table-cell>
          <table:table-cell office:value-type="string" calcext:value-type="string">
            <text:p>Insertar vínculo</text:p>
          </table:table-cell>
          <table:table-cell table:number-columns-repeated="1020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apps/frappe/frappe/public/js/frappe/ui/editor.html +51</text:p>
          </table:table-cell>
          <table:table-cell office:value-type="string" calcext:value-type="string">
            <text:p>Remove Link</text:p>
          </table:table-cell>
          <table:table-cell office:value-type="string" calcext:value-type="string">
            <text:p>Remover vínculo</text:p>
          </table:table-cell>
          <table:table-cell table:number-columns-repeated="1020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apps/frappe/frappe/public/js/frappe/ui/editor.html +56</text:p>
          </table:table-cell>
          <table:table-cell office:value-type="string" calcext:value-type="string">
            <text:p>Align Left (Ctrl/Cmd+L)</text:p>
          </table:table-cell>
          <table:table-cell office:value-type="string" calcext:value-type="string">
            <text:p>Alinear a la izquierda (Ctrl/Cmd+L).</text:p>
          </table:table-cell>
          <table:table-cell table:number-columns-repeated="1020"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string" calcext:value-type="string">
            <text:p>apps/frappe/frappe/public/js/frappe/ui/editor.html +59</text:p>
          </table:table-cell>
          <table:table-cell office:value-type="string" calcext:value-type="string">
            <text:p>Center (Ctrl/Cmd+E)</text:p>
          </table:table-cell>
          <table:table-cell office:value-type="string" calcext:value-type="string">
            <text:p>Centrar (Ctrl/Cmd+E)</text:p>
          </table:table-cell>
          <table:table-cell table:number-columns-repeated="1020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apps/frappe/frappe/public/js/frappe/ui/editor.html +6</text:p>
          </table:table-cell>
          <table:table-cell office:value-type="string" calcext:value-type="string">
            <text:p>Bold (Ctrl/Cmd+B)</text:p>
          </table:table-cell>
          <table:table-cell office:value-type="string" calcext:value-type="string">
            <text:p>Negrita (Ctrl/Cmd+B)</text:p>
          </table:table-cell>
          <table:table-cell table:number-columns-repeated="1020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apps/frappe/frappe/public/js/frappe/ui/editor.html +62</text:p>
          </table:table-cell>
          <table:table-cell office:value-type="string" calcext:value-type="string">
            <text:p>Reduce indent (Shift+Tab)</text:p>
          </table:table-cell>
          <table:table-cell office:value-type="string" calcext:value-type="string">
            <text:p>Reducir sangría (Shift+Tab)</text:p>
          </table:table-cell>
          <table:table-cell table:number-columns-repeated="102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apps/frappe/frappe/public/js/frappe/ui/editor.html +65</text:p>
          </table:table-cell>
          <table:table-cell office:value-type="string" calcext:value-type="string">
            <text:p>Indent (Tab)</text:p>
          </table:table-cell>
          <table:table-cell office:value-type="string" calcext:value-type="string">
            <text:p>Sangría (Tab)</text:p>
          </table:table-cell>
          <table:table-cell table:number-columns-repeated="1020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apps/frappe/frappe/public/js/frappe/ui/editor.html +69</text:p>
          </table:table-cell>
          <table:table-cell office:value-type="string" calcext:value-type="string">
            <text:p>Horizontal Line Break</text:p>
          </table:table-cell>
          <table:table-cell office:value-type="string" calcext:value-type="string">
            <text:p>Salto de línea horizontal.</text:p>
          </table:table-cell>
          <table:table-cell table:number-columns-repeated="1020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apps/frappe/frappe/public/js/frappe/ui/editor.html +8</text:p>
          </table:table-cell>
          <table:table-cell office:value-type="string" calcext:value-type="string">
            <text:p>Bullet list</text:p>
          </table:table-cell>
          <table:table-cell office:value-type="string" calcext:value-type="string">
            <text:p>Viñetas</text:p>
          </table:table-cell>
          <table:table-cell table:number-columns-repeated="1020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apps/frappe/frappe/public/js/frappe/ui/editor.js +443</text:p>
          </table:table-cell>
          <table:table-cell office:value-type="string" calcext:value-type="string">
            <text:p>Open Link in a new Window</text:p>
          </table:table-cell>
          <table:table-cell office:value-type="string" calcext:value-type="string">
            <text:p>Abrir enlace en una nueva ventana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apps/frappe/frappe/public/js/frappe/ui/editor.js +446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nsertar</text:p>
          </table:table-cell>
          <table:table-cell table:number-columns-repeated="1020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apps/frappe/frappe/public/js/frappe/ui/field_group.js +66</text:p>
          </table:table-cell>
          <table:table-cell office:value-type="string" calcext:value-type="string">
            <text:p>Missing Values Required</text:p>
          </table:table-cell>
          <table:table-cell office:value-type="string" calcext:value-type="string">
            <text:p>Valores faltantes requeridos</text:p>
          </table:table-cell>
          <table:table-cell table:number-columns-repeated="1020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apps/frappe/frappe/public/js/frappe/ui/filters/edit_filter.html +10</text:p>
          </table:table-cell>
          <table:table-cell office:value-type="string" calcext:value-type="string">
            <text:p>Not equals</text:p>
          </table:table-cell>
          <table:table-cell office:value-type="string" calcext:value-type="string">
            <text:p>No es igual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pps/frappe/frappe/public/js/frappe/ui/filters/edit_filter.html +11</text:p>
          </table:table-cell>
          <table:table-cell office:value-type="string" calcext:value-type="string">
            <text:p>Not Like</text:p>
          </table:table-cell>
          <table:table-cell office:value-type="string" calcext:value-type="string">
            <text:p>Diferente a</text:p>
          </table:table-cell>
          <table:table-cell table:number-columns-repeated="1020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string" calcext:value-type="string">
            <text:p>apps/frappe/frappe/public/js/frappe/ui/filters/edit_filter.html +6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Iguales</text:p>
          </table:table-cell>
          <table:table-cell table:number-columns-repeated="1020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apps/frappe/frappe/public/js/frappe/ui/filters/edit_filter.html +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table:number-columns-repeated="1020"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string" calcext:value-type="string">
            <text:p>apps/frappe/frappe/public/js/frappe/ui/filters/edit_filter.html +9</text:p>
          </table:table-cell>
          <table:table-cell office:value-type="string" calcext:value-type="string">
            <text:p>Not In</text:p>
          </table:table-cell>
          <table:table-cell office:value-type="string" calcext:value-type="string">
            <text:p>No en</text:p>
          </table:table-cell>
          <table:table-cell table:number-columns-repeated="1020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string" calcext:value-type="string">
            <text:p>apps/frappe/frappe/public/js/frappe/ui/filters/filters.js +160</text:p>
          </table:table-cell>
          <table:table-cell office:value-type="string" calcext:value-type="string">
            <text:p>values separated by commas</text:p>
          </table:table-cell>
          <table:table-cell office:value-type="string" calcext:value-type="string">
            <text:p>valores separados por comas</text:p>
          </table:table-cell>
          <table:table-cell table:number-columns-repeated="1020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apps/frappe/frappe/public/js/frappe/ui/filters/filters.js +161</text:p>
          </table:table-cell>
          <table:table-cell office:value-type="string" calcext:value-type="string">
            <text:p>use % as wildcard</text:p>
          </table:table-cell>
          <table:table-cell office:value-type="string" calcext:value-type="string">
            <text:p>Utilice '%' como comodín</text:p>
          </table:table-cell>
          <table:table-cell table:number-columns-repeated="1020"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string" calcext:value-type="string">
            <text:p>apps/frappe/frappe/public/js/frappe/ui/filters/filters.js +208</text:p>
          </table:table-cell>
          <table:table-cell office:value-type="string" calcext:value-type="string">
            <text:p>Field {0} is not selectable.</text:p>
          </table:table-cell>
          <table:table-cell office:value-type="string" calcext:value-type="string">
            <text:p>El campo {0} no se puede seleccionar.</text:p>
          </table:table-cell>
          <table:table-cell table:number-columns-repeated="1020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apps/frappe/frappe/public/js/frappe/ui/filters/filters.js +355</text:p>
          </table:table-cell>
          <table:table-cell office:value-type="string" calcext:value-type="string">
            <text:p>Edit Filter</text:p>
          </table:table-cell>
          <table:table-cell office:value-type="string" calcext:value-type="string">
            <text:p>Editar filtro</text:p>
          </table:table-cell>
          <table:table-cell table:number-columns-repeated="1020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apps/frappe/frappe/public/js/frappe/ui/filters/filters.js +359</text:p>
          </table:table-cell>
          <table:table-cell office:value-type="string" calcext:value-type="string">
            <text:p>Remove Filter</text:p>
          </table:table-cell>
          <table:table-cell office:value-type="string" calcext:value-type="string">
            <text:p>Eliminar filtro</text:p>
          </table:table-cell>
          <table:table-cell table:number-columns-repeated="1020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apps/frappe/frappe/public/js/frappe/ui/listing.html +6</text:p>
          </table:table-cell>
          <table:table-cell office:value-type="string" calcext:value-type="string">
            <text:p>Add Filter</text:p>
          </table:table-cell>
          <table:table-cell office:value-type="string" calcext:value-type="string">
            <text:p>Agregar filtro</text:p>
          </table:table-cell>
          <table:table-cell table:number-columns-repeated="102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apps/frappe/frappe/public/js/frappe/ui/listing.js +52</text:p>
          </table:table-cell>
          <table:table-cell office:value-type="string" calcext:value-type="string">
            <text:p>Nothing to show</text:p>
          </table:table-cell>
          <table:table-cell office:value-type="string" calcext:value-type="string">
            <text:p>Nada para mostrar</text:p>
          </table:table-cell>
          <table:table-cell table:number-columns-repeated="1020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apps/frappe/frappe/public/js/frappe/ui/messages.js +163</text:p>
          </table:table-cell>
          <table:table-cell office:value-type="string" calcext:value-type="string">
            <text:p>Enter your password</text:p>
          </table:table-cell>
          <table:table-cell office:value-type="string" calcext:value-type="string">
            <text:p>Ingrese su contraseña</text:p>
          </table:table-cell>
          <table:table-cell table:number-columns-repeated="1020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apps/frappe/frappe/public/js/frappe/ui/messages.js +178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Verificar</text:p>
          </table:table-cell>
          <table:table-cell table:number-columns-repeated="1020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apps/frappe/frappe/public/js/frappe/ui/messages.js +178</text:p>
          </table:table-cell>
          <table:table-cell office:value-type="string" calcext:value-type="string">
            <text:p>Verify Password</text:p>
          </table:table-cell>
          <table:table-cell office:value-type="string" calcext:value-type="string">
            <text:p>Verificar Contraseña</text:p>
          </table:table-cell>
          <table:table-cell table:number-columns-repeated="1020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apps/frappe/frappe/public/js/frappe/ui/messages.js +23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Confirmar</text:p>
          </table:table-cell>
          <table:table-cell table:number-columns-repeated="1020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apps/frappe/frappe/public/js/frappe/ui/messages.js +59</text:p>
          </table:table-cell>
          <table:table-cell office:value-type="string" calcext:value-type="string">
            <text:p>Enter Value</text:p>
          </table:table-cell>
          <table:table-cell office:value-type="string" calcext:value-type="string">
            <text:p>ingrese el valor</text:p>
          </table:table-cell>
          <table:table-cell table:number-columns-repeated="1020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apps/frappe/frappe/public/js/frappe/ui/page.html +21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Menú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pps/frappe/frappe/public/js/frappe/ui/page.js +4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ormulario</text:p>
          </table:table-cell>
          <table:table-cell table:number-columns-repeated="1020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apps/frappe/frappe/public/js/frappe/ui/tags.js +21</text:p>
          </table:table-cell>
          <table:table-cell office:value-type="string" calcext:value-type="string">
            <text:p>Add a tag</text:p>
          </table:table-cell>
          <table:table-cell office:value-type="string" calcext:value-type="string">
            <text:p>Añadir una etiqueta</text:p>
          </table:table-cell>
          <table:table-cell table:number-columns-repeated="1020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apps/frappe/frappe/public/js/frappe/ui/toolbar/about.js +4</text:p>
          </table:table-cell>
          <table:table-cell table:number-columns-repeated="2" office:value-type="string" calcext:value-type="string">
            <text:p>Frappe Framework</text:p>
          </table:table-cell>
          <table:table-cell table:number-columns-repeated="1020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apps/frappe/frappe/public/js/frappe/ui/toolbar/about.js +7</text:p>
          </table:table-cell>
          <table:table-cell office:value-type="string" calcext:value-type="string">
            <text:p>Open Source Applications for the Web</text:p>
          </table:table-cell>
          <table:table-cell office:value-type="string" calcext:value-type="string">
            <text:p>Aplicaciones de código abierto para la web</text:p>
          </table:table-cell>
          <table:table-cell table:number-columns-repeated="1020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string" calcext:value-type="string">
            <text:p>apps/frappe/frappe/public/js/frappe/ui/toolbar/awesome_bar.js +100</text:p>
          </table:table-cell>
          <table:table-cell office:value-type="string" calcext:value-type="string">
            <text:p>e.g. (55 + 434) / 4 or =Math.sin(Math.PI/2)...</text:p>
          </table:table-cell>
          <table:table-cell office:value-type="string" calcext:value-type="string">
            <text:p>por ejemplo (55 + 434) / 4 ó = Math.sin(Math.PI/2) ...</text:p>
          </table:table-cell>
          <table:table-cell table:number-columns-repeated="1020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apps/frappe/frappe/public/js/frappe/ui/toolbar/awesome_bar.js +172</text:p>
          </table:table-cell>
          <table:table-cell office:value-type="string" calcext:value-type="string">
            <text:p>Find {0} in {1}</text:p>
          </table:table-cell>
          <table:table-cell office:value-type="string" calcext:value-type="string">
            <text:p>Encontrar {0} en {1}</text:p>
          </table:table-cell>
          <table:table-cell table:number-columns-repeated="1020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apps/frappe/frappe/public/js/frappe/ui/toolbar/awesome_bar.js +213</text:p>
          </table:table-cell>
          <table:table-cell office:value-type="string" calcext:value-type="string">
            <text:p>{0} List</text:p>
          </table:table-cell>
          <table:table-cell office:value-type="string" calcext:value-type="string">
            <text:p>Listado: {0}</text:p>
          </table:table-cell>
          <table:table-cell table:number-columns-repeated="1020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apps/frappe/frappe/public/js/frappe/ui/toolbar/awesome_bar.js +226</text:p>
          </table:table-cell>
          <table:table-cell office:value-type="string" calcext:value-type="string">
            <text:p>Report {0}</text:p>
          </table:table-cell>
          <table:table-cell office:value-type="string" calcext:value-type="string">
            <text:p>Informe {0}</text:p>
          </table:table-cell>
          <table:table-cell table:number-columns-repeated="1020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apps/frappe/frappe/public/js/frappe/ui/toolbar/awesome_bar.js +237</text:p>
          </table:table-cell>
          <table:table-cell office:value-type="string" calcext:value-type="string">
            <text:p>Open {0}</text:p>
          </table:table-cell>
          <table:table-cell office:value-type="string" calcext:value-type="string">
            <text:p>Abrir {0}</text:p>
          </table:table-cell>
          <table:table-cell table:number-columns-repeated="1020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apps/frappe/frappe/public/js/frappe/ui/toolbar/awesome_bar.js +88</text:p>
          </table:table-cell>
          <table:table-cell office:value-type="string" calcext:value-type="string">
            <text:p>Help on Search</text:p>
          </table:table-cell>
          <table:table-cell office:value-type="string" calcext:value-type="string">
            <text:p>Ayuda 'búsqueda'</text:p>
          </table:table-cell>
          <table:table-cell table:number-columns-repeated="1020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apps/frappe/frappe/public/js/frappe/ui/toolbar/awesome_bar.js +91</text:p>
          </table:table-cell>
          <table:table-cell office:value-type="string" calcext:value-type="string">
            <text:p>Make a new record</text:p>
          </table:table-cell>
          <table:table-cell office:value-type="string" calcext:value-type="string">
            <text:p>Crear un nuevo registro</text:p>
          </table:table-cell>
          <table:table-cell table:number-columns-repeated="1020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string" calcext:value-type="string">
            <text:p>apps/frappe/frappe/public/js/frappe/ui/toolbar/awesome_bar.js +92</text:p>
          </table:table-cell>
          <table:table-cell office:value-type="string" calcext:value-type="string">
            <text:p>new type of document</text:p>
          </table:table-cell>
          <table:table-cell office:value-type="string" calcext:value-type="string">
            <text:p>nuevo tipo de documento</text:p>
          </table:table-cell>
          <table:table-cell table:number-columns-repeated="1020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apps/frappe/frappe/public/js/frappe/ui/toolbar/awesome_bar.js +93</text:p>
          </table:table-cell>
          <table:table-cell office:value-type="string" calcext:value-type="string">
            <text:p>List a document type</text:p>
          </table:table-cell>
          <table:table-cell office:value-type="string" calcext:value-type="string">
            <text:p>Incluya un tipo de documento</text:p>
          </table:table-cell>
          <table:table-cell table:number-columns-repeated="1020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apps/frappe/frappe/public/js/frappe/ui/toolbar/awesome_bar.js +94</text:p>
          </table:table-cell>
          <table:table-cell office:value-type="string" calcext:value-type="string">
            <text:p>document type..., e.g. customer</text:p>
          </table:table-cell>
          <table:table-cell office:value-type="string" calcext:value-type="string">
            <text:p>Tipo de documento, por ejemplo; Cliente</text:p>
          </table:table-cell>
          <table:table-cell table:number-columns-repeated="1020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string" calcext:value-type="string">
            <text:p>apps/frappe/frappe/public/js/frappe/ui/toolbar/awesome_bar.js +95</text:p>
          </table:table-cell>
          <table:table-cell office:value-type="string" calcext:value-type="string">
            <text:p>Search in a document type</text:p>
          </table:table-cell>
          <table:table-cell office:value-type="string" calcext:value-type="string">
            <text:p>Buscar en un tipo de documento.</text:p>
          </table:table-cell>
          <table:table-cell table:number-columns-repeated="1020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string" calcext:value-type="string">
            <text:p>apps/frappe/frappe/public/js/frappe/ui/toolbar/awesome_bar.js +96</text:p>
          </table:table-cell>
          <table:table-cell office:value-type="string" calcext:value-type="string">
            <text:p>text in document type</text:p>
          </table:table-cell>
          <table:table-cell office:value-type="string" calcext:value-type="string">
            <text:p>texto en el tipo de documento</text:p>
          </table:table-cell>
          <table:table-cell table:number-columns-repeated="1020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apps/frappe/frappe/public/js/frappe/ui/toolbar/awesome_bar.js +97</text:p>
          </table:table-cell>
          <table:table-cell office:value-type="string" calcext:value-type="string">
            <text:p>Open a module or tool</text:p>
          </table:table-cell>
          <table:table-cell office:value-type="string" calcext:value-type="string">
            <text:p>Abrir un módulo o herramienta</text:p>
          </table:table-cell>
          <table:table-cell table:number-columns-repeated="102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pps/frappe/frappe/public/js/frappe/ui/toolbar/awesome_bar.js +98</text:p>
          </table:table-cell>
          <table:table-cell office:value-type="string" calcext:value-type="string">
            <text:p>module name...</text:p>
          </table:table-cell>
          <table:table-cell office:value-type="string" calcext:value-type="string">
            <text:p>nombre del módulo...</text:p>
          </table:table-cell>
          <table:table-cell table:number-columns-repeated="1020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string" calcext:value-type="string">
            <text:p>apps/frappe/frappe/public/js/frappe/ui/toolbar/awesome_bar.js +99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Calcular</text:p>
          </table:table-cell>
          <table:table-cell table:number-columns-repeated="1020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apps/frappe/frappe/public/js/frappe/ui/toolbar/navbar.html +14</text:p>
          </table:table-cell>
          <table:table-cell office:value-type="string" calcext:value-type="string">
            <text:p>Unread Messages</text:p>
          </table:table-cell>
          <table:table-cell office:value-type="string" calcext:value-type="string">
            <text:p>Mensajes no leídos</text:p>
          </table:table-cell>
          <table:table-cell table:number-columns-repeated="1020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apps/frappe/frappe/public/js/frappe/ui/toolbar/navbar.html +28</text:p>
          </table:table-cell>
          <table:table-cell office:value-type="string" calcext:value-type="string">
            <text:p>My Settings</text:p>
          </table:table-cell>
          <table:table-cell office:value-type="string" calcext:value-type="string">
            <text:p>Mi configuración</text:p>
          </table:table-cell>
          <table:table-cell table:number-columns-repeated="1020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apps/frappe/frappe/public/js/frappe/ui/toolbar/navbar.html +44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Salir</text:p>
          </table:table-cell>
          <table:table-cell table:number-columns-repeated="1020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string" calcext:value-type="string">
            <text:p>apps/frappe/frappe/public/js/frappe/ui/toolbar/navbar.html +58</text:p>
          </table:table-cell>
          <table:table-cell table:number-columns-repeated="2" office:value-type="string" calcext:value-type="string">
            <text:p>(Ctrl + G)</text:p>
          </table:table-cell>
          <table:table-cell table:number-columns-repeated="1020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apps/frappe/frappe/public/js/frappe/ui/toolbar/offcanvas_left_sidebar.html +25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cerca de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apps/frappe/frappe/public/js/frappe/ui/toolbar/offcanvas_left_sidebar.html +27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umentación</text:p>
          </table:table-cell>
          <table:table-cell table:number-columns-repeated="1020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apps/frappe/frappe/public/js/frappe/ui/toolbar/offcanvas_left_sidebar.html +29</text:p>
          </table:table-cell>
          <table:table-cell office:value-type="string" calcext:value-type="string">
            <text:p>Forums</text:p>
          </table:table-cell>
          <table:table-cell office:value-type="string" calcext:value-type="string">
            <text:p>Foros</text:p>
          </table:table-cell>
          <table:table-cell table:number-columns-repeated="1020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apps/frappe/frappe/public/js/frappe/ui/toolbar/offcanvas_left_sidebar.html +31</text:p>
          </table:table-cell>
          <table:table-cell office:value-type="string" calcext:value-type="string">
            <text:p>Report an Issue</text:p>
          </table:table-cell>
          <table:table-cell office:value-type="string" calcext:value-type="string">
            <text:p>Informar un problema</text:p>
          </table:table-cell>
          <table:table-cell table:number-columns-repeated="1020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apps/frappe/frappe/public/js/frappe/ui/toolbar/offcanvas_left_sidebar.html +35</text:p>
          </table:table-cell>
          <table:table-cell office:value-type="string" calcext:value-type="string">
            <text:p>View Website</text:p>
          </table:table-cell>
          <table:table-cell office:value-type="string" calcext:value-type="string">
            <text:p>Ver sitio web</text:p>
          </table:table-cell>
          <table:table-cell table:number-columns-repeated="102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apps/frappe/frappe/public/js/frappe/ui/toolbar/offcanvas_left_sidebar.html +5</text:p>
          </table:table-cell>
          <table:table-cell office:value-type="string" calcext:value-type="string">
            <text:p>Search or type a command</text:p>
          </table:table-cell>
          <table:table-cell office:value-type="string" calcext:value-type="string">
            <text:p>Buscar o escribir un comando</text:p>
          </table:table-cell>
          <table:table-cell table:number-columns-repeated="1020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apps/frappe/frappe/public/js/frappe/ui/toolbar/toolbar.js +78</text:p>
          </table:table-cell>
          <table:table-cell office:value-type="string" calcext:value-type="string">
            <text:p>Your download is being built, this may take a few moments...</text:p>
          </table:table-cell>
          <table:table-cell office:value-type="string" calcext:value-type="string">
            <text:p>Iniciando descarga, esto puede tardar unos segundos...</text:p>
          </table:table-cell>
          <table:table-cell table:number-columns-repeated="1020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apps/frappe/frappe/public/js/frappe/ui/tree.js +122</text:p>
          </table:table-cell>
          <table:table-cell office:value-type="string" calcext:value-type="string">
            <text:p>Collapse</text:p>
          </table:table-cell>
          <table:table-cell office:value-type="string" calcext:value-type="string">
            <text:p>Plegar</text:p>
          </table:table-cell>
          <table:table-cell table:number-columns-repeated="1020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apps/frappe/frappe/public/js/frappe/ui/tree.js +122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Desplegar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apps/frappe/frappe/public/js/frappe/ui/upload.html +12</text:p>
          </table:table-cell>
          <table:table-cell office:value-type="string" calcext:value-type="string">
            <text:p>Web Link</text:p>
          </table:table-cell>
          <table:table-cell office:value-type="string" calcext:value-type="string">
            <text:p>Enlace</text:p>
          </table:table-cell>
          <table:table-cell table:number-columns-repeated="1020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apps/frappe/frappe/public/js/frappe/ui/upload.html +4</text:p>
          </table:table-cell>
          <table:table-cell office:value-type="string" calcext:value-type="string">
            <text:p>Browse</text:p>
          </table:table-cell>
          <table:table-cell office:value-type="string" calcext:value-type="string">
            <text:p>Explorar</text:p>
          </table:table-cell>
          <table:table-cell table:number-columns-repeated="1020"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string" calcext:value-type="string">
            <text:p>apps/frappe/frappe/public/js/frappe/upload.js +112</text:p>
          </table:table-cell>
          <table:table-cell office:value-type="string" calcext:value-type="string">
            <text:p>Private or Public?</text:p>
          </table:table-cell>
          <table:table-cell office:value-type="string" calcext:value-type="string">
            <text:p>Privado o público?</text:p>
          </table:table-cell>
          <table:table-cell table:number-columns-repeated="1020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apps/frappe/frappe/public/js/frappe/upload.js +131</text:p>
          </table:table-cell>
          <table:table-cell office:value-type="string" calcext:value-type="string">
            <text:p>Only image extensions (.gif, .jpg, .jpeg, .tiff, .png, .svg) allowed</text:p>
          </table:table-cell>
          <table:table-cell office:value-type="string" calcext:value-type="string">
            <text:p>Sólo se permiten imágenes con las extensiones (.gif, .jpg, .jpeg, .tiff, .png, .svg)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apps/frappe/frappe/public/js/frappe/upload.js +156</text:p>
          </table:table-cell>
          <table:table-cell office:value-type="string" calcext:value-type="string">
            <text:p>Uploading...</text:p>
          </table:table-cell>
          <table:table-cell office:value-type="string" calcext:value-type="string">
            <text:p>Subiendo...</text:p>
          </table:table-cell>
          <table:table-cell table:number-columns-repeated="1020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apps/frappe/frappe/public/js/frappe/upload.js +207</text:p>
          </table:table-cell>
          <table:table-cell office:value-type="string" calcext:value-type="string">
            <text:p>File size exceeded the maximum allowed size of {0} MB</text:p>
          </table:table-cell>
          <table:table-cell office:value-type="string" calcext:value-type="string">
            <text:p>El tamaño del archivo supera el tamaño máximo permitido de {0} MB</text:p>
          </table:table-cell>
          <table:table-cell table:number-columns-repeated="102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apps/frappe/frappe/public/js/frappe/upload.js +83</text:p>
          </table:table-cell>
          <table:table-cell office:value-type="string" calcext:value-type="string">
            <text:p>Please attach a file or set a URL</text:p>
          </table:table-cell>
          <table:table-cell office:value-type="string" calcext:value-type="string">
            <text:p>Por favor, adjunte un archivo o defina una URL</text:p>
          </table:table-cell>
          <table:table-cell table:number-columns-repeated="1020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apps/frappe/frappe/public/js/frappe/views/calendar.js +274</text:p>
          </table:table-cell>
          <table:table-cell office:value-type="string" calcext:value-type="string">
            <text:p>Unable to update event</text:p>
          </table:table-cell>
          <table:table-cell office:value-type="string" calcext:value-type="string">
            <text:p>No se puede actualizar evento</text:p>
          </table:table-cell>
          <table:table-cell table:number-columns-repeated="1020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apps/frappe/frappe/public/js/frappe/views/calendar.js +86</text:p>
          </table:table-cell>
          <table:table-cell office:value-type="string" calcext:value-type="string">
            <text:p>Select or drag across time slots to create a new event.</text:p>
          </table:table-cell>
          <table:table-cell office:value-type="string" calcext:value-type="string">
            <text:p>Seleccione o arrastre a través de los intervalos de tiempo para crear un nuevo evento.</text:p>
          </table:table-cell>
          <table:table-cell table:number-columns-repeated="1020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apps/frappe/frappe/public/js/frappe/views/calendar.js +90</text:p>
          </table:table-cell>
          <table:table-cell office:value-type="string" calcext:value-type="string">
            <text:p>Select dates to create a new </text:p>
          </table:table-cell>
          <table:table-cell office:value-type="string" calcext:value-type="string">
            <text:p>Selecciona fechas para crear una nueva</text:p>
          </table:table-cell>
          <table:table-cell table:number-columns-repeated="1020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string" calcext:value-type="string">
            <text:p>apps/frappe/frappe/public/js/frappe/views/communication.js +124</text:p>
          </table:table-cell>
          <table:table-cell table:number-columns-repeated="2" office:value-type="string" calcext:value-type="string">
            <text:p>Re: {0}</text:p>
          </table:table-cell>
          <table:table-cell table:number-columns-repeated="1020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apps/frappe/frappe/public/js/frappe/views/communication.js +15</text:p>
          </table:table-cell>
          <table:table-cell office:value-type="string" calcext:value-type="string">
            <text:p>Add Reply</text:p>
          </table:table-cell>
          <table:table-cell office:value-type="string" calcext:value-type="string">
            <text:p>Responder</text:p>
          </table:table-cell>
          <table:table-cell table:number-columns-repeated="1020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apps/frappe/frappe/public/js/frappe/views/communication.js +272</text:p>
          </table:table-cell>
          <table:table-cell office:value-type="string" calcext:value-type="string">
            <text:p>Add Attachments</text:p>
          </table:table-cell>
          <table:table-cell office:value-type="string" calcext:value-type="string">
            <text:p>Agregar Archivos Adjuntos</text:p>
          </table:table-cell>
          <table:table-cell table:number-columns-repeated="102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apps/frappe/frappe/public/js/frappe/views/communication.js +365</text:p>
          </table:table-cell>
          <table:table-cell office:value-type="string" calcext:value-type="string">
            <text:p>Enter Email Recipient(s)</text:p>
          </table:table-cell>
          <table:table-cell office:value-type="string" calcext:value-type="string">
            <text:p>Ingrese correo electrónico del destinatario (s)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apps/frappe/frappe/public/js/frappe/views/communication.js +376</text:p>
          </table:table-cell>
          <table:table-cell office:value-type="string" calcext:value-type="string">
            <text:p>You are not allowed to send emails related to this document</text:p>
          </table:table-cell>
          <table:table-cell office:value-type="string" calcext:value-type="string">
            <text:p>Usted no está autorizado para enviar mensajes de correo electrónico relacionados a este documento.</text:p>
          </table:table-cell>
          <table:table-cell table:number-columns-repeated="1020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apps/frappe/frappe/public/js/frappe/views/communication.js +408</text:p>
          </table:table-cell>
          <table:table-cell office:value-type="string" calcext:value-type="string">
            <text:p>Email not sent to {0} (unsubscribed / disabled)</text:p>
          </table:table-cell>
          <table:table-cell office:value-type="string" calcext:value-type="string">
            <text:p>El correo electrónico no enviado a {0} (dado de baja / desactivado)</text:p>
          </table:table-cell>
          <table:table-cell table:number-columns-repeated="1020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apps/frappe/frappe/public/js/frappe/views/communication.js +423</text:p>
          </table:table-cell>
          <table:table-cell office:value-type="string" calcext:value-type="string">
            <text:p>There were errors while sending email. Please try again.</text:p>
          </table:table-cell>
          <table:table-cell office:value-type="string" calcext:value-type="string">
            <text:p>Ha ocurrido un error al enviar el correo electrónico. Por favor, inténtelo de nuevo.</text:p>
          </table:table-cell>
          <table:table-cell table:number-columns-repeated="1020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apps/frappe/frappe/public/js/frappe/views/communication.js +447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Estimado</text:p>
          </table:table-cell>
          <table:table-cell table:number-columns-repeated="1020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apps/frappe/frappe/public/js/frappe/views/communication.js +460</text:p>
          </table:table-cell>
          <table:table-cell office:value-type="string" calcext:value-type="string">
            <text:p>On {0}, {1} wrote:</text:p>
          </table:table-cell>
          <table:table-cell office:value-type="string" calcext:value-type="string">
            <text:p>hace {0}, {1} escribió:</text:p>
          </table:table-cell>
          <table:table-cell table:number-columns-repeated="1020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apps/frappe/frappe/public/js/frappe/views/communication.js +65</text:p>
          </table:table-cell>
          <table:table-cell office:value-type="string" calcext:value-type="string">
            <text:p>Send As Email</text:p>
          </table:table-cell>
          <table:table-cell office:value-type="string" calcext:value-type="string">
            <text:p>Enviar como correo electrónico.</text:p>
          </table:table-cell>
          <table:table-cell table:number-columns-repeated="1020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apps/frappe/frappe/public/js/frappe/views/communication.js +67</text:p>
          </table:table-cell>
          <table:table-cell office:value-type="string" calcext:value-type="string">
            <text:p>Send Me A Copy</text:p>
          </table:table-cell>
          <table:table-cell office:value-type="string" calcext:value-type="string">
            <text:p>Enviarme una copia</text:p>
          </table:table-cell>
          <table:table-cell table:number-columns-repeated="1020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apps/frappe/frappe/public/js/frappe/views/communication.js +69</text:p>
          </table:table-cell>
          <table:table-cell office:value-type="string" calcext:value-type="string">
            <text:p>Communication Medium</text:p>
          </table:table-cell>
          <table:table-cell office:value-type="string" calcext:value-type="string">
            <text:p>Medio de comunicación</text:p>
          </table:table-cell>
          <table:table-cell table:number-columns-repeated="1020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apps/frappe/frappe/public/js/frappe/views/communication.js +75</text:p>
          </table:table-cell>
          <table:table-cell office:value-type="string" calcext:value-type="string">
            <text:p>Attach Document Print</text:p>
          </table:table-cell>
          <table:table-cell office:value-type="string" calcext:value-type="string">
            <text:p>Adjuntar Documento para Imprimir</text:p>
          </table:table-cell>
          <table:table-cell table:number-columns-repeated="1020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apps/frappe/frappe/public/js/frappe/views/communication.js +77</text:p>
          </table:table-cell>
          <table:table-cell office:value-type="string" calcext:value-type="string">
            <text:p>Select Print Format</text:p>
          </table:table-cell>
          <table:table-cell office:value-type="string" calcext:value-type="string">
            <text:p>Seleccionar formato de impresión</text:p>
          </table:table-cell>
          <table:table-cell table:number-columns-repeated="1020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apps/frappe/frappe/public/js/frappe/views/communication.js +79</text:p>
          </table:table-cell>
          <table:table-cell office:value-type="string" calcext:value-type="string">
            <text:p>Select Languages</text:p>
          </table:table-cell>
          <table:table-cell office:value-type="string" calcext:value-type="string">
            <text:p>Seleccione Idiomas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apps/frappe/frappe/public/js/frappe/views/communication.js +82</text:p>
          </table:table-cell>
          <table:table-cell office:value-type="string" calcext:value-type="string">
            <text:p>Select Attachments</text:p>
          </table:table-cell>
          <table:table-cell office:value-type="string" calcext:value-type="string">
            <text:p>Seleccione adjuntos</text:p>
          </table:table-cell>
          <table:table-cell table:number-columns-repeated="1020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apps/frappe/frappe/public/js/frappe/views/container.js +55</text:p>
          </table:table-cell>
          <table:table-cell office:value-type="string" calcext:value-type="string">
            <text:p>Page not found</text:p>
          </table:table-cell>
          <table:table-cell office:value-type="string" calcext:value-type="string">
            <text:p>Página no encontrada</text:p>
          </table:table-cell>
          <table:table-cell table:number-columns-repeated="1020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string" calcext:value-type="string">
            <text:p>apps/frappe/frappe/public/js/frappe/views/ganttview.js +45</text:p>
          </table:table-cell>
          <table:table-cell office:value-type="string" calcext:value-type="string">
            <text:p>Gantt Chart</text:p>
          </table:table-cell>
          <table:table-cell office:value-type="string" calcext:value-type="string">
            <text:p>Diagrama Gantt</text:p>
          </table:table-cell>
          <table:table-cell table:number-columns-repeated="1020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apps/frappe/frappe/public/js/frappe/views/ganttview.js +79</text:p>
          </table:table-cell>
          <table:table-cell office:value-type="string" calcext:value-type="string">
            <text:p>Nothing to show for this selection</text:p>
          </table:table-cell>
          <table:table-cell office:value-type="string" calcext:value-type="string">
            <text:p>No hay nada que mostrar para esta selección</text:p>
          </table:table-cell>
          <table:table-cell table:number-columns-repeated="1020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apps/frappe/frappe/public/js/frappe/views/module/module_section.html +2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ás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pps/frappe/frappe/public/js/frappe/views/pageview.js +102</text:p>
          </table:table-cell>
          <table:table-cell office:value-type="string" calcext:value-type="string">
            <text:p>Sorry! I could not find what you were looking for.</text:p>
          </table:table-cell>
          <table:table-cell office:value-type="string" calcext:value-type="string">
            <text:p>Lamentablemente, no se puede encontrar lo que estaba buscando.</text:p>
          </table:table-cell>
          <table:table-cell table:number-columns-repeated="1020"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string" calcext:value-type="string">
            <text:p>apps/frappe/frappe/public/js/frappe/views/pageview.js +110</text:p>
          </table:table-cell>
          <table:table-cell office:value-type="string" calcext:value-type="string">
            <text:p>Sorry! You are not permitted to view this page.</text:p>
          </table:table-cell>
          <table:table-cell office:value-type="string" calcext:value-type="string">
            <text:p>Lamentablemente, usted no está autorizado para ver esta página.</text:p>
          </table:table-cell>
          <table:table-cell table:number-columns-repeated="1020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string" calcext:value-type="string">
            <text:p>apps/frappe/frappe/public/js/frappe/views/reports/grid_report.js +170</text:p>
          </table:table-cell>
          <table:table-cell office:value-type="string" calcext:value-type="string">
            <text:p>Reset Filters</text:p>
          </table:table-cell>
          <table:table-cell office:value-type="string" calcext:value-type="string">
            <text:p>Restablecer filtros</text:p>
          </table:table-cell>
          <table:table-cell table:number-columns-repeated="1020"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apps/frappe/frappe/public/js/frappe/views/reports/grid_report.js +201</text:p>
          </table:table-cell>
          <table:table-cell office:value-type="string" calcext:value-type="string">
            <text:p>Invalid Filter: {0}</text:p>
          </table:table-cell>
          <table:table-cell office:value-type="string" calcext:value-type="string">
            <text:p>Filtro no válido: {0}</text:p>
          </table:table-cell>
          <table:table-cell table:number-columns-repeated="1020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apps/frappe/frappe/public/js/frappe/views/reports/grid_report.js +286</text:p>
          </table:table-cell>
          <table:table-cell office:value-type="string" calcext:value-type="string">
            <text:p>Loading Report</text:p>
          </table:table-cell>
          <table:table-cell office:value-type="string" calcext:value-type="string">
            <text:p>Cargando Reporte</text:p>
          </table:table-cell>
          <table:table-cell table:number-columns-repeated="1020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apps/frappe/frappe/public/js/frappe/views/reports/grid_report.js +305</text:p>
          </table:table-cell>
          <table:table-cell office:value-type="string" calcext:value-type="string">
            <text:p>From Date must be before To Date</text:p>
          </table:table-cell>
          <table:table-cell office:value-type="string" calcext:value-type="string">
            <text:p>La fecha 'Desde' tiene que ser menor de la fecha 'Hasta'</text:p>
          </table:table-cell>
          <table:table-cell table:number-columns-repeated="1020"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string" calcext:value-type="string">
            <text:p>apps/frappe/frappe/public/js/frappe/views/reports/grid_report.js +383</text:p>
          </table:table-cell>
          <table:table-cell office:value-type="string" calcext:value-type="string">
            <text:p>Show rows with zero values</text:p>
          </table:table-cell>
          <table:table-cell office:value-type="string" calcext:value-type="string">
            <text:p>Mostrar lineas con valores en cero</text:p>
          </table:table-cell>
          <table:table-cell table:number-columns-repeated="1020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apps/frappe/frappe/public/js/frappe/views/reports/grid_report.js +858</text:p>
          </table:table-cell>
          <table:table-cell office:value-type="string" calcext:value-type="string">
            <text:p>Ignoring Item {0}, because a group exists with the same name!</text:p>
          </table:table-cell>
          <table:table-cell office:value-type="string" calcext:value-type="string">
            <text:p>Omitiendo el artículo {0} , ya existe un grupo con el mismo nombre!</text:p>
          </table:table-cell>
          <table:table-cell table:number-columns-repeated="1020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apps/frappe/frappe/public/js/frappe/views/reports/grid_report.js +891</text:p>
          </table:table-cell>
          <table:table-cell office:value-type="string" calcext:value-type="string">
            <text:p>Select To Download:</text:p>
          </table:table-cell>
          <table:table-cell office:value-type="string" calcext:value-type="string">
            <text:p>Seleccione para descargar:</text:p>
          </table:table-cell>
          <table:table-cell table:number-columns-repeated="1020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string" calcext:value-type="string">
            <text:p>apps/frappe/frappe/public/js/frappe/views/reports/grid_report.js +892</text:p>
          </table:table-cell>
          <table:table-cell office:value-type="string" calcext:value-type="string">
            <text:p>With Groups</text:p>
          </table:table-cell>
          <table:table-cell office:value-type="string" calcext:value-type="string">
            <text:p>Con grupos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pps/frappe/frappe/public/js/frappe/views/reports/grid_report.js +893</text:p>
          </table:table-cell>
          <table:table-cell office:value-type="string" calcext:value-type="string">
            <text:p>With Ledgers</text:p>
          </table:table-cell>
          <table:table-cell office:value-type="string" calcext:value-type="string">
            <text:p>Con libros de contabilidad</text:p>
          </table:table-cell>
          <table:table-cell table:number-columns-repeated="1020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apps/frappe/frappe/public/js/frappe/views/reports/query_report.js +137</text:p>
          </table:table-cell>
          <table:table-cell office:value-type="string" calcext:value-type="string">
            <text:p>No Report Loaded. Please use query-report/[Report Name] to run a report.</text:p>
          </table:table-cell>
          <table:table-cell office:value-type="string" calcext:value-type="string">
            <text:p>No se cargo el reporte. Utilice query-report/[Report Name] para obtener un reporte</text:p>
          </table:table-cell>
          <table:table-cell table:number-columns-repeated="1020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apps/frappe/frappe/public/js/frappe/views/reports/query_report.js +312</text:p>
          </table:table-cell>
          <table:table-cell office:value-type="string" calcext:value-type="string">
            <text:p>Please set filters</text:p>
          </table:table-cell>
          <table:table-cell office:value-type="string" calcext:value-type="string">
            <text:p>Por favor, defina los filtros</text:p>
          </table:table-cell>
          <table:table-cell table:number-columns-repeated="1020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apps/frappe/frappe/public/js/frappe/views/reports/query_report.js +354</text:p>
          </table:table-cell>
          <table:table-cell office:value-type="string" calcext:value-type="string">
            <text:p>Sr No</text:p>
          </table:table-cell>
          <table:table-cell office:value-type="string" calcext:value-type="string">
            <text:p>No.</text:p>
          </table:table-cell>
          <table:table-cell table:number-columns-repeated="1020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string" calcext:value-type="string">
            <text:p>apps/frappe/frappe/public/js/frappe/views/reports/query_report.js +48</text:p>
          </table:table-cell>
          <table:table-cell office:value-type="string" calcext:value-type="string">
            <text:p>For comparative filters, start with</text:p>
          </table:table-cell>
          <table:table-cell office:value-type="string" calcext:value-type="string">
            <text:p>Para filtros comparativos, comience con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apps/frappe/frappe/public/js/frappe/views/reports/query_report.js +49</text:p>
          </table:table-cell>
          <table:table-cell office:value-type="string" calcext:value-type="string">
            <text:p>For ranges</text:p>
          </table:table-cell>
          <table:table-cell office:value-type="string" calcext:value-type="string">
            <text:p>Para rangos</text:p>
          </table:table-cell>
          <table:table-cell table:number-columns-repeated="1020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apps/frappe/frappe/public/js/frappe/views/reports/query_report.js +49</text:p>
          </table:table-cell>
          <table:table-cell office:value-type="string" calcext:value-type="string">
            <text:p>values and dates</text:p>
          </table:table-cell>
          <table:table-cell office:value-type="string" calcext:value-type="string">
            <text:p>valores y fechas</text:p>
          </table:table-cell>
          <table:table-cell table:number-columns-repeated="1020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apps/frappe/frappe/public/js/frappe/views/reports/query_report.js +50</text:p>
          </table:table-cell>
          <table:table-cell office:value-type="string" calcext:value-type="string">
            <text:p>to filter values between 5 &amp; 10</text:p>
          </table:table-cell>
          <table:table-cell office:value-type="string" calcext:value-type="string">
            <text:p>para filtrar valores entre 5 y 10</text:p>
          </table:table-cell>
          <table:table-cell table:number-columns-repeated="1020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apps/frappe/frappe/public/js/frappe/views/reports/query_report.js +519</text:p>
          </table:table-cell>
          <table:table-cell office:value-type="string" calcext:value-type="string">
            <text:p>Unable to display this tree report, due to missing data. Most likely, it is being filtered out due to permissions.</text:p>
          </table:table-cell>
          <table:table-cell office:value-type="string" calcext:value-type="string">
            <text:p>No se puede mostrar este informe, debido a la falta de datos. Probablemente necesite los debidos permisos.</text:p>
          </table:table-cell>
          <table:table-cell table:number-columns-repeated="1020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apps/frappe/frappe/public/js/frappe/views/reports/query_report.js +62</text:p>
          </table:table-cell>
          <table:table-cell office:value-type="string" calcext:value-type="string">
            <text:p>You are not allowed to create / edit reports</text:p>
          </table:table-cell>
          <table:table-cell office:value-type="string" calcext:value-type="string">
            <text:p>No se le permite crear / editar reportes</text:p>
          </table:table-cell>
          <table:table-cell table:number-columns-repeated="1020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apps/frappe/frappe/public/js/frappe/views/reports/query_report.js +676</text:p>
          </table:table-cell>
          <table:table-cell office:value-type="string" calcext:value-type="string">
            <text:p>You are not allowed to export this report</text:p>
          </table:table-cell>
          <table:table-cell office:value-type="string" calcext:value-type="string">
            <text:p>No tiene permitido exportar este reporte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pps/frappe/frappe/public/js/frappe/views/reports/reportview.js +355</text:p>
          </table:table-cell>
          <table:table-cell office:value-type="string" calcext:value-type="string">
            <text:p>Cannot edit standard fields</text:p>
          </table:table-cell>
          <table:table-cell office:value-type="string" calcext:value-type="string">
            <text:p>No se pueden editar los campos estándar</text:p>
          </table:table-cell>
          <table:table-cell table:number-columns-repeated="102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apps/frappe/frappe/public/js/frappe/views/reports/reportview.js +357</text:p>
          </table:table-cell>
          <table:table-cell office:value-type="string" calcext:value-type="string">
            <text:p>No permission to edit</text:p>
          </table:table-cell>
          <table:table-cell office:value-type="string" calcext:value-type="string">
            <text:p>No tiene permiso para editar</text:p>
          </table:table-cell>
          <table:table-cell table:number-columns-repeated="1020"/>
        </table:table-row>
        <table:table-row table:style-name="ro7">
          <table:table-cell office:value-type="float" office:value="620" calcext:value-type="float">
            <text:p>620</text:p>
          </table:table-cell>
          <table:table-cell office:value-type="string" calcext:value-type="string">
            <text:p>apps/frappe/frappe/public/js/frappe/views/reports/reportview.js +373</text:p>
          </table:table-cell>
          <table:table-cell office:value-type="string" calcext:value-type="string">
            <text:p>ID field is required to edit values using Report. Please select the ID field using the Column Picker</text:p>
          </table:table-cell>
          <table:table-cell office:value-type="string" calcext:value-type="string">
            <text:p>Se requiere un campo ID para editar valores usando el formulario. Por favor, seleccione el campo ID con el Selector de columnas</text:p>
          </table:table-cell>
          <table:table-cell table:number-columns-repeated="1020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string" calcext:value-type="string">
            <text:p>apps/frappe/frappe/public/js/frappe/views/reports/reportview.js +433</text:p>
          </table:table-cell>
          <table:table-cell office:value-type="string" calcext:value-type="string">
            <text:p>Pick Columns</text:p>
          </table:table-cell>
          <table:table-cell office:value-type="string" calcext:value-type="string">
            <text:p>Seleccionar columnas</text:p>
          </table:table-cell>
          <table:table-cell table:number-columns-repeated="1020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apps/frappe/frappe/public/js/frappe/views/reports/reportview.js +462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Ascendente</text:p>
          </table:table-cell>
          <table:table-cell table:number-columns-repeated="1020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apps/frappe/frappe/public/js/frappe/views/reports/reportview.js +463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endiente</text:p>
          </table:table-cell>
          <table:table-cell table:number-columns-repeated="1020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apps/frappe/frappe/public/js/frappe/views/reports/reportview.js +465</text:p>
          </table:table-cell>
          <table:table-cell office:value-type="string" calcext:value-type="string">
            <text:p>Then By (optional)</text:p>
          </table:table-cell>
          <table:table-cell office:value-type="string" calcext:value-type="string">
            <text:p>De este modo ( opcional)</text:p>
          </table:table-cell>
          <table:table-cell table:number-columns-repeated="1020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apps/frappe/frappe/public/js/frappe/views/reports/reportview.js +498</text:p>
          </table:table-cell>
          <table:table-cell office:value-type="string" calcext:value-type="string">
            <text:p>Sort By</text:p>
          </table:table-cell>
          <table:table-cell office:value-type="string" calcext:value-type="string">
            <text:p>Ordenar por</text:p>
          </table:table-cell>
          <table:table-cell table:number-columns-repeated="1020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apps/frappe/frappe/public/js/frappe/views/reports/reportview.js +530</text:p>
          </table:table-cell>
          <table:table-cell office:value-type="string" calcext:value-type="string">
            <text:p>Select Report Name</text:p>
          </table:table-cell>
          <table:table-cell office:value-type="string" calcext:value-type="string">
            <text:p>Seleccione el nombre del reporte</text:p>
          </table:table-cell>
          <table:table-cell table:number-columns-repeated="1020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string" calcext:value-type="string">
            <text:p>apps/frappe/frappe/public/js/frappe/views/reports/reportview.js +553</text:p>
          </table:table-cell>
          <table:table-cell office:value-type="string" calcext:value-type="string">
            <text:p>Report was not saved (there were errors)</text:p>
          </table:table-cell>
          <table:table-cell office:value-type="string" calcext:value-type="string">
            <text:p>El reporte no se pudo guardar (contiene errores)</text:p>
          </table:table-cell>
          <table:table-cell table:number-columns-repeated="1020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apps/frappe/frappe/public/js/frappe/views/reports/reportview.js +57</text:p>
          </table:table-cell>
          <table:table-cell office:value-type="string" calcext:value-type="string">
            <text:p>Tip: Double click cell to edit</text:p>
          </table:table-cell>
          <table:table-cell office:value-type="string" calcext:value-type="string">
            <text:p>Tip: puede hacer doble clic en la celda para editar.</text:p>
          </table:table-cell>
          <table:table-cell table:number-columns-repeated="1020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apps/frappe/frappe/public/js/frappe/views/reports/reportview.js +583</text:p>
          </table:table-cell>
          <table:table-cell office:value-type="string" calcext:value-type="string">
            <text:p>This is PERMANENT action and you cannot undo. Continue?</text:p>
          </table:table-cell>
          <table:table-cell office:value-type="string" calcext:value-type="string">
            <text:p>Esta es una acción PERMANENTE y no se puede deshacer. ¿Desea continuar?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apps/frappe/frappe/public/js/frappe/views/reports/reportview.js +622</text:p>
          </table:table-cell>
          <table:table-cell office:value-type="string" calcext:value-type="string">
            <text:p>Drag to sort columns</text:p>
          </table:table-cell>
          <table:table-cell office:value-type="string" calcext:value-type="string">
            <text:p>Arrastre para ordenar las columnas</text:p>
          </table:table-cell>
          <table:table-cell table:number-columns-repeated="1020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apps/frappe/frappe/public/js/frappe/views/reports/reportview.js +625</text:p>
          </table:table-cell>
          <table:table-cell office:value-type="string" calcext:value-type="string">
            <text:p>Add Column</text:p>
          </table:table-cell>
          <table:table-cell office:value-type="string" calcext:value-type="string">
            <text:p>Añadir columna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pps/frappe/frappe/public/js/frappe/views/test_runner.js +10</text:p>
          </table:table-cell>
          <table:table-cell office:value-type="string" calcext:value-type="string">
            <text:p>Test Runner</text:p>
          </table:table-cell>
          <table:table-cell office:value-type="string" calcext:value-type="string">
            <text:p>Prueba Runner</text:p>
          </table:table-cell>
          <table:table-cell table:number-columns-repeated="1020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apps/frappe/frappe/public/js/frappe/views/test_runner.js +17</text:p>
          </table:table-cell>
          <table:table-cell office:value-type="string" calcext:value-type="string">
            <text:p>To run a test add the module name in the route after '{0}'. For example, {1}</text:p>
          </table:table-cell>
          <table:table-cell office:value-type="string" calcext:value-type="string">
            <text:p>Para ejecutar una prueba añadir el nombre del módulo en la ruta después de &amp;#39;{0}&amp;#39;. Por ejemplo, {1}</text:p>
          </table:table-cell>
          <table:table-cell table:number-columns-repeated="1020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apps/frappe/frappe/public/js/legacy/form.js +136</text:p>
          </table:table-cell>
          <table:table-cell office:value-type="string" calcext:value-type="string">
            <text:p>Please save before attaching.</text:p>
          </table:table-cell>
          <table:table-cell office:value-type="string" calcext:value-type="string">
            <text:p>Por favor, guarde los cambios antes de adjuntar</text:p>
          </table:table-cell>
          <table:table-cell table:number-columns-repeated="1020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apps/frappe/frappe/public/js/legacy/form.js +141</text:p>
          </table:table-cell>
          <table:table-cell office:value-type="string" calcext:value-type="string">
            <text:p>Maximum Attachment Limit for this record reached.</text:p>
          </table:table-cell>
          <table:table-cell office:value-type="string" calcext:value-type="string">
            <text:p>Se alcanzo el límite máximo de archivos adjuntos para este <text:s/>registro.</text:p>
          </table:table-cell>
          <table:table-cell table:number-columns-repeated="1020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string" calcext:value-type="string">
            <text:p>apps/frappe/frappe/public/js/legacy/form.js +171</text:p>
          </table:table-cell>
          <table:table-cell office:value-type="string" calcext:value-type="string">
            <text:p>Cannot print cancelled documents</text:p>
          </table:table-cell>
          <table:table-cell office:value-type="string" calcext:value-type="string">
            <text:p>No se pueden imprimir documentos cancelados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apps/frappe/frappe/public/js/legacy/form.js +443</text:p>
          </table:table-cell>
          <table:table-cell office:value-type="string" calcext:value-type="string">
            <text:p>This form has been modified after you have loaded it</text:p>
          </table:table-cell>
          <table:table-cell office:value-type="string" calcext:value-type="string">
            <text:p>Este formulario se ha modificado después de haber cargado</text:p>
          </table:table-cell>
          <table:table-cell table:number-columns-repeated="1020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apps/frappe/frappe/public/js/legacy/form.js +62</text:p>
          </table:table-cell>
          <table:table-cell office:value-type="string" calcext:value-type="string">
            <text:p>Allowing DocType, DocType. Be careful!</text:p>
          </table:table-cell>
          <table:table-cell office:value-type="string" calcext:value-type="string">
            <text:p>Precaución, autorizando 'DocType'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pps/frappe/frappe/public/js/legacy/form.js +66</text:p>
          </table:table-cell>
          <table:table-cell office:value-type="string" calcext:value-type="string">
            <text:p>Cannot open {0} when its instance is open</text:p>
          </table:table-cell>
          <table:table-cell office:value-type="string" calcext:value-type="string">
            <text:p>No se puede abrir {0} cuando su instancia está abierto/a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pps/frappe/frappe/public/js/legacy/form.js +719</text:p>
          </table:table-cell>
          <table:table-cell office:value-type="string" calcext:value-type="string">
            <text:p>Permanently Submit {0}?</text:p>
          </table:table-cell>
          <table:table-cell office:value-type="string" calcext:value-type="string">
            <text:p>Validar permanentemente {0}?</text:p>
          </table:table-cell>
          <table:table-cell table:number-columns-repeated="1020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apps/frappe/frappe/public/js/legacy/form.js +72</text:p>
          </table:table-cell>
          <table:table-cell office:value-type="string" calcext:value-type="string">
            <text:p>Cannot open instance when its {0} is open</text:p>
          </table:table-cell>
          <table:table-cell office:value-type="string" calcext:value-type="string">
            <text:p>No se puede abrir instancia cuando su {0} esta abierto/a</text:p>
          </table:table-cell>
          <table:table-cell table:number-columns-repeated="1020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pps/frappe/frappe/public/js/legacy/form.js +742</text:p>
          </table:table-cell>
          <table:table-cell office:value-type="string" calcext:value-type="string">
            <text:p>Permanently Cancel {0}?</text:p>
          </table:table-cell>
          <table:table-cell office:value-type="string" calcext:value-type="string">
            <text:p>Cancelar permanentemente {0}?</text:p>
          </table:table-cell>
          <table:table-cell table:number-columns-repeated="1020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apps/frappe/frappe/public/js/legacy/form.js +895</text:p>
          </table:table-cell>
          <table:table-cell office:value-type="string" calcext:value-type="string">
            <text:p>No permission to '{0}' {1}</text:p>
          </table:table-cell>
          <table:table-cell office:value-type="string" calcext:value-type="string">
            <text:p>No tiene permiso para '{0} ' {1}</text:p>
          </table:table-cell>
          <table:table-cell table:number-columns-repeated="1020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apps/frappe/frappe/public/js/legacy/print_format.js +120</text:p>
          </table:table-cell>
          <table:table-cell office:value-type="string" calcext:value-type="string">
            <text:p>No document selected</text:p>
          </table:table-cell>
          <table:table-cell office:value-type="string" calcext:value-type="string">
            <text:p>Ningún documento seleccionado</text:p>
          </table:table-cell>
          <table:table-cell table:number-columns-repeated="1020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apps/frappe/frappe/public/js/legacy/print_format.js +125</text:p>
          </table:table-cell>
          <table:table-cell office:value-type="string" calcext:value-type="string">
            <text:p>You are not allowed to print this document</text:p>
          </table:table-cell>
          <table:table-cell office:value-type="string" calcext:value-type="string">
            <text:p>No está autorizado a imprimir este documento</text:p>
          </table:table-cell>
          <table:table-cell table:number-columns-repeated="1020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apps/frappe/frappe/public/js/legacy/print_format.js +144</text:p>
          </table:table-cell>
          <table:table-cell office:value-type="string" calcext:value-type="string">
            <text:p>Unknown Print Format: {0}</text:p>
          </table:table-cell>
          <table:table-cell office:value-type="string" calcext:value-type="string">
            <text:p>Desconocido Formato de impresión: {0}</text:p>
          </table:table-cell>
          <table:table-cell table:number-columns-repeated="1020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apps/frappe/frappe/public/js/legacy/print_format.js +37</text:p>
          </table:table-cell>
          <table:table-cell office:value-type="string" calcext:value-type="string">
            <text:p>Please enable pop-ups</text:p>
          </table:table-cell>
          <table:table-cell office:value-type="string" calcext:value-type="string">
            <text:p>Por favor, active los pop-ups</text:p>
          </table:table-cell>
          <table:table-cell table:number-columns-repeated="1020"/>
        </table:table-row>
        <table:table-row table:style-name="ro7">
          <table:table-cell office:value-type="float" office:value="1446" calcext:value-type="float">
            <text:p>1446</text:p>
          </table:table-cell>
          <table:table-cell office:value-type="string" calcext:value-type="string">
            <text:p>apps/frappe/frappe/sessions.py +112</text:p>
          </table:table-cell>
          <table:table-cell office:value-type="string" calcext:value-type="string">
            <text:p>Redis cache server not running. Please contact Administrator / Tech support</text:p>
          </table:table-cell>
          <table:table-cell office:value-type="string" calcext:value-type="string">
            <text:p>El servidor de caché Redis no esta funcionando. Por favor, póngase en contacto con el administrador / soporte técnico</text:p>
          </table:table-cell>
          <table:table-cell table:number-columns-repeated="1020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apps/frappe/frappe/sessions.py +28</text:p>
          </table:table-cell>
          <table:table-cell office:value-type="string" calcext:value-type="string">
            <text:p>Cache Cleared</text:p>
          </table:table-cell>
          <table:table-cell office:value-type="string" calcext:value-type="string">
            <text:p>Memoria caché borrada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pps/frappe/frappe/share.py +136</text:p>
          </table:table-cell>
          <table:table-cell office:value-type="string" calcext:value-type="string">
            <text:p>No permission to {0} {1} {2}</text:p>
          </table:table-cell>
          <table:table-cell office:value-type="string" calcext:value-type="string">
            <text:p>No tiene permiso para {0} {1} {2}</text:p>
          </table:table-cell>
          <table:table-cell table:number-columns-repeated="1020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apps/frappe/frappe/templates/base.html +134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gregado</text:p>
          </table:table-cell>
          <table:table-cell table:number-columns-repeated="1020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apps/frappe/frappe/templates/base.html +137</text:p>
          </table:table-cell>
          <table:table-cell office:value-type="string" calcext:value-type="string">
            <text:p>Error: Not a valid id?</text:p>
          </table:table-cell>
          <table:table-cell office:value-type="string" calcext:value-type="string">
            <text:p>Error: No es un ID válido?</text:p>
          </table:table-cell>
          <table:table-cell table:number-columns-repeated="1020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apps/frappe/frappe/templates/base.html +145</text:p>
          </table:table-cell>
          <table:table-cell office:value-type="string" calcext:value-type="string">
            <text:p>Please enter email address</text:p>
          </table:table-cell>
          <table:table-cell office:value-type="string" calcext:value-type="string">
            <text:p>Por favor, introduzca la dirección de correo electrónico (Email)</text:p>
          </table:table-cell>
          <table:table-cell table:number-columns-repeated="1020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string" calcext:value-type="string">
            <text:p>apps/frappe/frappe/templates/emails/auto_reply.html +1</text:p>
          </table:table-cell>
          <table:table-cell office:value-type="string" calcext:value-type="string">
            <text:p>Thank you for your email</text:p>
          </table:table-cell>
          <table:table-cell office:value-type="string" calcext:value-type="string">
            <text:p>Gracias por su Email</text:p>
          </table:table-cell>
          <table:table-cell table:number-columns-repeated="1020"/>
        </table:table-row>
        <table:table-row table:style-name="ro7">
          <table:table-cell office:value-type="float" office:value="220" calcext:value-type="float">
            <text:p>220</text:p>
          </table:table-cell>
          <table:table-cell office:value-type="string" calcext:value-type="string">
            <text:p>apps/frappe/frappe/templates/emails/auto_reply.html +2</text:p>
          </table:table-cell>
          <table:table-cell office:value-type="string" calcext:value-type="string">
            <text:p>Your query has been received. We will reply back shortly. If you have any additional information, please reply to this mail.</text:p>
          </table:table-cell>
          <table:table-cell office:value-type="string" calcext:value-type="string">
            <text:p>Su petición ha sido recibida. Responderemos a la mayor brevedad posible, si usted tiene alguna información adicional, puede responder a este correo.</text:p>
          </table:table-cell>
          <table:table-cell table:number-columns-repeated="1020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apps/frappe/frappe/templates/emails/auto_reply.html +3</text:p>
          </table:table-cell>
          <table:table-cell office:value-type="string" calcext:value-type="string">
            <text:p>Reference: {0} {1}</text:p>
          </table:table-cell>
          <table:table-cell office:value-type="string" calcext:value-type="string">
            <text:p>Referencia: {0} {1}</text:p>
          </table:table-cell>
          <table:table-cell table:number-columns-repeated="1020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apps/frappe/frappe/templates/emails/auto_reply.html +5</text:p>
          </table:table-cell>
          <table:table-cell office:value-type="string" calcext:value-type="string">
            <text:p>This is an automatically generated reply</text:p>
          </table:table-cell>
          <table:table-cell office:value-type="string" calcext:value-type="string">
            <text:p>Esta es una respuesta generada automáticamente.</text:p>
          </table:table-cell>
          <table:table-cell table:number-columns-repeated="1020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string" calcext:value-type="string">
            <text:p>apps/frappe/frappe/templates/emails/mentioned_in_comment.html +2</text:p>
          </table:table-cell>
          <table:table-cell office:value-type="string" calcext:value-type="string">
            <text:p>{0} mentioned you in a comment in {1}</text:p>
          </table:table-cell>
          <table:table-cell office:value-type="string" calcext:value-type="string">
            <text:p>{0} te ha mencionado en un comentario en {1}</text:p>
          </table:table-cell>
          <table:table-cell table:number-columns-repeated="1020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apps/frappe/frappe/templates/emails/new_user.html +12</text:p>
          </table:table-cell>
          <table:table-cell office:value-type="string" calcext:value-type="string">
            <text:p>You can also copy-paste this link in your browser</text:p>
          </table:table-cell>
          <table:table-cell office:value-type="string" calcext:value-type="string">
            <text:p>Usted puede copiar y pegar este enlace en su navegador</text:p>
          </table:table-cell>
          <table:table-cell table:number-columns-repeated="102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apps/frappe/frappe/templates/emails/new_user.html +3</text:p>
          </table:table-cell>
          <table:table-cell office:value-type="string" calcext:value-type="string">
            <text:p>A new account has been created for you at {0}</text:p>
          </table:table-cell>
          <table:table-cell office:value-type="string" calcext:value-type="string">
            <text:p>Una nueva cuenta ha sido creada para usted en {0}</text:p>
          </table:table-cell>
          <table:table-cell table:number-columns-repeated="1020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pps/frappe/frappe/templates/emails/new_user.html +4</text:p>
          </table:table-cell>
          <table:table-cell office:value-type="string" calcext:value-type="string">
            <text:p>Your login id is</text:p>
          </table:table-cell>
          <table:table-cell office:value-type="string" calcext:value-type="string">
            <text:p>Su ID de usuario es</text:p>
          </table:table-cell>
          <table:table-cell table:number-columns-repeated="1020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apps/frappe/frappe/templates/emails/new_user.html +5</text:p>
          </table:table-cell>
          <table:table-cell office:value-type="string" calcext:value-type="string">
            <text:p>Click on the link below to complete your registration and set a new password</text:p>
          </table:table-cell>
          <table:table-cell office:value-type="string" calcext:value-type="string">
            <text:p>Haga clic en el enlace de abajo para completar su registro y establecer una nueva contraseña</text:p>
          </table:table-cell>
          <table:table-cell table:number-columns-repeated="1020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apps/frappe/frappe/templates/emails/new_user.html +6</text:p>
          </table:table-cell>
          <table:table-cell office:value-type="string" calcext:value-type="string">
            <text:p>Complete Registration</text:p>
          </table:table-cell>
          <table:table-cell office:value-type="string" calcext:value-type="string">
            <text:p>Registro completo</text:p>
          </table:table-cell>
          <table:table-cell table:number-columns-repeated="1020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string" calcext:value-type="string">
            <text:p>apps/frappe/frappe/templates/emails/password_reset.html +1</text:p>
          </table:table-cell>
          <table:table-cell office:value-type="string" calcext:value-type="string">
            <text:p>Password Reset</text:p>
          </table:table-cell>
          <table:table-cell office:value-type="string" calcext:value-type="string">
            <text:p>Restablecer contraseña</text:p>
          </table:table-cell>
          <table:table-cell table:number-columns-repeated="1020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apps/frappe/frappe/templates/emails/password_reset.html +4</text:p>
          </table:table-cell>
          <table:table-cell office:value-type="string" calcext:value-type="string">
            <text:p>Please click on the following link to set your new password</text:p>
          </table:table-cell>
          <table:table-cell office:value-type="string" calcext:value-type="string">
            <text:p>Por favor, haga clic en el siguiente enlace para configurar su nueva contraseña</text:p>
          </table:table-cell>
          <table:table-cell table:number-columns-repeated="1020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apps/frappe/frappe/templates/emails/password_reset.html +6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Gracias.</text:p>
          </table:table-cell>
          <table:table-cell table:number-columns-repeated="1020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apps/frappe/frappe/templates/emails/password_update.html +1</text:p>
          </table:table-cell>
          <table:table-cell office:value-type="string" calcext:value-type="string">
            <text:p>Password Update Notification</text:p>
          </table:table-cell>
          <table:table-cell office:value-type="string" calcext:value-type="string">
            <text:p>Notificación de actualización de contraseña</text:p>
          </table:table-cell>
          <table:table-cell table:number-columns-repeated="1020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apps/frappe/frappe/templates/emails/password_update.html +3</text:p>
          </table:table-cell>
          <table:table-cell office:value-type="string" calcext:value-type="string">
            <text:p>Your password has been updated. Here is your new password</text:p>
          </table:table-cell>
          <table:table-cell office:value-type="string" calcext:value-type="string">
            <text:p>Su contraseña se ha actualizado. Esta es su nueva contraseña</text:p>
          </table:table-cell>
          <table:table-cell table:number-columns-repeated="1020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apps/frappe/frappe/templates/emails/print_link.html +2</text:p>
          </table:table-cell>
          <table:table-cell office:value-type="string" calcext:value-type="string">
            <text:p>View this in your browser</text:p>
          </table:table-cell>
          <table:table-cell office:value-type="string" calcext:value-type="string">
            <text:p>Ver esto en su navegador</text:p>
          </table:table-cell>
          <table:table-cell table:number-columns-repeated="1020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apps/frappe/frappe/templates/generators/blog_post.html +25</text:p>
          </table:table-cell>
          <table:table-cell office:value-type="string" calcext:value-type="string">
            <text:p>This post is filed under {0}</text:p>
          </table:table-cell>
          <table:table-cell office:value-type="string" calcext:value-type="string">
            <text:p>Este post está archivado en {0}</text:p>
          </table:table-cell>
          <table:table-cell table:number-columns-repeated="102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apps/frappe/frappe/templates/generators/web_form.html +273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ontinuar</text:p>
          </table:table-cell>
          <table:table-cell table:number-columns-repeated="1020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string" calcext:value-type="string">
            <text:p>apps/frappe/frappe/templates/generators/web_form.html +37</text:p>
          </table:table-cell>
          <table:table-cell office:value-type="string" calcext:value-type="string">
            <text:p>Please login to create a new {0}</text:p>
          </table:table-cell>
          <table:table-cell office:value-type="string" calcext:value-type="string">
            <text:p>Por favor, inicie sesión para crear un nuevo {0}</text:p>
          </table:table-cell>
          <table:table-cell table:number-columns-repeated="1020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apps/frappe/frappe/templates/includes/comments/comments.py +48</text:p>
          </table:table-cell>
          <table:table-cell office:value-type="string" calcext:value-type="string">
            <text:p>{0} by {1}</text:p>
          </table:table-cell>
          <table:table-cell office:value-type="string" calcext:value-type="string">
            <text:p>{0} por {1}</text:p>
          </table:table-cell>
          <table:table-cell table:number-columns-repeated="1020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apps/frappe/frappe/templates/includes/comments/comments.py +50</text:p>
          </table:table-cell>
          <table:table-cell office:value-type="string" calcext:value-type="string">
            <text:p>View it in your browser</text:p>
          </table:table-cell>
          <table:table-cell office:value-type="string" calcext:value-type="string">
            <text:p>Verlo en su navegador</text:p>
          </table:table-cell>
          <table:table-cell table:number-columns-repeated="1020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apps/frappe/frappe/templates/includes/comments/comments.py +55</text:p>
          </table:table-cell>
          <table:table-cell office:value-type="string" calcext:value-type="string">
            <text:p>New comment on {0} {1}</text:p>
          </table:table-cell>
          <table:table-cell office:value-type="string" calcext:value-type="string">
            <text:p>Nuevo comentario en {0} {1}</text:p>
          </table:table-cell>
          <table:table-cell table:number-columns-repeated="1020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string" calcext:value-type="string">
            <text:p>apps/frappe/frappe/templates/includes/contact.js +11</text:p>
          </table:table-cell>
          <table:table-cell office:value-type="string" calcext:value-type="string">
            <text:p>Please enter both your email and message so that we \</text:p>
            <text:p>can get back to you. Thanks!</text:p>
          </table:table-cell>
          <table:table-cell office:value-type="string" calcext:value-type="string">
            <text:p>Por favor, ingrese su Email y su mensaje para que podamos contactarnos con usted. Gracias!</text:p>
          </table:table-cell>
          <table:table-cell table:number-columns-repeated="1020"/>
        </table:table-row>
        <table:table-row table:style-name="ro15">
          <table:table-cell office:value-type="float" office:value="1678" calcext:value-type="float">
            <text:p>1678</text:p>
          </table:table-cell>
          <table:table-cell office:value-type="string" calcext:value-type="string">
            <text:p>apps/frappe/frappe/templates/includes/contact.js +17</text:p>
          </table:table-cell>
          <table:table-cell office:value-type="string" calcext:value-type="string">
            <text:p>You seem to have written your name instead of your email. \</text:p>
            <text:p>Please enter a valid email address so that we can get back.</text:p>
          </table:table-cell>
          <table:table-cell office:value-type="string" calcext:value-type="string">
            <text:p>Parece que usted escribió su nombre en lugar de su correo electrónico. \ Por favor, ingrese un correo electrónico válido para ponernos en contacto con usted.</text:p>
          </table:table-cell>
          <table:table-cell table:number-columns-repeated="1020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string" calcext:value-type="string">
            <text:p>apps/frappe/frappe/templates/includes/contact.js +30</text:p>
          </table:table-cell>
          <table:table-cell office:value-type="string" calcext:value-type="string">
            <text:p>Thank you for your message</text:p>
          </table:table-cell>
          <table:table-cell office:value-type="string" calcext:value-type="string">
            <text:p>¡Gracias por tu mensaje!</text:p>
          </table:table-cell>
          <table:table-cell table:number-columns-repeated="1020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apps/frappe/frappe/templates/includes/list/filters.html +19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Limpiar</text:p>
          </table:table-cell>
          <table:table-cell table:number-columns-repeated="1020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apps/frappe/frappe/templates/includes/login/login.js +125</text:p>
          </table:table-cell>
          <table:table-cell office:value-type="string" calcext:value-type="string">
            <text:p>Invalid Login</text:p>
          </table:table-cell>
          <table:table-cell office:value-type="string" calcext:value-type="string">
            <text:p>Inicio de sesión inválido</text:p>
          </table:table-cell>
          <table:table-cell table:number-columns-repeated="1020"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string" calcext:value-type="string">
            <text:p>apps/frappe/frappe/templates/includes/login/login.js +126</text:p>
          </table:table-cell>
          <table:table-cell office:value-type="string" calcext:value-type="string">
            <text:p>Oops! Something went wrong</text:p>
          </table:table-cell>
          <table:table-cell office:value-type="string" calcext:value-type="string">
            <text:p>Ops! parece que algo salió mal</text:p>
          </table:table-cell>
          <table:table-cell table:number-columns-repeated="1020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apps/frappe/frappe/templates/includes/login/login.js +19</text:p>
          </table:table-cell>
          <table:table-cell office:value-type="string" calcext:value-type="string">
            <text:p>Both login and password required</text:p>
          </table:table-cell>
          <table:table-cell office:value-type="string" calcext:value-type="string">
            <text:p>Se requiere un usuario y una contraseña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apps/frappe/frappe/templates/includes/login/login.js +33</text:p>
          </table:table-cell>
          <table:table-cell office:value-type="string" calcext:value-type="string">
            <text:p>Valid email and name required</text:p>
          </table:table-cell>
          <table:table-cell office:value-type="string" calcext:value-type="string">
            <text:p>Se requiere un nombre y un correo electrónico valido</text:p>
          </table:table-cell>
          <table:table-cell table:number-columns-repeated="1020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apps/frappe/frappe/templates/includes/login/login.js +46</text:p>
          </table:table-cell>
          <table:table-cell office:value-type="string" calcext:value-type="string">
            <text:p>Valid Login id required.</text:p>
          </table:table-cell>
          <table:table-cell office:value-type="string" calcext:value-type="string">
            <text:p>Identificación de usuario válido requerido.</text:p>
          </table:table-cell>
          <table:table-cell table:number-columns-repeated="1020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apps/frappe/frappe/templates/includes/navbar/navbar_login.html +2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Iniciar sesión</text:p>
          </table:table-cell>
          <table:table-cell table:number-columns-repeated="1020"/>
        </table:table-row>
        <table:table-row table:style-name="ro7">
          <table:table-cell office:value-type="float" office:value="696" calcext:value-type="float">
            <text:p>696</text:p>
          </table:table-cell>
          <table:table-cell office:value-type="string" calcext:value-type="string">
            <text:p>apps/frappe/frappe/templates/pages/404.html +12</text:p>
          </table:table-cell>
          <table:table-cell office:value-type="string" calcext:value-type="string">
            <text:p>We are very sorry for this, but the page you are looking for is missing (this could be because of a typo in the address) or moved.</text:p>
          </table:table-cell>
          <table:table-cell office:value-type="string" calcext:value-type="string">
            <text:p>Lo sentimos mucho por esto, pero la página que busca no se encuentra (esto podría ser debido a un error tipográfico en la dirección) o fue movida.</text:p>
          </table:table-cell>
          <table:table-cell table:number-columns-repeated="1020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apps/frappe/frappe/templates/pages/404.html +6</text:p>
          </table:table-cell>
          <table:table-cell office:value-type="string" calcext:value-type="string">
            <text:p>Page missing or moved</text:p>
          </table:table-cell>
          <table:table-cell office:value-type="string" calcext:value-type="string">
            <text:p>Página no encontrada</text:p>
          </table:table-cell>
          <table:table-cell table:number-columns-repeated="102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apps/frappe/frappe/templates/pages/complete_signup.html +13</text:p>
          </table:table-cell>
          <table:table-cell office:value-type="string" calcext:value-type="string">
            <text:p>One Last Step</text:p>
          </table:table-cell>
          <table:table-cell office:value-type="string" calcext:value-type="string">
            <text:p>Un último paso</text:p>
          </table:table-cell>
          <table:table-cell table:number-columns-repeated="1020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apps/frappe/frappe/templates/pages/complete_signup.html +22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ar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pps/frappe/frappe/templates/pages/desk.py +18</text:p>
          </table:table-cell>
          <table:table-cell office:value-type="string" calcext:value-type="string">
            <text:p>You are not permitted to access this page.</text:p>
          </table:table-cell>
          <table:table-cell office:value-type="string" calcext:value-type="string">
            <text:p>Usted no está autorizado a acceder a esta página.</text:p>
          </table:table-cell>
          <table:table-cell table:number-columns-repeated="102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apps/frappe/frappe/templates/pages/list.py +46</text:p>
          </table:table-cell>
          <table:table-cell office:value-type="string" calcext:value-type="string">
            <text:p>Filtered by "{0}"</text:p>
          </table:table-cell>
          <table:table-cell office:value-type="string" calcext:value-type="string">
            <text:p>Filtrado por &amp;quot;{0}&amp;quot;</text:p>
          </table:table-cell>
          <table:table-cell table:number-columns-repeated="1020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apps/frappe/frappe/templates/pages/login.html +15</text:p>
          </table:table-cell>
          <table:table-cell office:value-type="string" calcext:value-type="string">
            <text:p>Sign in using</text:p>
          </table:table-cell>
          <table:table-cell office:value-type="string" calcext:value-type="string">
            <text:p>Entra con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pps/frappe/frappe/templates/pages/login.html +35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apps/frappe/frappe/templates/pages/login.html +42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registrarse</text:p>
          </table:table-cell>
          <table:table-cell table:number-columns-repeated="1020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apps/frappe/frappe/templates/pages/login.html +46</text:p>
          </table:table-cell>
          <table:table-cell office:value-type="string" calcext:value-type="string">
            <text:p>Not a user yet? Sign up</text:p>
          </table:table-cell>
          <table:table-cell office:value-type="string" calcext:value-type="string">
            <text:p>¿No eres usuario todavía? contratar</text:p>
          </table:table-cell>
          <table:table-cell table:number-columns-repeated="1020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apps/frappe/frappe/templates/pages/login.html +50</text:p>
          </table:table-cell>
          <table:table-cell office:value-type="string" calcext:value-type="string">
            <text:p>Forgot Password?</text:p>
          </table:table-cell>
          <table:table-cell office:value-type="string" calcext:value-type="string">
            <text:p>¿Se te olvidó tu contraseña?</text:p>
          </table:table-cell>
          <table:table-cell table:number-columns-repeated="1020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apps/frappe/frappe/templates/pages/login.html +61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contratar</text:p>
          </table:table-cell>
          <table:table-cell table:number-columns-repeated="1020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apps/frappe/frappe/templates/pages/login.html +63</text:p>
          </table:table-cell>
          <table:table-cell office:value-type="string" calcext:value-type="string">
            <text:p>Have an account? Login</text:p>
          </table:table-cell>
          <table:table-cell office:value-type="string" calcext:value-type="string">
            <text:p>¿Tener una cuenta? Iniciar sesión</text:p>
          </table:table-cell>
          <table:table-cell table:number-columns-repeated="1020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apps/frappe/frappe/templates/pages/login.html +72</text:p>
          </table:table-cell>
          <table:table-cell office:value-type="string" calcext:value-type="string">
            <text:p>Send Password</text:p>
          </table:table-cell>
          <table:table-cell office:value-type="string" calcext:value-type="string">
            <text:p>Enviar contraseña</text:p>
          </table:table-cell>
          <table:table-cell table:number-columns-repeated="1020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apps/frappe/frappe/templates/pages/login.html +74</text:p>
          </table:table-cell>
          <table:table-cell office:value-type="string" calcext:value-type="string">
            <text:p>Back to Login</text:p>
          </table:table-cell>
          <table:table-cell office:value-type="string" calcext:value-type="string">
            <text:p>Atrás para iniciar sesión</text:p>
          </table:table-cell>
          <table:table-cell table:number-columns-repeated="1020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string" calcext:value-type="string">
            <text:p>apps/frappe/frappe/templates/pages/login.py +45</text:p>
          </table:table-cell>
          <table:table-cell office:value-type="string" calcext:value-type="string">
            <text:p>Missing parameters for login</text:p>
          </table:table-cell>
          <table:table-cell office:value-type="string" calcext:value-type="string">
            <text:p>Parámetros que faltan para el inicio de sesión</text:p>
          </table:table-cell>
          <table:table-cell table:number-columns-repeated="1020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string" calcext:value-type="string">
            <text:p>apps/frappe/frappe/templates/pages/login.py +54</text:p>
          </table:table-cell>
          <table:table-cell table:number-columns-repeated="2" office:value-type="string" calcext:value-type="string">
            <text:p>Invalid Login Token</text:p>
          </table:table-cell>
          <table:table-cell table:number-columns-repeated="1020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apps/frappe/frappe/templates/pages/me.html +21</text:p>
          </table:table-cell>
          <table:table-cell office:value-type="string" calcext:value-type="string">
            <text:p>Edit Profile</text:p>
          </table:table-cell>
          <table:table-cell office:value-type="string" calcext:value-type="string">
            <text:p>Editar perfil</text:p>
          </table:table-cell>
          <table:table-cell table:number-columns-repeated="1020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apps/frappe/frappe/templates/pages/me.html +3</text:p>
          </table:table-cell>
          <table:table-cell office:value-type="string" calcext:value-type="string">
            <text:p>My Account</text:p>
          </table:table-cell>
          <table:table-cell office:value-type="string" calcext:value-type="string">
            <text:p>Mi cuenta</text:p>
          </table:table-cell>
          <table:table-cell table:number-columns-repeated="1020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apps/frappe/frappe/templates/pages/me.py +14</text:p>
          </table:table-cell>
          <table:table-cell office:value-type="string" calcext:value-type="string">
            <text:p>You need to be logged in to access this page.</text:p>
          </table:table-cell>
          <table:table-cell office:value-type="string" calcext:value-type="string">
            <text:p>Debe haber iniciado sesión para acceder a esta página.</text:p>
          </table:table-cell>
          <table:table-cell table:number-columns-repeated="1020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apps/frappe/frappe/templates/pages/print.py +199</text:p>
          </table:table-cell>
          <table:table-cell office:value-type="string" calcext:value-type="string">
            <text:p>No {0} permission</text:p>
          </table:table-cell>
          <table:table-cell office:value-type="string" calcext:value-type="string">
            <text:p>{0} No tiene permiso</text:p>
          </table:table-cell>
          <table:table-cell table:number-columns-repeated="1020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string" calcext:value-type="string">
            <text:p>apps/frappe/frappe/templates/pages/print.py +211</text:p>
          </table:table-cell>
          <table:table-cell office:value-type="string" calcext:value-type="string">
            <text:p>Print Format {0} is disabled</text:p>
          </table:table-cell>
          <table:table-cell office:value-type="string" calcext:value-type="string">
            <text:p>El formato de impresión {0} está deshabilitado</text:p>
          </table:table-cell>
          <table:table-cell table:number-columns-repeated="1020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apps/frappe/frappe/templates/pages/print.py +225</text:p>
          </table:table-cell>
          <table:table-cell office:value-type="string" calcext:value-type="string">
            <text:p>No template found at path: {0}</text:p>
          </table:table-cell>
          <table:table-cell office:value-type="string" calcext:value-type="string">
            <text:p>No se encontraron plantillas en la ruta: {0}</text:p>
          </table:table-cell>
          <table:table-cell table:number-columns-repeated="1020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string" calcext:value-type="string">
            <text:p>apps/frappe/frappe/templates/pages/update-password.html +12</text:p>
          </table:table-cell>
          <table:table-cell office:value-type="string" calcext:value-type="string">
            <text:p>Old Password</text:p>
          </table:table-cell>
          <table:table-cell office:value-type="string" calcext:value-type="string">
            <text:p>Contraseña anterior</text:p>
          </table:table-cell>
          <table:table-cell table:number-columns-repeated="1020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apps/frappe/frappe/templates/pages/update-password.html +16</text:p>
          </table:table-cell>
          <table:table-cell office:value-type="string" calcext:value-type="string">
            <text:p>New Password</text:p>
          </table:table-cell>
          <table:table-cell office:value-type="string" calcext:value-type="string">
            <text:p>Nueva contraseña</text:p>
          </table:table-cell>
          <table:table-cell table:number-columns-repeated="1020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apps/frappe/frappe/templates/pages/update-password.html +3</text:p>
          </table:table-cell>
          <table:table-cell office:value-type="string" calcext:value-type="string">
            <text:p>Reset Password</text:p>
          </table:table-cell>
          <table:table-cell office:value-type="string" calcext:value-type="string">
            <text:p>Restablecer contraseña</text:p>
          </table:table-cell>
          <table:table-cell table:number-columns-repeated="1020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apps/frappe/frappe/templates/pages/update-password.html +65</text:p>
          </table:table-cell>
          <table:table-cell office:value-type="string" calcext:value-type="string">
            <text:p>Password Updated</text:p>
          </table:table-cell>
          <table:table-cell office:value-type="string" calcext:value-type="string">
            <text:p>Contraseña Actualizada</text:p>
          </table:table-cell>
          <table:table-cell table:number-columns-repeated="1020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apps/frappe/frappe/templates/print_formats/standard.html +18</text:p>
          </table:table-cell>
          <table:table-cell office:value-type="string" calcext:value-type="string">
            <text:p>Page {0} of {1}</text:p>
          </table:table-cell>
          <table:table-cell office:value-type="string" calcext:value-type="string">
            <text:p>Página {0} de {1}</text:p>
          </table:table-cell>
          <table:table-cell table:number-columns-repeated="1020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apps/frappe/frappe/utils/__init__.py +88</text:p>
          </table:table-cell>
          <table:table-cell office:value-type="string" calcext:value-type="string">
            <text:p>{0} is not a valid email id</text:p>
          </table:table-cell>
          <table:table-cell office:value-type="string" calcext:value-type="string">
            <text:p>{0} no es un ID de correo electrónico (Email) válido</text:p>
          </table:table-cell>
          <table:table-cell table:number-columns-repeated="1020"/>
        </table:table-row>
        <table:table-row table:style-name="ro7">
          <table:table-cell office:value-type="float" office:value="867" calcext:value-type="float">
            <text:p>867</text:p>
          </table:table-cell>
          <table:table-cell office:value-type="string" calcext:value-type="string">
            <text:p>apps/frappe/frappe/utils/backups.py +158</text:p>
          </table:table-cell>
          <table:table-cell office:value-type="string" calcext:value-type="string">
            <text:p>Download link for your backup will be emailed on the following email address: {0}</text:p>
          </table:table-cell>
          <table:table-cell office:value-type="string" calcext:value-type="string">
            <text:p>El enlace de descarga para el backup será enviado por correo electrónico a la siguiente dirección electrónica: {0}</text:p>
          </table:table-cell>
          <table:table-cell table:number-columns-repeated="102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apps/frappe/frappe/utils/boilerplate.py +239</text:p>
          </table:table-cell>
          <table:table-cell table:number-columns-repeated="2" office:value-type="string" calcext:value-type="string">
            <text:p>{app_title}</text:p>
          </table:table-cell>
          <table:table-cell table:number-columns-repeated="1020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apps/frappe/frappe/utils/csvutils.py +123</text:p>
          </table:table-cell>
          <table:table-cell office:value-type="string" calcext:value-type="string">
            <text:p>{0} must be one of {1}</text:p>
          </table:table-cell>
          <table:table-cell office:value-type="string" calcext:value-type="string">
            <text:p>{0} debe ser uno de {1}</text:p>
          </table:table-cell>
          <table:table-cell table:number-columns-repeated="1020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pps/frappe/frappe/utils/csvutils.py +25</text:p>
          </table:table-cell>
          <table:table-cell office:value-type="string" calcext:value-type="string">
            <text:p>File not attached</text:p>
          </table:table-cell>
          <table:table-cell office:value-type="string" calcext:value-type="string">
            <text:p>Archivo no adjuntado</text:p>
          </table:table-cell>
          <table:table-cell table:number-columns-repeated="1020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apps/frappe/frappe/utils/csvutils.py +33</text:p>
          </table:table-cell>
          <table:table-cell office:value-type="string" calcext:value-type="string">
            <text:p>Unable to open attached file. Please try again.</text:p>
          </table:table-cell>
          <table:table-cell office:value-type="string" calcext:value-type="string">
            <text:p>No se puede abrir el archivo adjunto. Por favor, inténtelo de nuevo.</text:p>
          </table:table-cell>
          <table:table-cell table:number-columns-repeated="1020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apps/frappe/frappe/utils/csvutils.py +50</text:p>
          </table:table-cell>
          <table:table-cell office:value-type="string" calcext:value-type="string">
            <text:p>Unknown file encoding. Tried utf-8, windows-1250, windows-1252.</text:p>
          </table:table-cell>
          <table:table-cell office:value-type="string" calcext:value-type="string">
            <text:p>Codificación de archivo desconocido . Intentado utf- 8 , Windows -1250 , windows-1252 .</text:p>
          </table:table-cell>
          <table:table-cell table:number-columns-repeated="1020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apps/frappe/frappe/utils/csvutils.py +74</text:p>
          </table:table-cell>
          <table:table-cell office:value-type="string" calcext:value-type="string">
            <text:p>Not a valid Comma Separated Value (CSV File)</text:p>
          </table:table-cell>
          <table:table-cell office:value-type="string" calcext:value-type="string">
            <text:p>No es un archivo separado por comas válido (archivo CSV)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pps/frappe/frappe/utils/data.py +412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entavo</text:p>
          </table:table-cell>
          <table:table-cell table:number-columns-repeated="102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pps/frappe/frappe/utils/data.py +429</text:p>
          </table:table-cell>
          <table:table-cell office:value-type="string" calcext:value-type="string">
            <text:p>only.</text:p>
          </table:table-cell>
          <table:table-cell office:value-type="string" calcext:value-type="string">
            <text:p>exactos.</text:p>
          </table:table-cell>
          <table:table-cell table:number-columns-repeated="102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apps/frappe/frappe/utils/data.py +516</text:p>
          </table:table-cell>
          <table:table-cell office:value-type="string" calcext:value-type="string">
            <text:p>{0} or {1}</text:p>
          </table:table-cell>
          <table:table-cell office:value-type="string" calcext:value-type="string">
            <text:p>{0} o {1}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pps/frappe/frappe/utils/data.py +519</text:p>
          </table:table-cell>
          <table:table-cell office:value-type="string" calcext:value-type="string">
            <text:p>{0} and {1}</text:p>
          </table:table-cell>
          <table:table-cell office:value-type="string" calcext:value-type="string">
            <text:p>{0} y {1}</text:p>
          </table:table-cell>
          <table:table-cell table:number-columns-repeated="1020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string" calcext:value-type="string">
            <text:p>apps/frappe/frappe/utils/file_manager.py +257</text:p>
          </table:table-cell>
          <table:table-cell office:value-type="string" calcext:value-type="string">
            <text:p>Removed {0}</text:p>
          </table:table-cell>
          <table:table-cell office:value-type="string" calcext:value-type="string">
            <text:p>Eliminado {0}</text:p>
          </table:table-cell>
          <table:table-cell table:number-columns-repeated="1020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apps/frappe/frappe/utils/file_manager.py +279</text:p>
          </table:table-cell>
          <table:table-cell office:value-type="string" calcext:value-type="string">
            <text:p>It is risky to delete this file: {0}. Please contact your System Manager.</text:p>
          </table:table-cell>
          <table:table-cell office:value-type="string" calcext:value-type="string">
            <text:p>Es arriesgado eliminar este archivo: {0}. Por favor, póngase en contacto con el administrador del sistema.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pps/frappe/frappe/utils/file_manager.py +31</text:p>
          </table:table-cell>
          <table:table-cell office:value-type="string" calcext:value-type="string">
            <text:p>Please select a file or url</text:p>
          </table:table-cell>
          <table:table-cell office:value-type="string" calcext:value-type="string">
            <text:p>Por favor, seleccione un archivo o indique una URL</text:p>
          </table:table-cell>
          <table:table-cell table:number-columns-repeated="1020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string" calcext:value-type="string">
            <text:p>apps/frappe/frappe/utils/file_manager.py +321</text:p>
          </table:table-cell>
          <table:table-cell office:value-type="string" calcext:value-type="string">
            <text:p>There is some problem with the file url: {0}</text:p>
          </table:table-cell>
          <table:table-cell office:value-type="string" calcext:value-type="string">
            <text:p>Hay un poco de problema con la url del archivo: {0}</text:p>
          </table:table-cell>
          <table:table-cell table:number-columns-repeated="102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apps/frappe/frappe/utils/file_manager.py +43</text:p>
          </table:table-cell>
          <table:table-cell office:value-type="string" calcext:value-type="string">
            <text:p>Added {0}</text:p>
          </table:table-cell>
          <table:table-cell office:value-type="string" calcext:value-type="string">
            <text:p>{0} agregado</text:p>
          </table:table-cell>
          <table:table-cell table:number-columns-repeated="1020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apps/frappe/frappe/utils/file_manager.py +93</text:p>
          </table:table-cell>
          <table:table-cell office:value-type="string" calcext:value-type="string">
            <text:p>No file attached</text:p>
          </table:table-cell>
          <table:table-cell office:value-type="string" calcext:value-type="string">
            <text:p>No hay archivos adjuntos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pps/frappe/frappe/utils/jinja.py +35</text:p>
          </table:table-cell>
          <table:table-cell office:value-type="string" calcext:value-type="string">
            <text:p>Syntax error in template</text:p>
          </table:table-cell>
          <table:table-cell office:value-type="string" calcext:value-type="string">
            <text:p>Error de sintaxis en la plantilla</text:p>
          </table:table-cell>
          <table:table-cell table:number-columns-repeated="1020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apps/frappe/frappe/utils/nestedset.py +181</text:p>
          </table:table-cell>
          <table:table-cell office:value-type="string" calcext:value-type="string">
            <text:p>Item cannot be added to its own descendents</text:p>
          </table:table-cell>
          <table:table-cell office:value-type="string" calcext:value-type="string">
            <text:p>El producto no se puede añadir a sus propios heredados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pps/frappe/frappe/utils/nestedset.py +194</text:p>
          </table:table-cell>
          <table:table-cell office:value-type="string" calcext:value-type="string">
            <text:p>Root {0} cannot be deleted</text:p>
          </table:table-cell>
          <table:table-cell office:value-type="string" calcext:value-type="string">
            <text:p>Root {0} no se puede eliminar</text:p>
          </table:table-cell>
          <table:table-cell table:number-columns-repeated="102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apps/frappe/frappe/utils/nestedset.py +201</text:p>
          </table:table-cell>
          <table:table-cell office:value-type="string" calcext:value-type="string">
            <text:p>Cannot delete {0} as it has child nodes</text:p>
          </table:table-cell>
          <table:table-cell office:value-type="string" calcext:value-type="string">
            <text:p>No se puede eliminar {0}, ya que contiene sub-grupos</text:p>
          </table:table-cell>
          <table:table-cell table:number-columns-repeated="102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apps/frappe/frappe/utils/nestedset.py +218</text:p>
          </table:table-cell>
          <table:table-cell office:value-type="string" calcext:value-type="string">
            <text:p>Merging is only possible between Group-to-Group or Leaf Node-to-Leaf Node</text:p>
          </table:table-cell>
          <table:table-cell office:value-type="string" calcext:value-type="string">
            <text:p>La fusión sólo es posible de Grupo -a- Grupo o de Nodo -a- Nodo en la hoja</text:p>
          </table:table-cell>
          <table:table-cell table:number-columns-repeated="102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apps/frappe/frappe/utils/nestedset.py +229</text:p>
          </table:table-cell>
          <table:table-cell office:value-type="string" calcext:value-type="string">
            <text:p>Multiple root nodes not allowed.</text:p>
          </table:table-cell>
          <table:table-cell office:value-type="string" calcext:value-type="string">
            <text:p>No se permiten múltiples nodos principales</text:p>
          </table:table-cell>
          <table:table-cell table:number-columns-repeated="1020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string" calcext:value-type="string">
            <text:p>apps/frappe/frappe/utils/nestedset.py +235</text:p>
          </table:table-cell>
          <table:table-cell office:value-type="string" calcext:value-type="string">
            <text:p>{0} {1} cannot be a leaf node as it has children</text:p>
          </table:table-cell>
          <table:table-cell office:value-type="string" calcext:value-type="string">
            <text:p>{0} {1} no puede convertirse a una sub-cuenta ya que contiene elementos</text:p>
          </table:table-cell>
          <table:table-cell table:number-columns-repeated="1020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apps/frappe/frappe/utils/nestedset.py +77</text:p>
          </table:table-cell>
          <table:table-cell office:value-type="string" calcext:value-type="string">
            <text:p>Nested set error. Please contact the Administrator.</text:p>
          </table:table-cell>
          <table:table-cell office:value-type="string" calcext:value-type="string">
            <text:p>Error de conjunto anidado. Por favor, póngase en contacto con el administrador.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pps/frappe/frappe/utils/oauth.py +171</text:p>
          </table:table-cell>
          <table:table-cell office:value-type="string" calcext:value-type="string">
            <text:p>Email not verified with {1}</text:p>
          </table:table-cell>
          <table:table-cell office:value-type="string" calcext:value-type="string">
            <text:p>Email no verificado con {1}</text:p>
          </table:table-cell>
          <table:table-cell table:number-columns-repeated="1020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apps/frappe/frappe/utils/oauth.py +198</text:p>
          </table:table-cell>
          <table:table-cell office:value-type="string" calcext:value-type="string">
            <text:p>Token is missing</text:p>
          </table:table-cell>
          <table:table-cell office:value-type="string" calcext:value-type="string">
            <text:p>Token falta</text:p>
          </table:table-cell>
          <table:table-cell table:number-columns-repeated="1020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apps/frappe/frappe/utils/oauth.py +203</text:p>
          </table:table-cell>
          <table:table-cell office:value-type="string" calcext:value-type="string">
            <text:p>Invalid Token</text:p>
          </table:table-cell>
          <table:table-cell office:value-type="string" calcext:value-type="string">
            <text:p>Ficha inválida</text:p>
          </table:table-cell>
          <table:table-cell table:number-columns-repeated="1020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apps/frappe/frappe/utils/oauth.py +209</text:p>
          </table:table-cell>
          <table:table-cell office:value-type="string" calcext:value-type="string">
            <text:p>Please ensure that your profile has an email address</text:p>
          </table:table-cell>
          <table:table-cell office:value-type="string" calcext:value-type="string">
            <text:p>Por favor, asegúrese de que su perfil tiene una 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apps/frappe/frappe/utils/pdf.py +33</text:p>
          </table:table-cell>
          <table:table-cell office:value-type="string" calcext:value-type="string">
            <text:p>PDF generation failed because of broken image links</text:p>
          </table:table-cell>
          <table:table-cell office:value-type="string" calcext:value-type="string">
            <text:p>Error en la generación del archivo PDF debido a problema con los enlaces de las imágenes</text:p>
          </table:table-cell>
          <table:table-cell table:number-columns-repeated="1020"/>
        </table:table-row>
        <table:table-row table:style-name="ro7">
          <table:table-cell office:value-type="float" office:value="1275" calcext:value-type="float">
            <text:p>1275</text:p>
          </table:table-cell>
          <table:table-cell office:value-type="string" calcext:value-type="string">
            <text:p>apps/frappe/frappe/utils/response.py +117</text:p>
          </table:table-cell>
          <table:table-cell office:value-type="string" calcext:value-type="string">
            <text:p>You need to be logged in and have System Manager Role to be able to access backups.</text:p>
          </table:table-cell>
          <table:table-cell office:value-type="string" calcext:value-type="string">
            <text:p>Debe haber iniciado sesión y tener la función de administrador del sistema, para poder tener acceso a las copias de seguridad.</text:p>
          </table:table-cell>
          <table:table-cell table:number-columns-repeated="1020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apps/frappe/frappe/utils/response.py +127</text:p>
          </table:table-cell>
          <table:table-cell office:value-type="string" calcext:value-type="string">
            <text:p>You don't have permission to access this file</text:p>
          </table:table-cell>
          <table:table-cell office:value-type="string" calcext:value-type="string">
            <text:p>Usted no tiene permiso para acceder a este archivo</text:p>
          </table:table-cell>
          <table:table-cell table:number-columns-repeated="1020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apps/frappe/frappe/utils/verified_command.py +39</text:p>
          </table:table-cell>
          <table:table-cell office:value-type="string" calcext:value-type="string">
            <text:p>Invalid Link</text:p>
          </table:table-cell>
          <table:table-cell office:value-type="string" calcext:value-type="string">
            <text:p>Link Inválido</text:p>
          </table:table-cell>
          <table:table-cell table:number-columns-repeated="1020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apps/frappe/frappe/utils/verified_command.py +40</text:p>
          </table:table-cell>
          <table:table-cell office:value-type="string" calcext:value-type="string">
            <text:p>This link is invalid or expired. Please make sure you have pasted correctly.</text:p>
          </table:table-cell>
          <table:table-cell office:value-type="string" calcext:value-type="string">
            <text:p>Este enlace no es válido o ha expirado. Por favor, asegúrese de que lo ha pegado correctamente.</text:p>
          </table:table-cell>
          <table:table-cell table:number-columns-repeated="1020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apps/frappe/frappe/website/doctype/blog_post/blog_post_list.js +7</text:p>
          </table:table-cell>
          <table:table-cell office:value-type="string" calcext:value-type="string">
            <text:p>Not Published</text:p>
          </table:table-cell>
          <table:table-cell office:value-type="string" calcext:value-type="string">
            <text:p>No publicado</text:p>
          </table:table-cell>
          <table:table-cell table:number-columns-repeated="1020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apps/frappe/frappe/website/doctype/blog_post/blog_post.py +165</text:p>
          </table:table-cell>
          <table:table-cell office:value-type="string" calcext:value-type="string">
            <text:p>No comments yet</text:p>
          </table:table-cell>
          <table:table-cell office:value-type="string" calcext:value-type="string">
            <text:p>No hay comentarios todavía</text:p>
          </table:table-cell>
          <table:table-cell table:number-columns-repeated="1020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apps/frappe/frappe/website/doctype/blog_post/blog_post.py +167</text:p>
          </table:table-cell>
          <table:table-cell office:value-type="string" calcext:value-type="string">
            <text:p>1 comment</text:p>
          </table:table-cell>
          <table:table-cell office:value-type="string" calcext:value-type="string">
            <text:p>1 comentario</text:p>
          </table:table-cell>
          <table:table-cell table:number-columns-repeated="1020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apps/frappe/frappe/website/doctype/blog_post/blog_post.py +169</text:p>
          </table:table-cell>
          <table:table-cell office:value-type="string" calcext:value-type="string">
            <text:p>{0} comments</text:p>
          </table:table-cell>
          <table:table-cell office:value-type="string" calcext:value-type="string">
            <text:p>{0} comentarios</text:p>
          </table:table-cell>
          <table:table-cell table:number-columns-repeated="1020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apps/frappe/frappe/website/doctype/blog_post/blog_post.py +83</text:p>
          </table:table-cell>
          <table:table-cell table:number-columns-repeated="2" office:value-type="string" calcext:value-type="string">
            <text:p>Blog</text:p>
          </table:table-cell>
          <table:table-cell table:number-columns-repeated="1020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apps/frappe/frappe/website/doctype/blog_post/blog_post.py +92</text:p>
          </table:table-cell>
          <table:table-cell office:value-type="string" calcext:value-type="string">
            <text:p>Posts filed under {0}</text:p>
          </table:table-cell>
          <table:table-cell office:value-type="string" calcext:value-type="string">
            <text:p>Publicar bajo {0}</text:p>
          </table:table-cell>
          <table:table-cell table:number-columns-repeated="1020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string" calcext:value-type="string">
            <text:p>apps/frappe/frappe/website/doctype/blog_post/blog_post.py +96</text:p>
          </table:table-cell>
          <table:table-cell office:value-type="string" calcext:value-type="string">
            <text:p>Posts by {0}</text:p>
          </table:table-cell>
          <table:table-cell office:value-type="string" calcext:value-type="string">
            <text:p>Publicaciones por {0}</text:p>
          </table:table-cell>
          <table:table-cell table:number-columns-repeated="1020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apps/frappe/frappe/website/doctype/web_form/web_form.py +156</text:p>
          </table:table-cell>
          <table:table-cell office:value-type="string" calcext:value-type="string">
            <text:p>You are not allowed to update this Web Form Document</text:p>
          </table:table-cell>
          <table:table-cell office:value-type="string" calcext:value-type="string">
            <text:p>Usted no está autorizado para modificar este formulario web</text:p>
          </table:table-cell>
          <table:table-cell table:number-columns-repeated="1020"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string" calcext:value-type="string">
            <text:p>apps/frappe/frappe/website/doctype/web_form/web_form.py +190</text:p>
          </table:table-cell>
          <table:table-cell office:value-type="string" calcext:value-type="string">
            <text:p>You must login to submit this form</text:p>
          </table:table-cell>
          <table:table-cell office:value-type="string" calcext:value-type="string">
            <text:p>Debes iniciar sesión para enviar este formulario</text:p>
          </table:table-cell>
          <table:table-cell table:number-columns-repeated="1020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apps/frappe/frappe/website/doctype/web_form/web_form.py +27</text:p>
          </table:table-cell>
          <table:table-cell office:value-type="string" calcext:value-type="string">
            <text:p>You need to be in developer mode to edit a Standard Web Form</text:p>
          </table:table-cell>
          <table:table-cell office:value-type="string" calcext:value-type="string">
            <text:p>Usted necesita estar en el modo de programador para editar un formulario Web Estándar</text:p>
          </table:table-cell>
          <table:table-cell table:number-columns-repeated="1020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string" calcext:value-type="string">
            <text:p>apps/frappe/frappe/website/doctype/web_form/web_form.py +71</text:p>
          </table:table-cell>
          <table:table-cell office:value-type="string" calcext:value-type="string">
            <text:p>You need to be logged in to access this {0}.</text:p>
          </table:table-cell>
          <table:table-cell office:value-type="string" calcext:value-type="string">
            <text:p>Debe haber iniciado sesión para acceder a {0}.</text:p>
          </table:table-cell>
          <table:table-cell table:number-columns-repeated="1020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apps/frappe/frappe/website/doctype/web_form/web_form.py +74</text:p>
          </table:table-cell>
          <table:table-cell office:value-type="string" calcext:value-type="string">
            <text:p>You don't have the permissions to access this document</text:p>
          </table:table-cell>
          <table:table-cell office:value-type="string" calcext:value-type="string">
            <text:p>Usted no está autorizado para acceder a este documento</text:p>
          </table:table-cell>
          <table:table-cell table:number-columns-repeated="1020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apps/frappe/frappe/website/doctype/web_page/web_page.py +30</text:p>
          </table:table-cell>
          <table:table-cell office:value-type="string" calcext:value-type="string">
            <text:p>Cannot edit templated page</text:p>
          </table:table-cell>
          <table:table-cell office:value-type="string" calcext:value-type="string">
            <text:p>No puede editar la página de plantilla</text:p>
          </table:table-cell>
          <table:table-cell table:number-columns-repeated="1020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string" calcext:value-type="string">
            <text:p>apps/frappe/frappe/website/doctype/website_settings/website_settings.js +17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Exportado</text:p>
          </table:table-cell>
          <table:table-cell table:number-columns-repeated="1020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apps/frappe/frappe/website/doctype/website_settings/website_settings.js +72</text:p>
          </table:table-cell>
          <table:table-cell office:value-type="string" calcext:value-type="string">
            <text:p>Select a Banner Image first.</text:p>
          </table:table-cell>
          <table:table-cell office:value-type="string" calcext:value-type="string">
            <text:p>Seleccione primero una imagen para 'banner'.</text:p>
          </table:table-cell>
          <table:table-cell table:number-columns-repeated="1020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string" calcext:value-type="string">
            <text:p>apps/frappe/frappe/website/doctype/website_settings/website_settings.py +23</text:p>
          </table:table-cell>
          <table:table-cell office:value-type="string" calcext:value-type="string">
            <text:p>Invalid Home Page</text:p>
          </table:table-cell>
          <table:table-cell office:value-type="string" calcext:value-type="string">
            <text:p>Error en la página de Inicio</text:p>
          </table:table-cell>
          <table:table-cell table:number-columns-repeated="1020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string" calcext:value-type="string">
            <text:p>apps/frappe/frappe/website/doctype/website_settings/website_settings.py +34</text:p>
          </table:table-cell>
          <table:table-cell office:value-type="string" calcext:value-type="string">
            <text:p>{0} does not exist in row {1}</text:p>
          </table:table-cell>
          <table:table-cell office:value-type="string" calcext:value-type="string">
            <text:p>{0} no existe en la línea {1}</text:p>
          </table:table-cell>
          <table:table-cell table:number-columns-repeated="1020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apps/frappe/frappe/website/doctype/website_settings/website_settings.py +38</text:p>
          </table:table-cell>
          <table:table-cell office:value-type="string" calcext:value-type="string">
            <text:p>{0} in row {1} cannot have both URL and child items</text:p>
          </table:table-cell>
          <table:table-cell office:value-type="string" calcext:value-type="string">
            <text:p>{0} en la línea {1} no puede tener URL y elementos secundarios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apps/frappe/frappe/website/doctype/website_theme/website_theme.py +30</text:p>
          </table:table-cell>
          <table:table-cell office:value-type="string" calcext:value-type="string">
            <text:p>You are not allowed to delete a standard Website Theme</text:p>
          </table:table-cell>
          <table:table-cell office:value-type="string" calcext:value-type="string">
            <text:p>No está permitido borrar el tema predeterminado del sitio web.</text:p>
          </table:table-cell>
          <table:table-cell table:number-columns-repeated="1020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apps/frappe/frappe/website/doctype/website_theme/website_theme.py +35</text:p>
          </table:table-cell>
          <table:table-cell office:value-type="string" calcext:value-type="string">
            <text:p>Please Duplicate this Website Theme to customize.</text:p>
          </table:table-cell>
          <table:table-cell office:value-type="string" calcext:value-type="string">
            <text:p>Por favor, duplicar este tema de la página Web para personalizarlo.</text:p>
          </table:table-cell>
          <table:table-cell table:number-columns-repeated="1020"/>
        </table:table-row>
        <table:table-row table:style-name="ro7">
          <table:table-cell office:value-type="float" office:value="1977" calcext:value-type="float">
            <text:p>1977</text:p>
          </table:table-cell>
          <table:table-cell office:value-type="string" calcext:value-type="string">
            <text:p>apps/frappe/frappe/website/doctype/website_theme/website_theme.py +40</text:p>
          </table:table-cell>
          <table:table-cell office:value-type="string" calcext:value-type="string">
            <text:p>Top Bar Color and Text Color are the same. They should be have good contrast to be readable.</text:p>
          </table:table-cell>
          <table:table-cell office:value-type="string" calcext:value-type="string">
            <text:p>El color de la barra superior y el color del texto, son los mismos. deben cambiarse para tener un buen contraste.</text:p>
          </table:table-cell>
          <table:table-cell table:number-columns-repeated="1020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apps/frappe/frappe/workflow/doctype/workflow/workflow_list.js +7</text:p>
          </table:table-cell>
          <table:table-cell office:value-type="string" calcext:value-type="string">
            <text:p>Not active</text:p>
          </table:table-cell>
          <table:table-cell office:value-type="string" calcext:value-type="string">
            <text:p>No activo</text:p>
          </table:table-cell>
          <table:table-cell table:number-columns-repeated="1020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apps/frappe/frappe/workflow/doctype/workflow/workflow.py +38</text:p>
          </table:table-cell>
          <table:table-cell office:value-type="string" calcext:value-type="string">
            <text:p>Created Custom Field {0} in {1}</text:p>
          </table:table-cell>
          <table:table-cell office:value-type="string" calcext:value-type="string">
            <text:p>Creado campo personalizado {0} en {1}</text:p>
          </table:table-cell>
          <table:table-cell table:number-columns-repeated="1020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string" calcext:value-type="string">
            <text:p>apps/frappe/frappe/workflow/doctype/workflow/workflow.py +57</text:p>
          </table:table-cell>
          <table:table-cell office:value-type="string" calcext:value-type="string">
            <text:p>{0} not a valid State</text:p>
          </table:table-cell>
          <table:table-cell office:value-type="string" calcext:value-type="string">
            <text:p>{0} no es un estado válido.</text:p>
          </table:table-cell>
          <table:table-cell table:number-columns-repeated="1020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apps/frappe/frappe/workflow/doctype/workflow/workflow.py +64</text:p>
          </table:table-cell>
          <table:table-cell office:value-type="string" calcext:value-type="string">
            <text:p>Cannot change state of Cancelled Document. Transition row {0}</text:p>
          </table:table-cell>
          <table:table-cell office:value-type="string" calcext:value-type="string">
            <text:p>No se puede cambiar el estado de un documento cancelado, Transition row {0}</text:p>
          </table:table-cell>
          <table:table-cell table:number-columns-repeated="1020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string" calcext:value-type="string">
            <text:p>apps/frappe/frappe/workflow/doctype/workflow/workflow.py +67</text:p>
          </table:table-cell>
          <table:table-cell office:value-type="string" calcext:value-type="string">
            <text:p>Submitted Document cannot be converted back to draft. Transition row {0}</text:p>
          </table:table-cell>
          <table:table-cell office:value-type="string" calcext:value-type="string">
            <text:p>El documento validado no se puede revertir a borrador, en la línea de transición {0}.</text:p>
          </table:table-cell>
          <table:table-cell table:number-columns-repeated="1020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string" calcext:value-type="string">
            <text:p>apps/frappe/frappe/workflow/doctype/workflow/workflow.py +70</text:p>
          </table:table-cell>
          <table:table-cell office:value-type="string" calcext:value-type="string">
            <text:p>Cannot cancel before submitting. See Transition {0}</text:p>
          </table:table-cell>
          <table:table-cell office:value-type="string" calcext:value-type="string">
            <text:p>No se puede cancelar antes de enviar. Ver transmisión {0}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io web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"Team Members" or "Management"</text:p>
          </table:table-cell>
          <table:table-cell office:value-type="string" calcext:value-type="string">
            <text:p>'Miembros del equipo' o 'Administración'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Team Members</text:p>
          </table:table-cell>
          <table:table-cell office:value-type="string" calcext:value-type="string">
            <text:p>Miembros del Equipo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Website Manager</text:p>
          </table:table-cell>
          <table:table-cell office:value-type="string" calcext:value-type="string">
            <text:p>Administrar página web</text:p>
          </table:table-cell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Introduce your company to the website visitor.</text:p>
          </table:table-cell>
          <table:table-cell office:value-type="string" calcext:value-type="string">
            <text:p>Dar a conocer su empresa al visitante del sitio Web.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Company Introduction</text:p>
          </table:table-cell>
          <table:table-cell office:value-type="string" calcext:value-type="string">
            <text:p>Presentación de la compañía</text:p>
          </table:table-cell>
          <table:table-cell table:number-columns-repeated="1020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Settings for the About Us Page</text:p>
          </table:table-cell>
          <table:table-cell office:value-type="string" calcext:value-type="string">
            <text:p>Ajustes de página 'quiénes somos'</text:p>
          </table:table-cell>
          <table:table-cell table:number-columns-repeated="1020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Org History</text:p>
          </table:table-cell>
          <table:table-cell office:value-type="string" calcext:value-type="string">
            <text:p>Historia de la organización</text:p>
          </table:table-cell>
          <table:table-cell table:number-columns-repeated="1020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About Us Settings</text:p>
          </table:table-cell>
          <table:table-cell office:value-type="string" calcext:value-type="string">
            <text:p>Configuración de información de la compañía</text:p>
          </table:table-cell>
          <table:table-cell table:number-columns-repeated="1020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"Company History"</text:p>
          </table:table-cell>
          <table:table-cell office:value-type="string" calcext:value-type="string">
            <text:p>"Historia de la compañía"</text:p>
          </table:table-cell>
          <table:table-cell table:number-columns-repeated="1020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Org History Heading</text:p>
          </table:table-cell>
          <table:table-cell office:value-type="string" calcext:value-type="string">
            <text:p>Encabezado de la historia de la organización</text:p>
          </table:table-cell>
          <table:table-cell table:number-columns-repeated="1020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Team Members Heading</text:p>
          </table:table-cell>
          <table:table-cell office:value-type="string" calcext:value-type="string">
            <text:p>Lideres de equipos</text:p>
          </table:table-cell>
          <table:table-cell table:number-columns-repeated="1020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More content for the bottom of the page.</text:p>
          </table:table-cell>
          <table:table-cell office:value-type="string" calcext:value-type="string">
            <text:p>Más contenido de la parte inferior de la página.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About Us Team Member</text:p>
          </table:table-cell>
          <table:table-cell office:value-type="string" calcext:value-type="string">
            <text:p>Miembro del Equipo Acerca de Nosotros</text:p>
          </table:table-cell>
          <table:table-cell table:number-columns-repeated="1020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Image Link</text:p>
          </table:table-cell>
          <table:table-cell office:value-type="string" calcext:value-type="string">
            <text:p>Enlace a la Imagen</text:p>
          </table:table-cell>
          <table:table-cell table:number-columns-repeated="1020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Nombre completo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ystem Manager</text:p>
          </table:table-cell>
          <table:table-cell office:value-type="string" calcext:value-type="string">
            <text:p>Administrador del sistema</text:p>
          </table:table-cell>
          <table:table-cell table:number-columns-repeated="102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ference DocType</text:p>
          </table:table-cell>
          <table:table-cell office:value-type="string" calcext:value-type="string">
            <text:p>Referencia a 'DocType'</text:p>
          </table:table-cell>
          <table:table-cell table:number-columns-repeated="102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Async Task</text:p>
          </table:table-cell>
          <table:table-cell office:value-type="string" calcext:value-type="string">
            <text:p>Async Tarea</text:p>
          </table:table-cell>
          <table:table-cell table:number-columns-repeated="1020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ucceeded</text:p>
          </table:table-cell>
          <table:table-cell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Tiempo de ejecución.</text:p>
          </table:table-cell>
          <table:table-cell table:number-columns-repeated="1020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Nombre de tarea</text:p>
          </table:table-cell>
          <table:table-cell table:number-columns-repeated="1020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Traceback</text:p>
          </table:table-cell>
          <table:table-cell office:value-type="string" calcext:value-type="string">
            <text:p>Rastrear</text:p>
          </table:table-cell>
          <table:table-cell table:number-columns-repeated="1020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En cola</text:p>
          </table:table-cell>
          <table:table-cell table:number-columns-repeated="1020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úcleo</text:p>
          </table:table-cell>
          <table:table-cell table:number-columns-repeated="1020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ference Doc</text:p>
          </table:table-cell>
          <table:table-cell office:value-type="string" calcext:value-type="string">
            <text:p>Doc. de referencia</text:p>
          </table:table-cell>
          <table:table-cell table:number-columns-repeated="1020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jecutándose</text:p>
          </table:table-cell>
          <table:table-cell table:number-columns-repeated="1020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esultado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Falló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ocType: Block Module</text:p>
          </table:table-cell>
          <table:table-cell office:value-type="string" calcext:value-type="string">
            <text:p>Block Module</text:p>
          </table:table-cell>
          <table:table-cell office:value-type="string" calcext:value-type="string">
            <text:p>Módulo de bloque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ocType: Block Module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Módulo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Blog Category</text:p>
          </table:table-cell>
          <table:table-cell office:value-type="string" calcext:value-type="string">
            <text:p>Categoría de Blog</text:p>
          </table:table-cell>
          <table:table-cell table:number-columns-repeated="1020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Parent Website Route</text:p>
          </table:table-cell>
          <table:table-cell office:value-type="string" calcext:value-type="string">
            <text:p>Ruta de website principal</text:p>
          </table:table-cell>
          <table:table-cell table:number-columns-repeated="1020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Publicado</text:p>
          </table:table-cell>
          <table:table-cell table:number-columns-repeated="1020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Category Name</text:p>
          </table:table-cell>
          <table:table-cell office:value-type="string" calcext:value-type="string">
            <text:p>Nombre Categoría</text:p>
          </table:table-cell>
          <table:table-cell table:number-columns-repeated="1020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DocType: Blog Category</text:p>
          </table:table-cell>
          <table:table-cell table:number-columns-repeated="2" office:value-type="string" calcext:value-type="string">
            <text:p>Blogger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Invitado</text:p>
          </table:table-cell>
          <table:table-cell table:number-columns-repeated="1020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Email Sent</text:p>
          </table:table-cell>
          <table:table-cell office:value-type="string" calcext:value-type="string">
            <text:p>Correo electrónico enviado</text:p>
          </table:table-cell>
          <table:table-cell table:number-columns-repeated="1020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Blog Post</text:p>
          </table:table-cell>
          <table:table-cell office:value-type="string" calcext:value-type="string">
            <text:p>Entrada en el Blog</text:p>
          </table:table-cell>
          <table:table-cell table:number-columns-repeated="1020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Description for listing page, in plain text, only a couple of lines. (max 140 characters)</text:p>
          </table:table-cell>
          <table:table-cell office:value-type="string" calcext:value-type="string">
            <text:p>Descripción para listarlo en la pagina, en texto sin formato, solo unas lineas. (máx. 140 caracteres)</text:p>
          </table:table-cell>
          <table:table-cell table:number-columns-repeated="1020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Blog Intro</text:p>
          </table:table-cell>
          <table:table-cell office:value-type="string" calcext:value-type="string">
            <text:p>Intro. del Blog</text:p>
          </table:table-cell>
          <table:table-cell table:number-columns-repeated="102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Published On</text:p>
          </table:table-cell>
          <table:table-cell office:value-type="string" calcext:value-type="string">
            <text:p>Publicado el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Title</text:p>
          </table:table-cell>
          <table:table-cell office:value-type="string" calcext:value-type="string">
            <text:p>Título del Blog</text:p>
          </table:table-cell>
          <table:table-cell table:number-columns-repeated="102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Settings</text:p>
          </table:table-cell>
          <table:table-cell office:value-type="string" calcext:value-type="string">
            <text:p>Configuración del Blog</text:p>
          </table:table-cell>
          <table:table-cell table:number-columns-repeated="1020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Writers Introduction</text:p>
          </table:table-cell>
          <table:table-cell office:value-type="string" calcext:value-type="string">
            <text:p>Introducción de los Escritores</text:p>
          </table:table-cell>
          <table:table-cell table:number-columns-repeated="1020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Introduction</text:p>
          </table:table-cell>
          <table:table-cell office:value-type="string" calcext:value-type="string">
            <text:p>Introducción del Blog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Will be used in url (usually first name).</text:p>
          </table:table-cell>
          <table:table-cell office:value-type="string" calcext:value-type="string">
            <text:p>Se utilizará en la url (generalmente el primer nombre).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User ID of a Blogger</text:p>
          </table:table-cell>
          <table:table-cell office:value-type="string" calcext:value-type="string">
            <text:p>ID de usuario de un Blogger</text:p>
          </table:table-cell>
          <table:table-cell table:number-columns-repeated="1020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DocType: Blogger</text:p>
          </table:table-cell>
          <table:table-cell table:number-columns-repeated="2" office:value-type="string" calcext:value-type="string">
            <text:p>Avatar</text:p>
          </table:table-cell>
          <table:table-cell table:number-columns-repeated="1020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Posts</text:p>
          </table:table-cell>
          <table:table-cell office:value-type="string" calcext:value-type="string">
            <text:p>Vacantes</text:p>
          </table:table-cell>
          <table:table-cell table:number-columns-repeated="1020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Nombre corto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Send After</text:p>
          </table:table-cell>
          <table:table-cell office:value-type="string" calcext:value-type="string">
            <text:p>Enviar después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Bulk Email records.</text:p>
          </table:table-cell>
          <table:table-cell office:value-type="string" calcext:value-type="string">
            <text:p>Registros de correo electrónico masivo.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Bulk Email</text:p>
          </table:table-cell>
          <table:table-cell office:value-type="string" calcext:value-type="string">
            <text:p>Correo masivo</text:p>
          </table:table-cell>
          <table:table-cell table:number-columns-repeated="102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Not Sent</text:p>
          </table:table-cell>
          <table:table-cell office:value-type="string" calcext:value-type="string">
            <text:p>No enviado</text:p>
          </table:table-cell>
          <table:table-cell table:number-columns-repeated="102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Expirado</text:p>
          </table:table-cell>
          <table:table-cell table:number-columns-repeated="1020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Reference DocName</text:p>
          </table:table-cell>
          <table:table-cell office:value-type="string" calcext:value-type="string">
            <text:p>Referencia DocName</text:p>
          </table:table-cell>
          <table:table-cell table:number-columns-repeated="1020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Recipient</text:p>
          </table:table-cell>
          <table:table-cell office:value-type="string" calcext:value-type="string">
            <text:p>Beneficiario</text:p>
          </table:table-cell>
          <table:table-cell table:number-columns-repeated="1020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Enviando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 Owner</text:p>
          </table:table-cell>
          <table:table-cell office:value-type="string" calcext:value-type="string">
            <text:p>referencia propietario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nread Notification Sent</text:p>
          </table:table-cell>
          <table:table-cell office:value-type="string" calcext:value-type="string">
            <text:p>Envíar una notificación al no ser leído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isita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Visto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nsaje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errado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Adjunto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imeline Name</text:p>
          </table:table-cell>
          <table:table-cell office:value-type="string" calcext:value-type="string">
            <text:p>Nombre de la línea de tiempo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po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Asunto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Bounced</text:p>
          </table:table-cell>
          <table:table-cell office:value-type="string" calcext:value-type="string">
            <text:p>Rebotados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 Name</text:p>
          </table:table-cell>
          <table:table-cell office:value-type="string" calcext:value-type="string">
            <text:p>Nombre del enlace</text:p>
          </table:table-cell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Como</text:p>
          </table:table-cell>
          <table:table-cell table:number-columns-repeated="102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do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brir</text:p>
          </table:table-cell>
          <table:table-cell table:number-columns-repeated="102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From Full Name</text:p>
          </table:table-cell>
          <table:table-cell office:value-type="string" calcext:value-type="string">
            <text:p>De Nombre Completo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 Name</text:p>
          </table:table-cell>
          <table:table-cell office:value-type="string" calcext:value-type="string">
            <text:p>Nombre de referencia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licked</text:p>
          </table:table-cell>
          <table:table-cell office:value-type="string" calcext:value-type="string">
            <text:p>Teclear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tiqueta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Enviado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ivery Status</text:p>
          </table:table-cell>
          <table:table-cell office:value-type="string" calcext:value-type="string">
            <text:p>Estado del envío</text:p>
          </table:table-cell>
          <table:table-cell table:number-columns-repeated="102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unicaciones</text:p>
          </table:table-cell>
          <table:table-cell table:number-columns-repeated="102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ser Tags</text:p>
          </table:table-cell>
          <table:table-cell office:value-type="string" calcext:value-type="string">
            <text:p>Etiquetas de usuario</text:p>
          </table:table-cell>
          <table:table-cell table:number-columns-repeated="102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etrasado</text:p>
          </table:table-cell>
          <table:table-cell table:number-columns-repeated="102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nt or Received</text:p>
          </table:table-cell>
          <table:table-cell office:value-type="string" calcext:value-type="string">
            <text:p>Enviado o Recibido</text:p>
          </table:table-cell>
          <table:table-cell table:number-columns-repeated="102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No. de teléfono</text:p>
          </table:table-cell>
          <table:table-cell table:number-columns-repeated="102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cipient Unsubscribed</text:p>
          </table:table-cell>
          <table:table-cell office:value-type="string" calcext:value-type="string">
            <text:p>Receptor no suscrito</text:p>
          </table:table-cell>
          <table:table-cell table:number-columns-repeated="102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ompartido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Recibido</text:p>
          </table:table-cell>
          <table:table-cell table:number-columns-repeated="1020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Rechazado</text:p>
          </table:table-cell>
          <table:table-cell table:number-columns-repeated="102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Chat</text:p>
          </table:table-cell>
          <table:table-cell table:number-columns-repeated="1020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echa</text:p>
          </table:table-cell>
          <table:table-cell table:number-columns-repeated="102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ttachment Removed</text:p>
          </table:table-cell>
          <table:table-cell office:value-type="string" calcext:value-type="string">
            <text:p>fijación retirados</text:p>
          </table:table-cell>
          <table:table-cell table:number-columns-repeated="1020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plied</text:p>
          </table:table-cell>
          <table:table-cell office:value-type="string" calcext:value-type="string">
            <text:p>Ya respondió</text:p>
          </table:table-cell>
          <table:table-cell table:number-columns-repeated="1020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ed</text:p>
          </table:table-cell>
          <table:table-cell office:value-type="string" calcext:value-type="string">
            <text:p>Vinculado</text:p>
          </table:table-cell>
          <table:table-cell table:number-columns-repeated="1020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Validado</text:p>
          </table:table-cell>
          <table:table-cell table:number-columns-repeated="1020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imeline DocType</text:p>
          </table:table-cell>
          <table:table-cell office:value-type="string" calcext:value-type="string">
            <text:p>DocType línea de tiempo</text:p>
          </table:table-cell>
          <table:table-cell table:number-columns-repeated="102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oft-Bounced</text:p>
          </table:table-cell>
          <table:table-cell office:value-type="string" calcext:value-type="string">
            <text:p>Rebotes livianos</text:p>
          </table:table-cell>
          <table:table-cell table:number-columns-repeated="1020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Workflow</text:p>
          </table:table-cell>
          <table:table-cell office:value-type="string" calcext:value-type="string">
            <text:p>Flujos de trabajo</text:p>
          </table:table-cell>
          <table:table-cell table:number-columns-repeated="1020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Eliminado</text:p>
          </table:table-cell>
          <table:table-cell table:number-columns-repeated="1020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ancelled</text:p>
          </table:table-cell>
          <table:table-cell office:value-type="string" calcext:value-type="string">
            <text:p>Cancelado</text:p>
          </table:table-cell>
          <table:table-cell table:number-columns-repeated="1020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asignado</text:p>
          </table:table-cell>
          <table:table-cell table:number-columns-repeated="1020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Teléfono</text:p>
          </table:table-cell>
          <table:table-cell table:number-columns-repeated="1020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nshared</text:p>
          </table:table-cell>
          <table:table-cell office:value-type="string" calcext:value-type="string">
            <text:p>Incompartible</text:p>
          </table:table-cell>
          <table:table-cell table:number-columns-repeated="1020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ssignment Completed</text:p>
          </table:table-cell>
          <table:table-cell office:value-type="string" calcext:value-type="string">
            <text:p>asignación Completado</text:p>
          </table:table-cell>
          <table:table-cell table:number-columns-repeated="1020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table:number-columns-repeated="1020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ent Type</text:p>
          </table:table-cell>
          <table:table-cell office:value-type="string" calcext:value-type="string">
            <text:p>Comentario tipo</text:p>
          </table:table-cell>
          <table:table-cell table:number-columns-repeated="1020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ro</text:p>
          </table:table-cell>
          <table:table-cell table:number-columns-repeated="1020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ia</text:p>
          </table:table-cell>
          <table:table-cell table:number-columns-repeated="1020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 DocType</text:p>
          </table:table-cell>
          <table:table-cell office:value-type="string" calcext:value-type="string">
            <text:p>enlace DocType</text:p>
          </table:table-cell>
          <table:table-cell table:number-columns-repeated="1020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Keep a track of all communications</text:p>
          </table:table-cell>
          <table:table-cell office:value-type="string" calcext:value-type="string">
            <text:p>Registros de todas las comunicaciones realizadas en el sistema</text:p>
          </table:table-cell>
          <table:table-cell table:number-columns-repeated="1020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Notificación</text:p>
          </table:table-cell>
          <table:table-cell table:number-columns-repeated="1020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tegrations can use this field to set email delivery status</text:p>
          </table:table-cell>
          <table:table-cell office:value-type="string" calcext:value-type="string">
            <text:p>Integraciones pueden utilizar este campo para establecer el estado de entrega de correo electrónico</text:p>
          </table:table-cell>
          <table:table-cell table:number-columns-repeated="1020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ore Information</text:p>
          </table:table-cell>
          <table:table-cell office:value-type="string" calcext:value-type="string">
            <text:p>Mas información</text:p>
          </table:table-cell>
          <table:table-cell table:number-columns-repeated="1020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formación</text:p>
          </table:table-cell>
          <table:table-cell table:number-columns-repeated="1020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rreo electrónico (Email)</text:p>
          </table:table-cell>
          <table:table-cell table:number-columns-repeated="1020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 Reply To</text:p>
          </table:table-cell>
          <table:table-cell office:value-type="string" calcext:value-type="string">
            <text:p>En respuesta a</text:p>
          </table:table-cell>
          <table:table-cell table:number-columns-repeated="1020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Actualizado</text:p>
          </table:table-cell>
          <table:table-cell table:number-columns-repeated="1020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Email Account</text:p>
          </table:table-cell>
          <table:table-cell office:value-type="string" calcext:value-type="string">
            <text:p>Cuentas de correo electrónico</text:p>
          </table:table-cell>
          <table:table-cell table:number-columns-repeated="1020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Abierto</text:p>
          </table:table-cell>
          <table:table-cell table:number-columns-repeated="1020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arked As Spam</text:p>
          </table:table-cell>
          <table:table-cell office:value-type="string" calcext:value-type="string">
            <text:p>Marcado como spam</text:p>
          </table:table-cell>
          <table:table-cell table:number-columns-repeated="1020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unication Type</text:p>
          </table:table-cell>
          <table:table-cell office:value-type="string" calcext:value-type="string">
            <text:p>Tipo de comunicación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Company History</text:p>
          </table:table-cell>
          <table:table-cell office:value-type="string" calcext:value-type="string">
            <text:p>Historia de la compañía</text:p>
          </table:table-cell>
          <table:table-cell table:number-columns-repeated="1020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Resaltar</text:p>
          </table:table-cell>
          <table:table-cell table:number-columns-repeated="1020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ño</text:p>
          </table:table-cell>
          <table:table-cell table:number-columns-repeated="1020"/>
        </table:table-row>
        <table:table-row table:style-name="ro7">
          <table:table-cell office:value-type="float" office:value="56" calcext:value-type="float">
            <text:p>56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ontact options, like "Sales Query, Support Query" etc each on a new line or separated by commas.</text:p>
          </table:table-cell>
          <table:table-cell office:value-type="string" calcext:value-type="string">
            <text:p>Opciones de contacto, como 'Consultas de Ventas, Consultas de soporte, etc' cada una en una nueva línea o separados por comas.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Title</text:p>
          </table:table-cell>
          <table:table-cell office:value-type="string" calcext:value-type="string">
            <text:p>Dirección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Introductory information for the Contact Us Page</text:p>
          </table:table-cell>
          <table:table-cell office:value-type="string" calcext:value-type="string">
            <text:p>Información preliminar de la página de contacto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ontact Us Settings</text:p>
          </table:table-cell>
          <table:table-cell office:value-type="string" calcext:value-type="string">
            <text:p>Configuración de contácto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Dirección línea 1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irección</text:p>
          </table:table-cell>
          <table:table-cell table:number-columns-repeated="102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Query Options</text:p>
          </table:table-cell>
          <table:table-cell office:value-type="string" calcext:value-type="string">
            <text:p>Opciones de consulta</text:p>
          </table:table-cell>
          <table:table-cell table:number-columns-repeated="1020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Introducción</text:p>
          </table:table-cell>
          <table:table-cell table:number-columns-repeated="1020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Forward To Email Address</text:p>
          </table:table-cell>
          <table:table-cell office:value-type="string" calcext:value-type="string">
            <text:p>Reenviar a la direc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Default: "Contact Us"</text:p>
          </table:table-cell>
          <table:table-cell office:value-type="string" calcext:value-type="string">
            <text:p>Por defecto: "Contáctenos"</text:p>
          </table:table-cell>
          <table:table-cell table:number-columns-repeated="1020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ettings for Contact Us Page</text:p>
          </table:table-cell>
          <table:table-cell office:value-type="string" calcext:value-type="string">
            <text:p>Ajustes para pagina de contacto</text:p>
          </table:table-cell>
          <table:table-cell table:number-columns-repeated="1020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end enquiries to this email address</text:p>
          </table:table-cell>
          <table:table-cell office:value-type="string" calcext:value-type="string">
            <text:p>Enviar solicitudes a esta direc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Dirección línea 2</text:p>
          </table:table-cell>
          <table:table-cell table:number-columns-repeated="1020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Código PIN</text:p>
          </table:table-cell>
          <table:table-cell table:number-columns-repeated="1020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udad</text:p>
          </table:table-cell>
          <table:table-cell table:number-columns-repeated="1020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Country Name</text:p>
          </table:table-cell>
          <table:table-cell office:value-type="string" calcext:value-type="string">
            <text:p>Nombre del país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ocType: Country</text:p>
          </table:table-cell>
          <table:table-cell table:number-columns-repeated="2" office:value-type="string" calcext:value-type="string">
            <text:p>Geo</text:p>
          </table:table-cell>
          <table:table-cell table:number-columns-repeated="102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aís</text:p>
          </table:table-cell>
          <table:table-cell table:number-columns-repeated="1020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Time Zones</text:p>
          </table:table-cell>
          <table:table-cell office:value-type="string" calcext:value-type="string">
            <text:p>Zonas horarias</text:p>
          </table:table-cell>
          <table:table-cell table:number-columns-repeated="1020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mallest circulating fraction unit (coin). For e.g. 1 cent for USD and it should be entered as 0.01</text:p>
          </table:table-cell>
          <table:table-cell office:value-type="string" calcext:value-type="string">
            <text:p>Unidad más pequeña fracción de circulación (moneda). Por ejemplo, 1 centavo por USD y debe ser ingresado como 0.01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Fraction Units</text:p>
          </table:table-cell>
          <table:table-cell office:value-type="string" calcext:value-type="string">
            <text:p>Fracción de unidades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ub-currency. For e.g. "Cent"</text:p>
          </table:table-cell>
          <table:table-cell office:value-type="string" calcext:value-type="string">
            <text:p>Sub-moneda, por ejemplo, 'centavo'</text:p>
          </table:table-cell>
          <table:table-cell table:number-columns-repeated="102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Currency Name</text:p>
          </table:table-cell>
          <table:table-cell office:value-type="string" calcext:value-type="string">
            <text:p>Nombre de la divisa</text:p>
          </table:table-cell>
          <table:table-cell table:number-columns-repeated="102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**Currency** Master</text:p>
          </table:table-cell>
          <table:table-cell office:value-type="string" calcext:value-type="string">
            <text:p>**Divisa/Moneda** Principal</text:p>
          </table:table-cell>
          <table:table-cell table:number-columns-repeated="102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A symbol for this currency. For e.g. $</text:p>
          </table:table-cell>
          <table:table-cell office:value-type="string" calcext:value-type="string">
            <text:p>Un símbolo para esta moneda. Por ejemplo, $</text:p>
          </table:table-cell>
          <table:table-cell table:number-columns-repeated="1020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1 Currency = [?] Fraction</text:p>
            <text:p>For e.g. 1 USD = 100 Cent</text:p>
          </table:table-cell>
          <table:table-cell office:value-type="string" calcext:value-type="string">
            <text:p>**Divisa** = [?] Fracción, ejem: 1 USD = 100 Centavos</text:p>
          </table:table-cell>
          <table:table-cell table:number-columns-repeated="1020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ímbolo.</text:p>
          </table:table-cell>
          <table:table-cell table:number-columns-repeated="1020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How should this currency be formatted? If not set, will use system defaults</text:p>
          </table:table-cell>
          <table:table-cell office:value-type="string" calcext:value-type="string">
            <text:p>¿Cómo se debe formatear esta moneda? Si no se establece, el sistema utilizará los valores por defecto</text:p>
          </table:table-cell>
          <table:table-cell table:number-columns-repeated="1020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mallest Currency Fraction Value</text:p>
          </table:table-cell>
          <table:table-cell office:value-type="string" calcext:value-type="string">
            <text:p>Más pequeña moneda Valor Fracción</text:p>
          </table:table-cell>
          <table:table-cell table:number-columns-repeated="1020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Fracción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Nombre del campo</text:p>
          </table:table-cell>
          <table:table-cell table:number-columns-repeated="1020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Select the label after which you want to insert new field.</text:p>
          </table:table-cell>
          <table:table-cell office:value-type="string" calcext:value-type="string">
            <text:p>Seleccione la etiqueta con la cual desea insertar el nuevo campo.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Adds a custom field to a DocType</text:p>
          </table:table-cell>
          <table:table-cell office:value-type="string" calcext:value-type="string">
            <text:p>Añade un campo personalizado para el 'DocType'</text:p>
          </table:table-cell>
          <table:table-cell table:number-columns-repeated="102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Tipo de campo</text:p>
          </table:table-cell>
          <table:table-cell table:number-columns-repeated="102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Custom Field</text:p>
          </table:table-cell>
          <table:table-cell office:value-type="string" calcext:value-type="string">
            <text:p>Campo personalizado</text:p>
          </table:table-cell>
          <table:table-cell table:number-columns-repeated="1020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Personalizar</text:p>
          </table:table-cell>
          <table:table-cell table:number-columns-repeated="1020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Valor predeterminado</text:p>
          </table:table-cell>
          <table:table-cell table:number-columns-repeated="1020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s Mandatory Field</text:p>
          </table:table-cell>
          <table:table-cell office:value-type="string" calcext:value-type="string">
            <text:p>Es un campo obligatorio</text:p>
          </table:table-cell>
          <table:table-cell table:number-columns-repeated="1020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 Description</text:p>
          </table:table-cell>
          <table:table-cell office:value-type="string" calcext:value-type="string">
            <text:p>Descripción de campo</text:p>
          </table:table-cell>
          <table:table-cell table:number-columns-repeated="1020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Permission Level</text:p>
          </table:table-cell>
          <table:table-cell office:value-type="string" calcext:value-type="string">
            <text:p>Nivel de permisos</text:p>
          </table:table-cell>
          <table:table-cell table:number-columns-repeated="1020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Options Help</text:p>
          </table:table-cell>
          <table:table-cell office:value-type="string" calcext:value-type="string">
            <text:p>Opciones de ayuda</text:p>
          </table:table-cell>
          <table:table-cell table:number-columns-repeated="1020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Label Help</text:p>
          </table:table-cell>
          <table:table-cell office:value-type="string" calcext:value-type="string">
            <text:p>Ayuda de 'Etiquetas'</text:p>
          </table:table-cell>
          <table:table-cell table:number-columns-repeated="1020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nsert After</text:p>
          </table:table-cell>
          <table:table-cell office:value-type="string" calcext:value-type="string">
            <text:p>insertar después</text:p>
          </table:table-cell>
          <table:table-cell table:number-columns-repeated="1020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n Report Filter</text:p>
          </table:table-cell>
          <table:table-cell office:value-type="string" calcext:value-type="string">
            <text:p>En filtro de Inform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iente</text:p>
          </table:table-cell>
          <table:table-cell table:number-columns-repeated="1020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Adds a custom script (client or server) to a DocType</text:p>
          </table:table-cell>
          <table:table-cell office:value-type="string" calcext:value-type="string">
            <text:p>Añade un acript personalizado (cliente o servidor) a un tipo de 'DocType'</text:p>
          </table:table-cell>
          <table:table-cell table:number-columns-repeated="102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DocType: Custom Script</text:p>
          </table:table-cell>
          <table:table-cell table:number-columns-repeated="2" office:value-type="string" calcext:value-type="string">
            <text:p>Script</text:p>
          </table:table-cell>
          <table:table-cell table:number-columns-repeated="1020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uestra.</text:p>
          </table:table-cell>
          <table:table-cell table:number-columns-repeated="1020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Script Type</text:p>
          </table:table-cell>
          <table:table-cell office:value-type="string" calcext:value-type="string">
            <text:p>Tipo de script</text:p>
          </table:table-cell>
          <table:table-cell table:number-columns-repeated="1020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Custom Script</text:p>
          </table:table-cell>
          <table:table-cell office:value-type="string" calcext:value-type="string">
            <text:p>Secuencia personalizada</text:p>
          </table:table-cell>
          <table:table-cell table:number-columns-repeated="102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Customize Label, Print Hide, Default etc.</text:p>
          </table:table-cell>
          <table:table-cell office:value-type="string" calcext:value-type="string">
            <text:p>Personalizar etiquetas, ocultar campos, predeterminados, etc</text:p>
          </table:table-cell>
          <table:table-cell table:number-columns-repeated="102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Enter Form Type</text:p>
          </table:table-cell>
          <table:table-cell office:value-type="string" calcext:value-type="string">
            <text:p>Seleccione el tipo de formulario</text:p>
          </table:table-cell>
          <table:table-cell table:number-columns-repeated="102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Customize Form</text:p>
          </table:table-cell>
          <table:table-cell office:value-type="string" calcext:value-type="string">
            <text:p>Personalizar formulario</text:p>
          </table:table-cell>
          <table:table-cell table:number-columns-repeated="1020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Fields separated by comma (,) will be included in the "Search By" list of Search dialog box</text:p>
          </table:table-cell>
          <table:table-cell office:value-type="string" calcext:value-type="string">
            <text:p>Los campos separados por coma (,) se incluirán en el area "Buscar por" en el cuadro de búsqueda</text:p>
          </table:table-cell>
          <table:table-cell table:number-columns-repeated="102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Use this fieldname to generate title</text:p>
          </table:table-cell>
          <table:table-cell office:value-type="string" calcext:value-type="string">
            <text:p>Utilice este nombre de campo para generar título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Print Width of the field, if the field is a column in a table</text:p>
          </table:table-cell>
          <table:table-cell office:value-type="string" calcext:value-type="string">
            <text:p>Imprimir el ancho del campo, si el campo es una columna en una tabla</text:p>
          </table:table-cell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Customize Form Field</text:p>
          </table:table-cell>
          <table:table-cell office:value-type="string" calcext:value-type="string">
            <text:p>Personalizar campos de formulario</text:p>
          </table:table-cell>
          <table:table-cell table:number-columns-repeated="1020"/>
        </table:table-row>
        <table:table-row table:style-name="ro16">
          <table:table-cell office:value-type="float" office:value="1099" calcext:value-type="float">
            <text:p>1099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This field will appear only if the fieldname defined here has value OR the rules are true (examples): </text:p>
            <text:p>myfield</text:p>
            <text:p>eval:doc.myfield=='My Value'</text:p>
            <text:p>eval:doc.age&amp;gt;18</text:p>
          </table:table-cell>
          <table:table-cell office:value-type="string" calcext:value-type="string">
            <text:p>aparecerá este campo sólo si el nombre del campo definido aquí tiene valor o las reglas son verdaderos (ejemplos): eval myfield: doc.myfield == &amp;#39;Mi Valor&amp;#39; eval: doc.age&amp;gt; 18</text:p>
          </table:table-cell>
          <table:table-cell table:number-columns-repeated="102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Label and Type</text:p>
          </table:table-cell>
          <table:table-cell office:value-type="string" calcext:value-type="string">
            <text:p>Etiqueta y tipo</text:p>
          </table:table-cell>
          <table:table-cell table:number-columns-repeated="1020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Is Custom Field</text:p>
          </table:table-cell>
          <table:table-cell office:value-type="string" calcext:value-type="string">
            <text:p>Es un campo personalizado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ocType: DefaultValu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Valor predeterminado</text:p>
          </table:table-cell>
          <table:table-cell table:number-columns-repeated="102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DocType: DefaultValu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lav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DocFiel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Visualización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missions</text:p>
          </table:table-cell>
          <table:table-cell office:value-type="string" calcext:value-type="string">
            <text:p>Permisos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Hide If No Value</text:p>
          </table:table-cell>
          <table:table-cell office:value-type="string" calcext:value-type="string">
            <text:p>Imprimir Ocultar Si No Valor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ontraseña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Oculto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Vinculo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lapsible</text:p>
          </table:table-cell>
          <table:table-cell office:value-type="string" calcext:value-type="string">
            <text:p>Plegable</text:p>
          </table:table-cell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ncho</text:p>
          </table:table-cell>
          <table:table-cell table:number-columns-repeated="102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t Only Once</text:p>
          </table:table-cell>
          <table:table-cell office:value-type="string" calcext:value-type="string">
            <text:p>Establecer una sola vez</text:p>
          </table:table-cell>
          <table:table-cell table:number-columns-repeated="102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Encabezado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Índice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otón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argo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ction Break</text:p>
          </table:table-cell>
          <table:table-cell office:value-type="string" calcext:value-type="string">
            <text:p>Salto de sección.</text:p>
          </table:table-cell>
          <table:table-cell table:number-columns-repeated="102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pends On</text:p>
          </table:table-cell>
          <table:table-cell office:value-type="string" calcext:value-type="string">
            <text:p>Depende de</text:p>
          </table:table-cell>
          <table:table-cell table:number-columns-repeated="1020"/>
        </table:table-row>
        <table:table-row table:style-name="ro7">
          <table:table-cell office:value-type="float" office:value="614" calcext:value-type="float">
            <text:p>61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or Links, enter the DocType as range.</text:p>
            <text:p>For Select, enter list of Options, each on a new line.</text:p>
          </table:table-cell>
          <table:table-cell office:value-type="string" calcext:value-type="string">
            <text:p>Para enlaces, introduzca el 'DocType' como rango. para seleccionar, ingrese lista de opciones, cada uno en una nueva línea.</text:p>
          </table:table-cell>
          <table:table-cell table:number-columns-repeated="102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ción</text:p>
          </table:table-cell>
          <table:table-cell table:number-columns-repeated="1020"/>
        </table:table-row>
        <table:table-row table:style-name="ro15">
          <table:table-cell office:value-type="float" office:value="729" calcext:value-type="float">
            <text:p>72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on't HTML Encode HTML tags like &amp;lt;script&amp;gt; or just characters like &amp;lt; or &amp;gt;, as they could be intentionally used in this field</text:p>
          </table:table-cell>
          <table:table-cell office:value-type="string" calcext:value-type="string">
            <text:p>No etiquetas HTML Codificar HTML, como &amp;lt;script&amp;gt; o simplemente caracteres como &amp;lt;u&amp;gt;, ya que podrían ser utilizados intencionadamente en este campo</text:p>
          </table:table-cell>
          <table:table-cell table:number-columns-repeated="1020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ttach Image</text:p>
          </table:table-cell>
          <table:table-cell office:value-type="string" calcext:value-type="string">
            <text:p>Adjuntar Imagen</text:p>
          </table:table-cell>
          <table:table-cell table:number-columns-repeated="1020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Obligatorio</text:p>
          </table:table-cell>
          <table:table-cell table:number-columns-repeated="1020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or ciento</text:p>
          </table:table-cell>
          <table:table-cell table:number-columns-repeated="1020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 Filter</text:p>
          </table:table-cell>
          <table:table-cell office:value-type="string" calcext:value-type="string">
            <text:p>En filtro</text:p>
          </table:table-cell>
          <table:table-cell table:number-columns-repeated="102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Editor de texto</text:p>
          </table:table-cell>
          <table:table-cell table:number-columns-repeated="1020"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User permissions should not apply for this Link</text:p>
          </table:table-cell>
          <table:table-cell office:value-type="string" calcext:value-type="string">
            <text:p>Los permisos de usuario no deben aplicarse para este enlace</text:p>
          </table:table-cell>
          <table:table-cell table:number-columns-repeated="1020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ynamic Link</text:p>
          </table:table-cell>
          <table:table-cell office:value-type="string" calcext:value-type="string">
            <text:p>Enlace dinámico</text:p>
          </table:table-cell>
          <table:table-cell table:number-columns-repeated="1020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eleccionar</text:p>
          </table:table-cell>
          <table:table-cell table:number-columns-repeated="1020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Hide</text:p>
          </table:table-cell>
          <table:table-cell office:value-type="string" calcext:value-type="string">
            <text:p>Ocultar en impresión</text:p>
          </table:table-cell>
          <table:table-cell table:number-columns-repeated="1020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Precisión</text:p>
          </table:table-cell>
          <table:table-cell table:number-columns-repeated="1020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os</text:p>
          </table:table-cell>
          <table:table-cell table:number-columns-repeated="1020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gnore XSS Filter</text:p>
          </table:table-cell>
          <table:table-cell office:value-type="string" calcext:value-type="string">
            <text:p>Ignorar filtro XSS</text:p>
          </table:table-cell>
          <table:table-cell table:number-columns-repeated="1020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a</text:p>
          </table:table-cell>
          <table:table-cell table:number-columns-repeated="1020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 List View</text:p>
          </table:table-cell>
          <table:table-cell office:value-type="string" calcext:value-type="string">
            <text:p>En vista de lista</text:p>
          </table:table-cell>
          <table:table-cell table:number-columns-repeated="1020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Adjuntar</text:p>
          </table:table-cell>
          <table:table-cell table:number-columns-repeated="1020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t non-standard precision for a Float or Currency field</text:p>
          </table:table-cell>
          <table:table-cell office:value-type="string" calcext:value-type="string">
            <text:p>Ajuste de precisión no-estándar para los decimales o las monedas</text:p>
          </table:table-cell>
          <table:table-cell table:number-columns-repeated="1020"/>
        </table:table-row>
        <table:table-row table:style-name="ro9">
          <table:table-cell office:value-type="float" office:value="1573" calcext:value-type="float">
            <text:p>157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llow on Submit</text:p>
          </table:table-cell>
          <table:table-cell office:value-type="string" calcext:value-type="string">
            <text:p>Permitir en aprobado</text:p>
          </table:table-cell>
          <table:table-cell office:value-type="string" calcext:value-type="string">
            <text:p>Permitir en 'validar'</text:p>
          </table:table-cell>
          <table:table-cell table:number-columns-repeated="1019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umn Break</text:p>
          </table:table-cell>
          <table:table-cell office:value-type="string" calcext:value-type="string">
            <text:p>Salto de columna</text:p>
          </table:table-cell>
          <table:table-cell table:number-columns-repeated="1020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Report Hide</text:p>
          </table:table-cell>
          <table:table-cell office:value-type="string" calcext:value-type="string">
            <text:p>Ocultar reporte</text:p>
          </table:table-cell>
          <table:table-cell table:number-columns-repeated="1020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Divisa / Moneda</text:p>
          </table:table-cell>
          <table:table-cell table:number-columns-repeated="1020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Fecha y Hora</text:p>
          </table:table-cell>
          <table:table-cell table:number-columns-repeated="1020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Plegar</text:p>
          </table:table-cell>
          <table:table-cell table:number-columns-repeated="1020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No Copy</text:p>
          </table:table-cell>
          <table:table-cell office:value-type="string" calcext:value-type="string">
            <text:p>No copiar</text:p>
          </table:table-cell>
          <table:table-cell table:number-columns-repeated="1020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ódigo</text:p>
          </table:table-cell>
          <table:table-cell table:number-columns-repeated="1020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lapsible Depends On</text:p>
          </table:table-cell>
          <table:table-cell office:value-type="string" calcext:value-type="string">
            <text:p>Plegado depende de</text:p>
          </table:table-cell>
          <table:table-cell table:number-columns-repeated="1020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exto largo</text:p>
          </table:table-cell>
          <table:table-cell table:number-columns-repeated="1020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tador</text:p>
          </table:table-cell>
          <table:table-cell table:number-columns-repeated="1020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Width</text:p>
          </table:table-cell>
          <table:table-cell office:value-type="string" calcext:value-type="string">
            <text:p>Ancho de impresión</text:p>
          </table:table-cell>
          <table:table-cell table:number-columns-repeated="1020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mall Text</text:p>
          </table:table-cell>
          <table:table-cell office:value-type="string" calcext:value-type="string">
            <text:p>Texto pequeño</text:p>
          </table:table-cell>
          <table:table-cell table:number-columns-repeated="1020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o not allow user to change after set the first time</text:p>
          </table:table-cell>
          <table:table-cell office:value-type="string" calcext:value-type="string">
            <text:p>No permitir que el usuario pueda cambiar después de establecerlo por primera vez</text:p>
          </table:table-cell>
          <table:table-cell table:number-columns-repeated="1020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Read Only</text:p>
          </table:table-cell>
          <table:table-cell office:value-type="string" calcext:value-type="string">
            <text:p>Sólo lectura</text:p>
          </table:table-cell>
          <table:table-cell table:number-columns-repeated="1020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m Level</text:p>
          </table:table-cell>
          <table:table-cell office:value-type="string" calcext:value-type="string">
            <text:p>Nivel permitido</text:p>
          </table:table-cell>
          <table:table-cell table:number-columns-repeated="1020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redeterminado</text:p>
          </table:table-cell>
          <table:table-cell table:number-columns-repeated="1020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Único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gnore User Permissions</text:p>
          </table:table-cell>
          <table:table-cell office:value-type="string" calcext:value-type="string">
            <text:p>Ignorar los permisos de usuario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This role update User Permissions for a user</text:p>
          </table:table-cell>
          <table:table-cell office:value-type="string" calcext:value-type="string">
            <text:p>Este rol actualiza los permisos de usuario</text:p>
          </table:table-cell>
          <table:table-cell table:number-columns-repeated="102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Filter records based on User Permissions defined for a user</text:p>
          </table:table-cell>
          <table:table-cell office:value-type="string" calcext:value-type="string">
            <text:p>Filtrar los registros basados en permisos de usuario definidos para un usuario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ol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pply User Permissions</text:p>
          </table:table-cell>
          <table:table-cell office:value-type="string" calcext:value-type="string">
            <text:p>Aplicar permisos de usuario.</text:p>
          </table:table-cell>
          <table:table-cell table:number-columns-repeated="102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dditional Permissions</text:p>
          </table:table-cell>
          <table:table-cell office:value-type="string" calcext:value-type="string">
            <text:p>Permisos Adicionales</text:p>
          </table:table-cell>
          <table:table-cell table:number-columns-repeated="102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Set User Permissions</text:p>
          </table:table-cell>
          <table:table-cell office:value-type="string" calcext:value-type="string">
            <text:p>Establecer permisos de usuario</text:p>
          </table:table-cell>
          <table:table-cell table:number-columns-repeated="102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If user is the owner</text:p>
          </table:table-cell>
          <table:table-cell office:value-type="string" calcext:value-type="string">
            <text:p>Si el usuario es el propietario</text:p>
          </table:table-cell>
          <table:table-cell table:number-columns-repeated="102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Eliminar</text:p>
          </table:table-cell>
          <table:table-cell table:number-columns-repeated="102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DocPerm</text:p>
          </table:table-cell>
          <table:table-cell table:number-columns-repeated="102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mend</text:p>
          </table:table-cell>
          <table:table-cell office:value-type="string" calcext:value-type="string">
            <text:p>Corregir</text:p>
          </table:table-cell>
          <table:table-cell table:number-columns-repeated="1020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scribir</text:p>
          </table:table-cell>
          <table:table-cell table:number-columns-repeated="102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User Permission DocTypes</text:p>
          </table:table-cell>
          <table:table-cell office:value-type="string" calcext:value-type="string">
            <text:p>'DocType' para permisos de usuarios</text:p>
          </table:table-cell>
          <table:table-cell table:number-columns-repeated="1020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ancelar</text:p>
          </table:table-cell>
          <table:table-cell table:number-columns-repeated="1020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Validar</text:p>
          </table:table-cell>
          <table:table-cell table:number-columns-repeated="1020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pply this rule if the User is the Owner</text:p>
          </table:table-cell>
          <table:table-cell office:value-type="string" calcext:value-type="string">
            <text:p>Aplicar esta regla, si el usuario es el propietario</text:p>
          </table:table-cell>
          <table:table-cell table:number-columns-repeated="1020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rear</text:p>
          </table:table-cell>
          <table:table-cell table:number-columns-repeated="1020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eer</text:p>
          </table:table-cell>
          <table:table-cell table:number-columns-repeated="1020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ole and Level</text:p>
          </table:table-cell>
          <table:table-cell office:value-type="string" calcext:value-type="string">
            <text:p>Rol y nivel</text:p>
          </table:table-cell>
          <table:table-cell table:number-columns-repeated="1020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xportar</text:p>
          </table:table-cell>
          <table:table-cell table:number-columns-repeated="1020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ivel</text:p>
          </table:table-cell>
          <table:table-cell table:number-columns-repeated="1020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Reporte</text:p>
          </table:table-cell>
          <table:table-cell table:number-columns-repeated="1020"/>
        </table:table-row>
        <table:table-row table:style-name="ro15">
          <table:table-cell office:value-type="float" office:value="1896" calcext:value-type="float">
            <text:p>189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JSON list of DocTypes used to apply User Permissions. If empty, all linked DocTypes will be used to apply User Permissions.</text:p>
          </table:table-cell>
          <table:table-cell office:value-type="string" calcext:value-type="string">
            <text:p>Se utiliza una lista JSON de los 'DocType' para aplicar los permisos de usuario. Si está vacío, todos doctypes vinculadas serán utilizados para solicitar permisos de usuario.</text:p>
          </table:table-cell>
          <table:table-cell table:number-columns-repeated="1020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Importar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Internal record of document shares</text:p>
          </table:table-cell>
          <table:table-cell office:value-type="string" calcext:value-type="string">
            <text:p>Registro interno de documentos compartidos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Document Name</text:p>
          </table:table-cell>
          <table:table-cell office:value-type="string" calcext:value-type="string">
            <text:p>Nombre de documento</text:p>
          </table:table-cell>
          <table:table-cell table:number-columns-repeated="1020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DocType: DocShare</text:p>
          </table:table-cell>
          <table:table-cell table:number-columns-repeated="2" office:value-type="string" calcext:value-type="string">
            <text:p>DocShare</text:p>
          </table:table-cell>
          <table:table-cell table:number-columns-repeated="1020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Tipo de documento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efault Print Format</text:p>
          </table:table-cell>
          <table:table-cell office:value-type="string" calcext:value-type="string">
            <text:p>Formato de impresión por defecto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tle Field</text:p>
          </table:table-cell>
          <table:table-cell office:value-type="string" calcext:value-type="string">
            <text:p>Campo de título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Heading</text:p>
          </table:table-cell>
          <table:table-cell office:value-type="string" calcext:value-type="string">
            <text:p>Ocultar encabezado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how this field as title</text:p>
          </table:table-cell>
          <table:table-cell office:value-type="string" calcext:value-type="string">
            <text:p>Mostrar este campo como título.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istrador</text:p>
          </table:table-cell>
          <table:table-cell table:number-columns-repeated="102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ampos</text:p>
          </table:table-cell>
          <table:table-cell table:number-columns-repeated="102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ort Order</text:p>
          </table:table-cell>
          <table:table-cell office:value-type="string" calcext:value-type="string">
            <text:p>Ordenar por</text:p>
          </table:table-cell>
          <table:table-cell table:number-columns-repeated="1020"/>
        </table:table-row>
        <table:table-row table:style-name="ro7">
          <table:table-cell office:value-type="float" office:value="405" calcext:value-type="float">
            <text:p>40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ingle Types have only one record no tables associated. Values are stored in tabSingles</text:p>
          </table:table-cell>
          <table:table-cell office:value-type="string" calcext:value-type="string">
            <text:p>Los campos únicos, solo tienen un registro y no tienen tablas asociadas, los valores serán guardados en una columna aislada.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Single</text:p>
          </table:table-cell>
          <table:table-cell office:value-type="string" calcext:value-type="string">
            <text:p>Es único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earch Fields</text:p>
          </table:table-cell>
          <table:table-cell office:value-type="string" calcext:value-type="string">
            <text:p>Buscar campos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Toolbar</text:p>
          </table:table-cell>
          <table:table-cell office:value-type="string" calcext:value-type="string">
            <text:p>Ocultar barra de herramientas</text:p>
          </table:table-cell>
          <table:table-cell table:number-columns-repeated="102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User Cannot Create</text:p>
          </table:table-cell>
          <table:table-cell office:value-type="string" calcext:value-type="string">
            <text:p>El usuario no puede crear</text:p>
          </table:table-cell>
          <table:table-cell table:number-columns-repeated="102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ort Field</text:p>
          </table:table-cell>
          <table:table-cell office:value-type="string" calcext:value-type="string">
            <text:p>Ordenar por campo</text:p>
          </table:table-cell>
          <table:table-cell table:number-columns-repeated="102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&lt;a&gt;Naming Options&lt;/a&gt;</text:p>
          </table:table-cell>
          <table:table-cell office:value-type="string" calcext:value-type="string">
            <text:p>&lt;a&gt;Opciones de nomenclatura&lt;/a&gt;</text:p>
          </table:table-cell>
          <table:table-cell table:number-columns-repeated="102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Copy</text:p>
          </table:table-cell>
          <table:table-cell office:value-type="string" calcext:value-type="string">
            <text:p>Ocultar copia</text:p>
          </table:table-cell>
          <table:table-cell table:number-columns-repeated="1020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istema</text:p>
          </table:table-cell>
          <table:table-cell table:number-columns-repeated="102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Submittable</text:p>
          </table:table-cell>
          <table:table-cell office:value-type="string" calcext:value-type="string">
            <text:p>Se puede validar</text:p>
          </table:table-cell>
          <table:table-cell table:number-columns-repeated="1020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Permissions Settings</text:p>
          </table:table-cell>
          <table:table-cell office:value-type="string" calcext:value-type="string">
            <text:p>Configuración de permisos</text:p>
          </table:table-cell>
          <table:table-cell table:number-columns-repeated="1020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User Cannot Search</text:p>
          </table:table-cell>
          <table:table-cell office:value-type="string" calcext:value-type="string">
            <text:p>El usuario no puede buscar</text:p>
          </table:table-cell>
          <table:table-cell table:number-columns-repeated="1020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n Dialog</text:p>
          </table:table-cell>
          <table:table-cell office:value-type="string" calcext:value-type="string">
            <text:p>En diálogo</text:p>
          </table:table-cell>
          <table:table-cell table:number-columns-repeated="1020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Import via Data Import Tool</text:p>
          </table:table-cell>
          <table:table-cell office:value-type="string" calcext:value-type="string">
            <text:p>Permitir la importación a través de las herramientas de Importación de Datos.</text:p>
          </table:table-cell>
          <table:table-cell table:number-columns-repeated="1020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tle Case</text:p>
          </table:table-cell>
          <table:table-cell office:value-type="string" calcext:value-type="string">
            <text:p>Zona de título</text:p>
          </table:table-cell>
          <table:table-cell table:number-columns-repeated="1020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Plugin</text:p>
          </table:table-cell>
          <table:table-cell table:number-columns-repeated="1020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how Print First</text:p>
          </table:table-cell>
          <table:table-cell office:value-type="string" calcext:value-type="string">
            <text:p>Mostrar Imprimir primero</text:p>
          </table:table-cell>
          <table:table-cell table:number-columns-repeated="1020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Configuración</text:p>
          </table:table-cell>
          <table:table-cell table:number-columns-repeated="1020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Import</text:p>
          </table:table-cell>
          <table:table-cell office:value-type="string" calcext:value-type="string">
            <text:p>Permitir la Importación</text:p>
          </table:table-cell>
          <table:table-cell table:number-columns-repeated="1020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meline Field</text:p>
          </table:table-cell>
          <table:table-cell office:value-type="string" calcext:value-type="string">
            <text:p>Línea de tiempo campo</text:p>
          </table:table-cell>
          <table:table-cell table:number-columns-repeated="1020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Permission Rules</text:p>
          </table:table-cell>
          <table:table-cell office:value-type="string" calcext:value-type="string">
            <text:p>Reglas de permisos</text:p>
          </table:table-cell>
          <table:table-cell table:number-columns-repeated="1020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Rename</text:p>
          </table:table-cell>
          <table:table-cell office:value-type="string" calcext:value-type="string">
            <text:p>Permitir Renombrar</text:p>
          </table:table-cell>
          <table:table-cell table:number-columns-repeated="1020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hild Tables are shown as a Grid in other DocTypes.</text:p>
          </table:table-cell>
          <table:table-cell office:value-type="string" calcext:value-type="string">
            <text:p>Las tablas secundarias se muestran como una cuadrícula en los 'DocType'</text:p>
          </table:table-cell>
          <table:table-cell table:number-columns-repeated="1020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Name Case</text:p>
          </table:table-cell>
          <table:table-cell office:value-type="string" calcext:value-type="string">
            <text:p>Nombre de caso</text:p>
          </table:table-cell>
          <table:table-cell table:number-columns-repeated="1020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DocType</text:p>
          </table:table-cell>
          <table:table-cell table:number-columns-repeated="1020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uto Name</text:p>
          </table:table-cell>
          <table:table-cell office:value-type="string" calcext:value-type="string">
            <text:p>Nombre Automático</text:p>
          </table:table-cell>
          <table:table-cell table:number-columns-repeated="1020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Max Attachments</text:p>
          </table:table-cell>
          <table:table-cell office:value-type="string" calcext:value-type="string">
            <text:p>Máximo de adjuntos</text:p>
          </table:table-cell>
          <table:table-cell table:number-columns-repeated="1020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Documento</text:p>
          </table:table-cell>
          <table:table-cell table:number-columns-repeated="1020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Naming</text:p>
          </table:table-cell>
          <table:table-cell office:value-type="string" calcext:value-type="string">
            <text:p>Nombrando</text:p>
          </table:table-cell>
          <table:table-cell table:number-columns-repeated="1020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ocType is a Table / Form in the application.</text:p>
          </table:table-cell>
          <table:table-cell office:value-type="string" calcext:value-type="string">
            <text:p>Un 'DocType' es una tabla o un formulario en la aplicación.</text:p>
          </table:table-cell>
          <table:table-cell table:number-columns-repeated="1020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omments and Communications will be associated with this linked document</text:p>
          </table:table-cell>
          <table:table-cell office:value-type="string" calcext:value-type="string">
            <text:p>Comentarios y Comunicaciones estarán asociados con este documento vinculado</text:p>
          </table:table-cell>
          <table:table-cell table:number-columns-repeated="1020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ustom?</text:p>
          </table:table-cell>
          <table:table-cell office:value-type="string" calcext:value-type="string">
            <text:p>Personalizado?</text:p>
          </table:table-cell>
          <table:table-cell table:number-columns-repeated="102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Child Table</text:p>
          </table:table-cell>
          <table:table-cell office:value-type="string" calcext:value-type="string">
            <text:p>Es una tabla secundaria</text:p>
          </table:table-cell>
          <table:table-cell table:number-columns-repeated="1020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Actions</text:p>
          </table:table-cell>
          <table:table-cell office:value-type="string" calcext:value-type="string">
            <text:p>Ocultar acciones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Key</text:p>
          </table:table-cell>
          <table:table-cell office:value-type="string" calcext:value-type="string">
            <text:p>Clave de acceso a Dropbox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Allow Dropbox Access</text:p>
          </table:table-cell>
          <table:table-cell office:value-type="string" calcext:value-type="string">
            <text:p>Permitir Acceso a Dropbox</text:p>
          </table:table-cell>
          <table:table-cell table:number-columns-repeated="102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iario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Integrations</text:p>
          </table:table-cell>
          <table:table-cell office:value-type="string" calcext:value-type="string">
            <text:p>Integraciones</text:p>
          </table:table-cell>
          <table:table-cell table:number-columns-repeated="102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Backup</text:p>
          </table:table-cell>
          <table:table-cell office:value-type="string" calcext:value-type="string">
            <text:p>Copia de seguridad Dropbox</text:p>
          </table:table-cell>
          <table:table-cell table:number-columns-repeated="102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Secret</text:p>
          </table:table-cell>
          <table:table-cell office:value-type="string" calcext:value-type="string">
            <text:p>Acceso Secreto a Dropbox</text:p>
          </table:table-cell>
          <table:table-cell table:number-columns-repeated="1020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Allowed</text:p>
          </table:table-cell>
          <table:table-cell office:value-type="string" calcext:value-type="string">
            <text:p>Acceso a Dropbox permitido</text:p>
          </table:table-cell>
          <table:table-cell table:number-columns-repeated="1020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manal</text:p>
          </table:table-cell>
          <table:table-cell table:number-columns-repeated="1020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Upload Frequency</text:p>
          </table:table-cell>
          <table:table-cell office:value-type="string" calcext:value-type="string">
            <text:p>Subir Frecuencia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Send Backups to Dropbox</text:p>
          </table:table-cell>
          <table:table-cell office:value-type="string" calcext:value-type="string">
            <text:p>Enviar copias de seguridad hacia Dropbox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Send Notifications To</text:p>
          </table:table-cell>
          <table:table-cell office:value-type="string" calcext:value-type="string">
            <text:p>Enviar notificaciones a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Incoming</text:p>
          </table:table-cell>
          <table:table-cell office:value-type="string" calcext:value-type="string">
            <text:p>Habilitar correos entrantes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replies@yourcomany.com. All replies will come to this inbox.</text:p>
          </table:table-cell>
          <table:table-cell office:value-type="string" calcext:value-type="string">
            <text:p>por ejemplo replies@yourcomany.com. Todas las respuestas vendrán a esta bandeja de entrada.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smtp.gmail.com</text:p>
          </table:table-cell>
          <table:table-cell office:value-type="string" calcext:value-type="string">
            <text:p>por ejemplo smtp.gmail.com</text:p>
          </table:table-cell>
          <table:table-cell table:number-columns-repeated="102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end Notification to</text:p>
          </table:table-cell>
          <table:table-cell office:value-type="string" calcext:value-type="string">
            <text:p>Enviar notificación a</text:p>
          </table:table-cell>
          <table:table-cell table:number-columns-repeated="102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Auto Reply</text:p>
          </table:table-cell>
          <table:table-cell office:value-type="string" calcext:value-type="string">
            <text:p>Habilitar respuesta automática</text:p>
          </table:table-cell>
          <table:table-cell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y if unreplied</text:p>
          </table:table-cell>
          <table:table-cell office:value-type="string" calcext:value-type="string">
            <text:p>Notificarme si no tiene respuesta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IMAP</text:p>
          </table:table-cell>
          <table:table-cell office:value-type="string" calcext:value-type="string">
            <text:p>El uso de IMAP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Default Outgoing</text:p>
          </table:table-cell>
          <table:table-cell office:value-type="string" calcext:value-type="string">
            <text:p>Predeterminar Saliente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MTP Settings for outgoing emails</text:p>
          </table:table-cell>
          <table:table-cell office:value-type="string" calcext:value-type="string">
            <text:p>Configuración SMTP para los correos salientes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uto Reply Message</text:p>
          </table:table-cell>
          <table:table-cell office:value-type="string" calcext:value-type="string">
            <text:p>Mensaje de repuesta automática</text:p>
          </table:table-cell>
          <table:table-cell table:number-columns-repeated="102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Login Id is Different</text:p>
          </table:table-cell>
          <table:table-cell office:value-type="string" calcext:value-type="string">
            <text:p>El ID de usuario es diferente</text:p>
          </table:table-cell>
          <table:table-cell table:number-columns-repeated="102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Yahoo Mail</text:p>
          </table:table-cell>
          <table:table-cell office:value-type="string" calcext:value-type="string">
            <text:p>Correo de Yahoo</text:p>
          </table:table-cell>
          <table:table-cell table:number-columns-repeated="1020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lways use Account's Email ID as Sender</text:p>
          </table:table-cell>
          <table:table-cell office:value-type="string" calcext:value-type="string">
            <text:p>Utilice siempre la cuenta de correo electrónico (Email) como ID del remitente</text:p>
          </table:table-cell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Account Name</text:p>
          </table:table-cell>
          <table:table-cell office:value-type="string" calcext:value-type="string">
            <text:p>Cuenta de correo electrónico</text:p>
          </table:table-cell>
          <table:table-cell table:number-columns-repeated="102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"Support", "Sales", "Jerry Yang"</text:p>
          </table:table-cell>
          <table:table-cell office:value-type="string" calcext:value-type="string">
            <text:p>por ejemplo "Soporte", "Ventas", "Jerry Yang"</text:p>
          </table:table-cell>
          <table:table-cell table:number-columns-repeated="102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ID de Correo Electrónico</text:p>
          </table:table-cell>
          <table:table-cell table:number-columns-repeated="102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Default Incoming</text:p>
          </table:table-cell>
          <table:table-cell office:value-type="string" calcext:value-type="string">
            <text:p>Por defecto entrante</text:p>
          </table:table-cell>
          <table:table-cell table:number-columns-repeated="1020"/>
        </table:table-row>
        <table:table-row table:style-name="ro7">
          <table:table-cell office:value-type="float" office:value="902" calcext:value-type="float">
            <text:p>902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s the Email ID mentioned in this Account as the Sender for all emails sent using this Account. </text:p>
          </table:table-cell>
          <table:table-cell office:value-type="string" calcext:value-type="string">
            <text:p>Utiliza el ID de correo electrónico mencionado en esta cuenta como remitente para todos los correos electrónicos enviados con esta cuenta.</text:p>
          </table:table-cell>
          <table:table-cell table:number-columns-repeated="1020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Ids</text:p>
          </table:table-cell>
          <table:table-cell office:value-type="string" calcext:value-type="string">
            <text:p>IDs de Correo Electrónico</text:p>
          </table:table-cell>
          <table:table-cell table:number-columns-repeated="1020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Outgoing</text:p>
          </table:table-cell>
          <table:table-cell office:value-type="string" calcext:value-type="string">
            <text:p>Habilitar correos salientes</text:p>
          </table:table-cell>
          <table:table-cell table:number-columns-repeated="1020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If non standard port (e.g. 587)</text:p>
          </table:table-cell>
          <table:table-cell office:value-type="string" calcext:value-type="string">
            <text:p>Si el puerto no es estándar (por ejemplo 587 )</text:p>
          </table:table-cell>
          <table:table-cell table:number-columns-repeated="1020"/>
        </table:table-row>
        <table:table-row table:style-name="ro7">
          <table:table-cell office:value-type="float" office:value="1224" calcext:value-type="float">
            <text:p>122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ProTip: Add &lt;code&gt;Reference: {{ reference_doctype }} {{ reference_name }}&lt;/code&gt; to send document reference</text:p>
          </table:table-cell>
          <table:table-cell office:value-type="string" calcext:value-type="string">
            <text:p>Protip: Agregar &lt;code&gt;Reference: {{ reference_doctype }} {{ reference_name }}&lt;/code&gt; enviar referencia del documento</text:p>
          </table:table-cell>
          <table:table-cell table:number-columns-repeated="1020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Pie de página</text:p>
          </table:table-cell>
          <table:table-cell table:number-columns-repeated="102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Login Id</text:p>
          </table:table-cell>
          <table:table-cell office:value-type="string" calcext:value-type="string">
            <text:p>ID de usuario</text:p>
          </table:table-cell>
          <table:table-cell table:number-columns-repeated="1020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pop.gmail.com / imap.gmail.com</text:p>
          </table:table-cell>
          <table:table-cell office:value-type="string" calcext:value-type="string">
            <text:p>por ejemplo pop.gmail.com / imap.gmail.com</text:p>
          </table:table-cell>
          <table:table-cell table:number-columns-repeated="1020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Outlook.com</text:p>
          </table:table-cell>
          <table:table-cell table:number-columns-repeated="1020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Check this to pull emails from your mailbox</text:p>
          </table:table-cell>
          <table:table-cell office:value-type="string" calcext:value-type="string">
            <text:p>Marque esta opción para obtener los correos electrónicos de su buzón</text:p>
          </table:table-cell>
          <table:table-cell table:number-columns-repeated="1020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ttachment Limit (MB)</text:p>
          </table:table-cell>
          <table:table-cell office:value-type="string" calcext:value-type="string">
            <text:p>Límite Adjunto (MB)</text:p>
          </table:table-cell>
          <table:table-cell table:number-columns-repeated="1020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ppend as communication against this DocType (must have fields, "Status", "Subject")</text:p>
          </table:table-cell>
          <table:table-cell office:value-type="string" calcext:value-type="string">
            <text:p>Adjuntar como la comunicación para este tipo de 'DocType' (debe contener los campos: 'Estado', 'Asunto')</text:p>
          </table:table-cell>
          <table:table-cell table:number-columns-repeated="102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Firma</text:p>
          </table:table-cell>
          <table:table-cell table:number-columns-repeated="1020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TLS</text:p>
          </table:table-cell>
          <table:table-cell office:value-type="string" calcext:value-type="string">
            <text:p>Utilizar TLS</text:p>
          </table:table-cell>
          <table:table-cell table:number-columns-repeated="1020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y if unreplied for (in mins)</text:p>
          </table:table-cell>
          <table:table-cell office:value-type="string" calcext:value-type="string">
            <text:p>Notificarme si no tiene respuesta para (minutos)</text:p>
          </table:table-cell>
          <table:table-cell table:number-columns-repeated="1020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ppend To</text:p>
          </table:table-cell>
          <table:table-cell office:value-type="string" calcext:value-type="string">
            <text:p>Anexar a</text:p>
          </table:table-cell>
          <table:table-cell table:number-columns-repeated="1020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Ignore attachments over this size</text:p>
          </table:table-cell>
          <table:table-cell office:value-type="string" calcext:value-type="string">
            <text:p>Ignorar los adjuntos mayores a este tamaño</text:p>
          </table:table-cell>
          <table:table-cell table:number-columns-repeated="1020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Yandex.Mail</text:p>
          </table:table-cell>
          <table:table-cell table:number-columns-repeated="1020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SSL</text:p>
          </table:table-cell>
          <table:table-cell office:value-type="string" calcext:value-type="string">
            <text:p>Utilizar SSL</text:p>
          </table:table-cell>
          <table:table-cell table:number-columns-repeated="102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dd Signature</text:p>
          </table:table-cell>
          <table:table-cell office:value-type="string" calcext:value-type="string">
            <text:p>Agregar Firma</text:p>
          </table:table-cell>
          <table:table-cell table:number-columns-repeated="1020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MTP Server</text:p>
          </table:table-cell>
          <table:table-cell office:value-type="string" calcext:value-type="string">
            <text:p>Servidor SMTP</text:p>
          </table:table-cell>
          <table:table-cell table:number-columns-repeated="1020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GMail</text:p>
          </table:table-cell>
          <table:table-cell table:number-columns-repeated="1020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uerto</text:p>
          </table:table-cell>
          <table:table-cell table:number-columns-repeated="1020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ications and bulk mails will be sent from this outgoing server.</text:p>
          </table:table-cell>
          <table:table-cell office:value-type="string" calcext:value-type="string">
            <text:p>Las notificaciones y los Emails masivos serán enviados desde este servidor saliente.</text:p>
          </table:table-cell>
          <table:table-cell table:number-columns-repeated="1020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Server</text:p>
          </table:table-cell>
          <table:table-cell office:value-type="string" calcext:value-type="string">
            <text:p>Servidor de correo electrónico</text:p>
          </table:table-cell>
          <table:table-cell table:number-columns-repeated="1020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ios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On</text:p>
          </table:table-cell>
          <table:table-cell office:value-type="string" calcext:value-type="string">
            <text:p>Enviar alerta en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Before</text:p>
          </table:table-cell>
          <table:table-cell office:value-type="string" calcext:value-type="string">
            <text:p>Días anteriores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alue Changed</text:p>
          </table:table-cell>
          <table:table-cell office:value-type="string" calcext:value-type="string">
            <text:p>Valor Cambiado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iew Properties (via Customize Form)</text:p>
          </table:table-cell>
          <table:table-cell office:value-type="string" calcext:value-type="string">
            <text:p>Ver propiedades (vía personalizar formulario)</text:p>
          </table:table-cell>
          <table:table-cell table:number-columns-repeated="1020"/>
        </table:table-row>
        <table:table-row table:style-name="ro15">
          <table:table-cell office:value-type="float" office:value="483" calcext:value-type="float">
            <text:p>483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To add dynamic subject, use jinja tags like</text:p>
            <text:p/>
            <text:p>&lt;div&gt;&lt;pre&gt;&lt;code&gt;{{ doc.name }} Delivered&lt;/code&gt;&lt;/pre&gt;&lt;/div&gt;</text:p>
          </table:table-cell>
          <table:table-cell office:value-type="string" calcext:value-type="string">
            <text:p>Para añadir sujeto dinámico, utilizar etiquetas Jinja como &lt;div&gt;&lt;pre&gt; &lt;code&gt;{{ doc.name }} Delivered&lt;/code&gt; &lt;/pre&gt; &lt;/div&gt;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ndición</text:p>
          </table:table-cell>
          <table:table-cell table:number-columns-repeated="1020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if date matches this field's value</text:p>
          </table:table-cell>
          <table:table-cell office:value-type="string" calcext:value-type="string">
            <text:p>Enviar una alarma si la fecha coincide con el valor de este campo</text:p>
          </table:table-cell>
          <table:table-cell table:number-columns-repeated="1020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Cambio de Valor</text:p>
          </table:table-cell>
          <table:table-cell table:number-columns-repeated="1020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After</text:p>
          </table:table-cell>
          <table:table-cell office:value-type="string" calcext:value-type="string">
            <text:p>Dias despues</text:p>
          </table:table-cell>
          <table:table-cell table:number-columns-repeated="1020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Recipients</text:p>
          </table:table-cell>
          <table:table-cell office:value-type="string" calcext:value-type="string">
            <text:p>Destinatarios</text:p>
          </table:table-cell>
          <table:table-cell table:number-columns-repeated="1020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Attach Print</text:p>
          </table:table-cell>
          <table:table-cell office:value-type="string" calcext:value-type="string">
            <text:p>Adjuntar Imprimir</text:p>
          </table:table-cell>
          <table:table-cell table:number-columns-repeated="1020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Before or After</text:p>
          </table:table-cell>
          <table:table-cell office:value-type="string" calcext:value-type="string">
            <text:p>Días antes o despues</text:p>
          </table:table-cell>
          <table:table-cell table:number-columns-repeated="1020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Alerta por correo electrónico</text:p>
          </table:table-cell>
          <table:table-cell table:number-columns-repeated="1020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Message Examples</text:p>
          </table:table-cell>
          <table:table-cell office:value-type="string" calcext:value-type="string">
            <text:p>Ejemplos de mensaje</text:p>
          </table:table-cell>
          <table:table-cell table:number-columns-repeated="1020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if this field's value changes</text:p>
          </table:table-cell>
          <table:table-cell office:value-type="string" calcext:value-type="string">
            <text:p>Enviar alerta si este campo cambia de valor</text:p>
          </table:table-cell>
          <table:table-cell table:number-columns-repeated="1020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Filtros</text:p>
          </table:table-cell>
          <table:table-cell table:number-columns-repeated="1020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days before or after the reference date</text:p>
          </table:table-cell>
          <table:table-cell office:value-type="string" calcext:value-type="string">
            <text:p>Enviar días antes o después de la fecha de referencia</text:p>
          </table:table-cell>
          <table:table-cell table:number-columns-repeated="1020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Reference Date</text:p>
          </table:table-cell>
          <table:table-cell office:value-type="string" calcext:value-type="string">
            <text:p>Fecha de referencia</text:p>
          </table:table-cell>
          <table:table-cell table:number-columns-repeated="1020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Optional: The alert will be sent if this expression is true</text:p>
          </table:table-cell>
          <table:table-cell office:value-type="string" calcext:value-type="string">
            <text:p>Opcional: La alerta será enviada si esta expresión es verdadera</text:p>
          </table:table-cell>
          <table:table-cell table:number-columns-repeated="1020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Guardar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mail By Document Field</text:p>
          </table:table-cell>
          <table:table-cell office:value-type="string" calcext:value-type="string">
            <text:p>Email por documento</text:p>
          </table:table-cell>
          <table:table-cell table:number-columns-repeated="1020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Optional: Always send to these ids. Each email id on a new row</text:p>
          </table:table-cell>
          <table:table-cell office:value-type="string" calcext:value-type="string">
            <text:p>Opcional: Enviar siempre a estos identificadores. Cada correo electrónico de identificación en una nueva fila</text:p>
          </table:table-cell>
          <table:table-cell table:number-columns-repeated="1020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mail Alert Recipient</text:p>
          </table:table-cell>
          <table:table-cell office:value-type="string" calcext:value-type="string">
            <text:p>Email para alertas</text:p>
          </table:table-cell>
          <table:table-cell table:number-columns-repeated="1020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xpression, Optional</text:p>
          </table:table-cell>
          <table:table-cell office:value-type="string" calcext:value-type="string">
            <text:p>Expresión, opcional</text:p>
          </table:table-cell>
          <table:table-cell table:number-columns-repeated="1020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Optional: Alert will only be sent if value is a valid email id.</text:p>
          </table:table-cell>
          <table:table-cell office:value-type="string" calcext:value-type="string">
            <text:p>Opcional: Alerta sólo se enviará si es un correo electrónico válido.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ocType: Email Unsubscribe</text:p>
          </table:table-cell>
          <table:table-cell office:value-type="string" calcext:value-type="string">
            <text:p>Email Unsubscribe</text:p>
          </table:table-cell>
          <table:table-cell office:value-type="string" calcext:value-type="string">
            <text:p>Cancelar suscripción por correo electrónico</text:p>
          </table:table-cell>
          <table:table-cell table:number-columns-repeated="1020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DocType: Email Unsubscribe</text:p>
          </table:table-cell>
          <table:table-cell office:value-type="string" calcext:value-type="string">
            <text:p>Global Unsubscribe</text:p>
          </table:table-cell>
          <table:table-cell office:value-type="string" calcext:value-type="string">
            <text:p>Global Darse de baja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Friendly Title</text:p>
          </table:table-cell>
          <table:table-cell office:value-type="string" calcext:value-type="string">
            <text:p>Amistoso Título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Excepción</text:p>
          </table:table-cell>
          <table:table-cell table:number-columns-repeated="102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arca de tiempo</text:p>
          </table:table-cell>
          <table:table-cell table:number-columns-repeated="1020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Marcos</text:p>
          </table:table-cell>
          <table:table-cell table:number-columns-repeated="1020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rror Snapshot</text:p>
          </table:table-cell>
          <table:table-cell office:value-type="string" calcext:value-type="string">
            <text:p>Instantánea de error</text:p>
          </table:table-cell>
          <table:table-cell table:number-columns-repeated="1020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Snapshot View</text:p>
          </table:table-cell>
          <table:table-cell office:value-type="string" calcext:value-type="string">
            <text:p>Instantánea de vista</text:p>
          </table:table-cell>
          <table:table-cell table:number-columns-repeated="1020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DocType: Error Snapshot</text:p>
          </table:table-cell>
          <table:table-cell table:number-columns-repeated="2" office:value-type="string" calcext:value-type="string">
            <text:p>Pyver</text:p>
          </table:table-cell>
          <table:table-cell table:number-columns-repeated="102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Relapses</text:p>
          </table:table-cell>
          <table:table-cell office:value-type="string" calcext:value-type="string">
            <text:p>Las recaídas</text:p>
          </table:table-cell>
          <table:table-cell table:number-columns-repeated="1020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xception Type</text:p>
          </table:table-cell>
          <table:table-cell office:value-type="string" calcext:value-type="string">
            <text:p>Tipo de excepción</text:p>
          </table:table-cell>
          <table:table-cell table:number-columns-repeated="1020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Parent Error Snapshot</text:p>
          </table:table-cell>
          <table:table-cell office:value-type="string" calcext:value-type="string">
            <text:p>Snapshot Error Padres</text:p>
          </table:table-cell>
          <table:table-cell table:number-columns-repeated="102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Locals</text:p>
          </table:table-cell>
          <table:table-cell office:value-type="string" calcext:value-type="string">
            <text:p>Los locales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úblico</text:p>
          </table:table-cell>
          <table:table-cell table:number-columns-repeated="1020"/>
        </table:table-row>
        <table:table-row table:style-name="ro9">
          <table:table-cell office:value-type="float" office:value="222" calcext:value-type="float">
            <text:p>22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Till</text:p>
          </table:table-cell>
          <table:table-cell office:value-type="string" calcext:value-type="string">
            <text:p>Repetir hasta</text:p>
          </table:table-cell>
          <table:table-cell office:value-type="string" calcext:value-type="string">
            <text:p>Repitir hasta</text:p>
          </table:table-cell>
          <table:table-cell table:number-columns-repeated="101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iércoles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vento</text:p>
          </table:table-cell>
          <table:table-cell table:number-columns-repeated="1020"/>
        </table:table-row>
        <table:table-row table:style-name="ro9">
          <table:table-cell office:value-type="float" office:value="546" calcext:value-type="float">
            <text:p>54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Sábado.</text:p>
          </table:table-cell>
          <table:table-cell table:number-columns-repeated="101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Todos los días</text:p>
          </table:table-cell>
          <table:table-cell table:number-columns-repeated="102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rtes</text:p>
          </table:table-cell>
          <table:table-cell table:number-columns-repeated="1020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this Event</text:p>
          </table:table-cell>
          <table:table-cell office:value-type="string" calcext:value-type="string">
            <text:p>Repetir este evento</text:p>
          </table:table-cell>
          <table:table-cell table:number-columns-repeated="1020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iernes</text:p>
          </table:table-cell>
          <table:table-cell table:number-columns-repeated="1020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f Name</text:p>
          </table:table-cell>
          <table:table-cell office:value-type="string" calcext:value-type="string">
            <text:p>Nombre Ref.</text:p>
          </table:table-cell>
          <table:table-cell table:number-columns-repeated="1020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Participantes</text:p>
          </table:table-cell>
          <table:table-cell table:number-columns-repeated="1020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Leave blank to repeat always</text:p>
          </table:table-cell>
          <table:table-cell office:value-type="string" calcext:value-type="string">
            <text:p>Dejar en blanco para repetir siempre</text:p>
          </table:table-cell>
          <table:table-cell table:number-columns-repeated="1020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nds on</text:p>
          </table:table-cell>
          <table:table-cell office:value-type="string" calcext:value-type="string">
            <text:p>Finaliza el</text:p>
          </table:table-cell>
          <table:table-cell table:number-columns-repeated="1020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Week</text:p>
          </table:table-cell>
          <table:table-cell office:value-type="string" calcext:value-type="string">
            <text:p>Cada semana</text:p>
          </table:table-cell>
          <table:table-cell table:number-columns-repeated="1020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Grupos</text:p>
          </table:table-cell>
          <table:table-cell table:number-columns-repeated="1020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tarts on</text:p>
          </table:table-cell>
          <table:table-cell office:value-type="string" calcext:value-type="string">
            <text:p>Comienza el</text:p>
          </table:table-cell>
          <table:table-cell table:number-columns-repeated="1020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es</text:p>
          </table:table-cell>
          <table:table-cell table:number-columns-repeated="1020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Escritorio</text:p>
          </table:table-cell>
          <table:table-cell table:number-columns-repeated="1020"/>
        </table:table-row>
        <table:table-row table:style-name="ro9">
          <table:table-cell office:value-type="float" office:value="1385" calcext:value-type="float">
            <text:p>138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Domingo.</text:p>
          </table:table-cell>
          <table:table-cell table:number-columns-repeated="1019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ueves</text:p>
          </table:table-cell>
          <table:table-cell table:number-columns-repeated="1020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Month</text:p>
          </table:table-cell>
          <table:table-cell office:value-type="string" calcext:value-type="string">
            <text:p>Cada mes</text:p>
          </table:table-cell>
          <table:table-cell table:number-columns-repeated="1020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Year</text:p>
          </table:table-cell>
          <table:table-cell office:value-type="string" calcext:value-type="string">
            <text:p>Cada año</text:p>
          </table:table-cell>
          <table:table-cell table:number-columns-repeated="1020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nt Type</text:p>
          </table:table-cell>
          <table:table-cell office:value-type="string" calcext:value-type="string">
            <text:p>Tipo de evento</text:p>
          </table:table-cell>
          <table:table-cell table:number-columns-repeated="1020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f Type</text:p>
          </table:table-cell>
          <table:table-cell office:value-type="string" calcext:value-type="string">
            <text:p>Tipo Ref.</text:p>
          </table:table-cell>
          <table:table-cell table:number-columns-repeated="1020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ado</text:p>
          </table:table-cell>
          <table:table-cell table:number-columns-repeated="1020"/>
        </table:table-row>
        <table:table-row table:style-name="ro9">
          <table:table-cell office:value-type="float" office:value="1915" calcext:value-type="float">
            <text:p>191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Todo el día</text:p>
          </table:table-cell>
          <table:table-cell office:value-type="string" calcext:value-type="string">
            <text:p>Todo el Día</text:p>
          </table:table-cell>
          <table:table-cell table:number-columns-repeated="1019"/>
        </table:table-row>
        <table:table-row table:style-name="ro4">
          <table:table-cell office:value-type="float" office:value="1919" calcext:value-type="float">
            <text:p>1919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end an email reminder in the morning</text:p>
          </table:table-cell>
          <table:table-cell office:value-type="string" calcext:value-type="string">
            <text:p>Enviar un recordatorio por correo electrónico en la mañana</text:p>
          </table:table-cell>
          <table:table-cell office:value-type="string" calcext:value-type="string">
            <text:p>Enviar un recordatorio por correo electrónico en la mañana.</text:p>
          </table:table-cell>
          <table:table-cell table:number-columns-repeated="1019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On</text:p>
          </table:table-cell>
          <table:table-cell office:value-type="string" calcext:value-type="string">
            <text:p>Repetir en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ocType: Event Role</text:p>
          </table:table-cell>
          <table:table-cell office:value-type="string" calcext:value-type="string">
            <text:p>Event Role</text:p>
          </table:table-cell>
          <table:table-cell office:value-type="string" calcext:value-type="string">
            <text:p>Rol del evento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URL</text:p>
          </table:table-cell>
          <table:table-cell office:value-type="string" calcext:value-type="string">
            <text:p>URL del archivo</text:p>
          </table:table-cell>
          <table:table-cell table:number-columns-repeated="102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Content Hash</text:p>
          </table:table-cell>
          <table:table-cell office:value-type="string" calcext:value-type="string">
            <text:p>Contenido Hash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Home Folder</text:p>
          </table:table-cell>
          <table:table-cell office:value-type="string" calcext:value-type="string">
            <text:p>Es Carpeta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arpeta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Lft</text:p>
          </table:table-cell>
          <table:table-cell office:value-type="string" calcext:value-type="string">
            <text:p>Izquierda-</text:p>
          </table:table-cell>
          <table:table-cell table:number-columns-repeated="102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Attached To Name</text:p>
          </table:table-cell>
          <table:table-cell office:value-type="string" calcext:value-type="string">
            <text:p>Asociado A Nombre</text:p>
          </table:table-cell>
          <table:table-cell table:number-columns-repeated="102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DocType: File</text:p>
          </table:table-cell>
          <table:table-cell table:number-columns-repeated="2" office:value-type="string" calcext:value-type="string">
            <text:p>old_parent</text:p>
          </table:table-cell>
          <table:table-cell table:number-columns-repeated="1020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DocType: File</text:p>
          </table:table-cell>
          <table:table-cell table:number-columns-repeated="2" office:value-type="string" calcext:value-type="string">
            <text:p>rgt</text:p>
          </table:table-cell>
          <table:table-cell table:number-columns-repeated="1020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Preview HTML</text:p>
          </table:table-cell>
          <table:table-cell office:value-type="string" calcext:value-type="string">
            <text:p>Vista previa HTML</text:p>
          </table:table-cell>
          <table:table-cell table:number-columns-repeated="1020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Attachments Folder</text:p>
          </table:table-cell>
          <table:table-cell office:value-type="string" calcext:value-type="string">
            <text:p>Es carpeta Archivos adjuntos</text:p>
          </table:table-cell>
          <table:table-cell table:number-columns-repeated="1020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Private</text:p>
          </table:table-cell>
          <table:table-cell office:value-type="string" calcext:value-type="string">
            <text:p>Es privado</text:p>
          </table:table-cell>
          <table:table-cell table:number-columns-repeated="1020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Attached To DocType</text:p>
          </table:table-cell>
          <table:table-cell office:value-type="string" calcext:value-type="string">
            <text:p>Asociado a 'DocType'</text:p>
          </table:table-cell>
          <table:table-cell table:number-columns-repeated="1020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Preview</text:p>
          </table:table-cell>
          <table:table-cell office:value-type="string" calcext:value-type="string">
            <text:p>Vista Previa</text:p>
          </table:table-cell>
          <table:table-cell table:number-columns-repeated="1020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Size</text:p>
          </table:table-cell>
          <table:table-cell office:value-type="string" calcext:value-type="string">
            <text:p>Tamaño de archivo</text:p>
          </table:table-cell>
          <table:table-cell table:number-columns-repeated="1020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Folder</text:p>
          </table:table-cell>
          <table:table-cell office:value-type="string" calcext:value-type="string">
            <text:p>Es Carpeta</text:p>
          </table:table-cell>
          <table:table-cell table:number-columns-repeated="1020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Thumbnail URL</text:p>
          </table:table-cell>
          <table:table-cell office:value-type="string" calcext:value-type="string">
            <text:p>URL en miniatura</text:p>
          </table:table-cell>
          <table:table-cell table:number-columns-repeated="1020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Nombre del Archivo</text:p>
          </table:table-cell>
          <table:table-cell table:number-columns-repeated="1020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Check this to make this the default letter head in all prints</text:p>
          </table:table-cell>
          <table:table-cell office:value-type="string" calcext:value-type="string">
            <text:p>Marque esta opción para predeterminar el encabezado en todos los documentos</text:p>
          </table:table-cell>
          <table:table-cell table:number-columns-repeated="102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Is Default</text:p>
          </table:table-cell>
          <table:table-cell office:value-type="string" calcext:value-type="string">
            <text:p>Es por defecto</text:p>
          </table:table-cell>
          <table:table-cell table:number-columns-repeated="1020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 Name</text:p>
          </table:table-cell>
          <table:table-cell office:value-type="string" calcext:value-type="string">
            <text:p>Nombre de membrete</text:p>
          </table:table-cell>
          <table:table-cell table:number-columns-repeated="1020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</text:p>
          </table:table-cell>
          <table:table-cell office:value-type="string" calcext:value-type="string">
            <text:p>Membrete</text:p>
          </table:table-cell>
          <table:table-cell table:number-columns-repeated="1020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 in HTML</text:p>
          </table:table-cell>
          <table:table-cell office:value-type="string" calcext:value-type="string">
            <text:p>Membrete en HTML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App Name</text:p>
          </table:table-cell>
          <table:table-cell office:value-type="string" calcext:value-type="string">
            <text:p>Nombre de la Aplicación</text:p>
          </table:table-cell>
          <table:table-cell table:number-columns-repeated="1020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Module Def</text:p>
          </table:table-cell>
          <table:table-cell office:value-type="string" calcext:value-type="string">
            <text:p>Módulo Def</text:p>
          </table:table-cell>
          <table:table-cell table:number-columns-repeated="1020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Module Name</text:p>
          </table:table-cell>
          <table:table-cell office:value-type="string" calcext:value-type="string">
            <text:p>Nombre del módulo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Everyone can read</text:p>
          </table:table-cell>
          <table:table-cell office:value-type="string" calcext:value-type="string">
            <text:p>Todos pueden leer</text:p>
          </table:table-cell>
          <table:table-cell table:number-columns-repeated="1020"/>
        </table:table-row>
        <table:table-row table:style-name="ro7">
          <table:table-cell office:value-type="float" office:value="704" calcext:value-type="float">
            <text:p>704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Help: To link to another record in the system, use "#Form/Note/[Note Name]" as the Link URL. (don't use "http://")</text:p>
          </table:table-cell>
          <table:table-cell office:value-type="string" calcext:value-type="string">
            <text:p>Ayuda : Para vincular a otro registro en el sistema , utilice "# Form / nota / [ Nota Nombre ]" como la dirección URL Link. (no utilice " http://" )</text:p>
          </table:table-cell>
          <table:table-cell table:number-columns-repeated="1020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ta</text:p>
          </table:table-cell>
          <table:table-cell table:number-columns-repeated="1020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Note is a free page where users can share documents / notes</text:p>
          </table:table-cell>
          <table:table-cell office:value-type="string" calcext:value-type="string">
            <text:p>Nota: es una página gratuita donde los usuarios pueden compartir documentos/apuntes</text:p>
          </table:table-cell>
          <table:table-cell table:number-columns-repeated="1020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ntenido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Página HTML</text:p>
          </table:table-cell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cono</text:p>
          </table:table-cell>
          <table:table-cell table:number-columns-repeated="1020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stándar</text:p>
          </table:table-cell>
          <table:table-cell table:number-columns-repeated="1020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Roles</text:p>
          </table:table-cell>
          <table:table-cell table:number-columns-repeated="1020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 Name</text:p>
          </table:table-cell>
          <table:table-cell office:value-type="string" calcext:value-type="string">
            <text:p>Nombre de la página</text:p>
          </table:table-cell>
          <table:table-cell table:number-columns-repeated="1020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í</text:p>
          </table:table-cell>
          <table:table-cell table:number-columns-repeated="1020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ágina</text:p>
          </table:table-cell>
          <table:table-cell table:number-columns-repeated="102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DocType: Page Role</text:p>
          </table:table-cell>
          <table:table-cell office:value-type="string" calcext:value-type="string">
            <text:p>Page Role</text:p>
          </table:table-cell>
          <table:table-cell office:value-type="string" calcext:value-type="string">
            <text:p>Rol de página</text:p>
          </table:table-cell>
          <table:table-cell table:number-columns-repeated="102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Patch Log</text:p>
          </table:table-cell>
          <table:table-cell office:value-type="string" calcext:value-type="string">
            <text:p>Bitácora de parches</text:p>
          </table:table-cell>
          <table:table-cell table:number-columns-repeated="1020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List of patches executed</text:p>
          </table:table-cell>
          <table:table-cell office:value-type="string" calcext:value-type="string">
            <text:p>Lista de parches aplicados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Parch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Builder</text:p>
          </table:table-cell>
          <table:table-cell office:value-type="string" calcext:value-type="string">
            <text:p>Diseñador de formatos de impresión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Helvetica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Verdana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rvidor.</text:p>
          </table:table-cell>
          <table:table-cell table:number-columns-repeated="102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Format Data</text:p>
          </table:table-cell>
          <table:table-cell office:value-type="string" calcext:value-type="string">
            <text:p>Formato de datos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Format</text:p>
          </table:table-cell>
          <table:table-cell office:value-type="string" calcext:value-type="string">
            <text:p>Formato personalizado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Type</text:p>
          </table:table-cell>
          <table:table-cell office:value-type="string" calcext:value-type="string">
            <text:p>Tipo de formato de impresión</text:p>
          </table:table-cell>
          <table:table-cell table:number-columns-repeated="102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HTML Help</text:p>
          </table:table-cell>
          <table:table-cell office:value-type="string" calcext:value-type="string">
            <text:p>Ayuda HTML personalizada</text:p>
          </table:table-cell>
          <table:table-cell table:number-columns-repeated="102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CSS</text:p>
          </table:table-cell>
          <table:table-cell office:value-type="string" calcext:value-type="string">
            <text:p>CSS personalizado</text:p>
          </table:table-cell>
          <table:table-cell table:number-columns-repeated="102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Monoespaciado</text:p>
          </table:table-cell>
          <table:table-cell table:number-columns-repeated="1020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</text:p>
          </table:table-cell>
          <table:table-cell office:value-type="string" calcext:value-type="string">
            <text:p>Formatos de impresión</text:p>
          </table:table-cell>
          <table:table-cell table:number-columns-repeated="1020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Help</text:p>
          </table:table-cell>
          <table:table-cell office:value-type="string" calcext:value-type="string">
            <text:p>Ayuda de formato de impresión</text:p>
          </table:table-cell>
          <table:table-cell table:number-columns-repeated="1020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Arial</text:p>
          </table:table-cell>
          <table:table-cell table:number-columns-repeated="1020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Edit Format</text:p>
          </table:table-cell>
          <table:table-cell office:value-type="string" calcext:value-type="string">
            <text:p>Editar formato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Clásico</text:p>
          </table:table-cell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Font Size</text:p>
          </table:table-cell>
          <table:table-cell office:value-type="string" calcext:value-type="string">
            <text:p>Tamaño de la fuente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In points. Default is 9.</text:p>
          </table:table-cell>
          <table:table-cell office:value-type="string" calcext:value-type="string">
            <text:p>En puntos. el valor por defecto es 9.</text:p>
          </table:table-cell>
          <table:table-cell table:number-columns-repeated="1020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with Letterhead, unless unchecked in a particular Document</text:p>
          </table:table-cell>
          <table:table-cell office:value-type="string" calcext:value-type="string">
            <text:p>Imprimir con membrete, a menos que no se seleccione específicamente en un documento</text:p>
          </table:table-cell>
          <table:table-cell table:number-columns-repeated="102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Repeat Header and Footer in PDF</text:p>
          </table:table-cell>
          <table:table-cell office:value-type="string" calcext:value-type="string">
            <text:p>Repetir encabezado y pie de página en PDF</text:p>
          </table:table-cell>
          <table:table-cell table:number-columns-repeated="102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DF Page Size</text:p>
          </table:table-cell>
          <table:table-cell office:value-type="string" calcext:value-type="string">
            <text:p>Tamaño de página PDF</text:p>
          </table:table-cell>
          <table:table-cell table:number-columns-repeated="102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arta</text:p>
          </table:table-cell>
          <table:table-cell table:number-columns-repeated="1020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With Letterhead</text:p>
          </table:table-cell>
          <table:table-cell office:value-type="string" calcext:value-type="string">
            <text:p>Con membrete</text:p>
          </table:table-cell>
          <table:table-cell table:number-columns-repeated="1020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oderno</text:p>
          </table:table-cell>
          <table:table-cell table:number-columns-repeated="1020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Monocromo</text:p>
          </table:table-cell>
          <table:table-cell table:number-columns-repeated="1020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tyle Preview</text:p>
          </table:table-cell>
          <table:table-cell office:value-type="string" calcext:value-type="string">
            <text:p>Vista previa de estilo</text:p>
          </table:table-cell>
          <table:table-cell table:number-columns-repeated="1020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ettings</text:p>
          </table:table-cell>
          <table:table-cell office:value-type="string" calcext:value-type="string">
            <text:p>Ajustes de impresión</text:p>
          </table:table-cell>
          <table:table-cell table:number-columns-repeated="1020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DF Settings</text:p>
          </table:table-cell>
          <table:table-cell office:value-type="string" calcext:value-type="string">
            <text:p>Configuración de paginas PDF</text:p>
          </table:table-cell>
          <table:table-cell table:number-columns-repeated="1020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Send Print as PDF</text:p>
          </table:table-cell>
          <table:table-cell office:value-type="string" calcext:value-type="string">
            <text:p>Enviar Impresión como 'PDF'</text:p>
          </table:table-cell>
          <table:table-cell table:number-columns-repeated="1020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Send Email Print Attachments as PDF (Recommended)</text:p>
          </table:table-cell>
          <table:table-cell office:value-type="string" calcext:value-type="string">
            <text:p>Enviar correo electrónico con adjuntos en formato PDF (recomendado)</text:p>
          </table:table-cell>
          <table:table-cell table:number-columns-repeated="102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tyle</text:p>
          </table:table-cell>
          <table:table-cell office:value-type="string" calcext:value-type="string">
            <text:p>Estilo de impresión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Nombre de campo</text:p>
          </table:table-cell>
          <table:table-cell table:number-columns-repeated="1020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ID (name) of the entity whose property is to be set</text:p>
          </table:table-cell>
          <table:table-cell office:value-type="string" calcext:value-type="string">
            <text:p>Identificación ( nombre) de la entidad cuya propiedad va a establecerse</text:p>
          </table:table-cell>
          <table:table-cell table:number-columns-repeated="1020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 overrides a standard DocType or Field property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</text:p>
          </table:table-cell>
          <table:table-cell table:number-columns-repeated="1020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DocType or Field</text:p>
          </table:table-cell>
          <table:table-cell office:value-type="string" calcext:value-type="string">
            <text:p>'DocType' o campo</text:p>
          </table:table-cell>
          <table:table-cell table:number-columns-repeated="1020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Property Type</text:p>
          </table:table-cell>
          <table:table-cell office:value-type="string" calcext:value-type="string">
            <text:p>Tipo de inmueble</text:p>
          </table:table-cell>
          <table:table-cell table:number-columns-repeated="1020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New value to be set</text:p>
          </table:table-cell>
          <table:table-cell office:value-type="string" calcext:value-type="string">
            <text:p>Nuevo valor a establecer</text:p>
          </table:table-cell>
          <table:table-cell table:number-columns-repeated="1020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Propiedad</text:p>
          </table:table-cell>
          <table:table-cell table:number-columns-repeated="1020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Set Value</text:p>
          </table:table-cell>
          <table:table-cell office:value-type="string" calcext:value-type="string">
            <text:p>Valor seleccionado.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Manager</text:p>
          </table:table-cell>
          <table:table-cell office:value-type="string" calcext:value-type="string">
            <text:p>Administrador de reportes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JavaScript Format: frappe.query_reports['REPORTNAME'] = {}</text:p>
          </table:table-cell>
          <table:table-cell office:value-type="string" calcext:value-type="string">
            <text:p>Formato de JavaScript: : frappe.query_reports['REPORTNAME'] = {}</text:p>
          </table:table-cell>
          <table:table-cell table:number-columns-repeated="102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nsulta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Script Report</text:p>
          </table:table-cell>
          <table:table-cell office:value-type="string" calcext:value-type="string">
            <text:p>Informe de secuencias de comandos (Scripts)</text:p>
          </table:table-cell>
          <table:table-cell table:number-columns-repeated="102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Deshabilitado</text:p>
          </table:table-cell>
          <table:table-cell table:number-columns-repeated="102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Is Standard</text:p>
          </table:table-cell>
          <table:table-cell office:value-type="string" calcext:value-type="string">
            <text:p>Es estándar</text:p>
          </table:table-cell>
          <table:table-cell table:number-columns-repeated="1020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Query Report</text:p>
          </table:table-cell>
          <table:table-cell office:value-type="string" calcext:value-type="string">
            <text:p>Informe de consultas</text:p>
          </table:table-cell>
          <table:table-cell table:number-columns-repeated="102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Add Total Row</text:p>
          </table:table-cell>
          <table:table-cell office:value-type="string" calcext:value-type="string">
            <text:p>Añadir Fila Total</text:p>
          </table:table-cell>
          <table:table-cell table:number-columns-repeated="1020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Builder</text:p>
          </table:table-cell>
          <table:table-cell office:value-type="string" calcext:value-type="string">
            <text:p>Generador de reportes</text:p>
          </table:table-cell>
          <table:table-cell table:number-columns-repeated="1020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Type</text:p>
          </table:table-cell>
          <table:table-cell office:value-type="string" calcext:value-type="string">
            <text:p>Tipo de reporte</text:p>
          </table:table-cell>
          <table:table-cell table:number-columns-repeated="1020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f DocType</text:p>
          </table:table-cell>
          <table:table-cell office:value-type="string" calcext:value-type="string">
            <text:p>Ref. DocType</text:p>
          </table:table-cell>
          <table:table-cell table:number-columns-repeated="1020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Name</text:p>
          </table:table-cell>
          <table:table-cell office:value-type="string" calcext:value-type="string">
            <text:p>Nombre del reporte</text:p>
          </table:table-cell>
          <table:table-cell table:number-columns-repeated="1020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DocType: Role</text:p>
          </table:table-cell>
          <table:table-cell office:value-type="string" calcext:value-type="string">
            <text:p>Role Name</text:p>
          </table:table-cell>
          <table:table-cell office:value-type="string" calcext:value-type="string">
            <text:p>Nombre del rol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Scheduler Log</text:p>
          </table:table-cell>
          <table:table-cell office:value-type="string" calcext:value-type="string">
            <text:p>Registros de eventos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étodo</text:p>
          </table:table-cell>
          <table:table-cell table:number-columns-repeated="1020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Log of Scheduler Errors</text:p>
          </table:table-cell>
          <table:table-cell office:value-type="string" calcext:value-type="string">
            <text:p>Bitácora de errores en el programador de tareas</text:p>
          </table:table-cell>
          <table:table-cell table:number-columns-repeated="1020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DocType: Scheduler Log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</text:p>
          </table:table-cell>
          <table:table-cell table:number-columns-repeated="102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 Client Secret</text:p>
          </table:table-cell>
          <table:table-cell table:number-columns-repeated="102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Secret</text:p>
          </table:table-cell>
          <table:table-cell table:number-columns-repeated="102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ID</text:p>
          </table:table-cell>
          <table:table-cell table:number-columns-repeated="102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Facebook Client ID</text:p>
          </table:table-cell>
          <table:table-cell office:value-type="string" calcext:value-type="string">
            <text:p>ID de Facebook</text:p>
          </table:table-cell>
          <table:table-cell table:number-columns-repeated="1020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</text:p>
          </table:table-cell>
          <table:table-cell table:number-columns-repeated="1020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Social Login Keys</text:p>
          </table:table-cell>
          <table:table-cell office:value-type="string" calcext:value-type="string">
            <text:p>Llaves de login sociales</text:p>
          </table:table-cell>
          <table:table-cell table:number-columns-repeated="1020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GitHub Client ID</text:p>
          </table:table-cell>
          <table:table-cell office:value-type="string" calcext:value-type="string">
            <text:p>ID de Cliente de GitHub</text:p>
          </table:table-cell>
          <table:table-cell table:number-columns-repeated="1020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 Client Secret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Propietario</text:p>
          </table:table-cell>
          <table:table-cell table:number-columns-repeated="102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Standard Reply</text:p>
          </table:table-cell>
          <table:table-cell office:value-type="string" calcext:value-type="string">
            <text:p>Respuesta automática</text:p>
          </table:table-cell>
          <table:table-cell table:number-columns-repeated="1020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espuesta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Note: Multiple sessions will be allowed in case of mobile device</text:p>
          </table:table-cell>
          <table:table-cell office:value-type="string" calcext:value-type="string">
            <text:p>Nota: No se permiten varias sesiones en el caso de los dispositivos móviles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Run scheduled jobs only if checked</text:p>
          </table:table-cell>
          <table:table-cell office:value-type="string" calcext:value-type="string">
            <text:p>Ejecutar las tareas programadas solamente si están comprobadas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Loading...</text:p>
          </table:table-cell>
          <table:table-cell office:value-type="string" calcext:value-type="string">
            <text:p>Cargando ...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mm/dd/yyyy</text:p>
          </table:table-cell>
          <table:table-cell office:value-type="string" calcext:value-type="string">
            <text:p>mm/dd/aaaa</text:p>
          </table:table-cell>
          <table:table-cell table:number-columns-repeated="1020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isable Standard Email Footer</text:p>
          </table:table-cell>
          <table:table-cell office:value-type="string" calcext:value-type="string">
            <text:p>Desactivar pie de página estándar en los correos electrónicos</text:p>
          </table:table-cell>
          <table:table-cell table:number-columns-repeated="1020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Your organization name and address for the email footer.</text:p>
          </table:table-cell>
          <table:table-cell office:value-type="string" calcext:value-type="string">
            <text:p>El nombre de la organización y dirección para el pie de página del correo electrónico.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Float Precision</text:p>
          </table:table-cell>
          <table:table-cell office:value-type="string" calcext:value-type="string">
            <text:p>Factor de redondeo</text:p>
          </table:table-cell>
          <table:table-cell table:number-columns-repeated="102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aaaa-mm-dd</text:p>
          </table:table-cell>
          <table:table-cell table:number-columns-repeated="102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ate and Number Format</text:p>
          </table:table-cell>
          <table:table-cell office:value-type="string" calcext:value-type="string">
            <text:p>Formato de Fecha y Número</text:p>
          </table:table-cell>
          <table:table-cell table:number-columns-repeated="102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guridad.</text:p>
          </table:table-cell>
          <table:table-cell table:number-columns-repeated="102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/mm/yyyy</text:p>
          </table:table-cell>
          <table:table-cell office:value-type="string" calcext:value-type="string">
            <text:p>dd/mm/aaaa</text:p>
          </table:table-cell>
          <table:table-cell table:number-columns-repeated="1020"/>
        </table:table-row>
        <table:table-row table:style-name="ro16">
          <table:table-cell office:value-type="float" office:value="698" calcext:value-type="float">
            <text:p>69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g. If Apply User Permissions is checked for Report DocType but no User Permissions are defined for Report for a User, then all Reports are shown to that User</text:p>
          </table:table-cell>
          <table:table-cell office:value-type="string" calcext:value-type="string">
            <text:p>Por ejemplo: Si aplica permisos a los usuarios, estos serán comprobados por los documentos, pero si no existen permisos para un reporte por usuario en especifico, todos los reportes podrán ser vistos por este usuario.</text:p>
          </table:table-cell>
          <table:table-cell table:number-columns-repeated="102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 Mobile</text:p>
          </table:table-cell>
          <table:table-cell office:value-type="string" calcext:value-type="string">
            <text:p>Vencimiento de sesión en dispositivo móvil</text:p>
          </table:table-cell>
          <table:table-cell table:number-columns-repeated="102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nable Scheduled Jobs</text:p>
          </table:table-cell>
          <table:table-cell office:value-type="string" calcext:value-type="string">
            <text:p>Habilitar tareas programadas</text:p>
          </table:table-cell>
          <table:table-cell table:number-columns-repeated="1020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Ignore User Permissions If Missing</text:p>
          </table:table-cell>
          <table:table-cell office:value-type="string" calcext:value-type="string">
            <text:p>Ignorar los permisos de usuario, en caso que no existan.</text:p>
          </table:table-cell>
          <table:table-cell table:number-columns-repeated="102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Allow only one session per user</text:p>
          </table:table-cell>
          <table:table-cell office:value-type="string" calcext:value-type="string">
            <text:p>Permitir sólo una sesión por usuario</text:p>
          </table:table-cell>
          <table:table-cell table:number-columns-repeated="1020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In Hours</text:p>
          </table:table-cell>
          <table:table-cell office:value-type="string" calcext:value-type="string">
            <text:p>Horas</text:p>
          </table:table-cell>
          <table:table-cell table:number-columns-repeated="1020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 table:number-columns-repeated="1020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mail Footer Address</text:p>
          </table:table-cell>
          <table:table-cell office:value-type="string" calcext:value-type="string">
            <text:p>Adjuntar dirección en pie de pagina.</text:p>
          </table:table-cell>
          <table:table-cell table:number-columns-repeated="1020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ate Format</text:p>
          </table:table-cell>
          <table:table-cell office:value-type="string" calcext:value-type="string">
            <text:p>Formato de fecha</text:p>
          </table:table-cell>
          <table:table-cell table:number-columns-repeated="1020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 in Hours e.g. 06:00</text:p>
          </table:table-cell>
          <table:table-cell office:value-type="string" calcext:value-type="string">
            <text:p>Vencimiento de sesión en horas, por ejemplo: 06:00</text:p>
          </table:table-cell>
          <table:table-cell table:number-columns-repeated="1020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dd-mm-aaaa</text:p>
          </table:table-cell>
          <table:table-cell table:number-columns-repeated="1020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Background Workers</text:p>
          </table:table-cell>
          <table:table-cell office:value-type="string" calcext:value-type="string">
            <text:p>Trabajadores de fondo</text:p>
          </table:table-cell>
          <table:table-cell table:number-columns-repeated="1020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ystem Settings</text:p>
          </table:table-cell>
          <table:table-cell office:value-type="string" calcext:value-type="string">
            <text:p>Configuración del sistema</text:p>
          </table:table-cell>
          <table:table-cell table:number-columns-repeated="1020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cheduler Last Event</text:p>
          </table:table-cell>
          <table:table-cell office:value-type="string" calcext:value-type="string">
            <text:p>Programar el último evento</text:p>
          </table:table-cell>
          <table:table-cell table:number-columns-repeated="1020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</text:p>
          </table:table-cell>
          <table:table-cell office:value-type="string" calcext:value-type="string">
            <text:p>Vencimiento de sesión</text:p>
          </table:table-cell>
          <table:table-cell table:number-columns-repeated="1020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Zona Horaria</text:p>
          </table:table-cell>
          <table:table-cell table:number-columns-repeated="1020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.mm.yyyy</text:p>
          </table:table-cell>
          <table:table-cell office:value-type="string" calcext:value-type="string">
            <text:p>dd.mm.aaaa</text:p>
          </table:table-cell>
          <table:table-cell table:number-columns-repeated="1020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Number Format</text:p>
          </table:table-cell>
          <table:table-cell office:value-type="string" calcext:value-type="string">
            <text:p>Formato de número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mm-dd-yyyy</text:p>
          </table:table-cell>
          <table:table-cell office:value-type="string" calcext:value-type="string">
            <text:p>mm-dd-aaaa</text:p>
          </table:table-cell>
          <table:table-cell table:number-columns-repeated="102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lto</text:p>
          </table:table-cell>
          <table:table-cell table:number-columns-repeated="102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Fecha de vencimiento</text:p>
          </table:table-cell>
          <table:table-cell table:number-columns-repeated="102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dio</text:p>
          </table:table-cell>
          <table:table-cell table:number-columns-repeated="1020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Remitente</text:p>
          </table:table-cell>
          <table:table-cell table:number-columns-repeated="1020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Description and Status</text:p>
          </table:table-cell>
          <table:table-cell office:value-type="string" calcext:value-type="string">
            <text:p>Descripción y estado</text:p>
          </table:table-cell>
          <table:table-cell table:number-columns-repeated="1020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Allocated To</text:p>
          </table:table-cell>
          <table:table-cell office:value-type="string" calcext:value-type="string">
            <text:p>Asignado a</text:p>
          </table:table-cell>
          <table:table-cell table:number-columns-repeated="1020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dad</text:p>
          </table:table-cell>
          <table:table-cell table:number-columns-repeated="1020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jo</text:p>
          </table:table-cell>
          <table:table-cell table:number-columns-repeated="1020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Assigned By</text:p>
          </table:table-cell>
          <table:table-cell office:value-type="string" calcext:value-type="string">
            <text:p>Asignado por</text:p>
          </table:table-cell>
          <table:table-cell table:number-columns-repeated="1020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Reference Type</text:p>
          </table:table-cell>
          <table:table-cell office:value-type="string" calcext:value-type="string">
            <text:p>Tipo de referencia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Parent Label</text:p>
          </table:table-cell>
          <table:table-cell office:value-type="string" calcext:value-type="string">
            <text:p>Etiqueta principal</text:p>
          </table:table-cell>
          <table:table-cell table:number-columns-repeated="102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DocType: Top Bar Item</text:p>
          </table:table-cell>
          <table:table-cell table:number-columns-repeated="2" office:value-type="string" calcext:value-type="string">
            <text:p>target = "_blank"</text:p>
          </table:table-cell>
          <table:table-cell table:number-columns-repeated="1020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Link to the page you want to open. Leave blank if you want to make it a group parent.</text:p>
          </table:table-cell>
          <table:table-cell office:value-type="string" calcext:value-type="string">
            <text:p>Enlace a la página que desea abrir. Dejar en blanco si desea que sea un grupo principal.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For top bar</text:p>
          </table:table-cell>
          <table:table-cell office:value-type="string" calcext:value-type="string">
            <text:p>Por la barra superior</text:p>
          </table:table-cell>
          <table:table-cell table:number-columns-repeated="102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bjetivo</text:p>
          </table:table-cell>
          <table:table-cell table:number-columns-repeated="1020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Select target = "_blank" to open in a new page.</text:p>
          </table:table-cell>
          <table:table-cell office:value-type="string" calcext:value-type="string">
            <text:p>Seleccione el objetivo = "_blank" para abrir en una nueva página.</text:p>
          </table:table-cell>
          <table:table-cell table:number-columns-repeated="1020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If you set this, this Item will come in a drop-down under the selected parent.</text:p>
          </table:table-cell>
          <table:table-cell office:value-type="string" calcext:value-type="string">
            <text:p>Si usted habilita esto, el elemento creará un menú desplegable</text:p>
          </table:table-cell>
          <table:table-cell table:number-columns-repeated="1020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Top Bar Item</text:p>
          </table:table-cell>
          <table:table-cell office:value-type="string" calcext:value-type="string">
            <text:p>Elemento de la Barra Superior</text:p>
          </table:table-cell>
          <table:table-cell table:number-columns-repeated="1020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recho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Traducción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Código de lenguaje</text:p>
          </table:table-cell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Source Data</text:p>
          </table:table-cell>
          <table:table-cell office:value-type="string" calcext:value-type="string">
            <text:p>Datos fuente</text:p>
          </table:table-cell>
          <table:table-cell table:number-columns-repeated="1020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Translated</text:p>
          </table:table-cell>
          <table:table-cell office:value-type="string" calcext:value-type="string">
            <text:p>Traducido</text:p>
          </table:table-cell>
          <table:table-cell table:number-columns-repeated="1020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If your data is in HTML, please copy paste the exact HTML code with the tags.</text:p>
          </table:table-cell>
          <table:table-cell office:value-type="string" calcext:value-type="string">
            <text:p>Si los datos están en formato HTML, por favor copiar y pegar el código HTML exacta con las etiquetas.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acebook Username</text:p>
          </table:table-cell>
          <table:table-cell office:value-type="string" calcext:value-type="string">
            <text:p>Nombre de usuario en facebook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Nombre de usuario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16">
          <table:table-cell office:value-type="float" office:value="142" calcext:value-type="float">
            <text:p>14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nter default value fields (keys) and values. If you add multiple values for a field, the first one will be picked. These defaults are also used to set "match" permission rules. To see list of fields, go to "Customize Form".</text:p>
          </table:table-cell>
          <table:table-cell office:value-type="string" calcext:value-type="string">
            <text:p>Ingrese campos del valor por defecto (claves) y valores. Si agrega varios valores para un campo, el primero de será elegido. Estos valores predeterminados se utilizan también para "emparejar" reglas de permisos. Para ver la lista de campos, vaya a "Personalizar Formulario".</text:p>
          </table:table-cell>
          <table:table-cell table:number-columns-repeated="102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et your globally recognized avatar from Gravatar.com</text:p>
          </table:table-cell>
          <table:table-cell office:value-type="string" calcext:value-type="string">
            <text:p>Obtenga su avatar reconocido globalmente desde Gravatar.com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Mosaico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trict IP</text:p>
          </table:table-cell>
          <table:table-cell office:value-type="string" calcext:value-type="string">
            <text:p>Restringir IP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oles Assigned</text:p>
          </table:table-cell>
          <table:table-cell office:value-type="string" calcext:value-type="string">
            <text:p>Roles asignados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ill Screen</text:p>
          </table:table-cell>
          <table:table-cell office:value-type="string" calcext:value-type="string">
            <text:p>Pantalla completa</text:p>
          </table:table-cell>
          <table:table-cell table:number-columns-repeated="102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et Password Key</text:p>
          </table:table-cell>
          <table:table-cell office:value-type="string" calcext:value-type="string">
            <text:p>Restablecer contraseña/clave</text:p>
          </table:table-cell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culino</text:p>
          </table:table-cell>
          <table:table-cell table:number-columns-repeated="102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Welcome Email</text:p>
          </table:table-cell>
          <table:table-cell office:value-type="string" calcext:value-type="string">
            <text:p>Enviar Email de bienvenida</text:p>
          </table:table-cell>
          <table:table-cell table:number-columns-repeated="1020"/>
        </table:table-row>
        <table:table-row table:style-name="ro7">
          <table:table-cell office:value-type="float" office:value="383" calcext:value-type="float">
            <text:p>38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tores the JSON of last known versions of various installed apps. It is used to show release notes.</text:p>
          </table:table-cell>
          <table:table-cell office:value-type="string" calcext:value-type="string">
            <text:p>Almacena el JSON de las últimas versiones conocidas de las aplicaciones instaladas. Se utiliza para mostrar notas de la versión.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Login</text:p>
          </table:table-cell>
          <table:table-cell office:value-type="string" calcext:value-type="string">
            <text:p>Último ingreso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IP</text:p>
          </table:table-cell>
          <table:table-cell office:value-type="string" calcext:value-type="string">
            <text:p>Última IP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nsubscribed</text:p>
          </table:table-cell>
          <table:table-cell office:value-type="string" calcext:value-type="string">
            <text:p>No suscrito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odules HTML</text:p>
          </table:table-cell>
          <table:table-cell office:value-type="string" calcext:value-type="string">
            <text:p>Módulos HTML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Google User ID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Roles HTML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presents a User in the system.</text:p>
          </table:table-cell>
          <table:table-cell office:value-type="string" calcext:value-type="string">
            <text:p>Listado de usuarios en el sistema.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odules Access</text:p>
          </table:table-cell>
          <table:table-cell office:value-type="string" calcext:value-type="string">
            <text:p>Módulos de Acceso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Active</text:p>
          </table:table-cell>
          <table:table-cell office:value-type="string" calcext:value-type="string">
            <text:p>Último Activo</text:p>
          </table:table-cell>
          <table:table-cell table:number-columns-repeated="1020"/>
        </table:table-row>
        <table:table-row table:style-name="ro7">
          <table:table-cell office:value-type="float" office:value="574" calcext:value-type="float">
            <text:p>57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Type "System User" can access Desktop. "Website User" can only be logged into the website and portal pages.</text:p>
          </table:table-cell>
          <table:table-cell office:value-type="string" calcext:value-type="string">
            <text:p>Tipo de usuario "Usuario del Sistema" puede acceder al Escritorio. "Usuario de Sitio Web" sólo puede iniciar sesión en el sitio web y las páginas del portal.</text:p>
          </table:table-cell>
          <table:table-cell table:number-columns-repeated="102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Password Update Notification</text:p>
          </table:table-cell>
          <table:table-cell office:value-type="string" calcext:value-type="string">
            <text:p>Enviar notificación de cambio de contraseña</text:p>
          </table:table-cell>
          <table:table-cell table:number-columns-repeated="102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acebook User ID</text:p>
          </table:table-cell>
          <table:table-cell office:value-type="string" calcext:value-type="string">
            <text:p>ID de usuario de Facebook</text:p>
          </table:table-cell>
          <table:table-cell table:number-columns-repeated="1020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iddle Name (Optional)</text:p>
          </table:table-cell>
          <table:table-cell office:value-type="string" calcext:value-type="string">
            <text:p>Segundo nombre (opcional)</text:p>
          </table:table-cell>
          <table:table-cell table:number-columns-repeated="102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ystem User</text:p>
          </table:table-cell>
          <table:table-cell office:value-type="string" calcext:value-type="string">
            <text:p>Usuario del sistema</text:p>
          </table:table-cell>
          <table:table-cell table:number-columns-repeated="102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lock Modules</text:p>
          </table:table-cell>
          <table:table-cell office:value-type="string" calcext:value-type="string">
            <text:p>Módulos de Bloque</text:p>
          </table:table-cell>
          <table:table-cell table:number-columns-repeated="102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ncheck modules to hide from user's desktop</text:p>
          </table:table-cell>
          <table:table-cell office:value-type="string" calcext:value-type="string">
            <text:p>Desmarque los módulos que desea ocultar al usuario.</text:p>
          </table:table-cell>
          <table:table-cell table:number-columns-repeated="102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mail Signature</text:p>
          </table:table-cell>
          <table:table-cell office:value-type="string" calcext:value-type="string">
            <text:p>Firma de correo electrónico</text:p>
          </table:table-cell>
          <table:table-cell table:number-columns-repeated="102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t New Password</text:p>
          </table:table-cell>
          <table:table-cell office:value-type="string" calcext:value-type="string">
            <text:p>Establecer nueva contraseña</text:p>
          </table:table-cell>
          <table:table-cell table:number-columns-repeated="102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ithub User ID</text:p>
          </table:table-cell>
          <table:table-cell office:value-type="string" calcext:value-type="string">
            <text:p>ID de usuario Github</text:p>
          </table:table-cell>
          <table:table-cell table:number-columns-repeated="102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gin After</text:p>
          </table:table-cell>
          <table:table-cell office:value-type="string" calcext:value-type="string">
            <text:p>Iniciar después</text:p>
          </table:table-cell>
          <table:table-cell table:number-columns-repeated="102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Defaults</text:p>
          </table:table-cell>
          <table:table-cell office:value-type="string" calcext:value-type="string">
            <text:p>Predeterminados</text:p>
          </table:table-cell>
          <table:table-cell table:number-columns-repeated="1020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irth Date</text:p>
          </table:table-cell>
          <table:table-cell office:value-type="string" calcext:value-type="string">
            <text:p>Fecha de nacimiento</text:p>
          </table:table-cell>
          <table:table-cell table:number-columns-repeated="1020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emenino</text:p>
          </table:table-cell>
          <table:table-cell table:number-columns-repeated="1020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iografía</text:p>
          </table:table-cell>
          <table:table-cell table:number-columns-repeated="1020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Website User</text:p>
          </table:table-cell>
          <table:table-cell office:value-type="string" calcext:value-type="string">
            <text:p>Usuario del sitio web</text:p>
          </table:table-cell>
          <table:table-cell table:number-columns-repeated="1020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gin Before</text:p>
          </table:table-cell>
          <table:table-cell office:value-type="string" calcext:value-type="string">
            <text:p>Iniciar antes</text:p>
          </table:table-cell>
          <table:table-cell table:number-columns-repeated="1020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bicación</text:p>
          </table:table-cell>
          <table:table-cell table:number-columns-repeated="1020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Defaults</text:p>
          </table:table-cell>
          <table:table-cell office:value-type="string" calcext:value-type="string">
            <text:p>Parámetros de usuario</text:p>
          </table:table-cell>
          <table:table-cell table:number-columns-repeated="1020"/>
        </table:table-row>
        <table:table-row table:style-name="ro15">
          <table:table-cell office:value-type="float" office:value="1360" calcext:value-type="float">
            <text:p>136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trict user from this IP address only. Multiple IP addresses can be added by separating with commas. Also accepts partial IP addresses like (111.111.111)</text:p>
          </table:table-cell>
          <table:table-cell office:value-type="string" calcext:value-type="string">
            <text:p>Restringir el usuario a esta dirección IP. Todas las direcciones IP se pueden agregar separadas con comas, también se aceptan direcciones IP parciales como ( 111.111.111 )</text:p>
          </table:table-cell>
          <table:table-cell table:number-columns-repeated="1020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Karma</text:p>
          </table:table-cell>
          <table:table-cell table:number-columns-repeated="1020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ackground Image</text:p>
          </table:table-cell>
          <table:table-cell office:value-type="string" calcext:value-type="string">
            <text:p>Imagen de fondo</text:p>
          </table:table-cell>
          <table:table-cell table:number-columns-repeated="1020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ithub Username</text:p>
          </table:table-cell>
          <table:table-cell office:value-type="string" calcext:value-type="string">
            <text:p>Nombre de usuario Github</text:p>
          </table:table-cell>
          <table:table-cell table:number-columns-repeated="1020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Cambiar contraseña</text:p>
          </table:table-cell>
          <table:table-cell table:number-columns-repeated="1020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Notifications for Transactions I Follow</text:p>
          </table:table-cell>
          <table:table-cell office:value-type="string" calcext:value-type="string">
            <text:p>Enviarme notificaciones de las transacciones que sigo</text:p>
          </table:table-cell>
          <table:table-cell table:number-columns-repeated="1020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ute Sounds</text:p>
          </table:table-cell>
          <table:table-cell office:value-type="string" calcext:value-type="string">
            <text:p>Sonidos Silencio</text:p>
          </table:table-cell>
          <table:table-cell table:number-columns-repeated="1020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Type</text:p>
          </table:table-cell>
          <table:table-cell office:value-type="string" calcext:value-type="string">
            <text:p>Tipo de usuario</text:p>
          </table:table-cell>
          <table:table-cell table:number-columns-repeated="1020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Image</text:p>
          </table:table-cell>
          <table:table-cell office:value-type="string" calcext:value-type="string">
            <text:p>Imagen de usuario</text:p>
          </table:table-cell>
          <table:table-cell table:number-columns-repeated="1020"/>
        </table:table-row>
        <table:table-row table:style-name="ro15">
          <table:table-cell office:value-type="float" office:value="1622" calcext:value-type="float">
            <text:p>162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hese values will be automatically updated in transactions and also will be useful to restrict permissions for this user on transactions containing these values.</text:p>
          </table:table-cell>
          <table:table-cell office:value-type="string" calcext:value-type="string">
            <text:p>Estos valores se actualizan automáticamente en las transacciones y también serán útiles para restringir los permisos para este usuario en transacciones que contienen estos valores.</text:p>
          </table:table-cell>
          <table:table-cell table:number-columns-repeated="1020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Allow user to login only after this hour (0-24)</text:p>
          </table:table-cell>
          <table:table-cell office:value-type="string" calcext:value-type="string">
            <text:p>Permitir que el usuario ingrese sólo después de esta hora ( 0-24)</text:p>
          </table:table-cell>
          <table:table-cell table:number-columns-repeated="1020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Allow user to login only before this hour (0-24)</text:p>
          </table:table-cell>
          <table:table-cell office:value-type="string" calcext:value-type="string">
            <text:p>Permitir que el usuario ingrese sólo antes de esta hora ( 0-24)</text:p>
          </table:table-cell>
          <table:table-cell table:number-columns-repeated="1020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Known Versions</text:p>
          </table:table-cell>
          <table:table-cell office:value-type="string" calcext:value-type="string">
            <text:p>Últimas versiones conocidas</text:p>
          </table:table-cell>
          <table:table-cell table:number-columns-repeated="1020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hird Party Authentication</text:p>
          </table:table-cell>
          <table:table-cell office:value-type="string" calcext:value-type="string">
            <text:p>Autenticación por otros medios</text:p>
          </table:table-cell>
          <table:table-cell table:number-columns-repeated="102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Habilitado</text:p>
          </table:table-cell>
          <table:table-cell table:number-columns-repeated="1020"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Check / Uncheck roles assigned to the User. Click on the Role to find out what permissions that Role has.</text:p>
          </table:table-cell>
          <table:table-cell office:value-type="string" calcext:value-type="string">
            <text:p>Marque o desmarque los roles asignados al usuario. Haga clic sobre el rol para ver los permisos que posee.</text:p>
          </table:table-cell>
          <table:table-cell table:number-columns-repeated="1020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Zona horaria</text:p>
          </table:table-cell>
          <table:table-cell table:number-columns-repeated="1020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pellido</text:p>
          </table:table-cell>
          <table:table-cell table:number-columns-repeated="1020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énero</text:p>
          </table:table-cell>
          <table:table-cell table:number-columns-repeated="1020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mail Settings</text:p>
          </table:table-cell>
          <table:table-cell office:value-type="string" calcext:value-type="string">
            <text:p>Configura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Desktop Background</text:p>
          </table:table-cell>
          <table:table-cell office:value-type="string" calcext:value-type="string">
            <text:p>Fondo de escritorio</text:p>
          </table:table-cell>
          <table:table-cell table:number-columns-repeated="102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curity Settings</text:p>
          </table:table-cell>
          <table:table-cell office:value-type="string" calcext:value-type="string">
            <text:p>Configuración de seguridad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ackground Style</text:p>
          </table:table-cell>
          <table:table-cell office:value-type="string" calcext:value-type="string">
            <text:p>Estilo de fondo</text:p>
          </table:table-cell>
          <table:table-cell table:number-columns-repeated="102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DocType: UserRole</text:p>
          </table:table-cell>
          <table:table-cell table:number-columns-repeated="2" office:value-type="string" calcext:value-type="string">
            <text:p>UserRole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Doclist JSON</text:p>
          </table:table-cell>
          <table:table-cell office:value-type="string" calcext:value-type="string">
            <text:p>DocList JSON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Docname</text:p>
          </table:table-cell>
          <table:table-cell office:value-type="string" calcext:value-type="string">
            <text:p>docName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Versión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site URL</text:p>
          </table:table-cell>
          <table:table-cell office:value-type="string" calcext:value-type="string">
            <text:p>URL del sitio web</text:p>
          </table:table-cell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Message to be displayed on successful completion</text:p>
          </table:table-cell>
          <table:table-cell office:value-type="string" calcext:value-type="string">
            <text:p>Mensaje que se muestra en la finalización con éxito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nticipado</text:p>
          </table:table-cell>
          <table:table-cell table:number-columns-repeated="102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Acciones</text:p>
          </table:table-cell>
          <table:table-cell table:number-columns-repeated="1020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elect DocType</text:p>
          </table:table-cell>
          <table:table-cell office:value-type="string" calcext:value-type="string">
            <text:p>Seleccione un 'DocType'</text:p>
          </table:table-cell>
          <table:table-cell table:number-columns-repeated="1020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uccess Message</text:p>
          </table:table-cell>
          <table:table-cell office:value-type="string" calcext:value-type="string">
            <text:p>Mensaje exitoso</text:p>
          </table:table-cell>
          <table:table-cell table:number-columns-repeated="1020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In JSON as [{"title":"Jobs", "name":"jobs"}]</text:p>
          </table:table-cell>
          <table:table-cell office:value-type="string" calcext:value-type="string">
            <text:p>En JSON como [{&amp;quot;title&amp;quot;: &amp;quot;Jobs&amp;quot;, &amp;quot;name&amp;quot;: &amp;quot;puestos de trabajo&amp;quot;}]</text:p>
          </table:table-cell>
          <table:table-cell table:number-columns-repeated="1020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Multiple</text:p>
          </table:table-cell>
          <table:table-cell office:value-type="string" calcext:value-type="string">
            <text:p>Permitir Múltiple</text:p>
          </table:table-cell>
          <table:table-cell table:number-columns-repeated="1020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Edit</text:p>
          </table:table-cell>
          <table:table-cell office:value-type="string" calcext:value-type="string">
            <text:p>Permitir Editar</text:p>
          </table:table-cell>
          <table:table-cell table:number-columns-repeated="1020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Form Fields</text:p>
          </table:table-cell>
          <table:table-cell office:value-type="string" calcext:value-type="string">
            <text:p>Campos de formulario web</text:p>
          </table:table-cell>
          <table:table-cell table:number-columns-repeated="1020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Delete</text:p>
          </table:table-cell>
          <table:table-cell office:value-type="string" calcext:value-type="string">
            <text:p>Permitir Borrar</text:p>
          </table:table-cell>
          <table:table-cell table:number-columns-repeated="1020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Login Required</text:p>
          </table:table-cell>
          <table:table-cell office:value-type="string" calcext:value-type="string">
            <text:p>Inicio de sesión obligatorio</text:p>
          </table:table-cell>
          <table:table-cell table:number-columns-repeated="1020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uccess URL</text:p>
          </table:table-cell>
          <table:table-cell office:value-type="string" calcext:value-type="string">
            <text:p>URL exitoso</text:p>
          </table:table-cell>
          <table:table-cell table:number-columns-repeated="1020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Breadcrumbs</text:p>
          </table:table-cell>
          <table:table-cell office:value-type="string" calcext:value-type="string">
            <text:p>Migas</text:p>
          </table:table-cell>
          <table:table-cell table:number-columns-repeated="1020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Go to this url after completing the form.</text:p>
          </table:table-cell>
          <table:table-cell office:value-type="string" calcext:value-type="string">
            <text:p>Diríjase a esta dirección después de completar el formulario.</text:p>
          </table:table-cell>
          <table:table-cell table:number-columns-repeated="1020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Form</text:p>
          </table:table-cell>
          <table:table-cell office:value-type="string" calcext:value-type="string">
            <text:p>Formulario web</text:p>
          </table:table-cell>
          <table:table-cell table:number-columns-repeated="1020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Page Link Text</text:p>
          </table:table-cell>
          <table:table-cell office:value-type="string" calcext:value-type="string">
            <text:p>Texto del Enlace de la Página Web</text:p>
          </table:table-cell>
          <table:table-cell table:number-columns-repeated="1020"/>
        </table:table-row>
        <table:table-row table:style-name="ro16">
          <table:table-cell office:value-type="float" office:value="2000" calcext:value-type="float">
            <text:p>2000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Text to be displayed for Link to Web Page if this form has a web page. Link route will be automatically generated based on `page_name` and `parent_website_route`</text:p>
          </table:table-cell>
          <table:table-cell office:value-type="string" calcext:value-type="string">
            <text:p>El texto que se mostrará para enlazar a la página web, en caso que este formulario sea una pagina web. El enlace se generará automaticamente basado en 'nombre de pagina' y ruta del sitio principal' (`page_name` and `parent_website_route`)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Comments</text:p>
          </table:table-cell>
          <table:table-cell office:value-type="string" calcext:value-type="string">
            <text:p>Permitir Comentarios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ocType: Web Form Field</text:p>
          </table:table-cell>
          <table:table-cell office:value-type="string" calcext:value-type="string">
            <text:p>Fieldtype</text:p>
          </table:table-cell>
          <table:table-cell office:value-type="string" calcext:value-type="string">
            <text:p>FieldType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DocType: Web Form Field</text:p>
          </table:table-cell>
          <table:table-cell office:value-type="string" calcext:value-type="string">
            <text:p>Web Form Field</text:p>
          </table:table-cell>
          <table:table-cell office:value-type="string" calcext:value-type="string">
            <text:p>Campo de formulario web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rent Web Page</text:p>
          </table:table-cell>
          <table:table-cell office:value-type="string" calcext:value-type="string">
            <text:p>Pagina web principal</text:p>
          </table:table-cell>
          <table:table-cell table:number-columns-repeated="1020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Begin this page with a slideshow of images</text:p>
          </table:table-cell>
          <table:table-cell office:value-type="string" calcext:value-type="string">
            <text:p>Comience esta página con una presentación de imágenes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0 is highest</text:p>
          </table:table-cell>
          <table:table-cell office:value-type="string" calcext:value-type="string">
            <text:p>0 es más alto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Encabezado</text:p>
          </table:table-cell>
          <table:table-cell table:number-columns-repeated="102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Main Section</text:p>
          </table:table-cell>
          <table:table-cell office:value-type="string" calcext:value-type="string">
            <text:p>Sección principal</text:p>
          </table:table-cell>
          <table:table-cell table:number-columns-repeated="1020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ontent in markdown format that appears on the main side of your page</text:p>
          </table:table-cell>
          <table:table-cell office:value-type="string" calcext:value-type="string">
            <text:p>El contenido en el formato de reducción que aparece en la parte principal de su página</text:p>
          </table:table-cell>
          <table:table-cell table:number-columns-repeated="1020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Description for search engine optimization.</text:p>
          </table:table-cell>
          <table:table-cell office:value-type="string" calcext:value-type="string">
            <text:p>Descripción para la optimización de motores de búsqueda.</text:p>
          </table:table-cell>
          <table:table-cell table:number-columns-repeated="1020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to show on the website</text:p>
            <text:p/>
          </table:table-cell>
          <table:table-cell office:value-type="string" calcext:value-type="string">
            <text:p>Página para mostrar en la Web</text:p>
          </table:table-cell>
          <table:table-cell table:number-columns-repeated="1020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content</text:p>
          </table:table-cell>
          <table:table-cell office:value-type="string" calcext:value-type="string">
            <text:p>Contenido de página</text:p>
          </table:table-cell>
          <table:table-cell table:number-columns-repeated="1020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ext Align</text:p>
          </table:table-cell>
          <table:table-cell office:value-type="string" calcext:value-type="string">
            <text:p>Alinear texto</text:p>
          </table:table-cell>
          <table:table-cell table:number-columns-repeated="1020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entro</text:p>
          </table:table-cell>
          <table:table-cell table:number-columns-repeated="1020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HTML for header section. Optional</text:p>
          </table:table-cell>
          <table:table-cell office:value-type="string" calcext:value-type="string">
            <text:p>HTML para la sección de encabezado. opcional</text:p>
          </table:table-cell>
          <table:table-cell table:number-columns-repeated="1020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ustom Javascript</text:p>
          </table:table-cell>
          <table:table-cell office:value-type="string" calcext:value-type="string">
            <text:p>Javascript personalizado</text:p>
          </table:table-cell>
          <table:table-cell table:number-columns-repeated="1020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url name (auto-generated)</text:p>
          </table:table-cell>
          <table:table-cell office:value-type="string" calcext:value-type="string">
            <text:p>Nombre de la url de la página (generada automáticamente)</text:p>
          </table:table-cell>
          <table:table-cell table:number-columns-repeated="1020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Show Title</text:p>
          </table:table-cell>
          <table:table-cell office:value-type="string" calcext:value-type="string">
            <text:p>Mostrar título</text:p>
          </table:table-cell>
          <table:table-cell table:number-columns-repeated="1020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Insert Style</text:p>
          </table:table-cell>
          <table:table-cell office:value-type="string" calcext:value-type="string">
            <text:p>Insertar estilo</text:p>
          </table:table-cell>
          <table:table-cell table:number-columns-repeated="1020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Enable Comments</text:p>
          </table:table-cell>
          <table:table-cell office:value-type="string" calcext:value-type="string">
            <text:p>Habilitar comentarios</text:p>
          </table:table-cell>
          <table:table-cell table:number-columns-repeated="1020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itle / headline of your page</text:p>
          </table:table-cell>
          <table:table-cell office:value-type="string" calcext:value-type="string">
            <text:p>Título / Encabezado de su página</text:p>
          </table:table-cell>
          <table:table-cell table:number-columns-repeated="1020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Slideshow</text:p>
          </table:table-cell>
          <table:table-cell office:value-type="string" calcext:value-type="string">
            <text:p>Presentación</text:p>
          </table:table-cell>
          <table:table-cell table:number-columns-repeated="1020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Add code as &amp;lt;script&amp;gt;</text:p>
          </table:table-cell>
          <table:table-cell office:value-type="string" calcext:value-type="string">
            <text:p>Agregar código como &lt;script&gt;</text:p>
          </table:table-cell>
          <table:table-cell table:number-columns-repeated="1020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emplate Path</text:p>
          </table:table-cell>
          <table:table-cell office:value-type="string" calcext:value-type="string">
            <text:p>Ruta de plantilla</text:p>
          </table:table-cell>
          <table:table-cell table:number-columns-repeated="1020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Insert Code</text:p>
          </table:table-cell>
          <table:table-cell office:value-type="string" calcext:value-type="string">
            <text:p>Insertar código</text:p>
          </table:table-cell>
          <table:table-cell table:number-columns-repeated="1020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Web Page</text:p>
          </table:table-cell>
          <table:table-cell office:value-type="string" calcext:value-type="string">
            <text:p>Página web</text:p>
          </table:table-cell>
          <table:table-cell table:number-columns-repeated="1020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activo/Fuera</text:p>
          </table:table-cell>
          <table:table-cell table:number-columns-repeated="1020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DocType: Website Script</text:p>
          </table:table-cell>
          <table:table-cell office:value-type="string" calcext:value-type="string">
            <text:p>Script to attach to all web pages.</text:p>
          </table:table-cell>
          <table:table-cell office:value-type="string" calcext:value-type="string">
            <text:p>Script para unir a todas las páginas web.</text:p>
          </table:table-cell>
          <table:table-cell table:number-columns-repeated="1020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DocType: Website Script</text:p>
          </table:table-cell>
          <table:table-cell office:value-type="string" calcext:value-type="string">
            <text:p>Website Script</text:p>
          </table:table-cell>
          <table:table-cell office:value-type="string" calcext:value-type="string">
            <text:p>Script del sitio web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itter Share via</text:p>
          </table:table-cell>
          <table:table-cell office:value-type="string" calcext:value-type="string">
            <text:p>Compartir a través de Twitter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elect an image of approx width 150px with a transparent background for best results.</text:p>
          </table:table-cell>
          <table:table-cell office:value-type="string" calcext:value-type="string">
            <text:p>Seleccione una imagen de ancho aprox 150px con fondo transparente para obtener mejores resultados.</text:p>
          </table:table-cell>
          <table:table-cell table:number-columns-repeated="102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 a banner to the site. (small banners are usually good)</text:p>
          </table:table-cell>
          <table:table-cell office:value-type="string" calcext:value-type="string">
            <text:p>Añadir un banner al sitio. (banners pequeños son mejores generalmente)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et Banner from Image</text:p>
          </table:table-cell>
          <table:table-cell office:value-type="string" calcext:value-type="string">
            <text:p>Establecer banner desde imagen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 Image Link</text:p>
          </table:table-cell>
          <table:table-cell office:value-type="string" calcext:value-type="string">
            <text:p>Enlace de imagen de sitio web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 Items</text:p>
          </table:table-cell>
          <table:table-cell office:value-type="string" calcext:value-type="string">
            <text:p>Elementos de barra lateral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ooter Items</text:p>
          </table:table-cell>
          <table:table-cell office:value-type="string" calcext:value-type="string">
            <text:p>Elementos de pie de página</text:p>
          </table:table-cell>
          <table:table-cell table:number-columns-repeated="1020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eet will be shared via your user account (if specified)</text:p>
          </table:table-cell>
          <table:table-cell office:value-type="string" calcext:value-type="string">
            <text:p>Tweet será compartido a través de su cuenta de usuario ( si se especifica)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</text:p>
          </table:table-cell>
          <table:table-cell office:value-type="string" calcext:value-type="string">
            <text:p>Barra lateral</text:p>
          </table:table-cell>
          <table:table-cell table:number-columns-repeated="1020"/>
        </table:table-row>
        <table:table-row table:style-name="ro7">
          <table:table-cell office:value-type="float" office:value="629" calcext:value-type="float">
            <text:p>62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ink that is the website home page. Standard Links (index, login, products, blog, about, contact)</text:p>
          </table:table-cell>
          <table:table-cell office:value-type="string" calcext:value-type="string">
            <text:p>Enlace es la página de inicio del sitio web . Links estándar (índice, inicio de sesión, productos , blog, sobre , contacto)</text:p>
          </table:table-cell>
          <table:table-cell table:number-columns-repeated="102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anner Image</text:p>
          </table:table-cell>
          <table:table-cell office:value-type="string" calcext:value-type="string">
            <text:p>Imagen del banner</text:p>
          </table:table-cell>
          <table:table-cell table:number-columns-repeated="1020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ress and other legal information you may want to put in the footer.</text:p>
          </table:table-cell>
          <table:table-cell office:value-type="string" calcext:value-type="string">
            <text:p>Dirección y otra información legal que desee poner en el pie de página.</text:p>
          </table:table-cell>
          <table:table-cell table:number-columns-repeated="102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erechos de Autor</text:p>
          </table:table-cell>
          <table:table-cell table:number-columns-repeated="102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ide Footer Signup</text:p>
          </table:table-cell>
          <table:table-cell office:value-type="string" calcext:value-type="string">
            <text:p>Ocultar inscripción en el pie de pagina</text:p>
          </table:table-cell>
          <table:table-cell table:number-columns-repeated="102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avIcon</text:p>
          </table:table-cell>
          <table:table-cell office:value-type="string" calcext:value-type="string">
            <text:p>Favicon</text:p>
          </table:table-cell>
          <table:table-cell table:number-columns-repeated="102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 Links for Home Page only</text:p>
          </table:table-cell>
          <table:table-cell office:value-type="string" calcext:value-type="string">
            <text:p>Vínculos de la barra lateral para la pagina principal</text:p>
          </table:table-cell>
          <table:table-cell table:number-columns-repeated="102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</text:p>
          </table:table-cell>
          <table:table-cell table:number-columns-repeated="102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Analytics ID</text:p>
          </table:table-cell>
          <table:table-cell table:number-columns-repeated="102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inked In Share</text:p>
          </table:table-cell>
          <table:table-cell office:value-type="string" calcext:value-type="string">
            <text:p>Compartir en LinkedIn</text:p>
          </table:table-cell>
          <table:table-cell table:number-columns-repeated="102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op Bar</text:p>
          </table:table-cell>
          <table:table-cell office:value-type="string" calcext:value-type="string">
            <text:p>Barra Superior</text:p>
          </table:table-cell>
          <table:table-cell table:number-columns-repeated="1020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Disable Signup</text:p>
          </table:table-cell>
          <table:table-cell office:value-type="string" calcext:value-type="string">
            <text:p>Deshabilitar registro</text:p>
          </table:table-cell>
          <table:table-cell table:number-columns-repeated="1020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anding Page</text:p>
          </table:table-cell>
          <table:table-cell office:value-type="string" calcext:value-type="string">
            <text:p>Pagina de destino</text:p>
          </table:table-cell>
          <table:table-cell table:number-columns-repeated="1020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acebook Share</text:p>
          </table:table-cell>
          <table:table-cell office:value-type="string" calcext:value-type="string">
            <text:p>Compartir en Facebook</text:p>
          </table:table-cell>
          <table:table-cell table:number-columns-repeated="102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&amp;lt;head&amp;gt; HTML</text:p>
          </table:table-cell>
          <table:table-cell office:value-type="string" calcext:value-type="string">
            <text:p>&lt;head&gt; HTML</text:p>
          </table:table-cell>
          <table:table-cell table:number-columns-repeated="1020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Disable Customer Signup link in Login page</text:p>
          </table:table-cell>
          <table:table-cell office:value-type="string" calcext:value-type="string">
            <text:p>Desactivar registro de clientes en la página de inicio de sesión</text:p>
          </table:table-cell>
          <table:table-cell table:number-columns-repeated="1020"/>
        </table:table-row>
        <table:table-row table:style-name="ro7">
          <table:table-cell office:value-type="float" office:value="1127" calcext:value-type="float">
            <text:p>112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Menu items in the Top Bar. For setting the color of the Top Bar, go to selected Website Theme.</text:p>
          </table:table-cell>
          <table:table-cell office:value-type="string" calcext:value-type="string">
            <text:p>Elementos de menú en la barra superior. Para ajustar el color de la barra de Inicio, vaya al sitio web del tema seleccionado.</text:p>
          </table:table-cell>
          <table:table-cell table:number-columns-repeated="1020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ub-domain provided by erpnext.com</text:p>
          </table:table-cell>
          <table:table-cell office:value-type="string" calcext:value-type="string">
            <text:p>Sub-dominio proporcionado por erpnext.com</text:p>
          </table:table-cell>
          <table:table-cell table:number-columns-repeated="1020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 HTML</text:p>
          </table:table-cell>
          <table:table-cell table:number-columns-repeated="1020"/>
        </table:table-row>
        <table:table-row table:style-name="ro7">
          <table:table-cell office:value-type="float" office:value="1197" calcext:value-type="float">
            <text:p>119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ed HTML in the &amp;lt;head&amp;gt; section of the web page, primarily used for website verification and SEO</text:p>
          </table:table-cell>
          <table:table-cell office:value-type="string" calcext:value-type="string">
            <text:p>HTML añadido en la sección &amp;lt;head&amp;gt; de la página web, utiliza sobre todo para la verificación de la web y SEO</text:p>
          </table:table-cell>
          <table:table-cell table:number-columns-repeated="1020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Settings</text:p>
          </table:table-cell>
          <table:table-cell office:value-type="string" calcext:value-type="string">
            <text:p>Configuración del sitio web</text:p>
          </table:table-cell>
          <table:table-cell table:number-columns-repeated="1020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itter Share</text:p>
          </table:table-cell>
          <table:table-cell office:value-type="string" calcext:value-type="string">
            <text:p>Compartir en Twitter</text:p>
          </table:table-cell>
          <table:table-cell table:number-columns-repeated="1020"/>
        </table:table-row>
        <table:table-row table:style-name="ro7">
          <table:table-cell office:value-type="float" office:value="1321" calcext:value-type="float">
            <text:p>132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 Google Analytics ID: eg. UA-89XXX57-1. Please search help on Google Analytics for more information.</text:p>
          </table:table-cell>
          <table:table-cell office:value-type="string" calcext:value-type="string">
            <text:p>Añadir Google Analytics ID : ej . UA- 89XXX57 - 1 . Por favor, busca ayuda sobre Google Analytics para obtener más información .</text:p>
          </table:table-cell>
          <table:table-cell table:number-columns-repeated="1020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Plus One</text:p>
          </table:table-cell>
          <table:table-cell table:number-columns-repeated="1020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</text:p>
          </table:table-cell>
          <table:table-cell office:value-type="string" calcext:value-type="string">
            <text:p>Tema del sitio web</text:p>
          </table:table-cell>
          <table:table-cell table:number-columns-repeated="1020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ubdomain</text:p>
          </table:table-cell>
          <table:table-cell office:value-type="string" calcext:value-type="string">
            <text:p>Sub-dominio</text:p>
          </table:table-cell>
          <table:table-cell table:number-columns-repeated="1020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If checked, the Home page will be the default Item Group for the website.</text:p>
          </table:table-cell>
          <table:table-cell office:value-type="string" calcext:value-type="string">
            <text:p>Si es seleccionado, la página de inicio será el grupo de elementos predeterminado para el sitio web.</text:p>
          </table:table-cell>
          <table:table-cell table:number-columns-repeated="1020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op Bar Items</text:p>
          </table:table-cell>
          <table:table-cell office:value-type="string" calcext:value-type="string">
            <text:p>Elementos de la Barra Superior</text:p>
          </table:table-cell>
          <table:table-cell table:number-columns-repeated="1020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Página de inicio</text:p>
          </table:table-cell>
          <table:table-cell table:number-columns-repeated="1020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anner is above the Top Menu Bar.</text:p>
          </table:table-cell>
          <table:table-cell office:value-type="string" calcext:value-type="string">
            <text:p>El banner está sobre la barra de menú superior.</text:p>
          </table:table-cell>
          <table:table-cell table:number-columns-repeated="1020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 Image</text:p>
          </table:table-cell>
          <table:table-cell office:value-type="string" calcext:value-type="string">
            <text:p>Imagen de tema de sitio web</text:p>
          </table:table-cell>
          <table:table-cell table:number-columns-repeated="1020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ome Page is Products</text:p>
          </table:table-cell>
          <table:table-cell office:value-type="string" calcext:value-type="string">
            <text:p>La página de inicio son los productos</text:p>
          </table:table-cell>
          <table:table-cell table:number-columns-repeated="1020"/>
        </table:table-row>
        <table:table-row table:style-name="ro7">
          <table:table-cell office:value-type="float" office:value="1894" calcext:value-type="float">
            <text:p>18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n icon file with .ico extension. Should be 16 x 16 px. Generated using a favicon generator. [favicon-generator.org]</text:p>
          </table:table-cell>
          <table:table-cell office:value-type="string" calcext:value-type="string">
            <text:p>Un archivo de icono con .ico extensión. En caso de ser de 16 x 16 píxeles. Generado usando un generador de favicon. [favicon-generator.org]</text:p>
          </table:table-cell>
          <table:table-cell table:number-columns-repeated="1020"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how title in browser window as "Prefix - title"</text:p>
          </table:table-cell>
          <table:table-cell office:value-type="string" calcext:value-type="string">
            <text:p>Mostrar título en la ventana del navegador como "Prefijo - título"</text:p>
          </table:table-cell>
          <table:table-cell table:number-columns-repeated="1020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itle Prefix</text:p>
          </table:table-cell>
          <table:table-cell office:value-type="string" calcext:value-type="string">
            <text:p>Prefijo de título</text:p>
          </table:table-cell>
          <table:table-cell table:number-columns-repeated="1020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rand HTML</text:p>
          </table:table-cell>
          <table:table-cell office:value-type="string" calcext:value-type="string">
            <text:p>Marca HTML</text:p>
          </table:table-cell>
          <table:table-cell table:number-columns-repeated="102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Website Slideshow</text:p>
          </table:table-cell>
          <table:table-cell office:value-type="string" calcext:value-type="string">
            <text:p>Presentación de la Página Web</text:p>
          </table:table-cell>
          <table:table-cell table:number-columns-repeated="1020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Items</text:p>
          </table:table-cell>
          <table:table-cell office:value-type="string" calcext:value-type="string">
            <text:p>Presentación de productos</text:p>
          </table:table-cell>
          <table:table-cell table:number-columns-repeated="1020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Name</text:p>
          </table:table-cell>
          <table:table-cell office:value-type="string" calcext:value-type="string">
            <text:p>Nombre de presentación</text:p>
          </table:table-cell>
          <table:table-cell table:number-columns-repeated="1020"/>
        </table:table-row>
        <table:table-row table:style-name="ro7">
          <table:table-cell office:value-type="float" office:value="1593" calcext:value-type="float">
            <text:p>1593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Note: For best results, images must be of the same size and width must be greater than height.</text:p>
          </table:table-cell>
          <table:table-cell office:value-type="string" calcext:value-type="string">
            <text:p>Nota: Para obtener los mejores resultados, las imágenes deben ser del mismo tamaño y el ancho debe ser mayor que la altura.</text:p>
          </table:table-cell>
          <table:table-cell table:number-columns-repeated="1020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like display for the website</text:p>
          </table:table-cell>
          <table:table-cell office:value-type="string" calcext:value-type="string">
            <text:p>Presentar tipo 'pantalla' en el sitio web</text:p>
          </table:table-cell>
          <table:table-cell table:number-columns-repeated="1020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This goes above the slideshow.</text:p>
          </table:table-cell>
          <table:table-cell office:value-type="string" calcext:value-type="string">
            <text:p>Esto va encima de la presentación de diapositivas.</text:p>
          </table:table-cell>
          <table:table-cell table:number-columns-repeated="1020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DocType: Website Slideshow Item</text:p>
          </table:table-cell>
          <table:table-cell office:value-type="string" calcext:value-type="string">
            <text:p>Website Slideshow Item</text:p>
          </table:table-cell>
          <table:table-cell office:value-type="string" calcext:value-type="string">
            <text:p>Elemento de la Presentación de la Página Web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minúsculas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Hide Sidebar</text:p>
          </table:table-cell>
          <table:table-cell office:value-type="string" calcext:value-type="string">
            <text:p>Ocultar barra lateral</text:p>
          </table:table-cell>
          <table:table-cell table:number-columns-repeated="102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Google Font (Text)</text:p>
          </table:table-cell>
          <table:table-cell office:value-type="string" calcext:value-type="string">
            <text:p>Google Font (Texto)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Background Color</text:p>
          </table:table-cell>
          <table:table-cell office:value-type="string" calcext:value-type="string">
            <text:p>Color de fondo</text:p>
          </table:table-cell>
          <table:table-cell table:number-columns-repeated="1020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Add the name of a "Google Web Font" e.g. "Open Sans"</text:p>
          </table:table-cell>
          <table:table-cell office:value-type="string" calcext:value-type="string">
            <text:p>Añadir el nombre de "Google Web Fonts" por ejemplo "Open Sans"</text:p>
          </table:table-cell>
          <table:table-cell table:number-columns-repeated="102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Style using CSS</text:p>
          </table:table-cell>
          <table:table-cell office:value-type="string" calcext:value-type="string">
            <text:p>Estilo con CSS</text:p>
          </table:table-cell>
          <table:table-cell table:number-columns-repeated="102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to your Bootstrap theme</text:p>
          </table:table-cell>
          <table:table-cell office:value-type="string" calcext:value-type="string">
            <text:p>Enlace a su tema bootstrap</text:p>
          </table:table-cell>
          <table:table-cell table:number-columns-repeated="1020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ema</text:p>
          </table:table-cell>
          <table:table-cell table:number-columns-repeated="102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ext Color</text:p>
          </table:table-cell>
          <table:table-cell office:value-type="string" calcext:value-type="string">
            <text:p>Color de texto</text:p>
          </table:table-cell>
          <table:table-cell table:number-columns-repeated="1020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Footer Color</text:p>
          </table:table-cell>
          <table:table-cell office:value-type="string" calcext:value-type="string">
            <text:p>Color del pie de página</text:p>
          </table:table-cell>
          <table:table-cell table:number-columns-repeated="1020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Apply Style</text:p>
          </table:table-cell>
          <table:table-cell office:value-type="string" calcext:value-type="string">
            <text:p>Aplicar Estilo</text:p>
          </table:table-cell>
          <table:table-cell table:number-columns-repeated="1020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Google Font (Heading)</text:p>
          </table:table-cell>
          <table:table-cell office:value-type="string" calcext:value-type="string">
            <text:p>Google Font (Encabezado)</text:p>
          </table:table-cell>
          <table:table-cell table:number-columns-repeated="1020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Color</text:p>
          </table:table-cell>
          <table:table-cell office:value-type="string" calcext:value-type="string">
            <text:p>Color de enlace</text:p>
          </table:table-cell>
          <table:table-cell table:number-columns-repeated="1020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op Bar Text Color</text:p>
          </table:table-cell>
          <table:table-cell office:value-type="string" calcext:value-type="string">
            <text:p>Color de texto de barra superior</text:p>
          </table:table-cell>
          <table:table-cell table:number-columns-repeated="1020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op Bar Color</text:p>
          </table:table-cell>
          <table:table-cell office:value-type="string" calcext:value-type="string">
            <text:p>Color de barra superior</text:p>
          </table:table-cell>
          <table:table-cell table:number-columns-repeated="1020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his must be checked if the below style settings are applicable</text:p>
          </table:table-cell>
          <table:table-cell office:value-type="string" calcext:value-type="string">
            <text:p>Esto se debe comprobar si los ajustes de estilo de abajo son aplicables.</text:p>
          </table:table-cell>
          <table:table-cell table:number-columns-repeated="1020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If image is selected, color will be ignored.</text:p>
          </table:table-cell>
          <table:table-cell office:value-type="string" calcext:value-type="string">
            <text:p>Si se selecciona una imagen, no se tomará en cuenta el color.</text:p>
          </table:table-cell>
          <table:table-cell table:number-columns-repeated="1020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Heading Style</text:p>
          </table:table-cell>
          <table:table-cell office:value-type="string" calcext:value-type="string">
            <text:p>Estilo de encabezado</text:p>
          </table:table-cell>
          <table:table-cell table:number-columns-repeated="1020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Footer Text Color</text:p>
          </table:table-cell>
          <table:table-cell office:value-type="string" calcext:value-type="string">
            <text:p>Color del texto en el pie de pagina</text:p>
          </table:table-cell>
          <table:table-cell table:number-columns-repeated="1020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to Bootstrap CSS</text:p>
          </table:table-cell>
          <table:table-cell office:value-type="string" calcext:value-type="string">
            <text:p>Enlace a Bootstrap CSS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ocument States</text:p>
          </table:table-cell>
          <table:table-cell office:value-type="string" calcext:value-type="string">
            <text:p>Estados del documento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Workflow State Field</text:p>
          </table:table-cell>
          <table:table-cell office:value-type="string" calcext:value-type="string">
            <text:p>Campo del Estado del Flujo de Trabajo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Transition Rules</text:p>
          </table:table-cell>
          <table:table-cell office:value-type="string" calcext:value-type="string">
            <text:p>Reglas de Transición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efines workflow states and rules for a document.</text:p>
          </table:table-cell>
          <table:table-cell office:value-type="string" calcext:value-type="string">
            <text:p>Define los estados de flujo de trabajo y reglas para un documento.</text:p>
          </table:table-cell>
          <table:table-cell table:number-columns-repeated="1020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Rules defining transition of state in the workflow.</text:p>
          </table:table-cell>
          <table:table-cell office:value-type="string" calcext:value-type="string">
            <text:p>Reglas que definen la transición del estado en el flujo de trabajo.</text:p>
          </table:table-cell>
          <table:table-cell table:number-columns-repeated="1020"/>
        </table:table-row>
        <table:table-row table:style-name="ro7">
          <table:table-cell office:value-type="float" office:value="567" calcext:value-type="float">
            <text:p>56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Field that represents the Workflow State of the transaction (if field is not present, a new hidden Custom Field will be created)</text:p>
          </table:table-cell>
          <table:table-cell office:value-type="string" calcext:value-type="string">
            <text:p>El campo que representa al estado del flujo de trabajo de la transacción (Si el campo no está presente, un nuevo campo personalizado oculto se creará )</text:p>
          </table:table-cell>
          <table:table-cell table:number-columns-repeated="1020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Transitions</text:p>
          </table:table-cell>
          <table:table-cell office:value-type="string" calcext:value-type="string">
            <text:p>Transiciones</text:p>
          </table:table-cell>
          <table:table-cell table:number-columns-repeated="1020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Workflow Name</text:p>
          </table:table-cell>
          <table:table-cell office:value-type="string" calcext:value-type="string">
            <text:p>Nombre de flujo</text:p>
          </table:table-cell>
          <table:table-cell table:number-columns-repeated="1020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Rules for how states are transitions, like next state and which role is allowed to change state etc.</text:p>
          </table:table-cell>
          <table:table-cell office:value-type="string" calcext:value-type="string">
            <text:p>Reglas para transición entre estados y la función <text:s/>que permite cambiar entre ellos, etc.</text:p>
          </table:table-cell>
          <table:table-cell table:number-columns-repeated="1020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ifferent "States" this document can exist in. Like "Open", "Pending Approval" etc.</text:p>
          </table:table-cell>
          <table:table-cell office:value-type="string" calcext:value-type="string">
            <text:p>Pueden existir diferentes estados para este documento: 'Abierto', 'Pendiente de Aprobación', etc.</text:p>
          </table:table-cell>
          <table:table-cell table:number-columns-repeated="1020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Estados</text:p>
          </table:table-cell>
          <table:table-cell table:number-columns-repeated="1020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If checked, all other workflows become inactive.</text:p>
          </table:table-cell>
          <table:table-cell office:value-type="string" calcext:value-type="string">
            <text:p>Si se selecciona, los otros flujos de trabajo serán desactivados.</text:p>
          </table:table-cell>
          <table:table-cell table:number-columns-repeated="1020"/>
        </table:table-row>
        <table:table-row table:style-name="ro15">
          <table:table-cell office:value-type="float" office:value="1691" calcext:value-type="float">
            <text:p>169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All possible Workflow States and roles of the workflow. Docstatus Options: 0 is"Saved", 1 is "Submitted" and 2 is "Cancelled"</text:p>
          </table:table-cell>
          <table:table-cell office:value-type="string" calcext:value-type="string">
            <text:p>Todos los posibles estados de flujo de trabajo y las funciones de flujo de trabajo. Opciones DocStatus: 0 es &amp;quot;salvado&amp;quot;, 1 es &amp;quot;Enviado&amp;quot; y 2 es &amp;quot;Cancelado&amp;quot;</text:p>
          </table:table-cell>
          <table:table-cell table:number-columns-repeated="1020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Is Active</text:p>
          </table:table-cell>
          <table:table-cell office:value-type="string" calcext:value-type="string">
            <text:p>Está activo</text:p>
          </table:table-cell>
          <table:table-cell table:number-columns-repeated="1020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ocType on which this Workflow is applicable.</text:p>
          </table:table-cell>
          <table:table-cell office:value-type="string" calcext:value-type="string">
            <text:p>El flujo de trabajo será aplicable en el documento seleccionado.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 Name</text:p>
          </table:table-cell>
          <table:table-cell office:value-type="string" calcext:value-type="string">
            <text:p>Nombre de la Acción del Grupo de Trabajo</text:p>
          </table:table-cell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 Master</text:p>
          </table:table-cell>
          <table:table-cell office:value-type="string" calcext:value-type="string">
            <text:p>Flujo de trabajo de Acción Maestro</text:p>
          </table:table-cell>
          <table:table-cell table:number-columns-repeated="1020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</text:p>
          </table:table-cell>
          <table:table-cell office:value-type="string" calcext:value-type="string">
            <text:p>Acciones de flujos de trabajo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Doc Status</text:p>
          </table:table-cell>
          <table:table-cell office:value-type="string" calcext:value-type="string">
            <text:p>Estado de Doc.</text:p>
          </table:table-cell>
          <table:table-cell table:number-columns-repeated="1020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0 - Draft; 1 - Submitted; 2 - Cancelled</text:p>
          </table:table-cell>
          <table:table-cell office:value-type="string" calcext:value-type="string">
            <text:p>0 - Borrador; 1 - Validado; 2 - Cancelado</text:p>
          </table:table-cell>
          <table:table-cell table:number-columns-repeated="1020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Update Field</text:p>
          </table:table-cell>
          <table:table-cell office:value-type="string" calcext:value-type="string">
            <text:p>Actualizar campo</text:p>
          </table:table-cell>
          <table:table-cell table:number-columns-repeated="1020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Represents the states allowed in one document and role assigned to change the state.</text:p>
          </table:table-cell>
          <table:table-cell office:value-type="string" calcext:value-type="string">
            <text:p>Representa los estados permitidos en un solo documento y el rol asignado para el cambio del estado</text:p>
          </table:table-cell>
          <table:table-cell table:number-columns-repeated="1020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Only Allow Edit For</text:p>
          </table:table-cell>
          <table:table-cell office:value-type="string" calcext:value-type="string">
            <text:p>Permitir editar para</text:p>
          </table:table-cell>
          <table:table-cell table:number-columns-repeated="1020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Workflow Document State</text:p>
          </table:table-cell>
          <table:table-cell office:value-type="string" calcext:value-type="string">
            <text:p>Estado de los Documentos del Flujo de Trabajo</text:p>
          </table:table-cell>
          <table:table-cell table:number-columns-repeated="1020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Update Value</text:p>
          </table:table-cell>
          <table:table-cell office:value-type="string" calcext:value-type="string">
            <text:p>Actualizar valor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usa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open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zoom-out</text:p>
          </table:table-cell>
          <table:table-cell office:value-type="string" calcext:value-type="string">
            <text:p>Alejar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Peligro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arge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bloquear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dent-right</text:p>
          </table:table-cell>
          <table:table-cell office:value-type="string" calcext:value-type="string">
            <text:p>Guión - derecha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up</text:p>
          </table:table-cell>
          <table:table-cell office:value-type="string" calcext:value-type="string">
            <text:p>volumen -up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Etiquetas.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ject</text:p>
          </table:table-cell>
          <table:table-cell office:value-type="string" calcext:value-type="string">
            <text:p>expulsar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ás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up</text:p>
          </table:table-cell>
          <table:table-cell office:value-type="string" calcext:value-type="string">
            <text:p>circle-arrow -up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itálica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regalo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up</text:p>
          </table:table-cell>
          <table:table-cell office:value-type="string" calcext:value-type="string">
            <text:p>chevron -up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ario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Auriculares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circle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ro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us-sign</text:p>
          </table:table-cell>
          <table:table-cell office:value-type="string" calcext:value-type="string">
            <text:p>signo más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Actualizar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rtificado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mprimir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Plano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a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Código de barras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xclamation-sign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cetime-video</text:p>
          </table:table-cell>
          <table:table-cell office:value-type="string" calcext:value-type="string">
            <text:p>FaceTime y vídeo</text:p>
          </table:table-cell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down</text:p>
          </table:table-cell>
          <table:table-cell office:value-type="string" calcext:value-type="string">
            <text:p>volumen hacia abajo</text:p>
          </table:table-cell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úsica</text:p>
          </table:table-cell>
          <table:table-cell table:number-columns-repeated="102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zoom-in</text:p>
          </table:table-cell>
          <table:table-cell office:value-type="string" calcext:value-type="string">
            <text:p>Acercar</text:p>
          </table:table-cell>
          <table:table-cell table:number-columns-repeated="102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hdd</text:p>
          </table:table-cell>
          <table:table-cell table:number-columns-repeated="102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vertical</text:p>
          </table:table-cell>
          <table:table-cell table:number-columns-repeated="102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humbs-down</text:p>
          </table:table-cell>
          <table:table-cell office:value-type="string" calcext:value-type="string">
            <text:p>pulgar-abajo</text:p>
          </table:table-cell>
          <table:table-cell table:number-columns-repeated="102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dent-left</text:p>
          </table:table-cell>
          <table:table-cell office:value-type="string" calcext:value-type="string">
            <text:p>Guión - izquierda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hacia atrás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uota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Iniciar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width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etener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right</text:p>
          </table:table-cell>
          <table:table-cell office:value-type="string" calcext:value-type="string">
            <text:p>circle- arrow-righ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orazón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enos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leatorio</text:p>
          </table:table-cell>
          <table:table-cell table:number-columns-repeated="102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Retweet</text:p>
          </table:table-cell>
          <table:table-cell table:number-columns-repeated="102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close</text:p>
          </table:table-cell>
          <table:table-cell table:number-columns-repeated="102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lícula</text:p>
          </table:table-cell>
          <table:table-cell table:number-columns-repeated="102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st-forward</text:p>
          </table:table-cell>
          <table:table-cell office:value-type="string" calcext:value-type="string">
            <text:p>Avance rápido</text:p>
          </table:table-cell>
          <table:table-cell table:number-columns-repeated="102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ovimiento</text:p>
          </table:table-cell>
          <table:table-cell table:number-columns-repeated="102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justify</text:p>
          </table:table-cell>
          <table:table-cell office:value-type="string" calcext:value-type="string">
            <text:p>alinear-justificar</text:p>
          </table:table-cell>
          <table:table-cell table:number-columns-repeated="102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download-alt</text:p>
          </table:table-cell>
          <table:table-cell table:number-columns-repeated="102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ullhorn</text:p>
          </table:table-cell>
          <table:table-cell office:value-type="string" calcext:value-type="string">
            <text:p>Megáfono</text:p>
          </table:table-cell>
          <table:table-cell table:number-columns-repeated="102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hoja</text:p>
          </table:table-cell>
          <table:table-cell table:number-columns-repeated="102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inus-sign</text:p>
          </table:table-cell>
          <table:table-cell office:value-type="string" calcext:value-type="string">
            <text:p>signo-menos</text:p>
          </table:table-cell>
          <table:table-cell table:number-columns-repeated="102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Éxito</text:p>
          </table:table-cell>
          <table:table-cell table:number-columns-repeated="102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uego</text:p>
          </table:table-cell>
          <table:table-cell table:number-columns-repeated="102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petir</text:p>
          </table:table-cell>
          <table:table-cell table:number-columns-repeated="102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arcar</text:p>
          </table:table-cell>
          <table:table-cell table:number-columns-repeated="102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ist-alt</text:p>
          </table:table-cell>
          <table:table-cell office:value-type="string" calcext:value-type="string">
            <text:p>Listado</text:p>
          </table:table-cell>
          <table:table-cell table:number-columns-repeated="102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down</text:p>
          </table:table-cell>
          <table:table-cell office:value-type="string" calcext:value-type="string">
            <text:p>flecha hacia abajo</text:p>
          </table:table-cell>
          <table:table-cell table:number-columns-repeated="102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down</text:p>
          </table:table-cell>
          <table:table-cell office:value-type="string" calcext:value-type="string">
            <text:p>mano hacia abajo</text:p>
          </table:table-cell>
          <table:table-cell table:number-columns-repeated="102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Bandeja de Entrada</text:p>
          </table:table-cell>
          <table:table-cell table:number-columns-repeated="102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Etiqueta.</text:p>
          </table:table-cell>
          <table:table-cell table:number-columns-repeated="102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rench</text:p>
          </table:table-cell>
          <table:table-cell office:value-type="string" calcext:value-type="string">
            <text:p>llave inglesa</text:p>
          </table:table-cell>
          <table:table-cell table:number-columns-repeated="1020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  <table:table-cell table:number-columns-repeated="102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humbs-up</text:p>
          </table:table-cell>
          <table:table-cell office:value-type="string" calcext:value-type="string">
            <text:p>pulgar-arriba</text:p>
          </table:table-cell>
          <table:table-cell table:number-columns-repeated="102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ep-backward</text:p>
          </table:table-cell>
          <table:table-cell office:value-type="string" calcext:value-type="string">
            <text:p>retroceder</text:p>
          </table:table-cell>
          <table:table-cell table:number-columns-repeated="1020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height</text:p>
          </table:table-cell>
          <table:table-cell table:number-columns-repeated="1020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ap-marker</text:p>
          </table:table-cell>
          <table:table-cell office:value-type="string" calcext:value-type="string">
            <text:p>mapa del marcador</text:p>
          </table:table-cell>
          <table:table-cell table:number-columns-repeated="1020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center</text:p>
          </table:table-cell>
          <table:table-cell office:value-type="string" calcext:value-type="string">
            <text:p>align - centrado</text:p>
          </table:table-cell>
          <table:table-cell table:number-columns-repeated="102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left</text:p>
          </table:table-cell>
          <table:table-cell office:value-type="string" calcext:value-type="string">
            <text:p>alinear-izquierda</text:p>
          </table:table-cell>
          <table:table-cell table:number-columns-repeated="1020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st-backward</text:p>
          </table:table-cell>
          <table:table-cell office:value-type="string" calcext:value-type="string">
            <text:p>Retroceso rápido</text:p>
          </table:table-cell>
          <table:table-cell table:number-columns-repeated="1020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erisco</text:p>
          </table:table-cell>
          <table:table-cell table:number-columns-repeated="1020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hopping-cart</text:p>
          </table:table-cell>
          <table:table-cell office:value-type="string" calcext:value-type="string">
            <text:p>Carrito de compras</text:p>
          </table:table-cell>
          <table:table-cell table:number-columns-repeated="1020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inverso</text:p>
          </table:table-cell>
          <table:table-cell table:number-columns-repeated="1020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marcador</text:p>
          </table:table-cell>
          <table:table-cell table:number-columns-repeated="1020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off</text:p>
          </table:table-cell>
          <table:table-cell office:value-type="string" calcext:value-type="string">
            <text:p>volumen de despegue</text:p>
          </table:table-cell>
          <table:table-cell table:number-columns-repeated="1020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Subir</text:p>
          </table:table-cell>
          <table:table-cell table:number-columns-repeated="1020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Bandera</text:p>
          </table:table-cell>
          <table:table-cell table:number-columns-repeated="102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Ajustar</text:p>
          </table:table-cell>
          <table:table-cell table:number-columns-repeated="1020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left</text:p>
          </table:table-cell>
          <table:table-cell office:value-type="string" calcext:value-type="string">
            <text:p>flecha -izquierda</text:p>
          </table:table-cell>
          <table:table-cell table:number-columns-repeated="1020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Pantalla completa</text:p>
          </table:table-cell>
          <table:table-cell table:number-columns-repeated="1020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</text:p>
          </table:table-cell>
          <table:table-cell table:number-columns-repeated="1020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Estilo.</text:p>
          </table:table-cell>
          <table:table-cell table:number-columns-repeated="1020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delante</text:p>
          </table:table-cell>
          <table:table-cell table:number-columns-repeated="1020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remover</text:p>
          </table:table-cell>
          <table:table-cell table:number-columns-repeated="1020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Basura</text:p>
          </table:table-cell>
          <table:table-cell table:number-columns-repeated="1020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imán</text:p>
          </table:table-cell>
          <table:table-cell table:number-columns-repeated="102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con will appear on the button</text:p>
          </table:table-cell>
          <table:table-cell office:value-type="string" calcext:value-type="string">
            <text:p>El icono aparecerá abajo</text:p>
          </table:table-cell>
          <table:table-cell table:number-columns-repeated="1020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Lápiz</text:p>
          </table:table-cell>
          <table:table-cell table:number-columns-repeated="1020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up</text:p>
          </table:table-cell>
          <table:table-cell office:value-type="string" calcext:value-type="string">
            <text:p>mano hacia arriba</text:p>
          </table:table-cell>
          <table:table-cell table:number-columns-repeated="1020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orkflow State</text:p>
          </table:table-cell>
          <table:table-cell office:value-type="string" calcext:value-type="string">
            <text:p>Estados de flujos de trabajo</text:p>
          </table:table-cell>
          <table:table-cell table:number-columns-repeated="1020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creenshot</text:p>
          </table:table-cell>
          <table:table-cell office:value-type="string" calcext:value-type="string">
            <text:p>Captuta de pantalla</text:p>
          </table:table-cell>
          <table:table-cell table:number-columns-repeated="1020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Advertencia</text:p>
          </table:table-cell>
          <table:table-cell table:number-columns-repeated="1020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fo-sign</text:p>
          </table:table-cell>
          <table:table-cell office:value-type="string" calcext:value-type="string">
            <text:p>Info-Firma</text:p>
          </table:table-cell>
          <table:table-cell table:number-columns-repeated="1020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ep-forward</text:p>
          </table:table-cell>
          <table:table-cell office:value-type="string" calcext:value-type="string">
            <text:p>adelantar</text:p>
          </table:table-cell>
          <table:table-cell table:number-columns-repeated="1020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</text:p>
          </table:table-cell>
          <table:table-cell table:number-columns-repeated="1020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-sign</text:p>
          </table:table-cell>
          <table:table-cell office:value-type="string" calcext:value-type="string">
            <text:p>ok- signo</text:p>
          </table:table-cell>
          <table:table-cell table:number-columns-repeated="1020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Sobre</text:p>
          </table:table-cell>
          <table:table-cell table:number-columns-repeated="1020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right</text:p>
          </table:table-cell>
          <table:table-cell office:value-type="string" calcext:value-type="string">
            <text:p>alinear-derecha</text:p>
          </table:table-cell>
          <table:table-cell table:number-columns-repeated="1020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n-circle</text:p>
          </table:table-cell>
          <table:table-cell office:value-type="string" calcext:value-type="string">
            <text:p>Área de Prohibición</text:p>
          </table:table-cell>
          <table:table-cell table:number-columns-repeated="1020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down</text:p>
          </table:table-cell>
          <table:table-cell office:value-type="string" calcext:value-type="string">
            <text:p>chevron -down</text:p>
          </table:table-cell>
          <table:table-cell table:number-columns-repeated="1020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ist</text:p>
          </table:table-cell>
          <table:table-cell table:number-columns-repeated="1020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rchivo</text:p>
          </table:table-cell>
          <table:table-cell table:number-columns-repeated="1020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eñal</text:p>
          </table:table-cell>
          <table:table-cell table:number-columns-repeated="1020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Buscar</text:p>
          </table:table-cell>
          <table:table-cell table:number-columns-repeated="1020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left</text:p>
          </table:table-cell>
          <table:table-cell office:value-type="string" calcext:value-type="string">
            <text:p>izquierda - circle-arrow</text:p>
          </table:table-cell>
          <table:table-cell table:number-columns-repeated="1020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vidrio</text:p>
          </table:table-cell>
          <table:table-cell table:number-columns-repeated="1020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sign</text:p>
          </table:table-cell>
          <table:table-cell table:number-columns-repeated="1020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uente.</text:p>
          </table:table-cell>
          <table:table-cell table:number-columns-repeated="1020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lder-close</text:p>
          </table:table-cell>
          <table:table-cell office:value-type="string" calcext:value-type="string">
            <text:p>Cerrar carpeta</text:p>
          </table:table-cell>
          <table:table-cell table:number-columns-repeated="1020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right</text:p>
          </table:table-cell>
          <table:table-cell office:value-type="string" calcext:value-type="string">
            <text:p>a mano derecha</text:p>
          </table:table-cell>
          <table:table-cell table:number-columns-repeated="1020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empo</text:p>
          </table:table-cell>
          <table:table-cell table:number-columns-repeated="1020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full</text:p>
          </table:table-cell>
          <table:table-cell table:number-columns-repeated="1020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pagado</text:p>
          </table:table-cell>
          <table:table-cell table:number-columns-repeated="1020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up</text:p>
          </table:table-cell>
          <table:table-cell office:value-type="string" calcext:value-type="string">
            <text:p>flecha hacia arriba</text:p>
          </table:table-cell>
          <table:table-cell table:number-columns-repeated="1020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small</text:p>
          </table:table-cell>
          <table:table-cell table:number-columns-repeated="1020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Editar</text:p>
          </table:table-cell>
          <table:table-cell table:number-columns-repeated="1020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tar-empty</text:p>
          </table:table-cell>
          <table:table-cell table:number-columns-repeated="1020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ueno</text:p>
          </table:table-cell>
          <table:table-cell table:number-columns-repeated="1020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left</text:p>
          </table:table-cell>
          <table:table-cell office:value-type="string" calcext:value-type="string">
            <text:p>a mano izquierda</text:p>
          </table:table-cell>
          <table:table-cell table:number-columns-repeated="1020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y-circle</text:p>
          </table:table-cell>
          <table:table-cell office:value-type="string" calcext:value-type="string">
            <text:p>play- círculo</text:p>
          </table:table-cell>
          <table:table-cell table:number-columns-repeated="1020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down</text:p>
          </table:table-cell>
          <table:table-cell office:value-type="string" calcext:value-type="string">
            <text:p>circle-arrow -down</text:p>
          </table:table-cell>
          <table:table-cell table:number-columns-repeated="1020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rrow-right</text:p>
          </table:table-cell>
          <table:table-cell table:number-columns-repeated="1020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orkflow state represents the current state of a document.</text:p>
          </table:table-cell>
          <table:table-cell office:value-type="string" calcext:value-type="string">
            <text:p>Estado del Flujo de Trabajo representa el estado actual de un documento.</text:p>
          </table:table-cell>
          <table:table-cell table:number-columns-repeated="1020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nicio</text:p>
          </table:table-cell>
          <table:table-cell table:number-columns-repeated="1020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question-sign</text:p>
          </table:table-cell>
          <table:table-cell office:value-type="string" calcext:value-type="string">
            <text:p>Requiere firma</text:p>
          </table:table-cell>
          <table:table-cell table:number-columns-repeated="1020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qrcode</text:p>
          </table:table-cell>
          <table:table-cell office:value-type="string" calcext:value-type="string">
            <text:p>Código QR</text:p>
          </table:table-cell>
          <table:table-cell table:number-columns-repeated="1020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riefcase</text:p>
          </table:table-cell>
          <table:table-cell office:value-type="string" calcext:value-type="string">
            <text:p>Cartera</text:p>
          </table:table-cell>
          <table:table-cell table:number-columns-repeated="1020"/>
        </table:table-row>
        <table:table-row table:style-name="ro7">
          <table:table-cell office:value-type="float" office:value="1679" calcext:value-type="float">
            <text:p>167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yle represents the button color: Success - Green, Danger - Red, Inverse - Black, Primary - Dark Blue, Info - Light Blue, Warning - Orange</text:p>
          </table:table-cell>
          <table:table-cell office:value-type="string" calcext:value-type="string">
            <text:p>Estilo representa el color del botón: (Éxito-verde), (Peligro-rojo), (Inverso-negro), (Primario-azul oscuro), (Informativo-azul claro), (Advertencia-Naranja)</text:p>
          </table:table-cell>
          <table:table-cell table:number-columns-repeated="1020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horizontal</text:p>
          </table:table-cell>
          <table:table-cell table:number-columns-repeated="1020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mario</text:p>
          </table:table-cell>
          <table:table-cell table:number-columns-repeated="1020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ampana</text:p>
          </table:table-cell>
          <table:table-cell table:number-columns-repeated="1020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hare-alt</text:p>
          </table:table-cell>
          <table:table-cell table:number-columns-repeated="1020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lobe</text:p>
          </table:table-cell>
          <table:table-cell office:value-type="string" calcext:value-type="string">
            <text:p>globo</text:p>
          </table:table-cell>
          <table:table-cell table:number-columns-repeated="1020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negrita</text:p>
          </table:table-cell>
          <table:table-cell table:number-columns-repeated="1020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Descargar</text:p>
          </table:table-cell>
          <table:table-cell table:number-columns-repeated="1020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alendario</text:p>
          </table:table-cell>
          <table:table-cell table:number-columns-repeated="1020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uta</text:p>
          </table:table-cell>
          <table:table-cell table:number-columns-repeated="1020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lder-open</text:p>
          </table:table-cell>
          <table:table-cell office:value-type="string" calcext:value-type="string">
            <text:p>Abrir carpeta</text:p>
          </table:table-cell>
          <table:table-cell table:number-columns-repeated="1020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left</text:p>
          </table:table-cell>
          <table:table-cell office:value-type="string" calcext:value-type="string">
            <text:p>izquierda chevron</text:p>
          </table:table-cell>
          <table:table-cell table:number-columns-repeated="1020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arning-sign</text:p>
          </table:table-cell>
          <table:table-cell office:value-type="string" calcext:value-type="string">
            <text:p>Icono de advertencia</text:p>
          </table:table-cell>
          <table:table-cell table:number-columns-repeated="1020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uario</text:p>
          </table:table-cell>
          <table:table-cell table:number-columns-repeated="1020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engranaje</text:p>
          </table:table-cell>
          <table:table-cell table:number-columns-repeated="1020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strella.</text:p>
          </table:table-cell>
          <table:table-cell table:number-columns-repeated="1020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-circle</text:p>
          </table:table-cell>
          <table:table-cell office:value-type="string" calcext:value-type="string">
            <text:p>ok- círculo</text:p>
          </table:table-cell>
          <table:table-cell table:number-columns-repeated="102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right</text:p>
          </table:table-cell>
          <table:table-cell office:value-type="string" calcext:value-type="string">
            <text:p>chevron - derecha</text:p>
          </table:table-cell>
          <table:table-cell table:number-columns-repeated="1020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ámara</text:p>
          </table:table-cell>
          <table:table-cell table:number-columns-repeated="1020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Defines actions on states and the next step and allowed roles.</text:p>
          </table:table-cell>
          <table:table-cell office:value-type="string" calcext:value-type="string">
            <text:p>Define las acciones en los estados, el siguiente paso y los roles permitidos.</text:p>
          </table:table-cell>
          <table:table-cell table:number-columns-repeated="102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Next State</text:p>
          </table:table-cell>
          <table:table-cell office:value-type="string" calcext:value-type="string">
            <text:p>Siguiente estado</text:p>
          </table:table-cell>
          <table:table-cell table:number-columns-repeated="1020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ción</text:p>
          </table:table-cell>
          <table:table-cell table:number-columns-repeated="1020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Workflow Transition</text:p>
          </table:table-cell>
          <table:table-cell office:value-type="string" calcext:value-type="string">
            <text:p>La transición del Flujo de Trabajo</text:p>
          </table:table-cell>
          <table:table-cell table:number-columns-repeated="1020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Permitido</text:p>
          </table:table-cell>
          <table:table-cell table:number-columns-repeated="1020"/>
        </table:table-row>
        <table:table-row table:style-name="ro9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App Installer</text:p>
          </table:table-cell>
          <table:table-cell office:value-type="string" calcext:value-type="string">
            <text:p>Instalador de aplicaciones</text:p>
          </table:table-cell>
          <table:table-cell office:value-type="string" calcext:value-type="string">
            <text:p>Aplicación Instalador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Document Share Report</text:p>
          </table:table-cell>
          <table:table-cell office:value-type="string" calcext:value-type="string">
            <text:p>Reporte de documentos compartidos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Data Import Tool</text:p>
          </table:table-cell>
          <table:table-cell office:value-type="string" calcext:value-type="string">
            <text:p>Herramienta de importación de datos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Messages</text:p>
          </table:table-cell>
          <table:table-cell office:value-type="string" calcext:value-type="string">
            <text:p>Mensajes</text:p>
          </table:table-cell>
          <table:table-cell table:number-columns-repeated="1020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Actividad</text:p>
          </table:table-cell>
          <table:table-cell table:number-columns-repeated="1020"/>
        </table:table-row>
        <table:table-row table:style-name="ro9"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Download Backups</text:p>
          </table:table-cell>
          <table:table-cell office:value-type="string" calcext:value-type="string">
            <text:p>Descargar respaldos</text:p>
          </table:table-cell>
          <table:table-cell office:value-type="string" calcext:value-type="string">
            <text:p>Descargar Backups</text:p>
          </table:table-cell>
          <table:table-cell table:number-columns-repeated="1019"/>
        </table:table-row>
        <table:table-row table:style-name="ro1">
          <table:table-cell office:value-type="float" office:value="1303" calcext:value-type="float">
            <text:p>1303</text:p>
          </table:table-cell>
          <table:table-cell/>
          <table:table-cell office:value-type="string" calcext:value-type="string">
            <text:p>Modules Setup</text:p>
          </table:table-cell>
          <table:table-cell office:value-type="string" calcext:value-type="string">
            <text:p>Configuración de módulos</text:p>
          </table:table-cell>
          <table:table-cell table:number-columns-repeated="1020"/>
        </table:table-row>
        <table:table-row table:style-name="ro9">
          <table:table-cell office:value-type="float" office:value="1308" calcext:value-type="float">
            <text:p>1308</text:p>
          </table:table-cell>
          <table:table-cell/>
          <table:table-cell office:value-type="string" calcext:value-type="string">
            <text:p>Permitted Documents For User</text:p>
          </table:table-cell>
          <table:table-cell office:value-type="string" calcext:value-type="string">
            <text:p>Documentos permitidos para usuario</text:p>
          </table:table-cell>
          <table:table-cell office:value-type="string" calcext:value-type="string">
            <text:p>Documentos permitidos a los usuarios</text:p>
          </table:table-cell>
          <table:table-cell table:number-columns-repeated="1019"/>
        </table:table-row>
        <table:table-row table:style-name="ro9">
          <table:table-cell office:value-type="float" office:value="1498" calcext:value-type="float">
            <text:p>1498</text:p>
          </table:table-cell>
          <table:table-cell/>
          <table:table-cell office:value-type="string" calcext:value-type="string">
            <text:p>Role Permissions Manager</text:p>
          </table:table-cell>
          <table:table-cell office:value-type="string" calcext:value-type="string">
            <text:p>Administrador de permisos de rol</text:p>
          </table:table-cell>
          <table:table-cell office:value-type="string" calcext:value-type="string">
            <text:p>Administrar permisos</text:p>
          </table:table-cell>
          <table:table-cell table:number-columns-repeated="1019"/>
        </table:table-row>
        <table:table-row table:style-name="ro9">
          <table:table-cell office:value-type="float" office:value="1502" calcext:value-type="float">
            <text:p>1502</text:p>
          </table:table-cell>
          <table:table-cell/>
          <table:table-cell office:value-type="string" calcext:value-type="string">
            <text:p>User Permissions Manager</text:p>
          </table:table-cell>
          <table:table-cell office:value-type="string" calcext:value-type="string">
            <text:p>Administrador de permisos de usuario</text:p>
          </table:table-cell>
          <table:table-cell office:value-type="string" calcext:value-type="string">
            <text:p>Administrar permisos a usuarios</text:p>
          </table:table-cell>
          <table:table-cell table:number-columns-repeated="1019"/>
        </table:table-row>
        <table:table-row table:style-name="ro9">
          <table:table-cell office:value-type="float" office:value="1782" calcext:value-type="float">
            <text:p>1782</text:p>
          </table:table-cell>
          <table:table-cell/>
          <table:table-cell office:value-type="string" calcext:value-type="string">
            <text:p>Setup Wizard</text:p>
          </table:table-cell>
          <table:table-cell office:value-type="string" calcext:value-type="string">
            <text:p>Asistente de configuración</text:p>
          </table:table-cell>
          <table:table-cell office:value-type="string" calcext:value-type="string">
            <text:p>Asistente de configuración.</text:p>
          </table:table-cell>
          <table:table-cell table:number-columns-repeated="1019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Desktop</text:p>
          </table:table-cell>
          <table:table-cell office:value-type="string" calcext:value-type="string">
            <text:p>Escritorio</text:p>
          </table:table-cell>
          <table:table-cell table:number-columns-repeated="1020"/>
        </table:table-row>
        <table:table-row table:style-name="ro9" table:number-rows-repeated="104656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E20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9:54:00.0931439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7T23:31:27.329535507</dc:date>
    <meta:generator>LibreOffice/4.2.8.2$Linux_X86_64 LibreOffice_project/420m0$Build-2</meta:generator>
    <meta:editing-duration>P2DT12M3S</meta:editing-duration>
    <meta:editing-cycles>46</meta:editing-cycles>
    <meta:document-statistic meta:table-count="1" meta:cell-count="8382" meta:object-count="0"/>
  </office:meta>
</office:document-meta>
</file>